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settings.xml" manifest:media-type="text/xml"/>
  <manifest:file-entry manifest:full-path="Object 4/Configurations2/accelerator/current.xml" manifest:media-type=""/>
  <manifest:file-entry manifest:full-path="Object 4/Configurations2/" manifest:media-type="application/vnd.sun.xml.ui.configuration"/>
  <manifest:file-entry manifest:full-path="Object 4/manifest.rdf" manifest:media-type="application/rdf+xml"/>
  <manifest:file-entry manifest:full-path="Object 4/styles.xml" manifest:media-type="text/xml"/>
  <manifest:file-entry manifest:full-path="Object 4/settings.xml" manifest:media-type="text/xml"/>
  <manifest:file-entry manifest:full-path="Object 4/content.xml" manifest:media-type="text/xml"/>
  <manifest:file-entry manifest:full-path="Object 4/"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setting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 manifest:version="1.2" manifest:media-type="application/vnd.oasis.opendocument.formula"/>
  <manifest:file-entry manifest:full-path="meta.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4" svg:font-family="'Times New Roman'" style:font-adornments="Regular" style:font-family-generic="roman"/>
    <style:font-face style:name="DejaVu Sans" svg:font-family="'DejaVu Sans'" style:font-family-generic="swiss"/>
    <style:font-face style:name="FreeSans1" svg:font-family="FreeSans" style:font-family-generic="swiss"/>
    <style:font-face style:name="Liberation Serif" svg:font-family="'Liberation Serif'"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Bold Italic" style:font-family-generic="roman" style:font-pitch="variable"/>
    <style:font-face style:name="Times New Roman3" svg:font-family="'Times New Roman'" style:font-adornments="Italic"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6.002cm" table:align="margins"/>
    </style:style>
    <style:style style:name="Table1.A" style:family="table-column">
      <style:table-column-properties style:column-width="3.2cm" style:rel-column-width="13107*"/>
    </style:style>
    <style:style style:name="Table1.A1" style:family="table-cell">
      <style:table-cell-properties fo:padding="0.097cm" fo:border-left="0.05pt solid #000000" fo:border-right="none" fo:border-top="0.05pt solid #000000" fo:border-bottom="0.05pt solid #000000"/>
    </style:style>
    <style:style style:name="Table1.E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E2" style:family="table-cell">
      <style:table-cell-properties fo:padding="0.097cm" fo:border-left="0.05pt solid #000000" fo:border-right="0.05pt solid #000000" fo:border-top="none" fo:border-bottom="0.05pt solid #000000"/>
    </style:style>
    <style:style style:name="Table2" style:family="table">
      <style:table-properties style:width="16.002cm" table:align="margins"/>
    </style:style>
    <style:style style:name="Table2.A" style:family="table-column">
      <style:table-column-properties style:column-width="8.001cm" style:rel-column-width="32767*"/>
    </style:style>
    <style:style style:name="Table2.B" style:family="table-column">
      <style:table-column-properties style:column-width="8.001cm" style:rel-column-width="32768*"/>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6.002cm" table:align="margins"/>
    </style:style>
    <style:style style:name="Table3.A" style:family="table-column">
      <style:table-column-properties style:column-width="8.001cm" style:rel-column-width="32767*"/>
    </style:style>
    <style:style style:name="Table3.B" style:family="table-column">
      <style:table-column-properties style:column-width="8.001cm" style:rel-column-width="32768*"/>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P1" style:family="paragraph" style:parent-style-name="Thesis_5f_body">
      <style:text-properties officeooo:rsid="02d8dab0" officeooo:paragraph-rsid="0041a981" fo:background-color="#ffff00"/>
    </style:style>
    <style:style style:name="P2" style:family="paragraph" style:parent-style-name="Thesis_5f_body">
      <style:text-properties officeooo:rsid="0223c1b4" officeooo:paragraph-rsid="0041a981" fo:background-color="#ffff00"/>
    </style:style>
    <style:style style:name="P3" style:family="paragraph" style:parent-style-name="Thesis_5f_body">
      <style:text-properties officeooo:rsid="03c59137" officeooo:paragraph-rsid="0041a981" fo:background-color="#ffff00"/>
    </style:style>
    <style:style style:name="P4" style:family="paragraph" style:parent-style-name="Thesis_5f_body">
      <style:text-properties officeooo:rsid="0322b49a" officeooo:paragraph-rsid="0041a981" fo:background-color="#ffff00"/>
    </style:style>
    <style:style style:name="P5" style:family="paragraph" style:parent-style-name="Thesis_5f_body">
      <style:text-properties officeooo:rsid="016197a2" officeooo:paragraph-rsid="0041a981"/>
    </style:style>
    <style:style style:name="P6" style:family="paragraph" style:parent-style-name="Thesis_5f_body">
      <style:text-properties officeooo:rsid="011e2908" officeooo:paragraph-rsid="0041a981"/>
    </style:style>
    <style:style style:name="P7" style:family="paragraph" style:parent-style-name="Thesis_5f_body">
      <style:text-properties officeooo:rsid="02216c56" officeooo:paragraph-rsid="0041a981"/>
    </style:style>
    <style:style style:name="P8" style:family="paragraph" style:parent-style-name="Thesis_5f_body">
      <style:text-properties fo:language="bg" fo:country="BG" officeooo:rsid="020811ef" officeooo:paragraph-rsid="0041a981"/>
    </style:style>
    <style:style style:name="P9" style:family="paragraph" style:parent-style-name="Thesis_5f_body">
      <style:text-properties fo:language="bg" fo:country="BG" officeooo:rsid="0209fc3b" officeooo:paragraph-rsid="0041a981"/>
    </style:style>
    <style:style style:name="P10" style:family="paragraph" style:parent-style-name="Thesis_5f_body">
      <style:text-properties fo:language="bg" fo:country="BG" officeooo:rsid="020c729a" officeooo:paragraph-rsid="0041a981"/>
    </style:style>
    <style:style style:name="P11" style:family="paragraph" style:parent-style-name="Thesis_5f_body">
      <style:paragraph-properties fo:text-align="justify" style:justify-single-word="false"/>
      <style:text-properties fo:language="bg" fo:country="BG" officeooo:rsid="02316f69" officeooo:paragraph-rsid="0041a981"/>
    </style:style>
    <style:style style:name="P12" style:family="paragraph" style:parent-style-name="Thesis_5f_body">
      <style:text-properties fo:language="bg" fo:country="BG" fo:font-style="italic" fo:font-weight="bold" officeooo:rsid="02452410" officeooo:paragraph-rsid="0041a981" fo:background-color="transparent" style:font-style-asian="italic" style:font-weight-asian="bold" style:font-style-complex="italic" style:font-weight-complex="bold"/>
    </style:style>
    <style:style style:name="P13" style:family="paragraph" style:parent-style-name="Thesis_5f_body">
      <style:text-properties fo:language="bg" fo:country="BG" officeooo:rsid="024d3423" officeooo:paragraph-rsid="0041a981" fo:background-color="transparent"/>
    </style:style>
    <style:style style:name="P14" style:family="paragraph" style:parent-style-name="Thesis_5f_body">
      <style:text-properties fo:language="bg" fo:country="BG" fo:font-style="normal" fo:font-weight="normal" officeooo:rsid="02806b7d" officeooo:paragraph-rsid="0041a981" fo:background-color="transparent" style:font-style-asian="normal" style:font-weight-asian="normal" style:font-style-complex="normal" style:font-weight-complex="normal"/>
    </style:style>
    <style:style style:name="P15" style:family="paragraph" style:parent-style-name="Thesis_5f_body">
      <style:text-properties fo:font-style="italic" fo:font-weight="bold" officeooo:rsid="01e32c06" officeooo:paragraph-rsid="0041a981" style:font-style-asian="italic" style:font-weight-asian="bold" style:font-style-complex="italic" style:font-weight-complex="bold"/>
    </style:style>
    <style:style style:name="P16" style:family="paragraph" style:parent-style-name="Thesis_5f_body">
      <style:text-properties fo:font-style="italic" fo:font-weight="bold" officeooo:rsid="02433408" officeooo:paragraph-rsid="0041a981" style:font-style-asian="italic" style:font-weight-asian="bold" style:font-style-complex="italic" style:font-weight-complex="bold"/>
    </style:style>
    <style:style style:name="P17" style:family="paragraph" style:parent-style-name="Thesis_5f_body">
      <style:text-properties fo:font-style="italic" fo:font-weight="bold" officeooo:rsid="02d1e734" officeooo:paragraph-rsid="0041a981" style:font-style-asian="italic" style:font-weight-asian="bold" style:font-style-complex="italic" style:font-weight-complex="bold"/>
    </style:style>
    <style:style style:name="P18" style:family="paragraph" style:parent-style-name="Thesis_5f_body">
      <style:text-properties fo:font-style="italic" fo:font-weight="bold" officeooo:paragraph-rsid="0041a981" style:font-style-asian="italic" style:font-weight-asian="bold" style:font-style-complex="italic" style:font-weight-complex="bold"/>
    </style:style>
    <style:style style:name="P19" style:family="paragraph" style:parent-style-name="Thesis_5f_body">
      <style:text-properties fo:font-style="italic" officeooo:paragraph-rsid="0041a981" style:font-style-asian="italic" style:font-style-complex="italic"/>
    </style:style>
    <style:style style:name="P20" style:family="paragraph" style:parent-style-name="Thesis_5f_body">
      <style:text-properties officeooo:rsid="0223c1b4" officeooo:paragraph-rsid="0041a981"/>
    </style:style>
    <style:style style:name="P21" style:family="paragraph" style:parent-style-name="Thesis_5f_body">
      <style:paragraph-properties fo:text-align="center" style:justify-single-word="false"/>
      <style:text-properties officeooo:paragraph-rsid="0041a981"/>
    </style:style>
    <style:style style:name="P22" style:family="paragraph" style:parent-style-name="Thesis_5f_body">
      <style:text-properties officeooo:rsid="0256356d" officeooo:paragraph-rsid="0041a981"/>
    </style:style>
    <style:style style:name="P23" style:family="paragraph" style:parent-style-name="Thesis_5f_body">
      <style:paragraph-properties fo:text-align="start" style:justify-single-word="false"/>
      <style:text-properties officeooo:rsid="022bd978" officeooo:paragraph-rsid="0041a981"/>
    </style:style>
    <style:style style:name="P24" style:family="paragraph" style:parent-style-name="Thesis_5f_body">
      <style:text-properties fo:language="ru" fo:country="RU" officeooo:rsid="01f95797" officeooo:paragraph-rsid="0041a981" fo:background-color="transparent"/>
    </style:style>
    <style:style style:name="P25" style:family="paragraph" style:parent-style-name="Thesis_5f_body">
      <style:text-properties fo:language="ru" fo:country="RU" officeooo:rsid="03c63aa2" officeooo:paragraph-rsid="0041a981" fo:background-color="#ffff00"/>
    </style:style>
    <style:style style:name="P26" style:family="paragraph" style:parent-style-name="Thesis_5f_body">
      <style:text-properties fo:language="ru" fo:country="RU" officeooo:rsid="03ccd9bc" officeooo:paragraph-rsid="0041a981"/>
    </style:style>
    <style:style style:name="P27" style:family="paragraph" style:parent-style-name="Thesis_5f_body">
      <style:text-properties fo:language="ru" fo:country="RU" fo:font-style="italic" fo:font-weight="bold" officeooo:rsid="036550c1" officeooo:paragraph-rsid="0041a981" style:font-style-asian="italic" style:font-weight-asian="bold" style:font-style-complex="italic" style:font-weight-complex="bold"/>
    </style:style>
    <style:style style:name="P28" style:family="paragraph" style:parent-style-name="Thesis_5f_body">
      <style:text-properties fo:language="ru" fo:country="RU" officeooo:rsid="036c88a6" officeooo:paragraph-rsid="0041a981"/>
    </style:style>
    <style:style style:name="P29" style:family="paragraph" style:parent-style-name="Thesis_5f_body">
      <style:text-properties fo:language="ru" fo:country="RU" officeooo:rsid="0385755b" officeooo:paragraph-rsid="0041a981"/>
    </style:style>
    <style:style style:name="P30" style:family="paragraph" style:parent-style-name="Thesis_5f_body">
      <style:text-properties fo:language="ru" fo:country="RU" officeooo:rsid="03727f09" officeooo:paragraph-rsid="0041a981"/>
    </style:style>
    <style:style style:name="P31" style:family="paragraph" style:parent-style-name="Thesis_5f_body">
      <style:text-properties fo:language="ru" fo:country="RU" officeooo:rsid="037b0866" officeooo:paragraph-rsid="0041a981"/>
    </style:style>
    <style:style style:name="P32" style:family="paragraph" style:parent-style-name="Thesis_5f_body">
      <style:text-properties fo:language="ru" fo:country="RU" officeooo:rsid="03807614" officeooo:paragraph-rsid="0041a981"/>
    </style:style>
    <style:style style:name="P33" style:family="paragraph" style:parent-style-name="Thesis_5f_body">
      <style:text-properties fo:language="ru" fo:country="RU" officeooo:rsid="038299cb" officeooo:paragraph-rsid="0041a981"/>
    </style:style>
    <style:style style:name="P34" style:family="paragraph" style:parent-style-name="Thesis_5f_body">
      <style:text-properties fo:language="ru" fo:country="RU" officeooo:rsid="037fe5df" officeooo:paragraph-rsid="0041a981"/>
    </style:style>
    <style:style style:name="P35" style:family="paragraph" style:parent-style-name="Thesis_5f_body">
      <style:text-properties fo:language="ru" fo:country="RU" officeooo:rsid="017b4e5e" officeooo:paragraph-rsid="0041a981"/>
    </style:style>
    <style:style style:name="P36" style:family="paragraph" style:parent-style-name="Thesis_5f_body">
      <style:text-properties fo:language="ru" fo:country="RU" fo:font-style="normal" fo:font-weight="normal" officeooo:rsid="02d1e734" officeooo:paragraph-rsid="0041a981" fo:background-color="transparent" style:font-style-asian="normal" style:font-weight-asian="normal" style:font-style-complex="normal" style:font-weight-complex="normal"/>
    </style:style>
    <style:style style:name="P37" style:family="paragraph" style:parent-style-name="Thesis_5f_body">
      <style:text-properties fo:language="ru" fo:country="RU" officeooo:paragraph-rsid="0041a981"/>
    </style:style>
    <style:style style:name="P38" style:family="paragraph" style:parent-style-name="Thesis_5f_body">
      <style:paragraph-properties fo:text-align="center" style:justify-single-word="false"/>
      <style:text-properties officeooo:rsid="020252a4" officeooo:paragraph-rsid="0041a981"/>
    </style:style>
    <style:style style:name="P39" style:family="paragraph" style:parent-style-name="Thesis_5f_body">
      <style:paragraph-properties fo:text-align="justify" style:justify-single-word="false"/>
      <style:text-properties officeooo:rsid="02032a7d" officeooo:paragraph-rsid="0041a981"/>
    </style:style>
    <style:style style:name="P40" style:family="paragraph" style:parent-style-name="Thesis_5f_body">
      <style:paragraph-properties fo:text-align="justify" style:justify-single-word="false"/>
      <style:text-properties officeooo:rsid="0204e267" officeooo:paragraph-rsid="0041a981"/>
    </style:style>
    <style:style style:name="P41" style:family="paragraph" style:parent-style-name="Thesis_5f_body">
      <style:paragraph-properties fo:text-align="justify" style:justify-single-word="false"/>
      <style:text-properties style:text-position="0% 100%" fo:language="bg" fo:country="BG" officeooo:rsid="02316f69" officeooo:paragraph-rsid="0041a981"/>
    </style:style>
    <style:style style:name="P42" style:family="paragraph" style:parent-style-name="Thesis_5f_body">
      <style:paragraph-properties fo:text-align="justify" style:justify-single-word="false"/>
      <style:text-properties officeooo:paragraph-rsid="0041a981"/>
    </style:style>
    <style:style style:name="P43" style:family="paragraph" style:parent-style-name="Thesis_5f_body">
      <style:text-properties officeooo:rsid="02452410" officeooo:paragraph-rsid="0041a981"/>
    </style:style>
    <style:style style:name="P44" style:family="paragraph" style:parent-style-name="Thesis_5f_body">
      <style:text-properties style:font-name="Times New Roman" fo:language="bg" fo:country="BG" officeooo:rsid="028ea244" officeooo:paragraph-rsid="0041a981" fo:background-color="transparent"/>
    </style:style>
    <style:style style:name="P45" style:family="paragraph" style:parent-style-name="Thesis_5f_body">
      <style:text-properties style:font-name="Times New Roman" fo:language="bg" fo:country="BG" officeooo:rsid="02902cb0" officeooo:paragraph-rsid="0041a981" fo:background-color="transparent"/>
    </style:style>
    <style:style style:name="P46" style:family="paragraph" style:parent-style-name="Thesis_5f_body">
      <style:paragraph-properties fo:text-align="center" style:justify-single-word="false"/>
      <style:text-properties style:font-name="Times New Roman" fo:language="bg" fo:country="BG" officeooo:rsid="03807614" officeooo:paragraph-rsid="0041a981" style:font-size-asian="10.5pt"/>
    </style:style>
    <style:style style:name="P47" style:family="paragraph" style:parent-style-name="Thesis_5f_body">
      <style:text-properties officeooo:rsid="029c96c9" officeooo:paragraph-rsid="0041a981"/>
    </style:style>
    <style:style style:name="P48" style:family="paragraph" style:parent-style-name="Thesis_5f_body">
      <style:text-properties officeooo:rsid="02e54a67" officeooo:paragraph-rsid="0041a981"/>
    </style:style>
    <style:style style:name="P49" style:family="paragraph" style:parent-style-name="Thesis_5f_body">
      <style:text-properties officeooo:rsid="03b9cb28" officeooo:paragraph-rsid="0041a981"/>
    </style:style>
    <style:style style:name="P50" style:family="paragraph" style:parent-style-name="Thesis_5f_body">
      <style:text-properties officeooo:rsid="03ccd9bc" officeooo:paragraph-rsid="0041a981"/>
    </style:style>
    <style:style style:name="P51" style:family="paragraph" style:parent-style-name="Thesis_5f_body">
      <style:text-properties officeooo:rsid="03d31187" officeooo:paragraph-rsid="0041a981"/>
    </style:style>
    <style:style style:name="P52" style:family="paragraph" style:parent-style-name="Thesis_5f_body">
      <style:text-properties officeooo:rsid="030ae902" officeooo:paragraph-rsid="0041a981"/>
    </style:style>
    <style:style style:name="P53" style:family="paragraph" style:parent-style-name="Thesis_5f_body">
      <style:text-properties officeooo:rsid="030dda5f" officeooo:paragraph-rsid="0041a981"/>
    </style:style>
    <style:style style:name="P54" style:family="paragraph" style:parent-style-name="Thesis_5f_body">
      <style:text-properties officeooo:rsid="033916ef" officeooo:paragraph-rsid="0041a981"/>
    </style:style>
    <style:style style:name="P55" style:family="paragraph" style:parent-style-name="Thesis_5f_body">
      <style:text-properties officeooo:rsid="036550c1" officeooo:paragraph-rsid="0041a981"/>
    </style:style>
    <style:style style:name="P56" style:family="paragraph" style:parent-style-name="Thesis_5f_body">
      <style:text-properties officeooo:rsid="02bb9787" officeooo:paragraph-rsid="0041a981"/>
    </style:style>
    <style:style style:name="P57" style:family="paragraph" style:parent-style-name="Thesis_5f_body" style:list-style-name="L1">
      <style:text-properties officeooo:paragraph-rsid="0041a981"/>
    </style:style>
    <style:style style:name="P58" style:family="paragraph" style:parent-style-name="Thesis_5f_body">
      <style:text-properties officeooo:rsid="018178aa" officeooo:paragraph-rsid="0041a981"/>
    </style:style>
    <style:style style:name="P59" style:family="paragraph" style:parent-style-name="Thesis_5f_body">
      <style:text-properties fo:font-style="normal" fo:font-weight="bold" officeooo:paragraph-rsid="0041a981" style:font-style-asian="normal" style:font-weight-asian="bold" style:font-style-complex="normal" style:font-weight-complex="bold"/>
    </style:style>
    <style:style style:name="P60" style:family="paragraph" style:parent-style-name="Thesis_5f_body">
      <style:text-properties officeooo:paragraph-rsid="0041a981"/>
    </style:style>
    <style:style style:name="P61" style:family="paragraph" style:parent-style-name="Thesis_5f_Heading3" style:list-style-name="Thesis_5f_numbering">
      <style:text-properties officeooo:paragraph-rsid="0041a981"/>
    </style:style>
    <style:style style:name="P62" style:family="paragraph" style:parent-style-name="Thesis_5f_Heading1" style:list-style-name="Thesis_5f_numbering" style:master-page-name="Thesis_5f_bodyPage">
      <style:paragraph-properties style:page-number="auto"/>
      <style:text-properties officeooo:paragraph-rsid="0041a981"/>
    </style:style>
    <style:style style:name="P63" style:family="paragraph" style:parent-style-name="Thesis_5f_Heading2" style:list-style-name="Thesis_5f_numbering">
      <style:text-properties officeooo:paragraph-rsid="0041a981"/>
    </style:style>
    <style:style style:name="P64" style:family="paragraph" style:parent-style-name="Thesis_5f_caption">
      <style:text-properties officeooo:paragraph-rsid="0137026c"/>
    </style:style>
    <style:style style:name="P65" style:family="paragraph" style:parent-style-name="Thesis_5f_caption">
      <style:text-properties officeooo:paragraph-rsid="013042a9"/>
    </style:style>
    <style:style style:name="P66" style:family="paragraph" style:parent-style-name="Thesis_5f_caption">
      <style:text-properties officeooo:paragraph-rsid="0041a981"/>
    </style:style>
    <style:style style:name="P67" style:family="paragraph" style:parent-style-name="Table_20_Contents">
      <style:paragraph-properties fo:text-align="center" style:justify-single-word="false"/>
      <style:text-properties style:font-name="Times New Roman" fo:font-style="normal" fo:font-weight="bold" officeooo:rsid="03794632" officeooo:paragraph-rsid="0041a981" style:font-size-asian="10.5pt" style:font-style-asian="normal" style:font-weight-asian="bold" style:font-style-complex="normal" style:font-weight-complex="bold"/>
    </style:style>
    <style:style style:name="P68" style:family="paragraph" style:parent-style-name="Table_20_Contents">
      <style:paragraph-properties fo:text-align="center" style:justify-single-word="false"/>
      <style:text-properties style:font-name="Times New Roman" officeooo:paragraph-rsid="0041a981" style:font-size-asian="10.5pt"/>
    </style:style>
    <style:style style:name="P69" style:family="paragraph" style:parent-style-name="Table_20_Contents">
      <style:paragraph-properties fo:text-align="center" style:justify-single-word="false"/>
      <style:text-properties style:font-name="Times New Roman" officeooo:rsid="03794632" officeooo:paragraph-rsid="0041a981" style:font-size-asian="10.5pt"/>
    </style:style>
    <style:style style:name="P70" style:family="paragraph" style:parent-style-name="Table_20_Contents">
      <style:paragraph-properties fo:text-align="center" style:justify-single-word="false"/>
      <style:text-properties style:font-name="Times New Roman" officeooo:rsid="037d2b84" officeooo:paragraph-rsid="0041a981" style:font-size-asian="10.5pt"/>
    </style:style>
    <style:style style:name="P71" style:family="paragraph" style:parent-style-name="Table_20_Contents">
      <style:paragraph-properties fo:text-align="center" style:justify-single-word="false"/>
      <style:text-properties style:font-name="Times New Roman" fo:font-weight="bold" officeooo:rsid="037d2b84" officeooo:paragraph-rsid="0041a981" style:font-size-asian="10.5pt" style:font-weight-asian="bold" style:font-weight-complex="bold"/>
    </style:style>
    <style:style style:name="P72" style:family="paragraph" style:parent-style-name="Table_20_Contents">
      <style:paragraph-properties fo:text-align="center" style:justify-single-word="false"/>
      <style:text-properties style:font-name="Times New Roman" fo:language="bg" fo:country="BG" fo:font-weight="bold" officeooo:rsid="03807614" officeooo:paragraph-rsid="0041a981" style:font-size-asian="10.5pt" style:font-weight-asian="bold" style:font-weight-complex="bold"/>
    </style:style>
    <style:style style:name="P73" style:family="paragraph" style:parent-style-name="Table_20_Contents">
      <style:paragraph-properties fo:text-align="center" style:justify-single-word="false"/>
      <style:text-properties style:font-name="Times New Roman" fo:language="bg" fo:country="BG" officeooo:rsid="03807614" officeooo:paragraph-rsid="0041a981" style:font-size-asian="10.5pt"/>
    </style:style>
    <style:style style:name="P74" style:family="paragraph" style:parent-style-name="Table_20_Contents">
      <style:paragraph-properties fo:text-align="center" style:justify-single-word="false"/>
      <style:text-properties style:font-name="Times New Roman" fo:language="bg" fo:country="BG" officeooo:rsid="0381094e" officeooo:paragraph-rsid="0041a981" style:font-size-asian="10.5pt"/>
    </style:style>
    <style:style style:name="P7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1513726"/>
    </style:style>
    <style:style style:name="T2" style:family="text">
      <style:text-properties officeooo:rsid="015fd117"/>
    </style:style>
    <style:style style:name="T3" style:family="text">
      <style:text-properties officeooo:rsid="016bef15"/>
    </style:style>
    <style:style style:name="T4" style:family="text">
      <style:text-properties officeooo:rsid="016d48c7"/>
    </style:style>
    <style:style style:name="T5" style:family="text">
      <style:text-properties officeooo:rsid="01693abf"/>
    </style:style>
    <style:style style:name="T6" style:family="text">
      <style:text-properties officeooo:rsid="015deeee"/>
    </style:style>
    <style:style style:name="T7" style:family="text">
      <style:text-properties officeooo:rsid="01cb876f"/>
    </style:style>
    <style:style style:name="T8" style:family="text">
      <style:text-properties officeooo:rsid="01cc512b"/>
    </style:style>
    <style:style style:name="T9" style:family="text">
      <style:text-properties officeooo:rsid="01cdd957"/>
    </style:style>
    <style:style style:name="T10" style:family="text">
      <style:text-properties officeooo:rsid="016197a2"/>
    </style:style>
    <style:style style:name="T11" style:family="text">
      <style:text-properties fo:color="#000000" officeooo:rsid="016197a2"/>
    </style:style>
    <style:style style:name="T12" style:family="text">
      <style:text-properties officeooo:rsid="01d07b47"/>
    </style:style>
    <style:style style:name="T13" style:family="text">
      <style:text-properties officeooo:rsid="01d10d2a"/>
    </style:style>
    <style:style style:name="T14" style:family="text">
      <style:text-properties officeooo:rsid="01d1d041"/>
    </style:style>
    <style:style style:name="T15" style:family="text">
      <style:text-properties officeooo:rsid="016536b1"/>
    </style:style>
    <style:style style:name="T16" style:family="text">
      <style:text-properties officeooo:rsid="011e2908"/>
    </style:style>
    <style:style style:name="T17" style:family="text">
      <style:text-properties officeooo:rsid="011e2908" fo:background-color="transparent" loext:char-shading-value="0"/>
    </style:style>
    <style:style style:name="T18" style:family="text">
      <style:text-properties officeooo:rsid="014c301c" fo:background-color="transparent" loext:char-shading-value="0"/>
    </style:style>
    <style:style style:name="T19" style:family="text">
      <style:text-properties officeooo:rsid="014ae22a" fo:background-color="transparent" loext:char-shading-value="0"/>
    </style:style>
    <style:style style:name="T20" style:family="text">
      <style:text-properties officeooo:rsid="01458ba0" fo:background-color="transparent" loext:char-shading-value="0"/>
    </style:style>
    <style:style style:name="T21" style:family="text">
      <style:text-properties officeooo:rsid="0149110c"/>
    </style:style>
    <style:style style:name="T22" style:family="text">
      <style:text-properties officeooo:rsid="01d1fbc3"/>
    </style:style>
    <style:style style:name="T23" style:family="text">
      <style:text-properties officeooo:rsid="01458ba0"/>
    </style:style>
    <style:style style:name="T24" style:family="text">
      <style:text-properties style:text-position="super 58%" officeooo:rsid="011f68f6"/>
    </style:style>
    <style:style style:name="T25" style:family="text">
      <style:text-properties style:text-position="super 58%" officeooo:rsid="0127c0a0" fo:background-color="transparent" loext:char-shading-value="0" style:font-size-asian="10.5pt"/>
    </style:style>
    <style:style style:name="T26" style:family="text">
      <style:text-properties style:text-position="super 58%" style:font-name="Times New Roman" fo:language="en" fo:country="US" officeooo:rsid="024d3423" fo:background-color="transparent" loext:char-shading-value="0"/>
    </style:style>
    <style:style style:name="T27" style:family="text">
      <style:text-properties style:text-position="super 58%" style:font-name="Times New Roman" fo:language="bg" fo:country="BG" officeooo:rsid="02647b4a" fo:background-color="transparent" loext:char-shading-value="0"/>
    </style:style>
    <style:style style:name="T28" style:family="text">
      <style:text-properties style:text-position="super 58%" fo:language="ru" fo:country="RU" officeooo:rsid="0360478b"/>
    </style:style>
    <style:style style:name="T29" style:family="text">
      <style:text-properties style:text-position="super 58%" officeooo:rsid="030c542f"/>
    </style:style>
    <style:style style:name="T30" style:family="text">
      <style:text-properties style:text-position="super 58%" officeooo:rsid="03290a8b"/>
    </style:style>
    <style:style style:name="T31" style:family="text">
      <style:text-properties officeooo:rsid="0120cf33"/>
    </style:style>
    <style:style style:name="T32" style:family="text">
      <style:text-properties officeooo:rsid="021eab53"/>
    </style:style>
    <style:style style:name="T33" style:family="text">
      <style:text-properties officeooo:rsid="0125745b"/>
    </style:style>
    <style:style style:name="T34" style:family="text">
      <style:text-properties officeooo:rsid="0127c0a0"/>
    </style:style>
    <style:style style:name="T35" style:family="text">
      <style:text-properties officeooo:rsid="02216c56"/>
    </style:style>
    <style:style style:name="T36" style:family="text">
      <style:text-properties fo:language="bg" fo:country="BG"/>
    </style:style>
    <style:style style:name="T37" style:family="text">
      <style:text-properties fo:language="bg" fo:country="BG" officeooo:rsid="02216c56"/>
    </style:style>
    <style:style style:name="T38" style:family="text">
      <style:text-properties fo:language="bg" fo:country="BG" officeooo:rsid="0221accc"/>
    </style:style>
    <style:style style:name="T39" style:family="text">
      <style:text-properties fo:language="bg" fo:country="BG" officeooo:rsid="02257e6c"/>
    </style:style>
    <style:style style:name="T40" style:family="text">
      <style:text-properties fo:language="bg" fo:country="BG" officeooo:rsid="022f01b8"/>
    </style:style>
    <style:style style:name="T41" style:family="text">
      <style:text-properties fo:language="bg" fo:country="BG" officeooo:rsid="01f6622d"/>
    </style:style>
    <style:style style:name="T42" style:family="text">
      <style:text-properties fo:language="bg" fo:country="BG" officeooo:rsid="024292dc"/>
    </style:style>
    <style:style style:name="T43" style:family="text">
      <style:text-properties fo:language="bg" fo:country="BG" officeooo:rsid="03e332aa"/>
    </style:style>
    <style:style style:name="T44" style:family="text">
      <style:text-properties fo:language="bg" fo:country="BG" officeooo:rsid="03e65356"/>
    </style:style>
    <style:style style:name="T45" style:family="text">
      <style:text-properties fo:language="bg" fo:country="BG" officeooo:rsid="03e332aa" fo:background-color="#ffff00" loext:char-shading-value="0"/>
    </style:style>
    <style:style style:name="T46" style:family="text">
      <style:text-properties fo:language="bg" fo:country="BG" officeooo:rsid="03e65356" fo:background-color="#ffff00" loext:char-shading-value="0"/>
    </style:style>
    <style:style style:name="T47" style:family="text">
      <style:text-properties fo:language="bg" fo:country="BG" fo:background-color="transparent" loext:char-shading-value="0"/>
    </style:style>
    <style:style style:name="T48" style:family="text">
      <style:text-properties fo:language="bg" fo:country="BG" officeooo:rsid="0243bddf" fo:background-color="transparent" loext:char-shading-value="0"/>
    </style:style>
    <style:style style:name="T49" style:family="text">
      <style:text-properties fo:language="bg" fo:country="BG" officeooo:rsid="01f95797" fo:background-color="transparent" loext:char-shading-value="0"/>
    </style:style>
    <style:style style:name="T50" style:family="text">
      <style:text-properties fo:language="bg" fo:country="BG" officeooo:rsid="01f4c18c" fo:background-color="transparent" loext:char-shading-value="0"/>
    </style:style>
    <style:style style:name="T51" style:family="text">
      <style:text-properties fo:language="bg" fo:country="BG" officeooo:rsid="01fe7b53" fo:background-color="transparent" loext:char-shading-value="0"/>
    </style:style>
    <style:style style:name="T52" style:family="text">
      <style:text-properties fo:language="bg" fo:country="BG" officeooo:rsid="02316f69" fo:background-color="transparent" loext:char-shading-value="0"/>
    </style:style>
    <style:style style:name="T53" style:family="text">
      <style:text-properties fo:language="bg" fo:country="BG" officeooo:rsid="02301eed" fo:background-color="transparent" loext:char-shading-value="0"/>
    </style:style>
    <style:style style:name="T54" style:family="text">
      <style:text-properties fo:language="bg" fo:country="BG" officeooo:rsid="01fcab99" fo:background-color="transparent" loext:char-shading-value="0"/>
    </style:style>
    <style:style style:name="T55" style:family="text">
      <style:text-properties fo:language="bg" fo:country="BG" officeooo:rsid="020572cc" fo:background-color="transparent" loext:char-shading-value="0"/>
    </style:style>
    <style:style style:name="T56" style:family="text">
      <style:text-properties fo:language="bg" fo:country="BG" officeooo:rsid="020252a4" fo:background-color="transparent" loext:char-shading-value="0"/>
    </style:style>
    <style:style style:name="T57" style:family="text">
      <style:text-properties fo:language="bg" fo:country="BG" officeooo:rsid="0237717f" fo:background-color="transparent" loext:char-shading-value="0"/>
    </style:style>
    <style:style style:name="T58" style:family="text">
      <style:text-properties fo:language="bg" fo:country="BG" officeooo:rsid="02394d68" fo:background-color="transparent" loext:char-shading-value="0"/>
    </style:style>
    <style:style style:name="T59" style:family="text">
      <style:text-properties fo:language="bg" fo:country="BG" officeooo:rsid="023af906" fo:background-color="transparent" loext:char-shading-value="0"/>
    </style:style>
    <style:style style:name="T60" style:family="text">
      <style:text-properties fo:language="bg" fo:country="BG" officeooo:rsid="023cb3eb" fo:background-color="transparent" loext:char-shading-value="0"/>
    </style:style>
    <style:style style:name="T61" style:family="text">
      <style:text-properties fo:language="bg" fo:country="BG" officeooo:rsid="02407147" fo:background-color="transparent" loext:char-shading-value="0"/>
    </style:style>
    <style:style style:name="T62" style:family="text">
      <style:text-properties fo:language="bg" fo:country="BG" officeooo:rsid="02349ec8" fo:background-color="transparent" loext:char-shading-value="0"/>
    </style:style>
    <style:style style:name="T63" style:family="text">
      <style:text-properties fo:language="bg" fo:country="BG" officeooo:rsid="025b1d4b" fo:background-color="transparent" loext:char-shading-value="0"/>
    </style:style>
    <style:style style:name="T64" style:family="text">
      <style:text-properties fo:language="bg" fo:country="BG" officeooo:rsid="03e684b2" fo:background-color="transparent" loext:char-shading-value="0"/>
    </style:style>
    <style:style style:name="T65" style:family="text">
      <style:text-properties fo:language="bg" fo:country="BG" officeooo:rsid="0232c982" fo:background-color="transparent" loext:char-shading-value="0"/>
    </style:style>
    <style:style style:name="T66" style:family="text">
      <style:text-properties fo:language="bg" fo:country="BG" officeooo:rsid="02341588" fo:background-color="transparent" loext:char-shading-value="0"/>
    </style:style>
    <style:style style:name="T67" style:family="text">
      <style:text-properties fo:language="bg" fo:country="BG" officeooo:rsid="02465153" fo:background-color="transparent" loext:char-shading-value="0"/>
    </style:style>
    <style:style style:name="T68" style:family="text">
      <style:text-properties fo:language="bg" fo:country="BG" officeooo:rsid="0248c756" fo:background-color="transparent" loext:char-shading-value="0"/>
    </style:style>
    <style:style style:name="T69" style:family="text">
      <style:text-properties fo:language="bg" fo:country="BG" officeooo:rsid="025bf00f" fo:background-color="transparent" loext:char-shading-value="0"/>
    </style:style>
    <style:style style:name="T70" style:family="text">
      <style:text-properties fo:language="bg" fo:country="BG" officeooo:rsid="024a6d7c" fo:background-color="transparent" loext:char-shading-value="0"/>
    </style:style>
    <style:style style:name="T71" style:family="text">
      <style:text-properties fo:language="bg" fo:country="BG" officeooo:rsid="024bb53f" fo:background-color="transparent" loext:char-shading-value="0"/>
    </style:style>
    <style:style style:name="T72" style:family="text">
      <style:text-properties fo:language="bg" fo:country="BG" officeooo:rsid="024d3423" fo:background-color="transparent" loext:char-shading-value="0"/>
    </style:style>
    <style:style style:name="T73" style:family="text">
      <style:text-properties fo:language="bg" fo:country="BG" officeooo:rsid="02467ba1" fo:background-color="transparent" loext:char-shading-value="0"/>
    </style:style>
    <style:style style:name="T74" style:family="text">
      <style:text-properties fo:language="bg" fo:country="BG" officeooo:rsid="025de409" fo:background-color="transparent" loext:char-shading-value="0"/>
    </style:style>
    <style:style style:name="T75" style:family="text">
      <style:text-properties fo:language="bg" fo:country="BG" officeooo:rsid="02647b4a" fo:background-color="transparent" loext:char-shading-value="0"/>
    </style:style>
    <style:style style:name="T76" style:family="text">
      <style:text-properties fo:language="bg" fo:country="BG" officeooo:rsid="03e69426" fo:background-color="transparent" loext:char-shading-value="0"/>
    </style:style>
    <style:style style:name="T77" style:family="text">
      <style:text-properties fo:language="bg" fo:country="BG" officeooo:rsid="028ea244" fo:background-color="transparent" loext:char-shading-value="0"/>
    </style:style>
    <style:style style:name="T78" style:family="text">
      <style:text-properties fo:language="bg" fo:country="BG" officeooo:rsid="0264a8fa" fo:background-color="transparent" loext:char-shading-value="0"/>
    </style:style>
    <style:style style:name="T79" style:family="text">
      <style:text-properties fo:language="bg" fo:country="BG" officeooo:rsid="025f17c0" fo:background-color="transparent" loext:char-shading-value="0"/>
    </style:style>
    <style:style style:name="T80" style:family="text">
      <style:text-properties fo:language="bg" fo:country="BG" officeooo:rsid="02611361" fo:background-color="transparent" loext:char-shading-value="0"/>
    </style:style>
    <style:style style:name="T81" style:family="text">
      <style:text-properties fo:language="bg" fo:country="BG" officeooo:rsid="0265a99f" fo:background-color="transparent" loext:char-shading-value="0"/>
    </style:style>
    <style:style style:name="T82" style:family="text">
      <style:text-properties fo:language="bg" fo:country="BG" officeooo:rsid="028c77b8" fo:background-color="transparent" loext:char-shading-value="0"/>
    </style:style>
    <style:style style:name="T83" style:family="text">
      <style:text-properties fo:language="bg" fo:country="BG" officeooo:rsid="02806b7d" fo:background-color="transparent" loext:char-shading-value="0"/>
    </style:style>
    <style:style style:name="T84" style:family="text">
      <style:text-properties fo:language="bg" fo:country="BG" officeooo:rsid="02824caa" fo:background-color="transparent" loext:char-shading-value="0"/>
    </style:style>
    <style:style style:name="T85" style:family="text">
      <style:text-properties fo:language="bg" fo:country="BG" officeooo:rsid="0282e0e0" fo:background-color="transparent" loext:char-shading-value="0"/>
    </style:style>
    <style:style style:name="T86" style:family="text">
      <style:text-properties fo:language="bg" fo:country="BG" officeooo:rsid="028da3c2" fo:background-color="transparent" loext:char-shading-value="0"/>
    </style:style>
    <style:style style:name="T87" style:family="text">
      <style:text-properties fo:language="bg" fo:country="BG" officeooo:rsid="02844bdf" fo:background-color="transparent" loext:char-shading-value="0"/>
    </style:style>
    <style:style style:name="T88" style:family="text">
      <style:text-properties fo:language="bg" fo:country="BG" officeooo:rsid="028461dc" fo:background-color="transparent" loext:char-shading-value="0"/>
    </style:style>
    <style:style style:name="T89" style:family="text">
      <style:text-properties fo:language="bg" fo:country="BG" officeooo:rsid="02301eed"/>
    </style:style>
    <style:style style:name="T90" style:family="text">
      <style:text-properties fo:language="bg" fo:country="BG" officeooo:rsid="025806a3"/>
    </style:style>
    <style:style style:name="T91" style:family="text">
      <style:text-properties fo:language="bg" fo:country="BG" officeooo:rsid="020252a4"/>
    </style:style>
    <style:style style:name="T92" style:family="text">
      <style:text-properties fo:language="bg" fo:country="BG" officeooo:rsid="02316f69"/>
    </style:style>
    <style:style style:name="T93" style:family="text">
      <style:text-properties fo:language="bg" fo:country="BG" officeooo:rsid="024e3ff8"/>
    </style:style>
    <style:style style:name="T94" style:family="text">
      <style:text-properties fo:language="bg" fo:country="BG" officeooo:rsid="024f0d3a"/>
    </style:style>
    <style:style style:name="T95" style:family="text">
      <style:text-properties fo:language="bg" fo:country="BG" officeooo:rsid="03ec7aed"/>
    </style:style>
    <style:style style:name="T96" style:family="text">
      <style:text-properties fo:language="bg" fo:country="BG" officeooo:rsid="03ecb466"/>
    </style:style>
    <style:style style:name="T97" style:family="text">
      <style:text-properties fo:language="bg" fo:country="BG" officeooo:rsid="03f400d2"/>
    </style:style>
    <style:style style:name="T98" style:family="text">
      <style:text-properties fo:language="bg" fo:country="BG" officeooo:rsid="03f48134"/>
    </style:style>
    <style:style style:name="T99" style:family="text">
      <style:text-properties fo:language="bg" fo:country="BG" officeooo:rsid="03f48b69"/>
    </style:style>
    <style:style style:name="T100" style:family="text">
      <style:text-properties fo:language="bg" fo:country="BG" officeooo:rsid="03f6211d"/>
    </style:style>
    <style:style style:name="T101" style:family="text">
      <style:text-properties fo:language="bg" fo:country="BG" officeooo:rsid="03f761a1"/>
    </style:style>
    <style:style style:name="T102" style:family="text">
      <style:text-properties fo:language="bg" fo:country="BG" officeooo:rsid="03f8f194"/>
    </style:style>
    <style:style style:name="T103" style:family="text">
      <style:text-properties fo:language="bg" fo:country="BG" officeooo:rsid="034e8eba"/>
    </style:style>
    <style:style style:name="T104" style:family="text">
      <style:text-properties fo:language="bg" fo:country="BG" officeooo:rsid="03fa50dc"/>
    </style:style>
    <style:style style:name="T105" style:family="text">
      <style:text-properties fo:language="bg" fo:country="BG" officeooo:rsid="03fb4820"/>
    </style:style>
    <style:style style:name="T106" style:family="text">
      <style:text-properties fo:language="bg" fo:country="BG" officeooo:rsid="03fc199d"/>
    </style:style>
    <style:style style:name="T107" style:family="text">
      <style:text-properties fo:language="bg" fo:country="BG" fo:font-style="italic" fo:font-weight="bold" officeooo:rsid="024d3423" fo:background-color="transparent" loext:char-shading-value="0" style:font-style-asian="italic" style:font-weight-asian="bold" style:font-style-complex="italic" style:font-weight-complex="bold"/>
    </style:style>
    <style:style style:name="T108" style:family="text">
      <style:text-properties fo:language="bg" fo:country="BG" fo:font-style="italic" fo:font-weight="bold" officeooo:rsid="024d5ee6" fo:background-color="transparent" loext:char-shading-value="0" style:font-style-asian="italic" style:font-weight-asian="bold" style:font-style-complex="italic" style:font-weight-complex="bold"/>
    </style:style>
    <style:style style:name="T109" style:family="text">
      <style:text-properties fo:language="bg" fo:country="BG" fo:font-style="italic" fo:font-weight="bold" officeooo:rsid="0252d037" fo:background-color="transparent" loext:char-shading-value="0" style:font-style-asian="italic" style:font-weight-asian="bold" style:font-style-complex="italic" style:font-weight-complex="bold"/>
    </style:style>
    <style:style style:name="T110" style:family="text">
      <style:text-properties fo:language="bg" fo:country="BG" fo:font-style="normal" fo:font-weight="normal" officeooo:rsid="028884d6" fo:background-color="transparent" loext:char-shading-value="0" style:font-style-asian="normal" style:font-weight-asian="normal" style:font-style-complex="normal" style:font-weight-complex="normal"/>
    </style:style>
    <style:style style:name="T111" style:family="text">
      <style:text-properties fo:language="bg" fo:country="BG" fo:font-style="normal" fo:font-weight="normal" officeooo:rsid="028ada21" fo:background-color="transparent" loext:char-shading-value="0" style:font-style-asian="normal" style:font-weight-asian="normal" style:font-style-complex="normal" style:font-weight-complex="normal"/>
    </style:style>
    <style:style style:name="T112" style:family="text">
      <style:text-properties fo:language="bg" fo:country="BG" fo:font-style="normal" fo:font-weight="normal" officeooo:rsid="0289f5d1" fo:background-color="transparent" loext:char-shading-value="0" style:font-style-asian="normal" style:font-weight-asian="normal" style:font-style-complex="normal" style:font-weight-complex="normal"/>
    </style:style>
    <style:style style:name="T113" style:family="text">
      <style:text-properties fo:language="bg" fo:country="BG" fo:font-style="normal" fo:font-weight="normal" officeooo:rsid="0275c127" fo:background-color="transparent" loext:char-shading-value="0" style:font-style-asian="normal" style:font-weight-asian="normal" style:font-style-complex="normal" style:font-weight-complex="normal"/>
    </style:style>
    <style:style style:name="T114" style:family="text">
      <style:text-properties fo:language="bg" fo:country="BG" fo:font-style="normal" fo:font-weight="normal" officeooo:rsid="0292c7fb" fo:background-color="transparent" loext:char-shading-value="0" style:font-style-asian="normal" style:font-weight-asian="normal" style:font-style-complex="normal" style:font-weight-complex="normal"/>
    </style:style>
    <style:style style:name="T115" style:family="text">
      <style:text-properties fo:language="bg" fo:country="BG" fo:font-style="normal" fo:font-weight="normal" officeooo:rsid="0293e3c3" fo:background-color="transparent" loext:char-shading-value="0" style:font-style-asian="normal" style:font-weight-asian="normal" style:font-style-complex="normal" style:font-weight-complex="normal"/>
    </style:style>
    <style:style style:name="T116" style:family="text">
      <style:text-properties fo:language="bg" fo:country="BG" fo:font-style="normal" fo:font-weight="normal" officeooo:rsid="028a3ba3" fo:background-color="transparent" loext:char-shading-value="0" style:font-style-asian="normal" style:font-weight-asian="normal" style:font-style-complex="normal" style:font-weight-complex="normal"/>
    </style:style>
    <style:style style:name="T117" style:family="text">
      <style:text-properties fo:language="bg" fo:country="BG" officeooo:rsid="02d1e734"/>
    </style:style>
    <style:style style:name="T118" style:family="text">
      <style:text-properties fo:language="ru" fo:country="RU"/>
    </style:style>
    <style:style style:name="T119" style:family="text">
      <style:text-properties fo:language="ru" fo:country="RU" officeooo:rsid="02216c56"/>
    </style:style>
    <style:style style:name="T120" style:family="text">
      <style:text-properties fo:language="ru" fo:country="RU" officeooo:rsid="01e77159"/>
    </style:style>
    <style:style style:name="T121" style:family="text">
      <style:text-properties fo:language="ru" fo:country="RU" officeooo:rsid="022bd978"/>
    </style:style>
    <style:style style:name="T122" style:family="text">
      <style:text-properties fo:language="ru" fo:country="RU" officeooo:rsid="0114fb40"/>
    </style:style>
    <style:style style:name="T123" style:family="text">
      <style:text-properties fo:language="ru" fo:country="RU" officeooo:rsid="01e574b9"/>
    </style:style>
    <style:style style:name="T124" style:family="text">
      <style:text-properties fo:language="ru" fo:country="RU" fo:background-color="transparent" loext:char-shading-value="0"/>
    </style:style>
    <style:style style:name="T125" style:family="text">
      <style:text-properties fo:language="ru" fo:country="RU" officeooo:rsid="01f95797" fo:background-color="transparent" loext:char-shading-value="0"/>
    </style:style>
    <style:style style:name="T126" style:family="text">
      <style:text-properties fo:language="ru" fo:country="RU" officeooo:rsid="0116663d" fo:background-color="transparent" loext:char-shading-value="0"/>
    </style:style>
    <style:style style:name="T127" style:family="text">
      <style:text-properties fo:language="ru" fo:country="RU" officeooo:rsid="02a1258a" fo:background-color="transparent" loext:char-shading-value="0"/>
    </style:style>
    <style:style style:name="T128" style:family="text">
      <style:text-properties fo:language="ru" fo:country="RU" officeooo:rsid="02a43f44" fo:background-color="transparent" loext:char-shading-value="0"/>
    </style:style>
    <style:style style:name="T129" style:family="text">
      <style:text-properties fo:language="ru" fo:country="RU" officeooo:rsid="030745f4" fo:background-color="transparent" loext:char-shading-value="0"/>
    </style:style>
    <style:style style:name="T130" style:family="text">
      <style:text-properties fo:language="ru" fo:country="RU" officeooo:rsid="03018a0e" fo:background-color="transparent" loext:char-shading-value="0"/>
    </style:style>
    <style:style style:name="T131" style:family="text">
      <style:text-properties fo:language="ru" fo:country="RU" officeooo:rsid="0302601a" fo:background-color="transparent" loext:char-shading-value="0"/>
    </style:style>
    <style:style style:name="T132" style:family="text">
      <style:text-properties fo:language="ru" fo:country="RU" officeooo:rsid="0309534b" fo:background-color="transparent" loext:char-shading-value="0"/>
    </style:style>
    <style:style style:name="T133" style:family="text">
      <style:text-properties fo:language="ru" fo:country="RU" officeooo:rsid="032ae6b5" fo:background-color="transparent" loext:char-shading-value="0"/>
    </style:style>
    <style:style style:name="T134" style:family="text">
      <style:text-properties fo:language="ru" fo:country="RU" officeooo:rsid="03040e44" fo:background-color="transparent" loext:char-shading-value="0"/>
    </style:style>
    <style:style style:name="T135" style:family="text">
      <style:text-properties fo:language="ru" fo:country="RU" officeooo:rsid="0328cc18" fo:background-color="transparent" loext:char-shading-value="0"/>
    </style:style>
    <style:style style:name="T136" style:family="text">
      <style:text-properties fo:language="ru" fo:country="RU" officeooo:rsid="0333b87e" fo:background-color="transparent" loext:char-shading-value="0"/>
    </style:style>
    <style:style style:name="T137" style:family="text">
      <style:text-properties fo:language="ru" fo:country="RU" officeooo:rsid="033468b1" fo:background-color="transparent" loext:char-shading-value="0"/>
    </style:style>
    <style:style style:name="T138" style:family="text">
      <style:text-properties fo:language="ru" fo:country="RU" officeooo:rsid="03359499" fo:background-color="transparent" loext:char-shading-value="0"/>
    </style:style>
    <style:style style:name="T139" style:family="text">
      <style:text-properties fo:language="ru" fo:country="RU" officeooo:rsid="03376d89" fo:background-color="transparent" loext:char-shading-value="0"/>
    </style:style>
    <style:style style:name="T140" style:family="text">
      <style:text-properties fo:language="ru" fo:country="RU" officeooo:rsid="033aefb6" fo:background-color="transparent" loext:char-shading-value="0"/>
    </style:style>
    <style:style style:name="T141" style:family="text">
      <style:text-properties fo:language="ru" fo:country="RU" officeooo:rsid="0309e951" fo:background-color="transparent" loext:char-shading-value="0"/>
    </style:style>
    <style:style style:name="T142" style:family="text">
      <style:text-properties fo:language="ru" fo:country="RU" officeooo:rsid="02da7e72"/>
    </style:style>
    <style:style style:name="T143" style:family="text">
      <style:text-properties fo:language="ru" fo:country="RU" officeooo:rsid="011846d8"/>
    </style:style>
    <style:style style:name="T144" style:family="text">
      <style:text-properties fo:language="ru" fo:country="RU" officeooo:rsid="029d8513"/>
    </style:style>
    <style:style style:name="T145" style:family="text">
      <style:text-properties fo:language="ru" fo:country="RU" officeooo:rsid="029f26c8"/>
    </style:style>
    <style:style style:name="T146" style:family="text">
      <style:text-properties fo:language="ru" fo:country="RU" officeooo:rsid="012f5c58"/>
    </style:style>
    <style:style style:name="T147" style:family="text">
      <style:text-properties fo:language="ru" fo:country="RU" officeooo:rsid="012e22f9"/>
    </style:style>
    <style:style style:name="T148" style:family="text">
      <style:text-properties fo:language="ru" fo:country="RU" officeooo:rsid="02a1258a"/>
    </style:style>
    <style:style style:name="T149" style:family="text">
      <style:text-properties fo:language="ru" fo:country="RU" officeooo:rsid="0132ef5d"/>
    </style:style>
    <style:style style:name="T150" style:family="text">
      <style:text-properties fo:language="ru" fo:country="RU" officeooo:rsid="02a43f44"/>
    </style:style>
    <style:style style:name="T151" style:family="text">
      <style:text-properties fo:language="ru" fo:country="RU" officeooo:rsid="02a38236"/>
    </style:style>
    <style:style style:name="T152" style:family="text">
      <style:text-properties fo:language="ru" fo:country="RU" officeooo:rsid="02a5a0fa"/>
    </style:style>
    <style:style style:name="T153" style:family="text">
      <style:text-properties fo:language="ru" fo:country="RU" officeooo:rsid="02a5e8ab"/>
    </style:style>
    <style:style style:name="T154" style:family="text">
      <style:text-properties fo:language="ru" fo:country="RU" officeooo:rsid="02f25e91"/>
    </style:style>
    <style:style style:name="T155" style:family="text">
      <style:text-properties fo:language="ru" fo:country="RU" officeooo:rsid="02f29667"/>
    </style:style>
    <style:style style:name="T156" style:family="text">
      <style:text-properties fo:language="ru" fo:country="RU" officeooo:rsid="0135215b"/>
    </style:style>
    <style:style style:name="T157" style:family="text">
      <style:text-properties fo:language="ru" fo:country="RU" officeooo:rsid="02efaeb2"/>
    </style:style>
    <style:style style:name="T158" style:family="text">
      <style:text-properties fo:language="ru" fo:country="RU" officeooo:rsid="02f07443"/>
    </style:style>
    <style:style style:name="T159" style:family="text">
      <style:text-properties fo:language="ru" fo:country="RU" officeooo:rsid="02f45237"/>
    </style:style>
    <style:style style:name="T160" style:family="text">
      <style:text-properties fo:language="ru" fo:country="RU" officeooo:rsid="02f63f3b"/>
    </style:style>
    <style:style style:name="T161" style:family="text">
      <style:text-properties fo:language="ru" fo:country="RU" officeooo:rsid="02f6bb36"/>
    </style:style>
    <style:style style:name="T162" style:family="text">
      <style:text-properties fo:language="ru" fo:country="RU" officeooo:rsid="02f89262"/>
    </style:style>
    <style:style style:name="T163" style:family="text">
      <style:text-properties fo:language="ru" fo:country="RU" officeooo:rsid="02faf8e9"/>
    </style:style>
    <style:style style:name="T164" style:family="text">
      <style:text-properties fo:language="ru" fo:country="RU" officeooo:rsid="02f96f2d"/>
    </style:style>
    <style:style style:name="T165" style:family="text">
      <style:text-properties fo:language="ru" fo:country="RU" officeooo:rsid="0305a991"/>
    </style:style>
    <style:style style:name="T166" style:family="text">
      <style:text-properties fo:language="ru" fo:country="RU" officeooo:rsid="03597257"/>
    </style:style>
    <style:style style:name="T167" style:family="text">
      <style:text-properties fo:language="ru" fo:country="RU" officeooo:rsid="032ef850"/>
    </style:style>
    <style:style style:name="T168" style:family="text">
      <style:text-properties fo:language="ru" fo:country="RU" officeooo:rsid="02fc9825"/>
    </style:style>
    <style:style style:name="T169" style:family="text">
      <style:text-properties fo:language="ru" fo:country="RU" officeooo:rsid="02fe6b87"/>
    </style:style>
    <style:style style:name="T170" style:family="text">
      <style:text-properties fo:language="ru" fo:country="RU" officeooo:rsid="01c386a6"/>
    </style:style>
    <style:style style:name="T171" style:family="text">
      <style:text-properties fo:language="ru" fo:country="RU" officeooo:rsid="0359dbe6"/>
    </style:style>
    <style:style style:name="T172" style:family="text">
      <style:text-properties fo:language="ru" fo:country="RU" officeooo:rsid="03071805"/>
    </style:style>
    <style:style style:name="T173" style:family="text">
      <style:text-properties fo:language="ru" fo:country="RU" officeooo:rsid="035dc0ef"/>
    </style:style>
    <style:style style:name="T174" style:family="text">
      <style:text-properties fo:language="ru" fo:country="RU" officeooo:rsid="0340481b"/>
    </style:style>
    <style:style style:name="T175" style:family="text">
      <style:text-properties fo:language="ru" fo:country="RU" officeooo:rsid="03418fe5"/>
    </style:style>
    <style:style style:name="T176" style:family="text">
      <style:text-properties fo:language="ru" fo:country="RU" officeooo:rsid="034383b3"/>
    </style:style>
    <style:style style:name="T177" style:family="text">
      <style:text-properties fo:language="ru" fo:country="RU" officeooo:rsid="034514af"/>
    </style:style>
    <style:style style:name="T178" style:family="text">
      <style:text-properties fo:language="ru" fo:country="RU" officeooo:rsid="035c13a5"/>
    </style:style>
    <style:style style:name="T179" style:family="text">
      <style:text-properties fo:language="ru" fo:country="RU" officeooo:rsid="035dc0ef" fo:background-color="#ffff00" loext:char-shading-value="0"/>
    </style:style>
    <style:style style:name="T180" style:family="text">
      <style:text-properties fo:language="ru" fo:country="RU" officeooo:rsid="035ee637" fo:background-color="#ffff00" loext:char-shading-value="0"/>
    </style:style>
    <style:style style:name="T181" style:family="text">
      <style:text-properties fo:language="ru" fo:country="RU" officeooo:rsid="034e5d9d" fo:background-color="#ffff00" loext:char-shading-value="0"/>
    </style:style>
    <style:style style:name="T182" style:family="text">
      <style:text-properties fo:language="ru" fo:country="RU" officeooo:rsid="03afc98f" fo:background-color="#ffff00" loext:char-shading-value="0"/>
    </style:style>
    <style:style style:name="T183" style:family="text">
      <style:text-properties fo:language="ru" fo:country="RU" officeooo:rsid="03c63aa2" fo:background-color="#ffff00" loext:char-shading-value="0"/>
    </style:style>
    <style:style style:name="T184" style:family="text">
      <style:text-properties fo:language="ru" fo:country="RU" officeooo:rsid="03c7c107" fo:background-color="#ffff00" loext:char-shading-value="0"/>
    </style:style>
    <style:style style:name="T185" style:family="text">
      <style:text-properties fo:language="ru" fo:country="RU" officeooo:rsid="03c9b2ac" fo:background-color="#ffff00" loext:char-shading-value="0"/>
    </style:style>
    <style:style style:name="T186" style:family="text">
      <style:text-properties fo:language="ru" fo:country="RU" officeooo:rsid="03bbe83a" fo:background-color="#ffff00" loext:char-shading-value="0"/>
    </style:style>
    <style:style style:name="T187" style:family="text">
      <style:text-properties fo:language="ru" fo:country="RU" officeooo:rsid="03caf9ff" fo:background-color="#ffff00" loext:char-shading-value="0"/>
    </style:style>
    <style:style style:name="T188" style:family="text">
      <style:text-properties fo:language="ru" fo:country="RU" officeooo:rsid="03d73594" fo:background-color="#ffff00" loext:char-shading-value="0"/>
    </style:style>
    <style:style style:name="T189" style:family="text">
      <style:text-properties fo:language="ru" fo:country="RU" officeooo:rsid="035ee637"/>
    </style:style>
    <style:style style:name="T190" style:family="text">
      <style:text-properties fo:language="ru" fo:country="RU" officeooo:rsid="034527f1"/>
    </style:style>
    <style:style style:name="T191" style:family="text">
      <style:text-properties fo:language="ru" fo:country="RU" officeooo:rsid="0346479f"/>
    </style:style>
    <style:style style:name="T192" style:family="text">
      <style:text-properties fo:language="ru" fo:country="RU" officeooo:rsid="035aaa4e"/>
    </style:style>
    <style:style style:name="T193" style:family="text">
      <style:text-properties fo:language="ru" fo:country="RU" officeooo:rsid="03475a6a"/>
    </style:style>
    <style:style style:name="T194" style:family="text">
      <style:text-properties fo:language="ru" fo:country="RU" officeooo:rsid="0360478b"/>
    </style:style>
    <style:style style:name="T195" style:family="text">
      <style:text-properties fo:language="ru" fo:country="RU" officeooo:rsid="0360605a"/>
    </style:style>
    <style:style style:name="T196" style:family="text">
      <style:text-properties fo:language="ru" fo:country="RU" officeooo:rsid="034dec27"/>
    </style:style>
    <style:style style:name="T197" style:family="text">
      <style:text-properties fo:language="ru" fo:country="RU" officeooo:rsid="034a6b9d"/>
    </style:style>
    <style:style style:name="T198" style:family="text">
      <style:text-properties fo:language="ru" fo:country="RU" officeooo:rsid="0357ea99"/>
    </style:style>
    <style:style style:name="T199" style:family="text">
      <style:text-properties fo:language="ru" fo:country="RU" officeooo:rsid="034c5ca6"/>
    </style:style>
    <style:style style:name="T200" style:family="text">
      <style:text-properties fo:language="ru" fo:country="RU" officeooo:rsid="034da883"/>
    </style:style>
    <style:style style:name="T201" style:family="text">
      <style:text-properties fo:language="ru" fo:country="RU" officeooo:rsid="034e8eba"/>
    </style:style>
    <style:style style:name="T202" style:family="text">
      <style:text-properties fo:language="ru" fo:country="RU" officeooo:rsid="0354c8ca"/>
    </style:style>
    <style:style style:name="T203" style:family="text">
      <style:text-properties fo:language="ru" fo:country="RU" officeooo:rsid="035346ee"/>
    </style:style>
    <style:style style:name="T204" style:family="text">
      <style:text-properties fo:language="ru" fo:country="RU" officeooo:rsid="03526e24"/>
    </style:style>
    <style:style style:name="T205" style:family="text">
      <style:text-properties fo:language="ru" fo:country="RU" officeooo:rsid="03569bbd"/>
    </style:style>
    <style:style style:name="T206" style:family="text">
      <style:text-properties fo:language="ru" fo:country="RU" officeooo:rsid="03511121"/>
    </style:style>
    <style:style style:name="T207" style:family="text">
      <style:text-properties fo:language="ru" fo:country="RU" officeooo:rsid="03625f38"/>
    </style:style>
    <style:style style:name="T208" style:family="text">
      <style:text-properties fo:language="ru" fo:country="RU" officeooo:rsid="038ef1ee"/>
    </style:style>
    <style:style style:name="T209" style:family="text">
      <style:text-properties fo:language="ru" fo:country="RU" officeooo:rsid="0391ac23"/>
    </style:style>
    <style:style style:name="T210" style:family="text">
      <style:text-properties fo:language="ru" fo:country="RU" officeooo:rsid="03935606"/>
    </style:style>
    <style:style style:name="T211" style:family="text">
      <style:text-properties fo:language="ru" fo:country="RU" officeooo:rsid="039653b7"/>
    </style:style>
    <style:style style:name="T212" style:family="text">
      <style:text-properties fo:language="ru" fo:country="RU" officeooo:rsid="03946dea"/>
    </style:style>
    <style:style style:name="T213" style:family="text">
      <style:text-properties fo:language="ru" fo:country="RU" officeooo:rsid="039b0fc6"/>
    </style:style>
    <style:style style:name="T214" style:family="text">
      <style:text-properties fo:language="ru" fo:country="RU" officeooo:rsid="039809e4"/>
    </style:style>
    <style:style style:name="T215" style:family="text">
      <style:text-properties fo:language="ru" fo:country="RU" officeooo:rsid="0398b1a3"/>
    </style:style>
    <style:style style:name="T216" style:family="text">
      <style:text-properties fo:language="ru" fo:country="RU" officeooo:rsid="0399f1ba"/>
    </style:style>
    <style:style style:name="T217" style:family="text">
      <style:text-properties fo:language="ru" fo:country="RU" officeooo:rsid="039ab30e"/>
    </style:style>
    <style:style style:name="T218" style:family="text">
      <style:text-properties fo:language="ru" fo:country="RU" officeooo:rsid="039c5159"/>
    </style:style>
    <style:style style:name="T219" style:family="text">
      <style:text-properties fo:language="ru" fo:country="RU" officeooo:rsid="039dec0e"/>
    </style:style>
    <style:style style:name="T220" style:family="text">
      <style:text-properties fo:language="ru" fo:country="RU" officeooo:rsid="039fbaae"/>
    </style:style>
    <style:style style:name="T221" style:family="text">
      <style:text-properties fo:language="ru" fo:country="RU" officeooo:rsid="03a40fcd"/>
    </style:style>
    <style:style style:name="T222" style:family="text">
      <style:text-properties fo:language="ru" fo:country="RU" officeooo:rsid="03a24917"/>
    </style:style>
    <style:style style:name="T223" style:family="text">
      <style:text-properties fo:language="ru" fo:country="RU" officeooo:rsid="03a52cca"/>
    </style:style>
    <style:style style:name="T224" style:family="text">
      <style:text-properties fo:language="ru" fo:country="RU" officeooo:rsid="03a6fd75"/>
    </style:style>
    <style:style style:name="T225" style:family="text">
      <style:text-properties fo:language="ru" fo:country="RU" officeooo:rsid="03a7ae67"/>
    </style:style>
    <style:style style:name="T226" style:family="text">
      <style:text-properties fo:language="ru" fo:country="RU" officeooo:rsid="03a7ec8e"/>
    </style:style>
    <style:style style:name="T227" style:family="text">
      <style:text-properties fo:language="ru" fo:country="RU" officeooo:rsid="03abe033"/>
    </style:style>
    <style:style style:name="T228" style:family="text">
      <style:text-properties fo:language="ru" fo:country="RU" officeooo:rsid="03add80c"/>
    </style:style>
    <style:style style:name="T229" style:family="text">
      <style:text-properties fo:language="ru" fo:country="RU" officeooo:rsid="03afc98f"/>
    </style:style>
    <style:style style:name="T230" style:family="text">
      <style:text-properties fo:language="ru" fo:country="RU" officeooo:rsid="03b085a8"/>
    </style:style>
    <style:style style:name="T231" style:family="text">
      <style:text-properties fo:language="ru" fo:country="RU" officeooo:rsid="03b24bcb"/>
    </style:style>
    <style:style style:name="T232" style:family="text">
      <style:text-properties fo:language="ru" fo:country="RU" officeooo:rsid="03b32f39"/>
    </style:style>
    <style:style style:name="T233" style:family="text">
      <style:text-properties fo:language="ru" fo:country="RU" officeooo:rsid="03b494c8"/>
    </style:style>
    <style:style style:name="T234" style:family="text">
      <style:text-properties fo:language="ru" fo:country="RU" officeooo:rsid="03b41447"/>
    </style:style>
    <style:style style:name="T235" style:family="text">
      <style:text-properties fo:language="ru" fo:country="RU" officeooo:rsid="03b60106"/>
    </style:style>
    <style:style style:name="T236" style:family="text">
      <style:text-properties fo:language="ru" fo:country="RU" officeooo:rsid="03b6e097"/>
    </style:style>
    <style:style style:name="T237" style:family="text">
      <style:text-properties fo:language="ru" fo:country="RU" officeooo:rsid="03b7f0be"/>
    </style:style>
    <style:style style:name="T238" style:family="text">
      <style:text-properties fo:language="ru" fo:country="RU" officeooo:rsid="03b94247"/>
    </style:style>
    <style:style style:name="T239" style:family="text">
      <style:text-properties fo:language="ru" fo:country="RU" officeooo:rsid="03c5d787"/>
    </style:style>
    <style:style style:name="T240" style:family="text">
      <style:text-properties fo:language="ru" fo:country="RU" officeooo:rsid="03c63aa2"/>
    </style:style>
    <style:style style:name="T241" style:family="text">
      <style:text-properties fo:language="ru" fo:country="RU" officeooo:rsid="03bdcdb1"/>
    </style:style>
    <style:style style:name="T242" style:family="text">
      <style:text-properties fo:language="ru" fo:country="RU" officeooo:rsid="03bf4941"/>
    </style:style>
    <style:style style:name="T243" style:family="text">
      <style:text-properties fo:language="ru" fo:country="RU" officeooo:rsid="03c147cc"/>
    </style:style>
    <style:style style:name="T244" style:family="text">
      <style:text-properties fo:language="ru" fo:country="RU" officeooo:rsid="03c29331"/>
    </style:style>
    <style:style style:name="T245" style:family="text">
      <style:text-properties fo:language="ru" fo:country="RU" officeooo:rsid="03c346f9"/>
    </style:style>
    <style:style style:name="T246" style:family="text">
      <style:text-properties fo:language="ru" fo:country="RU" officeooo:rsid="03d05011"/>
    </style:style>
    <style:style style:name="T247" style:family="text">
      <style:text-properties fo:language="ru" fo:country="RU" officeooo:rsid="03ce75e2"/>
    </style:style>
    <style:style style:name="T248" style:family="text">
      <style:text-properties fo:language="ru" fo:country="RU" officeooo:rsid="03d0afb1"/>
    </style:style>
    <style:style style:name="T249" style:family="text">
      <style:text-properties fo:language="ru" fo:country="RU" officeooo:rsid="03d1ac9b"/>
    </style:style>
    <style:style style:name="T250" style:family="text">
      <style:text-properties fo:language="ru" fo:country="RU" officeooo:rsid="03d259ff"/>
    </style:style>
    <style:style style:name="T251" style:family="text">
      <style:text-properties fo:language="ru" fo:country="RU" officeooo:rsid="03d31187"/>
    </style:style>
    <style:style style:name="T252" style:family="text">
      <style:text-properties fo:language="ru" fo:country="RU" officeooo:rsid="03d361d8"/>
    </style:style>
    <style:style style:name="T253" style:family="text">
      <style:text-properties fo:language="ru" fo:country="RU" officeooo:rsid="03d599ba"/>
    </style:style>
    <style:style style:name="T254" style:family="text">
      <style:text-properties fo:language="ru" fo:country="RU" officeooo:rsid="03d45610"/>
    </style:style>
    <style:style style:name="T255" style:family="text">
      <style:text-properties fo:language="ru" fo:country="RU" officeooo:rsid="03d812b5"/>
    </style:style>
    <style:style style:name="T256" style:family="text">
      <style:text-properties fo:language="ru" fo:country="RU" officeooo:rsid="03d73594"/>
    </style:style>
    <style:style style:name="T257" style:family="text">
      <style:text-properties fo:language="ru" fo:country="RU" fo:font-style="italic" fo:font-weight="bold" style:font-style-asian="italic" style:font-weight-asian="bold" style:font-style-complex="italic" style:font-weight-complex="bold"/>
    </style:style>
    <style:style style:name="T258" style:family="text">
      <style:text-properties fo:language="ru" fo:country="RU" fo:font-style="italic" fo:font-weight="bold" officeooo:rsid="030ca7ce" style:font-style-asian="italic" style:font-weight-asian="bold" style:font-style-complex="italic" style:font-weight-complex="bold"/>
    </style:style>
    <style:style style:name="T259" style:family="text">
      <style:text-properties fo:language="ru" fo:country="RU" officeooo:rsid="0328cc18"/>
    </style:style>
    <style:style style:name="T260" style:family="text">
      <style:text-properties fo:language="ru" fo:country="RU" officeooo:rsid="03018a0e"/>
    </style:style>
    <style:style style:name="T261" style:family="text">
      <style:text-properties fo:language="ru" fo:country="RU" officeooo:rsid="032c7896"/>
    </style:style>
    <style:style style:name="T262" style:family="text">
      <style:text-properties fo:language="ru" fo:country="RU" officeooo:rsid="0332bc9b"/>
    </style:style>
    <style:style style:name="T263" style:family="text">
      <style:text-properties fo:language="ru" fo:country="RU" officeooo:rsid="032f3b89"/>
    </style:style>
    <style:style style:name="T264" style:family="text">
      <style:text-properties fo:language="ru" fo:country="RU" officeooo:rsid="03310ff2"/>
    </style:style>
    <style:style style:name="T265" style:family="text">
      <style:text-properties fo:language="ru" fo:country="RU" officeooo:rsid="03658168"/>
    </style:style>
    <style:style style:name="T266" style:family="text">
      <style:text-properties fo:language="ru" fo:country="RU" officeooo:rsid="036b4ca2"/>
    </style:style>
    <style:style style:name="T267" style:family="text">
      <style:text-properties fo:language="ru" fo:country="RU" officeooo:rsid="038ceaa1"/>
    </style:style>
    <style:style style:name="T268" style:family="text">
      <style:text-properties fo:language="ru" fo:country="RU" officeooo:rsid="037ea35f"/>
    </style:style>
    <style:style style:name="T269" style:family="text">
      <style:text-properties fo:language="ru" fo:country="RU" officeooo:rsid="037fe5df"/>
    </style:style>
    <style:style style:name="T270" style:family="text">
      <style:text-properties fo:language="ru" fo:country="RU" officeooo:rsid="03807614"/>
    </style:style>
    <style:style style:name="T271" style:family="text">
      <style:text-properties fo:language="ru" fo:country="RU" officeooo:rsid="038a2166"/>
    </style:style>
    <style:style style:name="T272" style:family="text">
      <style:text-properties fo:language="ru" fo:country="RU" officeooo:rsid="038d644c"/>
    </style:style>
    <style:style style:name="T273" style:family="text">
      <style:text-properties fo:language="ru" fo:country="RU" officeooo:rsid="038299cb"/>
    </style:style>
    <style:style style:name="T274" style:family="text">
      <style:text-properties fo:language="ru" fo:country="RU" officeooo:rsid="0388d214"/>
    </style:style>
    <style:style style:name="T275" style:family="text">
      <style:text-properties fo:language="ru" fo:country="RU" officeooo:rsid="0179ceb9"/>
    </style:style>
    <style:style style:name="T276" style:family="text">
      <style:text-properties fo:language="ru" fo:country="RU" officeooo:rsid="03667c86"/>
    </style:style>
    <style:style style:name="T277" style:family="text">
      <style:text-properties fo:language="ru" fo:country="RU" officeooo:rsid="02bfe583"/>
    </style:style>
    <style:style style:name="T278" style:family="text">
      <style:text-properties fo:language="ru" fo:country="RU" officeooo:rsid="02c12a72"/>
    </style:style>
    <style:style style:name="T279" style:family="text">
      <style:text-properties fo:language="ru" fo:country="RU" officeooo:rsid="01a51461"/>
    </style:style>
    <style:style style:name="T280" style:family="text">
      <style:text-properties fo:language="ru" fo:country="RU" officeooo:rsid="02c30232"/>
    </style:style>
    <style:style style:name="T281" style:family="text">
      <style:text-properties fo:language="ru" fo:country="RU" officeooo:rsid="017b4e5e"/>
    </style:style>
    <style:style style:name="T282" style:family="text">
      <style:text-properties fo:language="ru" fo:country="RU" officeooo:rsid="01b2cbb3"/>
    </style:style>
    <style:style style:name="T283" style:family="text">
      <style:text-properties fo:language="ru" fo:country="RU" officeooo:rsid="019fcfd6"/>
    </style:style>
    <style:style style:name="T284" style:family="text">
      <style:text-properties fo:language="ru" fo:country="RU" officeooo:rsid="01a014c2"/>
    </style:style>
    <style:style style:name="T285" style:family="text">
      <style:text-properties fo:language="ru" fo:country="RU" officeooo:rsid="019e9021"/>
    </style:style>
    <style:style style:name="T286" style:family="text">
      <style:text-properties fo:language="ru" fo:country="RU" officeooo:rsid="02d1e734"/>
    </style:style>
    <style:style style:name="T287" style:family="text">
      <style:text-properties fo:language="ru" fo:country="RU" officeooo:rsid="02d57940"/>
    </style:style>
    <style:style style:name="T288" style:family="text">
      <style:text-properties fo:language="ru" fo:country="RU" officeooo:rsid="02d3b7f0"/>
    </style:style>
    <style:style style:name="T289" style:family="text">
      <style:text-properties fo:language="ru" fo:country="RU" officeooo:rsid="02d5d240"/>
    </style:style>
    <style:style style:name="T290" style:family="text">
      <style:text-properties fo:language="ru" fo:country="RU" officeooo:rsid="0367673a"/>
    </style:style>
    <style:style style:name="T291" style:family="text">
      <style:text-properties officeooo:rsid="02226352"/>
    </style:style>
    <style:style style:name="T292" style:family="text">
      <style:text-properties officeooo:rsid="03daad5f"/>
    </style:style>
    <style:style style:name="T293" style:family="text">
      <style:text-properties officeooo:rsid="03dc6b3f"/>
    </style:style>
    <style:style style:name="T294" style:family="text">
      <style:text-properties officeooo:rsid="020fa8f2"/>
    </style:style>
    <style:style style:name="T295" style:family="text">
      <style:text-properties officeooo:rsid="021014ed"/>
    </style:style>
    <style:style style:name="T296" style:family="text">
      <style:text-properties officeooo:rsid="02b74a49"/>
    </style:style>
    <style:style style:name="T297" style:family="text">
      <style:text-properties officeooo:rsid="03de5f36"/>
    </style:style>
    <style:style style:name="T298" style:family="text">
      <style:text-properties officeooo:rsid="03df600c"/>
    </style:style>
    <style:style style:name="T299" style:family="text">
      <style:text-properties officeooo:rsid="020a01b5"/>
    </style:style>
    <style:style style:name="T300" style:family="text">
      <style:text-properties officeooo:rsid="03e18d7e"/>
    </style:style>
    <style:style style:name="T301" style:family="text">
      <style:text-properties fo:language="en" fo:country="US"/>
    </style:style>
    <style:style style:name="T302" style:family="text">
      <style:text-properties fo:language="en" fo:country="US" officeooo:rsid="02257e6c"/>
    </style:style>
    <style:style style:name="T303" style:family="text">
      <style:text-properties fo:language="en" fo:country="US" officeooo:rsid="022bd978"/>
    </style:style>
    <style:style style:name="T304" style:family="text">
      <style:text-properties fo:language="en" fo:country="US" officeooo:rsid="01a15bc4"/>
    </style:style>
    <style:style style:name="T305" style:family="text">
      <style:text-properties fo:language="en" fo:country="US" officeooo:rsid="019bde14"/>
    </style:style>
    <style:style style:name="T306" style:family="text">
      <style:text-properties fo:language="en" fo:country="US" officeooo:rsid="022f01b8"/>
    </style:style>
    <style:style style:name="T307" style:family="text">
      <style:text-properties fo:language="en" fo:country="US" officeooo:rsid="03e332aa"/>
    </style:style>
    <style:style style:name="T308" style:family="text">
      <style:text-properties fo:language="en" fo:country="US" officeooo:rsid="03e65356"/>
    </style:style>
    <style:style style:name="T309" style:family="text">
      <style:text-properties fo:language="en" fo:country="US" fo:background-color="transparent" loext:char-shading-value="0"/>
    </style:style>
    <style:style style:name="T310" style:family="text">
      <style:text-properties fo:language="en" fo:country="US" officeooo:rsid="0243bddf" fo:background-color="transparent" loext:char-shading-value="0"/>
    </style:style>
    <style:style style:name="T311" style:family="text">
      <style:text-properties fo:language="en" fo:country="US" officeooo:rsid="01f95797" fo:background-color="transparent" loext:char-shading-value="0"/>
    </style:style>
    <style:style style:name="T312" style:family="text">
      <style:text-properties fo:language="en" fo:country="US" officeooo:rsid="02003a92" fo:background-color="transparent" loext:char-shading-value="0"/>
    </style:style>
    <style:style style:name="T313" style:family="text">
      <style:text-properties fo:language="en" fo:country="US" officeooo:rsid="023cb3eb" fo:background-color="transparent" loext:char-shading-value="0"/>
    </style:style>
    <style:style style:name="T314" style:family="text">
      <style:text-properties fo:language="en" fo:country="US" officeooo:rsid="0232c982" fo:background-color="transparent" loext:char-shading-value="0"/>
    </style:style>
    <style:style style:name="T315" style:family="text">
      <style:text-properties fo:language="en" fo:country="US" officeooo:rsid="02467ba1" fo:background-color="transparent" loext:char-shading-value="0"/>
    </style:style>
    <style:style style:name="T316" style:family="text">
      <style:text-properties fo:language="en" fo:country="US" officeooo:rsid="02824caa" fo:background-color="transparent" loext:char-shading-value="0"/>
    </style:style>
    <style:style style:name="T317" style:family="text">
      <style:text-properties fo:language="en" fo:country="US" officeooo:rsid="0282e0e0" fo:background-color="transparent" loext:char-shading-value="0"/>
    </style:style>
    <style:style style:name="T318" style:family="text">
      <style:text-properties fo:language="en" fo:country="US" officeooo:rsid="02433408"/>
    </style:style>
    <style:style style:name="T319" style:family="text">
      <style:text-properties fo:language="en" fo:country="US" officeooo:rsid="03597257"/>
    </style:style>
    <style:style style:name="T320" style:family="text">
      <style:text-properties fo:language="en" fo:country="US" officeooo:rsid="03fa50dc"/>
    </style:style>
    <style:style style:name="T321" style:family="text">
      <style:text-properties fo:language="en" fo:country="US" officeooo:rsid="03fb4820"/>
    </style:style>
    <style:style style:name="T322" style:family="text">
      <style:text-properties fo:language="en" fo:country="US" fo:font-weight="bold" officeooo:rsid="02157838" style:font-weight-asian="bold" style:font-weight-complex="bold"/>
    </style:style>
    <style:style style:name="T323" style:family="text">
      <style:text-properties officeooo:rsid="02257e6c"/>
    </style:style>
    <style:style style:name="T324" style:family="text">
      <style:text-properties officeooo:rsid="0254f986"/>
    </style:style>
    <style:style style:name="T325" style:family="text">
      <style:text-properties style:text-position="sub 58%" fo:language="en" fo:country="US"/>
    </style:style>
    <style:style style:name="T326" style:family="text">
      <style:text-properties style:text-position="sub 58%" fo:language="en" fo:country="US" style:font-size-asian="10.5pt"/>
    </style:style>
    <style:style style:name="T327" style:family="text">
      <style:text-properties style:text-position="sub 58%" fo:language="ru" fo:country="RU" officeooo:rsid="0114fb40"/>
    </style:style>
    <style:style style:name="T328" style:family="text">
      <style:text-properties style:text-position="sub 58%" officeooo:rsid="030c542f"/>
    </style:style>
    <style:style style:name="T329" style:family="text">
      <style:text-properties style:text-position="sub 58%" officeooo:rsid="03290a8b"/>
    </style:style>
    <style:style style:name="T330" style:family="text">
      <style:text-properties style:text-position="0% 100%" fo:language="ru" fo:country="RU" officeooo:rsid="0114fb40"/>
    </style:style>
    <style:style style:name="T331" style:family="text">
      <style:text-properties style:text-position="0% 100%" fo:language="en" fo:country="US"/>
    </style:style>
    <style:style style:name="T332" style:family="text">
      <style:text-properties style:text-position="0% 100%" fo:language="en" fo:country="US" officeooo:rsid="020572cc"/>
    </style:style>
    <style:style style:name="T333" style:family="text">
      <style:text-properties style:text-position="0% 100%" fo:language="en" fo:country="US" officeooo:rsid="0240b852"/>
    </style:style>
    <style:style style:name="T334" style:family="text">
      <style:text-properties style:text-position="0% 100%" fo:language="en" fo:country="US" officeooo:rsid="0237717f"/>
    </style:style>
    <style:style style:name="T335" style:family="text">
      <style:text-properties style:text-position="0% 100%" fo:language="en" fo:country="US" officeooo:rsid="0240b852" fo:background-color="transparent" loext:char-shading-value="0"/>
    </style:style>
    <style:style style:name="T336" style:family="text">
      <style:text-properties style:text-position="0% 100%" fo:language="en" fo:country="US" officeooo:rsid="023e832c" fo:background-color="transparent" loext:char-shading-value="0"/>
    </style:style>
    <style:style style:name="T337" style:family="text">
      <style:text-properties style:text-position="0% 100%" fo:language="bg" fo:country="BG"/>
    </style:style>
    <style:style style:name="T338" style:family="text">
      <style:text-properties style:text-position="0% 100%" fo:language="bg" fo:country="BG" officeooo:rsid="0204e267"/>
    </style:style>
    <style:style style:name="T339" style:family="text">
      <style:text-properties style:text-position="0% 100%" fo:language="bg" fo:country="BG" officeooo:rsid="020572cc"/>
    </style:style>
    <style:style style:name="T340" style:family="text">
      <style:text-properties style:text-position="0% 100%" fo:language="bg" fo:country="BG" officeooo:rsid="0237717f"/>
    </style:style>
    <style:style style:name="T341" style:family="text">
      <style:text-properties style:text-position="0% 100%" fo:language="bg" fo:country="BG" officeooo:rsid="02316f69"/>
    </style:style>
    <style:style style:name="T342" style:family="text">
      <style:text-properties style:text-position="0% 100%" fo:language="bg" fo:country="BG" officeooo:rsid="024292dc"/>
    </style:style>
    <style:style style:name="T343" style:family="text">
      <style:text-properties style:text-position="0% 100%" fo:language="bg" fo:country="BG" officeooo:rsid="03e684b2"/>
    </style:style>
    <style:style style:name="T344" style:family="text">
      <style:text-properties style:text-position="0% 100%" fo:language="bg" fo:country="BG" officeooo:rsid="020252a4" fo:background-color="transparent" loext:char-shading-value="0"/>
    </style:style>
    <style:style style:name="T345" style:family="text">
      <style:text-properties style:text-position="0% 100%" fo:language="bg" fo:country="BG" officeooo:rsid="023e832c" fo:background-color="transparent" loext:char-shading-value="0"/>
    </style:style>
    <style:style style:name="T346" style:family="text">
      <style:text-properties style:text-position="0% 100%" fo:language="bg" fo:country="BG" officeooo:rsid="023cb3eb"/>
    </style:style>
    <style:style style:name="T347" style:family="text">
      <style:text-properties style:text-position="0% 100%" style:font-name="Times New Roman" fo:language="en" fo:country="US" officeooo:rsid="02647b4a" fo:background-color="transparent" loext:char-shading-value="0"/>
    </style:style>
    <style:style style:name="T348" style:family="text">
      <style:text-properties style:text-position="0% 100%" style:font-name="Times New Roman" fo:language="en" fo:country="US" officeooo:rsid="024d3423" fo:background-color="transparent" loext:char-shading-value="0"/>
    </style:style>
    <style:style style:name="T349" style:family="text">
      <style:text-properties style:text-position="0% 100%" style:font-name="Times New Roman" fo:language="bg" fo:country="BG" officeooo:rsid="0269e92a" fo:background-color="transparent" loext:char-shading-value="0"/>
    </style:style>
    <style:style style:name="T350" style:family="text">
      <style:text-properties style:text-position="0% 100%" style:font-name="Times New Roman" fo:language="bg" fo:country="BG" officeooo:rsid="03e9781e" fo:background-color="transparent" loext:char-shading-value="0"/>
    </style:style>
    <style:style style:name="T351" style:family="text">
      <style:text-properties style:text-position="0% 100%" style:font-name="Times New Roman" fo:language="bg" fo:country="BG" officeooo:rsid="026b2712" fo:background-color="transparent" loext:char-shading-value="0"/>
    </style:style>
    <style:style style:name="T352" style:family="text">
      <style:text-properties style:text-position="0% 100%" style:font-name="Times New Roman" fo:language="bg" fo:country="BG" officeooo:rsid="03eb0097" fo:background-color="transparent" loext:char-shading-value="0"/>
    </style:style>
    <style:style style:name="T353" style:family="text">
      <style:text-properties style:text-position="0% 100%" style:font-name="Times New Roman" fo:language="bg" fo:country="BG" officeooo:rsid="026dfc35" fo:background-color="transparent" loext:char-shading-value="0"/>
    </style:style>
    <style:style style:name="T354" style:family="text">
      <style:text-properties style:text-position="0% 100%" style:font-name="Times New Roman4" fo:language="bg" fo:country="BG" officeooo:rsid="024d3423" fo:background-color="transparent" loext:char-shading-value="0"/>
    </style:style>
    <style:style style:name="T355" style:family="text">
      <style:text-properties officeooo:rsid="022ddc5f"/>
    </style:style>
    <style:style style:name="T356" style:family="text">
      <style:text-properties fo:color="#009933" fo:language="bg" fo:country="BG" officeooo:rsid="03e332aa" fo:background-color="#ffff00" loext:char-shading-value="0"/>
    </style:style>
    <style:style style:name="T357" style:family="text">
      <style:text-properties fo:color="#009933" fo:language="bg" fo:country="BG" fo:font-style="normal" fo:font-weight="normal" officeooo:rsid="028884d6" fo:background-color="transparent" loext:char-shading-value="0" style:font-style-asian="normal" style:font-weight-asian="normal" style:font-style-complex="normal" style:font-weight-complex="normal"/>
    </style:style>
    <style:style style:name="T358" style:family="text">
      <style:text-properties fo:color="#009933" officeooo:rsid="0296cb70"/>
    </style:style>
    <style:style style:name="T359" style:family="text">
      <style:text-properties fo:color="#009933" officeooo:rsid="030c542f"/>
    </style:style>
    <style:style style:name="T360" style:family="text">
      <style:text-properties fo:color="#009933" fo:language="ru" fo:country="RU" officeooo:rsid="0309e951" fo:background-color="transparent" loext:char-shading-value="0"/>
    </style:style>
    <style:style style:name="T361" style:family="text">
      <style:text-properties officeooo:rsid="022f01b8"/>
    </style:style>
    <style:style style:name="T362" style:family="text">
      <style:text-properties style:font-name="Times New Roman4" fo:language="bg" fo:country="BG" officeooo:rsid="024d3423" fo:background-color="transparent" loext:char-shading-value="0"/>
    </style:style>
    <style:style style:name="T363" style:family="text">
      <style:text-properties style:font-name="Times New Roman4" fo:language="bg" fo:country="BG" officeooo:rsid="02647b4a" fo:background-color="transparent" loext:char-shading-value="0"/>
    </style:style>
    <style:style style:name="T364" style:family="text">
      <style:text-properties style:font-name="Times New Roman" fo:language="bg" fo:country="BG" officeooo:rsid="024d3423" fo:background-color="transparent" loext:char-shading-value="0"/>
    </style:style>
    <style:style style:name="T365" style:family="text">
      <style:text-properties style:font-name="Times New Roman" fo:language="bg" fo:country="BG" officeooo:rsid="02647b4a" fo:background-color="transparent" loext:char-shading-value="0"/>
    </style:style>
    <style:style style:name="T366" style:family="text">
      <style:text-properties style:font-name="Times New Roman" fo:language="bg" fo:country="BG" officeooo:rsid="02669ddf" fo:background-color="transparent" loext:char-shading-value="0"/>
    </style:style>
    <style:style style:name="T367" style:family="text">
      <style:text-properties style:font-name="Times New Roman" fo:language="bg" fo:country="BG" officeooo:rsid="026838fc" fo:background-color="transparent" loext:char-shading-value="0"/>
    </style:style>
    <style:style style:name="T368" style:family="text">
      <style:text-properties style:font-name="Times New Roman" fo:language="bg" fo:country="BG" officeooo:rsid="026b2712" fo:background-color="transparent" loext:char-shading-value="0"/>
    </style:style>
    <style:style style:name="T369" style:family="text">
      <style:text-properties style:font-name="Times New Roman" fo:language="bg" fo:country="BG" officeooo:rsid="03e84d50" fo:background-color="transparent" loext:char-shading-value="0"/>
    </style:style>
    <style:style style:name="T370" style:family="text">
      <style:text-properties style:font-name="Times New Roman" fo:language="bg" fo:country="BG" officeooo:rsid="03e9781e" fo:background-color="transparent" loext:char-shading-value="0"/>
    </style:style>
    <style:style style:name="T371" style:family="text">
      <style:text-properties style:font-name="Times New Roman" fo:language="bg" fo:country="BG" officeooo:rsid="0269e92a" fo:background-color="transparent" loext:char-shading-value="0"/>
    </style:style>
    <style:style style:name="T372" style:family="text">
      <style:text-properties style:font-name="Times New Roman" fo:language="bg" fo:country="BG" officeooo:rsid="026dfc35" fo:background-color="transparent" loext:char-shading-value="0"/>
    </style:style>
    <style:style style:name="T373" style:family="text">
      <style:text-properties style:font-name="Times New Roman" fo:language="bg" fo:country="BG" officeooo:rsid="026fab51" fo:background-color="transparent" loext:char-shading-value="0"/>
    </style:style>
    <style:style style:name="T374" style:family="text">
      <style:text-properties style:font-name="Times New Roman" fo:language="bg" fo:country="BG" officeooo:rsid="02714d7a" fo:background-color="transparent" loext:char-shading-value="0"/>
    </style:style>
    <style:style style:name="T375" style:family="text">
      <style:text-properties style:font-name="Times New Roman" fo:language="bg" fo:country="BG" officeooo:rsid="0272886e" fo:background-color="#ffff00" loext:char-shading-value="0"/>
    </style:style>
    <style:style style:name="T376" style:family="text">
      <style:text-properties style:font-name="Times New Roman" fo:language="bg" fo:country="BG" officeooo:rsid="02a5e8ab" style:font-size-asian="10.5pt"/>
    </style:style>
    <style:style style:name="T377" style:family="text">
      <style:text-properties style:font-name="Times New Roman" fo:language="en" fo:country="US" officeooo:rsid="02714d7a" fo:background-color="transparent" loext:char-shading-value="0"/>
    </style:style>
    <style:style style:name="T378" style:family="text">
      <style:text-properties officeooo:rsid="03e84d50"/>
    </style:style>
    <style:style style:name="T379" style:family="text">
      <style:text-properties fo:font-variant="normal" fo:text-transform="none" style:text-position="0% 100%" fo:font-style="normal" style:text-underline-style="none" fo:font-weight="normal"/>
    </style:style>
    <style:style style:name="T380" style:family="text">
      <style:text-properties officeooo:rsid="028fdca1"/>
    </style:style>
    <style:style style:name="T381" style:family="text">
      <style:text-properties officeooo:rsid="029210c9"/>
    </style:style>
    <style:style style:name="T382" style:family="text">
      <style:text-properties fo:font-style="italic" fo:font-weight="bold" style:font-style-asian="italic" style:font-weight-asian="bold" style:font-style-complex="italic" style:font-weight-complex="bold"/>
    </style:style>
    <style:style style:name="T383" style:family="text">
      <style:text-properties fo:font-style="italic" fo:font-weight="bold" officeooo:rsid="0118445e" style:font-style-asian="italic" style:font-weight-asian="bold" style:font-style-complex="italic" style:font-weight-complex="bold"/>
    </style:style>
    <style:style style:name="T384" style:family="text">
      <style:text-properties fo:font-style="italic" fo:font-weight="bold" officeooo:rsid="03eb88ae" style:font-style-asian="italic" style:font-weight-asian="bold" style:font-style-complex="italic" style:font-weight-complex="bold"/>
    </style:style>
    <style:style style:name="T385" style:family="text">
      <style:text-properties fo:font-style="italic" officeooo:rsid="030c542f" style:font-style-asian="italic" style:font-style-complex="italic"/>
    </style:style>
    <style:style style:name="T386" style:family="text">
      <style:text-properties officeooo:rsid="02dc6837"/>
    </style:style>
    <style:style style:name="T387" style:family="text">
      <style:text-properties officeooo:rsid="0132ef5d"/>
    </style:style>
    <style:style style:name="T388" style:family="text">
      <style:text-properties officeooo:rsid="02a5e8ab"/>
    </style:style>
    <style:style style:name="T389" style:family="text">
      <style:text-properties officeooo:rsid="02ae4f30"/>
    </style:style>
    <style:style style:name="T390" style:family="text">
      <style:text-properties officeooo:rsid="02b0055a"/>
    </style:style>
    <style:style style:name="T391" style:family="text">
      <style:text-properties officeooo:rsid="03ede201"/>
    </style:style>
    <style:style style:name="T392" style:family="text">
      <style:text-properties officeooo:rsid="03ef0d03"/>
    </style:style>
    <style:style style:name="T393" style:family="text">
      <style:text-properties officeooo:rsid="02ae2b29"/>
    </style:style>
    <style:style style:name="T394" style:family="text">
      <style:text-properties officeooo:rsid="02dd60a1"/>
    </style:style>
    <style:style style:name="T395" style:family="text">
      <style:text-properties officeooo:rsid="0135215b"/>
    </style:style>
    <style:style style:name="T396" style:family="text">
      <style:text-properties officeooo:rsid="013a8537"/>
    </style:style>
    <style:style style:name="T397" style:family="text">
      <style:text-properties officeooo:rsid="03bab988"/>
    </style:style>
    <style:style style:name="T398" style:family="text">
      <style:text-properties officeooo:rsid="03b22d9a"/>
    </style:style>
    <style:style style:name="T399" style:family="text">
      <style:text-properties officeooo:rsid="0294d9bb"/>
    </style:style>
    <style:style style:name="T400" style:family="text">
      <style:text-properties officeooo:rsid="0296cb70"/>
    </style:style>
    <style:style style:name="T401" style:family="text">
      <style:text-properties officeooo:rsid="030ca7ce"/>
    </style:style>
    <style:style style:name="T402" style:family="text">
      <style:text-properties officeooo:rsid="030c542f"/>
    </style:style>
    <style:style style:name="T403" style:family="text">
      <style:text-properties officeooo:rsid="030dda5f"/>
    </style:style>
    <style:style style:name="T404" style:family="text">
      <style:text-properties officeooo:rsid="030dda5f" fo:background-color="#ffff00" loext:char-shading-value="0"/>
    </style:style>
    <style:style style:name="T405" style:family="text">
      <style:text-properties officeooo:rsid="038bad68"/>
    </style:style>
    <style:style style:name="T406" style:family="text">
      <style:text-properties officeooo:rsid="038d644c"/>
    </style:style>
    <style:style style:name="T407" style:family="text">
      <style:text-properties officeooo:rsid="0373efca"/>
    </style:style>
    <style:style style:name="T408" style:family="text">
      <style:text-properties officeooo:rsid="037538a4"/>
    </style:style>
    <style:style style:name="T409" style:family="text">
      <style:text-properties officeooo:rsid="037001e3"/>
    </style:style>
    <style:style style:name="T410" style:family="text">
      <style:text-properties officeooo:rsid="038299cb"/>
    </style:style>
    <style:style style:name="T411" style:family="text">
      <style:text-properties officeooo:rsid="03727f09"/>
    </style:style>
    <style:style style:name="T412" style:family="text">
      <style:text-properties officeooo:rsid="0379c197"/>
    </style:style>
    <style:style style:name="T413" style:family="text">
      <style:text-properties officeooo:rsid="037dc8f9"/>
    </style:style>
    <style:style style:name="T414" style:family="text">
      <style:text-properties fo:font-style="normal" fo:font-weight="bold" style:font-style-asian="normal" style:font-weight-asian="bold" style:font-style-complex="normal" style:font-weight-complex="bold"/>
    </style:style>
    <style:style style:name="T415" style:family="text">
      <style:text-properties fo:font-style="normal" fo:font-weight="bold" officeooo:rsid="013a61e8" style:font-style-asian="normal" style:font-weight-asian="bold" style:font-style-complex="normal" style:font-weight-complex="bold"/>
    </style:style>
    <style:style style:name="T416" style:family="text">
      <style:text-properties fo:font-style="normal" fo:font-weight="bold" officeooo:rsid="02ba0ad9" style:font-style-asian="normal" style:font-weight-asian="bold" style:font-style-complex="normal" style:font-weight-complex="bold"/>
    </style:style>
    <style:style style:name="T417" style:family="text">
      <style:text-properties officeooo:rsid="02bc6748"/>
    </style:style>
    <style:style style:name="T418" style:family="text">
      <style:text-properties officeooo:rsid="02d1e734"/>
    </style:style>
    <style:style style:name="T419" style:family="text">
      <style:text-properties officeooo:rsid="02c36bef"/>
    </style:style>
    <style:style style:name="T420" style:family="text">
      <style:text-properties officeooo:rsid="018b830b"/>
    </style:style>
    <style:style style:name="T421" style:family="text">
      <style:text-properties officeooo:rsid="0182f139"/>
    </style:style>
    <style:style style:name="T422" style:family="text">
      <style:text-properties officeooo:rsid="02cec7d8"/>
    </style:style>
    <style:style style:name="T423" style:family="text">
      <style:text-properties officeooo:rsid="02cf3d48"/>
    </style:style>
    <style:style style:name="T424" style:family="text">
      <style:text-properties officeooo:rsid="018bcb40"/>
    </style:style>
    <style:style style:name="T425" style:family="text">
      <style:text-properties officeooo:rsid="02d0d77c"/>
    </style:style>
    <style:style style:name="T426" style:family="text">
      <style:text-properties officeooo:rsid="018fbbd2"/>
    </style:style>
    <style:style style:name="T427" style:family="text">
      <style:text-properties fo:font-weight="bold" officeooo:rsid="018ee703" style:font-weight-asian="bold" style:font-weight-complex="bold"/>
    </style:style>
    <style:style style:name="T428" style:family="text">
      <style:text-properties officeooo:rsid="018ee703"/>
    </style:style>
    <style:style style:name="T429" style:family="text">
      <style:text-properties officeooo:rsid="02165299"/>
    </style:style>
    <style:style style:name="T430" style:family="text">
      <style:text-properties officeooo:rsid="01a70fa8"/>
    </style:style>
    <style:style style:name="T431" style:family="text">
      <style:text-properties officeooo:rsid="01a340ae"/>
    </style:style>
    <style:style style:name="T432" style:family="text">
      <style:text-properties officeooo:rsid="01a914ff"/>
    </style:style>
    <style:style style:name="T433" style:family="text">
      <style:text-properties officeooo:rsid="02d84c28"/>
    </style:style>
    <style:style style:name="T434" style:family="text">
      <style:text-properties officeooo:rsid="0137026c"/>
    </style:style>
    <style:style style:name="T435" style:family="text">
      <style:text-properties officeooo:rsid="01327a68"/>
    </style:style>
    <style:style style:name="T436" style:family="text">
      <style:text-properties officeooo:rsid="01314fd3"/>
    </style:style>
    <style:style style:name="T437" style:family="text">
      <style:text-properties officeooo:rsid="013042a9"/>
    </style:style>
    <style:style style:name="T438" style:family="text">
      <style:text-properties officeooo:rsid="0167ee2d"/>
    </style:style>
    <style:style style:name="T439" style:family="text">
      <style:text-properties officeooo:rsid="01c9d372"/>
    </style:style>
    <style:style style:name="T440" style:family="text">
      <style:text-properties fo:font-variant="normal" fo:text-transform="none" style:use-window-font-color="true" style:text-outline="false" style:text-line-through-style="none" style:text-line-through-type="none" style:text-position="0% 100%" style:font-name="DejaVu Sans" fo:font-size="10pt" fo:letter-spacing="normal" fo:language="bg" fo:country="BG" fo:font-style="normal" fo:text-shadow="none" style:text-underline-style="none" fo:font-weight="normal" style:text-underline-mode="continuous" style:text-overline-mode="continuous" style:text-line-through-mode="continuous" style:letter-kerning="true"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background-color="#ffffff" style:background-transparency="0%" draw:fill="solid" draw:fill-color="#ffffff" draw:opacity="100%" fo:padding="0.002cm" fo:border="none"/>
    </style:style>
    <style:style style:name="fr2" style:family="graphic" style:parent-style-name="Frame">
      <style:graphic-properties fo:margin-left="0cm" fo:margin-right="0cm" fo:margin-top="0cm" fo:margin-bottom="0cm" style:wrap="dynamic" style:number-wrapped-paragraphs="no-limit" style:vertical-pos="from-top"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protect="position" style:wrap="none" style:vertical-pos="top" style:vertical-rel="paragraph" style:horizontal-pos="left" style:horizontal-rel="paragraph-content" fo:padding="0cm" fo:border="none" style:shadow="none" draw:shadow-opacity="100%"/>
    </style:style>
    <style:style style:name="fr5" style:family="graphic" style:parent-style-name="Formula">
      <style:graphic-properties style:vertical-pos="from-top" style:horizontal-pos="from-left" style:horizontal-rel="paragraph-content" draw:ole-draw-aspect="1"/>
    </style:style>
    <style:style style:name="fr6" style:family="graphic" style:parent-style-name="OL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loext:rel-width-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Фиг."/>
        <text:sequence-decl text:display-outline-level="0" text:name="Таблица"/>
      </text:sequence-decls>
      <text:list xml:id="list2168732834" text:style-name="Thesis_5f_numbering">
        <text:list-item>
          <text:p text:style-name="P62">Материали и методи</text:p>
          <text:list>
            <text:list-item>
              <text:p text:style-name="P63"><text:bookmark-start text:name="__RefHeading__12336_119404090"/>Експериментална постановка<text:bookmark-end text:name="__RefHeading__12336_119404090"/></text:p>
            </text:list-item>
          </text:list>
        </text:list-item>
      </text:list>
      <text:p text:style-name="P60">Една от основните <text:span text:style-name="T1">задачи </text:span>на тази дисертация е <text:span text:style-name="T1">изследване и оценка на въздействието на различни антропогенни влияния в крайбрежната зона върху макрозообентосните съобщества на мекото пясъчно дъно. За целта бяха подбрани станции, разположени в градиенти на антропогенно въздействие от различни източници.</text:span></text:p>
      <text:p text:style-name="P60"><text:span text:style-name="T1">Избрани бяха два типа местообитания в крайбрежната зона: полетата от морски треви от р. Zostera и пясъците без растителност, за да се изпробват индексите за оценка на екологичното състояние и да се сравни тяхната чувствителност и адекватността на оценката. За осъществяване на тези задачи</text:span> <text:span text:style-name="T1">беше разработена следната схема на пробонабиране</text:span><office:annotation office:name="__Fieldmark__13502_119404090"><dc:creator>K </dc:creator><dc:date>2015-12-14T14:28:00</dc:date><text:p>оправи картите!</text:p></office:annotation><text:span text:style-name="T1">.</text:span><office:annotation-end office:name="__Fieldmark__13502_119404090"/></text:p>
      <text:list xml:id="list105346097744849" text:continue-numbering="true" text:style-name="Thesis_5f_numbering">
        <text:list-item>
          <text:list>
            <text:list-item>
              <text:list>
                <text:list-item>
                  <text:p text:style-name="P61">Пилотно изследване в Созополски залив <text:span text:style-name="T2">(2012 г.)</text:span></text:p>
                </text:list-item>
              </text:list>
            </text:list-item>
          </text:list>
        </text:list-item>
      </text:list>
      <text:p text:style-name="P60">През 2012 г. беше извършено пилотно изследване в Созополския залив. <text:span text:style-name="T3">И</text:span>зследвани <text:span text:style-name="T3">бяха </text:span>три полета от морски треви и съседните пясъчни субстрати. Станциите <text:span text:style-name="T4">на пробовзимане (</text:span><text:sequence-ref text:reference-format="category-and-value" text:ref-name="refФиг.0">Фиг. 1</text:sequence-ref><text:span text:style-name="T4">) бяха</text:span> разположени на нарастващо разстояние от основния източник на замърсяване в залива - канала на град Созопол, източник на непречистени битови от<text:span text:style-name="T5">па</text:span>дни води, <text:span text:style-name="T6">за да се проследят промените в състава и структурата на зообентосните съобщества, изложени на въздействието му</text:span>.</text:p>
      <text:p text:style-name="P60"><draw:frame draw:style-name="fr3" draw:name="Frame7" text:anchor-type="paragraph" svg:width="16.002cm" draw:z-index="9"><draw:text-box fo:min-height="11.996cm"><text:p text:style-name="Thesis_5f_caption">Фиг. <text:sequence text:ref-name="refФиг.0" text:name="Фиг." text:formula="ooow:Фиг.+1" style:num-format="1">1</text:sequence>. Станции <text:span text:style-name="T438">за пробонабиране </text:span>в Созополския залив (2012 г.). С червена стрелка е отбелязано местоположението на <text:span text:style-name="T439">източника на непречистени отпадни води</text:span> на град Созопол.</text:p></draw:text-box></draw:frame><text:soft-page-break/></text:p>
      <text:p text:style-name="P60"><text:span text:style-name="T7">В</text:span>ъв вътрешността на всяко <text:span text:style-name="T7">от трите</text:span> поле<text:span text:style-name="T7">та от морски треви от р. Zostera в залива</text:span> бяха избрани <text:span text:style-name="T8">по </text:span>две станции. <text:span text:style-name="T9">По този начин може да се оцени изменчивостта на зообентосните съобщества във вътрешността на едно поле, както и между различните полета. Бяха събрани и проби от съседните пясъчни седименти без растителност, за да се изследва влиянието на морските треви върху състава и структурата на макрозообентосните съобщества на пясъчното дъно в плитката крайбрежна зона.</text:span></text:p>
      <text:list xml:id="list105346025000063" text:continue-numbering="true" text:style-name="Thesis_5f_numbering">
        <text:list-item>
          <text:list>
            <text:list-item>
              <text:list>
                <text:list-item>
                  <text:p text:style-name="P61">Изследвания в Бургаския залив (2013-2014 г.)</text:p>
                </text:list-item>
              </text:list>
            </text:list-item>
          </text:list>
        </text:list-item>
      </text:list>
      <text:p text:style-name="P60">През 2013 и 2014 г. бяха проведени изследвания в рамките на Големия Бургаски залив, където са концентрирани редица антропогенни дейности и следователно зообентосните съобщества са изложени на въздействия както от точкови, така и от дифузни източници. <text:span text:style-name="T10">Тъй като най-големият източник на тези въздействия в района е град Бургас и имайки предвид затвореността на Бургаския залив и характера на преобладаващите течения, беше формулирана хипотезата, че зообентосните съобщества във вътрешните части на залива ще са в по-лошо състояние, отколкото тези във външните му части.</text:span></text:p>
      <text:p text:style-name="P60">Отново бяха <text:span text:style-name="T10">разгледани предните два типа местообитания в крайбрежната зона (морски треви и пясъци) (</text:span><text:span text:style-name="T11"><text:sequence-ref text:reference-format="category-and-value" text:ref-name="refФиг.1">Фиг. 2</text:sequence-ref></text:span><text:span text:style-name="T10">).</text:span></text:p>
      <text:p text:style-name="P60"><draw:frame draw:style-name="fr3" draw:name="Frame6" text:anchor-type="paragraph" svg:width="16.002cm" draw:z-index="8"><draw:text-box fo:min-height="12.241cm"><text:p text:style-name="Thesis_5f_caption">Фиг. <text:sequence text:ref-name="refФиг.1" text:name="Фиг." text:formula="ooow:Фиг.+1" style:num-format="1">2</text:sequence>. Станции за пробонабиране в Бургаския залив (2013-2014 г.). В зелено са <office:annotation office:name="__Fieldmark__1267_1284863287"><dc:creator>K </dc:creator><dc:date>2016-06-18T10:28:46</dc:date><text:p>Ропотамо?</text:p></office:annotation>отбелязани<office:annotation-end office:name="__Fieldmark__1267_1284863287"/> станциите в полетата от морски треви, а в червено - станциите в пясъчното дъно.</text:p></draw:text-box></draw:frame><text:soft-page-break/></text:p>
      <text:p text:style-name="P5">Във всяко от полетата от морски треви беше избрана само по една станция, за да могат да бъдат <text:span text:style-name="T12">изследвани</text:span> повече полета. От станции Пода, Отманли и Градина бяха събрани <text:span text:style-name="T13">зообентосни </text:span>проби през 2013 и 2014 г.; от станция Ропотамо – <text:span text:style-name="T14">само </text:span>през 2013 г., а от станция Вромос – <text:span text:style-name="T14">само </text:span>през 2014 г.</text:p>
      <text:p text:style-name="P60">На всички станции в пясъчното дъно беше извършено пробонабиране през 2013 и 2014 г. , като през 2013 г. бяха проведени две пробонабирания – през юни и през септември, <text:span text:style-name="T15">а през 2014 г. - едно пробонабиране (юли)</text:span>.</text:p>
      <text:list xml:id="list105344721974668" text:continue-numbering="true" text:style-name="Thesis_5f_numbering">
        <text:list-item>
          <text:list>
            <text:list-item>
              <text:p text:style-name="P63">Полеви методи и лабораторна обработка на пробите</text:p>
            </text:list-item>
          </text:list>
        </text:list-item>
      </text:list>
      <text:p text:style-name="P60"><text:span text:style-name="T16">Полевите изследвания за тази дисертация бяха проведени в периода 2012-2014 г. Пробите бяха събирани в рамките на </text:span><text:span text:style-name="T17">проект </text:span><text:span text:style-name="T18">„</text:span><text:span text:style-name="T19">PERSEUS - </text:span>Стратегически изследвания на морската среда в южните европейски морета“, <text:span text:style-name="T21">ф</text:span>инансиран от Седма Рамкова програма на ЕС<text:span text:style-name="T17">.</text:span></text:p>
      <text:p text:style-name="P6">Пробонабирането се осъществяваше по мрежа от мониторингови станции в Бургаския залив. Пробите бяха от два типа местообитания – полета от морски треви от р. Zostera (дълбочина 3-4 m), и крайбрежни пясъци (дълбочина 10-13 m).</text:p>
      <text:p text:style-name="P60">П<text:span text:style-name="T22">о време на пилотното изследване в Созополски залив п</text:span>рез 2012 г. <text:span text:style-name="T22">беше изпробвана методичната схема на пробонабиране</text:span>. <text:span text:style-name="T23">Събрани бяха зообентосни проби от полета морски треви и от съседните пясъчни местообитания по схемата, описана в т. </text:span><text:span text:style-name="T23"><text:bookmark-ref text:reference-format="number" text:ref-name="__RefHeading__1723_913202925">Error: Reference source not found</text:bookmark-ref></text:span><text:span text:style-name="T20">.</text:span></text:p>
      <text:p text:style-name="P60"><text:soft-page-break/>През 2013-2014 г. <text:span text:style-name="T22">бяха събирани проби в рамките на Големия Бургаски залив от същите два типа местообитания по схемата, описана в т. </text:span><text:span text:style-name="T22"><text:bookmark-ref text:reference-format="number" text:ref-name="__RefHeading__1725_913202925">Error: Reference source not found</text:bookmark-ref></text:span><text:span text:style-name="T22">.</text:span></text:p>
      <text:p text:style-name="P60"><text:span text:style-name="T16">Събрани и обработени бяха общо 134</text:span><text:span text:style-name="T17"> </text:span><text:span text:style-name="T16">количествени зообентосни проби от плитката крайбрежна зона (</text:span><office:annotation office:name="__Annotation__1836_1828351701"><dc:creator>Unknown Author</dc:creator><dc:date>2016-08-04T09:53:16</dc:date><text:p>Може би по някакъв друг начин да се каже, защото реално са 54 проби от пясък + 32 от треви + 48 от 2012 – и треви, и пясък..</text:p></office:annotation><text:span text:style-name="T16">56 от полетата от морски треви и 78 от пясъчните местообитания</text:span><office:annotation-end office:name="__Annotation__1836_1828351701"/><text:span text:style-name="T16">). Процедурите по пробовзимането следваха протоколите, описани в Eleftheriou and McIntyre </text:span><text:reference-mark-start text:name="ZOTERO_ITEM CSL_CITATION {&quot;citationID&quot;:&quot;hb59dExz&quot;,&quot;properties&quot;:{&quot;formattedCitation&quot;:&quot;(2005)&quot;,&quot;plainCitation&quot;:&quot;(2005)&quot;},&quot;citationItems&quot;:[{&quot;id&quot;:509,&quot;uris&quot;:[&quot;http://zotero.org/users/976121/items/BS75P4GQ&quot;],&quot;uri&quot;:[&quot;http://zotero.org/users/976121/items/BS75P4GQ&quot;],&quot;itemData&quot;:{&quot;id&quot;:509,&quot;type&quot;:&quot;book&quot;,&quot;title&quot;:&quot;Methods for the study of marine benthos&quot;,&quot;publisher&quot;:&quot;Wiley-Blackwell&quot;,&quot;number-of-pages&quot;:&quot;440&quot;,&quot;edition&quot;:&quot;3&quot;,&quot;ISBN&quot;:&quot;0-632-05488-3&quot;,&quot;editor&quot;:[{&quot;family&quot;:&quot;Eleftheriou&quot;,&quot;given&quot;:&quot;Anastasios&quot;},{&quot;family&quot;:&quot;McIntyre&quot;,&quot;given&quot;:&quot;Alasdair&quot;}],&quot;issued&quot;:{&quot;date-parts&quot;:[[&quot;2005&quot;]]}},&quot;suppress-author&quot;:true}],&quot;schema&quot;:&quot;https://github.com/citation-style-language/schema/raw/master/csl-citation.json&quot;} RNDF9ZDI1NaX5"/><text:span text:style-name="T16">(2005)</text:span><text:reference-mark-end text:name="ZOTERO_ITEM CSL_CITATION {&quot;citationID&quot;:&quot;hb59dExz&quot;,&quot;properties&quot;:{&quot;formattedCitation&quot;:&quot;(2005)&quot;,&quot;plainCitation&quot;:&quot;(2005)&quot;},&quot;citationItems&quot;:[{&quot;id&quot;:509,&quot;uris&quot;:[&quot;http://zotero.org/users/976121/items/BS75P4GQ&quot;],&quot;uri&quot;:[&quot;http://zotero.org/users/976121/items/BS75P4GQ&quot;],&quot;itemData&quot;:{&quot;id&quot;:509,&quot;type&quot;:&quot;book&quot;,&quot;title&quot;:&quot;Methods for the study of marine benthos&quot;,&quot;publisher&quot;:&quot;Wiley-Blackwell&quot;,&quot;number-of-pages&quot;:&quot;440&quot;,&quot;edition&quot;:&quot;3&quot;,&quot;ISBN&quot;:&quot;0-632-05488-3&quot;,&quot;editor&quot;:[{&quot;family&quot;:&quot;Eleftheriou&quot;,&quot;given&quot;:&quot;Anastasios&quot;},{&quot;family&quot;:&quot;McIntyre&quot;,&quot;given&quot;:&quot;Alasdair&quot;}],&quot;issued&quot;:{&quot;date-parts&quot;:[[&quot;2005&quot;]]}},&quot;suppress-author&quot;:true}],&quot;schema&quot;:&quot;https://github.com/citation-style-language/schema/raw/master/csl-citation.json&quot;} RNDF9ZDI1NaX5"/><text:span text:style-name="T16">, Todorova and Konsulova </text:span><text:reference-mark-start text:name="ZOTERO_ITEM CSL_CITATION {&quot;citationID&quot;:&quot;cscv96gH&quot;,&quot;properties&quot;:{&quot;formattedCitation&quot;:&quot;(2005)&quot;,&quot;plainCitation&quot;:&quot;(2005)&quot;},&quot;citationItems&quot;:[{&quot;id&quot;:63,&quot;uris&quot;:[&quot;http://zotero.org/users/976121/items/35QJFHU5&quot;],&quot;uri&quot;:[&quot;http://zotero.org/users/976121/items/35QJFHU5&quot;],&quot;itemData&quot;:{&quot;id&quot;:63,&quot;type&quot;:&quot;report&quot;,&quot;title&quot;:&quot;Manual for collection and treatment of soft bottom macrozoobenthos samples&quot;,&quot;page&quot;:&quot;39&quot;,&quot;author&quot;:[{&quot;family&quot;:&quot;Todorova&quot;,&quot;given&quot;:&quot;V.&quot;},{&quot;family&quot;:&quot;Konsulova&quot;,&quot;given&quot;:&quot;T.&quot;}],&quot;issued&quot;:{&quot;date-parts&quot;:[[&quot;2005&quot;]]}},&quot;suppress-author&quot;:true}],&quot;schema&quot;:&quot;https://github.com/citation-style-language/schema/raw/master/csl-citation.json&quot;} RNDNRMfOlzjoB"/><text:span text:style-name="T16">(2005)</text:span><text:reference-mark-end text:name="ZOTERO_ITEM CSL_CITATION {&quot;citationID&quot;:&quot;cscv96gH&quot;,&quot;properties&quot;:{&quot;formattedCitation&quot;:&quot;(2005)&quot;,&quot;plainCitation&quot;:&quot;(2005)&quot;},&quot;citationItems&quot;:[{&quot;id&quot;:63,&quot;uris&quot;:[&quot;http://zotero.org/users/976121/items/35QJFHU5&quot;],&quot;uri&quot;:[&quot;http://zotero.org/users/976121/items/35QJFHU5&quot;],&quot;itemData&quot;:{&quot;id&quot;:63,&quot;type&quot;:&quot;report&quot;,&quot;title&quot;:&quot;Manual for collection and treatment of soft bottom macrozoobenthos samples&quot;,&quot;page&quot;:&quot;39&quot;,&quot;author&quot;:[{&quot;family&quot;:&quot;Todorova&quot;,&quot;given&quot;:&quot;V.&quot;},{&quot;family&quot;:&quot;Konsulova&quot;,&quot;given&quot;:&quot;T.&quot;}],&quot;issued&quot;:{&quot;date-parts&quot;:[[&quot;2005&quot;]]}},&quot;suppress-author&quot;:true}],&quot;schema&quot;:&quot;https://github.com/citation-style-language/schema/raw/master/csl-citation.json&quot;} RNDNRMfOlzjoB"/><text:span text:style-name="T16"> и Short and Coles </text:span><text:reference-mark-start text:name="ZOTERO_ITEM CSL_CITATION {&quot;citationID&quot;:&quot;lab7lfeq6&quot;,&quot;properties&quot;:{&quot;formattedCitation&quot;:&quot;(2001)&quot;,&quot;plainCitation&quot;:&quot;(2001)&quot;},&quot;citationItems&quot;:[{&quot;id&quot;:912,&quot;uris&quot;:[&quot;http://zotero.org/users/976121/items/INFGFQ89&quot;],&quot;uri&quot;:[&quot;http://zotero.org/users/976121/items/INFGFQ89&quot;],&quot;itemData&quot;:{&quot;id&quot;:912,&quot;type&quot;:&quot;book&quot;,&quot;title&quot;:&quot;Global seagrass research methods&quot;,&quot;publisher&quot;:&quot;Elsevier Science&quot;,&quot;number-of-pages&quot;:&quot;482&quot;,&quot;editor&quot;:[{&quot;family&quot;:&quot;Short&quot;,&quot;given&quot;:&quot;F. T.&quot;},{&quot;family&quot;:&quot;Coles&quot;,&quot;given&quot;:&quot;R. G.&quot;}],&quot;issued&quot;:{&quot;date-parts&quot;:[[&quot;2001&quot;]]}},&quot;suppress-author&quot;:true}],&quot;schema&quot;:&quot;https://github.com/citation-style-language/schema/raw/master/csl-citation.json&quot;} RNDW3tHA29P9E"/><text:span text:style-name="T16">(2001)</text:span><text:reference-mark-end text:name="ZOTERO_ITEM CSL_CITATION {&quot;citationID&quot;:&quot;lab7lfeq6&quot;,&quot;properties&quot;:{&quot;formattedCitation&quot;:&quot;(2001)&quot;,&quot;plainCitation&quot;:&quot;(2001)&quot;},&quot;citationItems&quot;:[{&quot;id&quot;:912,&quot;uris&quot;:[&quot;http://zotero.org/users/976121/items/INFGFQ89&quot;],&quot;uri&quot;:[&quot;http://zotero.org/users/976121/items/INFGFQ89&quot;],&quot;itemData&quot;:{&quot;id&quot;:912,&quot;type&quot;:&quot;book&quot;,&quot;title&quot;:&quot;Global seagrass research methods&quot;,&quot;publisher&quot;:&quot;Elsevier Science&quot;,&quot;number-of-pages&quot;:&quot;482&quot;,&quot;editor&quot;:[{&quot;family&quot;:&quot;Short&quot;,&quot;given&quot;:&quot;F. T.&quot;},{&quot;family&quot;:&quot;Coles&quot;,&quot;given&quot;:&quot;R. G.&quot;}],&quot;issued&quot;:{&quot;date-parts&quot;:[[&quot;2001&quot;]]}},&quot;suppress-author&quot;:true}],&quot;schema&quot;:&quot;https://github.com/citation-style-language/schema/raw/master/csl-citation.json&quot;} RNDW3tHA29P9E"/><text:span text:style-name="T16">. Пробовземането в местообитанията на морските треви се осъществаваше от водолази с помощта на корер с вътрешен диаметър 10 cm, като бяха събирани по 4 репликатни проби от всяка станция. Корерът се забиваше на 15-20 cm дълбочина в дъното. Трябва да се отбележи, че този метод позволява изследването предимно на инфауната, тъй като мобилната епифауна лесно го избягва, а фиксираната по стъблата и листата на морските треви епифауна не попада в пробите. Инфауната има ограничена мобилност и поради това се смята за особено подходяща в оценката на антропогенното въздействие и екологичното състояние </text:span><text:reference-mark-start text:name="ZOTERO_ITEM CSL_CITATION {&quot;citationID&quot;:&quot;23rhqji5lu&quot;,&quot;properties&quot;:{&quot;formattedCitation&quot;:&quot;(de Soyza et al., 1997)&quot;,&quot;plainCitation&quot;:&quot;(de Soyza et al., 1997)&quot;},&quot;citationItems&quot;:[{&quot;id&quot;:8,&quot;uris&quot;:[&quot;http://zotero.org/users/976121/items/253EWCDS&quot;],&quot;uri&quot;:[&quot;http://zotero.org/users/976121/items/253EWCDS&quot;],&quot;itemData&quot;:{&quot;id&quot;:8,&quot;type&quot;:&quot;article-journal&quot;,&quot;title&quot;:&quot;Sensitivity testing of indicators of ecosystem health&quot;,&quot;container-title&quot;:&quot;Ecosystem Health&quot;,&quot;page&quot;:&quot;44–53&quot;,&quot;volume&quot;:&quot;3&quot;,&quot;issue&quot;:&quot;1&quot;,&quot;source&quot;:&quot;Wiley Online Library&quot;,&quot;abstract&quot;:&quot;The sensitivities of three indicators of ecosystem health were evaluated at several sites in the Jornada Basin of the Chihuahuan Desert in southern New Mexico. The size of bare patches, proportion of total grass cover contributed by long-lived perennial grasses, and soil stability are interdependent indicators of ecosystem functions related to the retention and use of water and nutrients. Sensitivity tests were chosen using data collected along disturbance gradients and then tested using independent, ungrazed exclosures and adjacent grazed pastures. The mean size of bare soil patches was sensitive to anthropogenic disturbance. When bare soil patch data were transformed using natural logarithms, the skewness of the frequency distribution weighted by mean bare patch size could be used to indicate early disturbance to the ecosystem. The proportion of total vegetation that was long lived also was sensitive to anthropogenic disturbance and appears to be a good indicator of ecosystem degradation. The slake test for soil surface stability was extremely sensitive to disturbance and may serve as an early-warning indicator of soil degradation for the coarse-textured soils that were evaluated.&quot;,&quot;DOI&quot;:&quot;10.1111/j.1526-0992.1997.00705.pp.x&quot;,&quot;ISSN&quot;:&quot;1526-0992&quot;,&quot;language&quot;:&quot;en&quot;,&quot;author&quot;:[{&quot;family&quot;:&quot;Soyza&quot;,&quot;given&quot;:&quot;A. G.&quot;,&quot;non-dropping-particle&quot;:&quot;de&quot;},{&quot;family&quot;:&quot;Whitford&quot;,&quot;given&quot;:&quot;W. G.&quot;},{&quot;family&quot;:&quot;Herrick&quot;,&quot;given&quot;:&quot;J. E.&quot;}],&quot;issued&quot;:{&quot;date-parts&quot;:[[&quot;1997&quot;]]}}}],&quot;schema&quot;:&quot;https://github.com/citation-style-language/schema/raw/master/csl-citation.json&quot;} RND5DPjqgFZZM"/><text:span text:style-name="T16">(de Soyza et al., 1997)</text:span><text:reference-mark-end text:name="ZOTERO_ITEM CSL_CITATION {&quot;citationID&quot;:&quot;23rhqji5lu&quot;,&quot;properties&quot;:{&quot;formattedCitation&quot;:&quot;(de Soyza et al., 1997)&quot;,&quot;plainCitation&quot;:&quot;(de Soyza et al., 1997)&quot;},&quot;citationItems&quot;:[{&quot;id&quot;:8,&quot;uris&quot;:[&quot;http://zotero.org/users/976121/items/253EWCDS&quot;],&quot;uri&quot;:[&quot;http://zotero.org/users/976121/items/253EWCDS&quot;],&quot;itemData&quot;:{&quot;id&quot;:8,&quot;type&quot;:&quot;article-journal&quot;,&quot;title&quot;:&quot;Sensitivity testing of indicators of ecosystem health&quot;,&quot;container-title&quot;:&quot;Ecosystem Health&quot;,&quot;page&quot;:&quot;44–53&quot;,&quot;volume&quot;:&quot;3&quot;,&quot;issue&quot;:&quot;1&quot;,&quot;source&quot;:&quot;Wiley Online Library&quot;,&quot;abstract&quot;:&quot;The sensitivities of three indicators of ecosystem health were evaluated at several sites in the Jornada Basin of the Chihuahuan Desert in southern New Mexico. The size of bare patches, proportion of total grass cover contributed by long-lived perennial grasses, and soil stability are interdependent indicators of ecosystem functions related to the retention and use of water and nutrients. Sensitivity tests were chosen using data collected along disturbance gradients and then tested using independent, ungrazed exclosures and adjacent grazed pastures. The mean size of bare soil patches was sensitive to anthropogenic disturbance. When bare soil patch data were transformed using natural logarithms, the skewness of the frequency distribution weighted by mean bare patch size could be used to indicate early disturbance to the ecosystem. The proportion of total vegetation that was long lived also was sensitive to anthropogenic disturbance and appears to be a good indicator of ecosystem degradation. The slake test for soil surface stability was extremely sensitive to disturbance and may serve as an early-warning indicator of soil degradation for the coarse-textured soils that were evaluated.&quot;,&quot;DOI&quot;:&quot;10.1111/j.1526-0992.1997.00705.pp.x&quot;,&quot;ISSN&quot;:&quot;1526-0992&quot;,&quot;language&quot;:&quot;en&quot;,&quot;author&quot;:[{&quot;family&quot;:&quot;Soyza&quot;,&quot;given&quot;:&quot;A. G.&quot;,&quot;non-dropping-particle&quot;:&quot;de&quot;},{&quot;family&quot;:&quot;Whitford&quot;,&quot;given&quot;:&quot;W. G.&quot;},{&quot;family&quot;:&quot;Herrick&quot;,&quot;given&quot;:&quot;J. E.&quot;}],&quot;issued&quot;:{&quot;date-parts&quot;:[[&quot;1997&quot;]]}}}],&quot;schema&quot;:&quot;https://github.com/citation-style-language/schema/raw/master/csl-citation.json&quot;} RND5DPjqgFZZM"/><text:span text:style-name="T16">. Тъй като това е основна задача на тази дисертация, използваният метод на пробонабиране е подходящ за целта.</text:span></text:p>
      <text:p text:style-name="P60"><text:span text:style-name="T16">В мекото пясъчно дъно без растителност пробовзимането се извършваше от лодка с дъночерпател тип Van Veen с опробваща площ 0.05 m</text:span><text:span text:style-name="T24">2</text:span>, <text:span text:style-name="T31">като бяха събирани по 3 репликатни проби от станция. При изваждането на пробата се следеше за представителността й – дълбочината на събрания седимент трябва да е 10-15 cm при пясъчно дъно и 20 cm – при тинесто дъно.</text:span></text:p>
      <text:p text:style-name="P60">Макрозообентосните организми <text:span text:style-name="T32">бяха</text:span> отдел<text:span text:style-name="T32">яни</text:span> от седимента чрез промиване на малки порции от пробата през сито с диаметър на окото 0.5 mm, след което <text:span text:style-name="T32">бяха</text:span> фиксира<text:span text:style-name="T32">ни</text:span> с 10% разтвор на формалдехид в морска вода.</text:p>
      <text:p text:style-name="P60"><text:span text:style-name="T33">При лабораторната обработка зообентосните проби бяха промивани обилно със сладка вода, за да се отстрани формалдехида. Организмите бяха отделяни от седимента на ръка, чрез преглеждане на малки порции от пробата под стереомикроскоп при увеличение 8х – 40х. По-малките организми бяха допълнително преглеждани под оптичен микроскоп при увеличение 50х – 1000х, за да се определи таксономичната им принадлежност. Използвани бяха таксономичните определители на Мордухай-Болтовской </text:span><text:reference-mark-start text:name="ZOTERO_ITEM CSL_CITATION {&quot;citationID&quot;:&quot;28tnpgqu9u&quot;,&quot;properties&quot;:{&quot;unsorted&quot;:true,&quot;formattedCitation&quot;:&quot;(1968, 1969, 1972)&quot;,&quot;plainCitation&quot;:&quot;(1968, 1969, 1972)&quot;},&quot;citationItems&quot;:[{&quot;id&quot;:594,&quot;uris&quot;:[&quot;http://zotero.org/users/976121/items/D4XKS33C&quot;],&quot;uri&quot;:[&quot;http://zotero.org/users/976121/items/D4XKS33C&quot;],&quot;itemData&quot;:{&quot;id&quot;:594,&quot;type&quot;:&quot;book&quot;,&quot;title&quot;:&quot;Определитель фауны Черного и Азовского морей&quot;,&quot;publisher&quot;:&quot;Наукова думка&quot;,&quot;publisher-place&quot;:&quot;Киев&quot;,&quot;volume&quot;:&quot;1&quot;,&quot;number-of-volumes&quot;:&quot;3&quot;,&quot;number-of-pages&quot;:&quot;437&quot;,&quot;event-place&quot;:&quot;Киев&quot;,&quot;language&quot;:&quot;Russian&quot;,&quot;editor&quot;:[{&quot;family&quot;:&quot;Мордухай-Болтовской&quot;,&quot;given&quot;:&quot;Ф. Д.&quot;}],&quot;issued&quot;:{&quot;date-parts&quot;:[[&quot;1968&quot;]]}},&quot;suppress-author&quot;:true},{&quot;id&quot;:2675,&quot;uris&quot;:[&quot;http://zotero.org/users/976121/items/K6M4PXG5&quot;],&quot;uri&quot;:[&quot;http://zotero.org/users/976121/items/K6M4PXG5&quot;],&quot;itemData&quot;:{&quot;id&quot;:2675,&quot;type&quot;:&quot;book&quot;,&quot;title&quot;:&quot;Определитель фауны Черного и Азовского морей&quot;,&quot;publisher&quot;:&quot;Наукова думка&quot;,&quot;publisher-place&quot;:&quot;Киев&quot;,&quot;volume&quot;:&quot;2&quot;,&quot;number-of-volumes&quot;:&quot;3&quot;,&quot;number-of-pages&quot;:&quot;536&quot;,&quot;event-place&quot;:&quot;Киев&quot;,&quot;language&quot;:&quot;Russian&quot;,&quot;editor&quot;:[{&quot;family&quot;:&quot;Мордухай-Болтовской&quot;,&quot;given&quot;:&quot;Ф. Д.&quot;}],&quot;issued&quot;:{&quot;date-parts&quot;:[[&quot;1969&quot;]]}},&quot;suppress-author&quot;:true},{&quot;id&quot;:2676,&quot;uris&quot;:[&quot;http://zotero.org/users/976121/items/7795NXSN&quot;],&quot;uri&quot;:[&quot;http://zotero.org/users/976121/items/7795NXSN&quot;],&quot;itemData&quot;:{&quot;id&quot;:2676,&quot;type&quot;:&quot;book&quot;,&quot;title&quot;:&quot;Определитель фауны Черного и Азовского морей&quot;,&quot;publisher&quot;:&quot;Наукова думка&quot;,&quot;publisher-place&quot;:&quot;Киев&quot;,&quot;volume&quot;:&quot;3&quot;,&quot;number-of-volumes&quot;:&quot;3&quot;,&quot;number-of-pages&quot;:&quot;340&quot;,&quot;event-place&quot;:&quot;Киев&quot;,&quot;language&quot;:&quot;Russian&quot;,&quot;editor&quot;:[{&quot;family&quot;:&quot;Мордухай-Болтовской&quot;,&quot;given&quot;:&quot;Ф. Д.&quot;}],&quot;issued&quot;:{&quot;date-parts&quot;:[[&quot;1972&quot;]]}},&quot;suppress-author&quot;:true}],&quot;schema&quot;:&quot;https://github.com/citation-style-language/schema/raw/master/csl-citation.json&quot;} RNDyTEkm5ftqy"/><text:span text:style-name="T33">(1968, 1969, 1972)</text:span><text:reference-mark-end text:name="ZOTERO_ITEM CSL_CITATION {&quot;citationID&quot;:&quot;28tnpgqu9u&quot;,&quot;properties&quot;:{&quot;unsorted&quot;:true,&quot;formattedCitation&quot;:&quot;(1968, 1969, 1972)&quot;,&quot;plainCitation&quot;:&quot;(1968, 1969, 1972)&quot;},&quot;citationItems&quot;:[{&quot;id&quot;:594,&quot;uris&quot;:[&quot;http://zotero.org/users/976121/items/D4XKS33C&quot;],&quot;uri&quot;:[&quot;http://zotero.org/users/976121/items/D4XKS33C&quot;],&quot;itemData&quot;:{&quot;id&quot;:594,&quot;type&quot;:&quot;book&quot;,&quot;title&quot;:&quot;Определитель фауны Черного и Азовского морей&quot;,&quot;publisher&quot;:&quot;Наукова думка&quot;,&quot;publisher-place&quot;:&quot;Киев&quot;,&quot;volume&quot;:&quot;1&quot;,&quot;number-of-volumes&quot;:&quot;3&quot;,&quot;number-of-pages&quot;:&quot;437&quot;,&quot;event-place&quot;:&quot;Киев&quot;,&quot;language&quot;:&quot;Russian&quot;,&quot;editor&quot;:[{&quot;family&quot;:&quot;Мордухай-Болтовской&quot;,&quot;given&quot;:&quot;Ф. Д.&quot;}],&quot;issued&quot;:{&quot;date-parts&quot;:[[&quot;1968&quot;]]}},&quot;suppress-author&quot;:true},{&quot;id&quot;:2675,&quot;uris&quot;:[&quot;http://zotero.org/users/976121/items/K6M4PXG5&quot;],&quot;uri&quot;:[&quot;http://zotero.org/users/976121/items/K6M4PXG5&quot;],&quot;itemData&quot;:{&quot;id&quot;:2675,&quot;type&quot;:&quot;book&quot;,&quot;title&quot;:&quot;Определитель фауны Черного и Азовского морей&quot;,&quot;publisher&quot;:&quot;Наукова думка&quot;,&quot;publisher-place&quot;:&quot;Киев&quot;,&quot;volume&quot;:&quot;2&quot;,&quot;number-of-volumes&quot;:&quot;3&quot;,&quot;number-of-pages&quot;:&quot;536&quot;,&quot;event-place&quot;:&quot;Киев&quot;,&quot;language&quot;:&quot;Russian&quot;,&quot;editor&quot;:[{&quot;family&quot;:&quot;Мордухай-Болтовской&quot;,&quot;given&quot;:&quot;Ф. Д.&quot;}],&quot;issued&quot;:{&quot;date-parts&quot;:[[&quot;1969&quot;]]}},&quot;suppress-author&quot;:true},{&quot;id&quot;:2676,&quot;uris&quot;:[&quot;http://zotero.org/users/976121/items/7795NXSN&quot;],&quot;uri&quot;:[&quot;http://zotero.org/users/976121/items/7795NXSN&quot;],&quot;itemData&quot;:{&quot;id&quot;:2676,&quot;type&quot;:&quot;book&quot;,&quot;title&quot;:&quot;Определитель фауны Черного и Азовского морей&quot;,&quot;publisher&quot;:&quot;Наукова думка&quot;,&quot;publisher-place&quot;:&quot;Киев&quot;,&quot;volume&quot;:&quot;3&quot;,&quot;number-of-volumes&quot;:&quot;3&quot;,&quot;number-of-pages&quot;:&quot;340&quot;,&quot;event-place&quot;:&quot;Киев&quot;,&quot;language&quot;:&quot;Russian&quot;,&quot;editor&quot;:[{&quot;family&quot;:&quot;Мордухай-Болтовской&quot;,&quot;given&quot;:&quot;Ф. Д.&quot;}],&quot;issued&quot;:{&quot;date-parts&quot;:[[&quot;1972&quot;]]}},&quot;suppress-author&quot;:true}],&quot;schema&quot;:&quot;https://github.com/citation-style-language/schema/raw/master/csl-citation.json&quot;} RNDyTEkm5ftqy"/><text:span text:style-name="T33">, Маринов </text:span><text:reference-mark-start text:name="ZOTERO_ITEM CSL_CITATION {&quot;citationID&quot;:&quot;4mr4hlsud&quot;,&quot;properties&quot;:{&quot;formattedCitation&quot;:&quot;(1977)&quot;,&quot;plainCitation&quot;:&quot;(1977)&quot;},&quot;citationItems&quot;:[{&quot;id&quot;:2677,&quot;uris&quot;:[&quot;http://zotero.org/users/976121/items/I93WR8I3&quot;],&quot;uri&quot;:[&quot;http://zotero.org/users/976121/items/I93WR8I3&quot;],&quot;itemData&quot;:{&quot;id&quot;:2677,&quot;type&quot;:&quot;book&quot;,&quot;title&quot;:&quot;Фауна на България. Многочетинести червеи (Polychaeta)&quot;,&quot;collection-title&quot;:&quot;Фауна на България&quot;,&quot;publisher&quot;:&quot;Издателство на Българската академия на науките&quot;,&quot;publisher-place&quot;:&quot;София&quot;,&quot;volume&quot;:&quot;6&quot;,&quot;number-of-pages&quot;:&quot;258&quot;,&quot;event-place&quot;:&quot;София&quot;,&quot;language&quot;:&quot;bg&quot;,&quot;author&quot;:[{&quot;family&quot;:&quot;Маринов&quot;,&quot;given&quot;:&quot;Т. М.&quot;}],&quot;issued&quot;:{&quot;date-parts&quot;:[[&quot;1977&quot;]]}},&quot;suppress-author&quot;:true}],&quot;schema&quot;:&quot;https://github.com/citation-style-language/schema/raw/master/csl-citation.json&quot;} RND8oCp2r4p0Z"/><text:span text:style-name="T33">(1977)</text:span><text:reference-mark-end text:name="ZOTERO_ITEM CSL_CITATION {&quot;citationID&quot;:&quot;4mr4hlsud&quot;,&quot;properties&quot;:{&quot;formattedCitation&quot;:&quot;(1977)&quot;,&quot;plainCitation&quot;:&quot;(1977)&quot;},&quot;citationItems&quot;:[{&quot;id&quot;:2677,&quot;uris&quot;:[&quot;http://zotero.org/users/976121/items/I93WR8I3&quot;],&quot;uri&quot;:[&quot;http://zotero.org/users/976121/items/I93WR8I3&quot;],&quot;itemData&quot;:{&quot;id&quot;:2677,&quot;type&quot;:&quot;book&quot;,&quot;title&quot;:&quot;Фауна на България. Многочетинести червеи (Polychaeta)&quot;,&quot;collection-title&quot;:&quot;Фауна на България&quot;,&quot;publisher&quot;:&quot;Издателство на Българската академия на науките&quot;,&quot;publisher-place&quot;:&quot;София&quot;,&quot;volume&quot;:&quot;6&quot;,&quot;number-of-pages&quot;:&quot;258&quot;,&quot;event-place&quot;:&quot;София&quot;,&quot;language&quot;:&quot;bg&quot;,&quot;author&quot;:[{&quot;family&quot;:&quot;Маринов&quot;,&quot;given&quot;:&quot;Т. М.&quot;}],&quot;issued&quot;:{&quot;date-parts&quot;:[[&quot;1977&quot;]]}},&quot;suppress-author&quot;:true}],&quot;schema&quot;:&quot;https://github.com/citation-style-language/schema/raw/master/csl-citation.json&quot;} RND8oCp2r4p0Z"/><text:span text:style-name="T33">, Киселева </text:span><text:reference-mark-start text:name="ZOTERO_ITEM CSL_CITATION {&quot;citationID&quot;:&quot;18gq5ohtv9&quot;,&quot;properties&quot;:{&quot;formattedCitation&quot;:&quot;(2004)&quot;,&quot;plainCitation&quot;:&quot;(2004)&quot;},&quot;citationItems&quot;:[{&quot;id&quot;:2275,&quot;uris&quot;:[&quot;http://zotero.org/users/976121/items/VHN8XS2E&quot;],&quot;uri&quot;:[&quot;http://zotero.org/users/976121/items/VHN8XS2E&quot;],&quot;itemData&quot;:{&quot;id&quot;:2275,&quot;type&quot;:&quot;book&quot;,&quot;title&quot;:&quot;Многощетинковые черви (Polychaeta) Черного и Азовского морей&quot;,&quot;publisher&quot;:&quot;Апатиты: Издательство Кольского научного центра РАН&quot;,&quot;number-of-pages&quot;:&quot;409&quot;,&quot;language&quot;:&quot;ru&quot;,&quot;author&quot;:[{&quot;family&quot;:&quot;Киселева&quot;,&quot;given&quot;:&quot;М. И.&quot;}],&quot;issued&quot;:{&quot;date-parts&quot;:[[&quot;2004&quot;]]}},&quot;suppress-author&quot;:true}],&quot;schema&quot;:&quot;https://github.com/citation-style-language/schema/raw/master/csl-citation.json&quot;} RND1CU7Vw6fSa"/><text:span text:style-name="T33">(2004)</text:span><text:reference-mark-end text:name="ZOTERO_ITEM CSL_CITATION {&quot;citationID&quot;:&quot;18gq5ohtv9&quot;,&quot;properties&quot;:{&quot;formattedCitation&quot;:&quot;(2004)&quot;,&quot;plainCitation&quot;:&quot;(2004)&quot;},&quot;citationItems&quot;:[{&quot;id&quot;:2275,&quot;uris&quot;:[&quot;http://zotero.org/users/976121/items/VHN8XS2E&quot;],&quot;uri&quot;:[&quot;http://zotero.org/users/976121/items/VHN8XS2E&quot;],&quot;itemData&quot;:{&quot;id&quot;:2275,&quot;type&quot;:&quot;book&quot;,&quot;title&quot;:&quot;Многощетинковые черви (Polychaeta) Черного и Азовского морей&quot;,&quot;publisher&quot;:&quot;Апатиты: Издательство Кольского научного центра РАН&quot;,&quot;number-of-pages&quot;:&quot;409&quot;,&quot;language&quot;:&quot;ru&quot;,&quot;author&quot;:[{&quot;family&quot;:&quot;Киселева&quot;,&quot;given&quot;:&quot;М. И.&quot;}],&quot;issued&quot;:{&quot;date-parts&quot;:[[&quot;2004&quot;]]}},&quot;suppress-author&quot;:true}],&quot;schema&quot;:&quot;https://github.com/citation-style-language/schema/raw/master/csl-citation.json&quot;} RND1CU7Vw6fSa"/><text:span text:style-name="T33">, Fauna Iberica </text:span><text:reference-mark-start text:name="ZOTERO_ITEM CSL_CITATION {&quot;citationID&quot;:&quot;1fki4pev86&quot;,&quot;properties&quot;:{&quot;formattedCitation&quot;:&quot;(San Martin, 2003; Vieitez, 2004)&quot;,&quot;plainCitation&quot;:&quot;(San Martin, 2003; Vieitez, 2004)&quot;},&quot;citationItems&quot;:[{&quot;id&quot;:2678,&quot;uris&quot;:[&quot;http://zotero.org/users/976121/items/EQT8NVUU&quot;],&quot;uri&quot;:[&quot;http://zotero.org/users/976121/items/EQT8NVUU&quot;],&quot;itemData&quot;:{&quot;id&quot;:2678,&quot;type&quot;:&quot;book&quot;,&quot;title&quot;:&quot;Fauna Iberica. Annelida, Polychaeta II&quot;,&quot;collection-title&quot;:&quot;Fauna Iberica&quot;,&quot;publisher&quot;:&quot;CSIC&quot;,&quot;publisher-place&quot;:&quot;Madrid&quot;,&quot;volume&quot;:&quot;21&quot;,&quot;number-of-pages&quot;:&quot;554&quot;,&quot;event-place&quot;:&quot;Madrid&quot;,&quot;URL&quot;:&quot;http://www.fauna-iberica.mncn.csic.es/english/publicaciones/fi21.php&quot;,&quot;ISBN&quot;:&quot;84-00-07010-0&quot;,&quot;language&quot;:&quot;es&quot;,&quot;author&quot;:[{&quot;family&quot;:&quot;San Martin&quot;,&quot;given&quot;:&quot;Guillermo&quot;}],&quot;issued&quot;:{&quot;date-parts&quot;:[[&quot;2003&quot;]]},&quot;accessed&quot;:{&quot;date-parts&quot;:[[&quot;2015&quot;,12,14]]}}},{&quot;id&quot;:2680,&quot;uris&quot;:[&quot;http://zotero.org/users/976121/items/AGWWUQX3&quot;],&quot;uri&quot;:[&quot;http://zotero.org/users/976121/items/AGWWUQX3&quot;],&quot;itemData&quot;:{&quot;id&quot;:2680,&quot;type&quot;:&quot;book&quot;,&quot;title&quot;:&quot;Fauna Iberica. Annelida, Polychaeta I&quot;,&quot;collection-title&quot;:&quot;Fauna Iberica&quot;,&quot;publisher&quot;:&quot;CSIC&quot;,&quot;publisher-place&quot;:&quot;Madrid&quot;,&quot;volume&quot;:&quot;25&quot;,&quot;number-of-pages&quot;:&quot;230&quot;,&quot;event-place&quot;:&quot;Madrid&quot;,&quot;URL&quot;:&quot;http://www.fauna-iberica.mncn.csic.es/english/publicaciones/fi21.php&quot;,&quot;ISBN&quot;:&quot;84-00-08294-X&quot;,&quot;language&quot;:&quot;es&quot;,&quot;author&quot;:[{&quot;family&quot;:&quot;Vieitez&quot;,&quot;given&quot;:&quot;J. M.&quot;}],&quot;issued&quot;:{&quot;date-parts&quot;:[[&quot;2004&quot;]]},&quot;accessed&quot;:{&quot;date-parts&quot;:[[&quot;2015&quot;,12,14]]}}}],&quot;schema&quot;:&quot;https://github.com/citation-style-language/schema/raw/master/csl-citation.json&quot;} RNDLoIn0imovb"/><text:span text:style-name="T33">(San Martin, 2003; Vieitez, 2004)</text:span><text:reference-mark-end text:name="ZOTERO_ITEM CSL_CITATION {&quot;citationID&quot;:&quot;1fki4pev86&quot;,&quot;properties&quot;:{&quot;formattedCitation&quot;:&quot;(San Martin, 2003; Vieitez, 2004)&quot;,&quot;plainCitation&quot;:&quot;(San Martin, 2003; Vieitez, 2004)&quot;},&quot;citationItems&quot;:[{&quot;id&quot;:2678,&quot;uris&quot;:[&quot;http://zotero.org/users/976121/items/EQT8NVUU&quot;],&quot;uri&quot;:[&quot;http://zotero.org/users/976121/items/EQT8NVUU&quot;],&quot;itemData&quot;:{&quot;id&quot;:2678,&quot;type&quot;:&quot;book&quot;,&quot;title&quot;:&quot;Fauna Iberica. Annelida, Polychaeta II&quot;,&quot;collection-title&quot;:&quot;Fauna Iberica&quot;,&quot;publisher&quot;:&quot;CSIC&quot;,&quot;publisher-place&quot;:&quot;Madrid&quot;,&quot;volume&quot;:&quot;21&quot;,&quot;number-of-pages&quot;:&quot;554&quot;,&quot;event-place&quot;:&quot;Madrid&quot;,&quot;URL&quot;:&quot;http://www.fauna-iberica.mncn.csic.es/english/publicaciones/fi21.php&quot;,&quot;ISBN&quot;:&quot;84-00-07010-0&quot;,&quot;language&quot;:&quot;es&quot;,&quot;author&quot;:[{&quot;family&quot;:&quot;San Martin&quot;,&quot;given&quot;:&quot;Guillermo&quot;}],&quot;issued&quot;:{&quot;date-parts&quot;:[[&quot;2003&quot;]]},&quot;accessed&quot;:{&quot;date-parts&quot;:[[&quot;2015&quot;,12,14]]}}},{&quot;id&quot;:2680,&quot;uris&quot;:[&quot;http://zotero.org/users/976121/items/AGWWUQX3&quot;],&quot;uri&quot;:[&quot;http://zotero.org/users/976121/items/AGWWUQX3&quot;],&quot;itemData&quot;:{&quot;id&quot;:2680,&quot;type&quot;:&quot;book&quot;,&quot;title&quot;:&quot;Fauna Iberica. Annelida, Polychaeta I&quot;,&quot;collection-title&quot;:&quot;Fauna Iberica&quot;,&quot;publisher&quot;:&quot;CSIC&quot;,&quot;publisher-place&quot;:&quot;Madrid&quot;,&quot;volume&quot;:&quot;25&quot;,&quot;number-of-pages&quot;:&quot;230&quot;,&quot;event-place&quot;:&quot;Madrid&quot;,&quot;URL&quot;:&quot;http://www.fauna-iberica.mncn.csic.es/english/publicaciones/fi21.php&quot;,&quot;ISBN&quot;:&quot;84-00-08294-X&quot;,&quot;language&quot;:&quot;es&quot;,&quot;author&quot;:[{&quot;family&quot;:&quot;Vieitez&quot;,&quot;given&quot;:&quot;J. M.&quot;}],&quot;issued&quot;:{&quot;date-parts&quot;:[[&quot;2004&quot;]]},&quot;accessed&quot;:{&quot;date-parts&quot;:[[&quot;2015&quot;,12,14]]}}}],&quot;schema&quot;:&quot;https://github.com/citation-style-language/schema/raw/master/csl-citation.json&quot;} RNDLoIn0imovb"/><text:span text:style-name="T33">.</text:span></text:p>
      <text:p text:style-name="P60"><text:span text:style-name="T34">При сортирането индивидите от всеки вид бяха преброявани, за да се определи индивидуалната численост на видовете в пробата; след това последната беше преизчислена за 1 m</text:span><text:span text:style-name="T25">2</text:span><text:span text:style-name="T34">.</text:span></text:p>
      <text:p text:style-name="P60"><text:span text:style-name="T34">Биомасата на всеки вид в пробата беше измерена като влажно тегло (g). След отстраняване на излишната влага върху филтърна хартия, теглото на всички индивиди от съответния вид в пробата беше измерено с помощта на електронна везна с точност до 0.0001 g. Теглото се приемаше за 0.0001 g, ако е по-малко от аналитичния праг на везната </text:span><text:reference-mark-start text:name="ZOTERO_ITEM CSL_CITATION {&quot;citationID&quot;:&quot;155438g1p0&quot;,&quot;properties&quot;:{&quot;formattedCitation&quot;:&quot;(Eleftheriou and McIntyre, 2005)&quot;,&quot;plainCitation&quot;:&quot;(Eleftheriou and McIntyre, 2005)&quot;},&quot;citationItems&quot;:[{&quot;id&quot;:509,&quot;uris&quot;:[&quot;http://zotero.org/users/976121/items/BS75P4GQ&quot;],&quot;uri&quot;:[&quot;http://zotero.org/users/976121/items/BS75P4GQ&quot;],&quot;itemData&quot;:{&quot;id&quot;:509,&quot;type&quot;:&quot;book&quot;,&quot;title&quot;:&quot;Methods for the study of marine benthos&quot;,&quot;publisher&quot;:&quot;Wiley-Blackwell&quot;,&quot;number-of-pages&quot;:&quot;440&quot;,&quot;edition&quot;:&quot;3&quot;,&quot;ISBN&quot;:&quot;0-632-05488-3&quot;,&quot;editor&quot;:[{&quot;family&quot;:&quot;Eleftheriou&quot;,&quot;given&quot;:&quot;Anastasios&quot;},{&quot;family&quot;:&quot;McIntyre&quot;,&quot;given&quot;:&quot;Alasdair&quot;}],&quot;issued&quot;:{&quot;date-parts&quot;:[[&quot;2005&quot;]]}}}],&quot;schema&quot;:&quot;https://github.com/citation-style-language/schema/raw/master/csl-citation.json&quot;} RNDILvrY2g76W"/><text:span text:style-name="T34">(Eleftheriou and McIntyre, 2005)</text:span><text:reference-mark-end text:name="ZOTERO_ITEM CSL_CITATION {&quot;citationID&quot;:&quot;155438g1p0&quot;,&quot;properties&quot;:{&quot;formattedCitation&quot;:&quot;(Eleftheriou and McIntyre, 2005)&quot;,&quot;plainCitation&quot;:&quot;(Eleftheriou and McIntyre, 2005)&quot;},&quot;citationItems&quot;:[{&quot;id&quot;:509,&quot;uris&quot;:[&quot;http://zotero.org/users/976121/items/BS75P4GQ&quot;],&quot;uri&quot;:[&quot;http://zotero.org/users/976121/items/BS75P4GQ&quot;],&quot;itemData&quot;:{&quot;id&quot;:509,&quot;type&quot;:&quot;book&quot;,&quot;title&quot;:&quot;Methods for the study of marine benthos&quot;,&quot;publisher&quot;:&quot;Wiley-Blackwell&quot;,&quot;number-of-pages&quot;:&quot;440&quot;,&quot;edition&quot;:&quot;3&quot;,&quot;ISBN&quot;:&quot;0-632-05488-3&quot;,&quot;editor&quot;:[{&quot;family&quot;:&quot;Eleftheriou&quot;,&quot;given&quot;:&quot;Anastasios&quot;},{&quot;family&quot;:&quot;McIntyre&quot;,&quot;given&quot;:&quot;Alasdair&quot;}],&quot;issued&quot;:{&quot;date-parts&quot;:[[&quot;2005&quot;]]}}}],&quot;schema&quot;:&quot;https://github.com/citation-style-language/schema/raw/master/csl-citation.json&quot;} RNDILvrY2g76W"/><text:span text:style-name="T34">. Биомасата на всеки вид също беше преизчислена за 1 m</text:span><text:span text:style-name="T25">2</text:span><text:span text:style-name="T34">.</text:span></text:p>
      <text:p text:style-name="P60"><text:span text:style-name="T35">Тези основни параметри на макрозообентосните съобщества </text:span><text:span text:style-name="T37">бяха</text:span><text:span text:style-name="T119"> използва</text:span><text:span text:style-name="T37">ни </text:span><text:span text:style-name="T119">за </text:span><text:span text:style-name="T37">характеризиране на тяхното биоразнообразие, както и за </text:span><text:span text:style-name="T119">изчисляването на индекси</text:span><text:span text:style-name="T37">те</text:span><text:span text:style-name="T119"> за екологично качество на средата.</text:span></text:p>
      <text:list xml:id="list105344787433083" text:continue-numbering="true" text:style-name="Thesis_5f_numbering">
        <text:list-item>
          <text:list>
            <text:list-item>
              <text:p text:style-name="P63"><text:soft-page-break/>Статистическа обработка и анализ на данните</text:p>
            </text:list-item>
          </text:list>
        </text:list-item>
      </text:list>
      <text:p text:style-name="P7"><text:span text:style-name="T36">Настоящето изследване имаше две основни задачи: от една страна описание на съвременното биоразнообразие на макрозообентосните съобщества в плитката крайбрежна </text:span><text:span text:style-name="T38">зона; от друга – характеризиране на екологичното им състояние по смисъла на европейските директиви, свързани с морската околна среда. Различните статистически методи и анализи на събраните данни, позволяващи изпълнението на тези задачи, са описани по-долу.</text:span></text:p>
      <text:list xml:id="list105345607453226" text:continue-numbering="true" text:style-name="Thesis_5f_numbering">
        <text:list-item>
          <text:list>
            <text:list-item>
              <text:list>
                <text:list-item>
                  <text:p text:style-name="P61">Методи за характеристика на биоразнообразието на макрозообентосните съобщества</text:p>
                </text:list-item>
              </text:list>
            </text:list-item>
          </text:list>
        </text:list-item>
      </text:list>
      <text:p text:style-name="P8"><text:span text:style-name="T291">Върху събраните данни бяха приложени </text:span>обективни методи за оценка на биоразнообразието, <text:span text:style-name="T291">които </text:span>се използват <text:span text:style-name="T291">рутинно </text:span>в екологичните изследвания. Основната <text:span text:style-name="T292">им </text:span>цел е да се направи количествена оценка на състава и структурата на съобществата, която да позволи <text:span text:style-name="T293">сравнението на последните</text:span> в пространств<text:span text:style-name="T293">ено</text:span> <text:span text:style-name="T291">и/</text:span>или във време<text:span text:style-name="T293">в</text:span>о <text:span text:style-name="T293">отношение</text:span>. Терминът „разнообразие“ обикновено <text:span text:style-name="T294">включва</text:span> мярка както на видовото богатство (броя видове), така и на изравнеността (колко равномерно са разпределени индивидите между тези видове). <text:span text:style-name="T291">Бяха изчислени също индекси на таксономично разнообразие, които взимат предвид таксономичната принадлежност на различните организми в съобществото.</text:span></text:p>
      <text:p text:style-name="P9">Оценк<text:span text:style-name="T295">а</text:span>та на биоразнообразието се основава на 3 допускания. <text:span text:style-name="T296">Първото е, че </text:span>всички видове са равн<text:span text:style-name="T297">опоставени</text:span>: не се прави разлика между многобройните и редките видове, <text:span text:style-name="T298">а всички </text:span>имат еднаква тежест в изчисленията <text:span text:style-name="T291">на индексите</text:span>. Относителната пропорция (численост) на един вид в <text:span text:style-name="T299">пробата е единственият фактор, който определя тежестта му в един индекс за биоразнообразие. Второто допускане на индексите за биоразнообразие е, че всички индивиди са равнопоставени: не се прави разлика между най-големите и най-малките индивиди; на практика обаче най-малките организми не се задържат от използваната при пробонабирането мрежа.</text:span></text:p>
      <text:p text:style-name="P10"><text:span text:style-name="T300">От своя страна, и</text:span>ндексите за таксономично и функционално разнообразие <text:span text:style-name="T300">се различават по това, че </text:span>не <text:span text:style-name="T291">правят тези допускания: при тях таксономичната идентичност на </text:span>видове<text:span text:style-name="T291">те</text:span> <text:span text:style-name="T291">е от значение</text:span>.</text:p>
      <text:p text:style-name="P10"><text:span text:style-name="T296">Третото основно допускане е, че ч</text:span>ислеността на видовете винаги се измерва в подходящи, сравними мерни единици. Индекси за биоразнообразие, базирани на различни единици, не са директно сравними помежду си.</text:p>
      <text:p text:style-name="P2"/>
      <text:p text:style-name="P15">Индекси за биоразнообразие</text:p>
      <text:p text:style-name="P20">Видовото богатство (<text:span text:style-name="T301">species richness, S</text:span>) може да се приеме като най-простия индекс за биоразнообразие. Представлява <text:span text:style-name="T323">общият брой различни видове в пробата или съобществото. Зависи силно от размера на пробата, както и от броя събрани проби. Съществуват индекси за видово богатство (напр. </text:span><text:span text:style-name="T302">d </text:span><text:span text:style-name="T39">на </text:span><text:span text:style-name="T302">Margalef</text:span><text:span text:style-name="T323">), които се опитват да компенсират тези зависимости чрез различни корекции, но въпреки това зависимостта от броя проби си остава: с всяка следваща проба най-вероятно ще се добавят нови видове, а пълен инвентар на всички видове в даден район на практика е невъзможно да се направи в рамките на обикновено изследване. Видовото богатство също така варира много силно между различни типове местообитания. Освен това, тъй като представлява просто изброяване на присъстващите видове, то не отразява директно филогенетичното </text:span><text:soft-page-break/><text:span text:style-name="T323">разнообразие на съобществата. Въпреки това, видовото богатство е полезна мярка за биоразнообразие, която е лесна за интерпретация и има биологичен смисъл.</text:span></text:p>
      <text:p text:style-name="P60"><text:span text:style-name="T324">Индексите за хетерогенност на съобществата са следващата стъпка в характеризирането на биоразнообразието. Те комбинират аспектите видово богатство и изравненост на съобществата. Най-известният и широко използван такъв индекс е </text:span><text:span text:style-name="T120">индексът </text:span><text:span text:style-name="T121">на </text:span><text:span text:style-name="T303">Shannon</text:span><text:span text:style-name="T121">-</text:span><text:span text:style-name="T303">W</text:span><text:span text:style-name="T304">iene</text:span><text:span text:style-name="T305">r </text:span><text:reference-mark-start text:name="ZOTERO_ITEM CSL_CITATION {&quot;citationID&quot;:&quot;1ustg7tc8k&quot;,&quot;properties&quot;:{&quot;formattedCitation&quot;:&quot;(Shannon and Weaver, 1949)&quot;,&quot;plainCitation&quot;:&quot;(Shannon and Weaver, 1949)&quot;},&quot;citationItems&quot;:[{&quot;id&quot;:2684,&quot;uris&quot;:[&quot;http://zotero.org/users/976121/items/NVUTUXPE&quot;],&quot;uri&quot;:[&quot;http://zotero.org/users/976121/items/NVUTUXPE&quot;],&quot;itemData&quot;:{&quot;id&quot;:2684,&quot;type&quot;:&quot;book&quot;,&quot;title&quot;:&quot;The mathematical theory of communication&quot;,&quot;publisher&quot;:&quot;University of Illinois Press&quot;,&quot;publisher-place&quot;:&quot;Urbana&quot;,&quot;number-of-pages&quot;:&quot;117&quot;,&quot;event-place&quot;:&quot;Urbana&quot;,&quot;language&quot;:&quot;en&quot;,&quot;author&quot;:[{&quot;family&quot;:&quot;Shannon&quot;,&quot;given&quot;:&quot;C. E.&quot;},{&quot;family&quot;:&quot;Weaver&quot;,&quot;given&quot;:&quot;W.&quot;}],&quot;issued&quot;:{&quot;date-parts&quot;:[[&quot;1949&quot;]]}}}],&quot;schema&quot;:&quot;https://github.com/citation-style-language/schema/raw/master/csl-citation.json&quot;} RNDMB5CUjndeD"/><text:span text:style-name="T305">(Shannon and Weaver, 1949)</text:span><text:reference-mark-end text:name="ZOTERO_ITEM CSL_CITATION {&quot;citationID&quot;:&quot;1ustg7tc8k&quot;,&quot;properties&quot;:{&quot;formattedCitation&quot;:&quot;(Shannon and Weaver, 1949)&quot;,&quot;plainCitation&quot;:&quot;(Shannon and Weaver, 1949)&quot;},&quot;citationItems&quot;:[{&quot;id&quot;:2684,&quot;uris&quot;:[&quot;http://zotero.org/users/976121/items/NVUTUXPE&quot;],&quot;uri&quot;:[&quot;http://zotero.org/users/976121/items/NVUTUXPE&quot;],&quot;itemData&quot;:{&quot;id&quot;:2684,&quot;type&quot;:&quot;book&quot;,&quot;title&quot;:&quot;The mathematical theory of communication&quot;,&quot;publisher&quot;:&quot;University of Illinois Press&quot;,&quot;publisher-place&quot;:&quot;Urbana&quot;,&quot;number-of-pages&quot;:&quot;117&quot;,&quot;event-place&quot;:&quot;Urbana&quot;,&quot;language&quot;:&quot;en&quot;,&quot;author&quot;:[{&quot;family&quot;:&quot;Shannon&quot;,&quot;given&quot;:&quot;C. E.&quot;},{&quot;family&quot;:&quot;Weaver&quot;,&quot;given&quot;:&quot;W.&quot;}],&quot;issued&quot;:{&quot;date-parts&quot;:[[&quot;1949&quot;]]}}}],&quot;schema&quot;:&quot;https://github.com/citation-style-language/schema/raw/master/csl-citation.json&quot;} RNDMB5CUjndeD"/><text:span text:style-name="T121">:</text:span></text:p>
      <text:p text:style-name="P60"/>
      <text:p text:style-name="P21"><draw:frame draw:style-name="fr5" draw:name="Object5" text:anchor-type="as-char" svg:y="-0.439cm" svg:width="3.886cm" svg:height="0.594cm" draw:z-index="0"><draw:object xlink:href="./Object 1" xlink:type="simple" xlink:show="embed" xlink:actuate="onLoad"/><draw:image xlink:href="./ObjectReplacements/Object 1" xlink:type="simple" xlink:show="embed" xlink:actuate="onLoad"/><svg:desc>formula</svg:desc></draw:frame></text:p>
      <text:p text:style-name="P22">където:</text:p>
      <text:p text:style-name="P23"><text:span text:style-name="T301">p</text:span><text:span text:style-name="T326">i</text:span><text:span text:style-name="T118"> = </text:span>n<text:span text:style-name="T325">i </text:span><text:span text:style-name="T118">/ </text:span>N<text:span text:style-name="T118"> – пропорция на индивидите от вида </text:span><text:span text:style-name="T301">i</text:span><text:span text:style-name="T118"> в пробата <text:line-break/></text:span><text:span text:style-name="T301">n</text:span><text:span text:style-name="T325">i</text:span><text:span text:style-name="T327"> </text:span><text:span text:style-name="T330">-</text:span><text:span text:style-name="T118"> брой индивиди от вида </text:span>i<text:span text:style-name="T118"> в пробата <text:line-break/></text:span><text:span text:style-name="T301">N</text:span><text:span text:style-name="T118"> </text:span><text:span text:style-name="T122">- </text:span><text:span text:style-name="T118">общ брой индивиди от всички видове в пробата</text:span></text:p>
      <text:p text:style-name="P60"/>
      <text:p text:style-name="P60"><text:span text:style-name="T40">В</text:span><text:span text:style-name="T41"> екологичните изследвания </text:span><text:span text:style-name="T123">най-често </text:span><text:span text:style-name="T118">се използва основа 2 </text:span><text:span text:style-name="T40">на логаритъма </text:span><text:reference-mark-start text:name="ZOTERO_ITEM CSL_CITATION {&quot;citationID&quot;:&quot;fe1nbjam3&quot;,&quot;properties&quot;:{&quot;formattedCitation&quot;:&quot;(Heip et al., 1998)&quot;,&quot;plainCitation&quot;:&quot;(Heip et al., 1998)&quot;},&quot;citationItems&quot;:[{&quot;id&quot;:1632,&quot;uris&quot;:[&quot;http://zotero.org/users/976121/items/WQDDRW52&quot;],&quot;uri&quot;:[&quot;http://zotero.org/users/976121/items/WQDDRW52&quot;],&quot;itemData&quot;:{&quot;id&quot;:1632,&quot;type&quot;:&quot;article-journal&quot;,&quot;title&quot;:&quot;Indices of diversity and evenness&quot;,&quot;container-title&quot;:&quot;Oceanis&quot;,&quot;page&quot;:&quot;61–87&quot;,&quot;volume&quot;:&quot;24&quot;,&quot;issue&quot;:&quot;4&quot;,&quot;author&quot;:[{&quot;family&quot;:&quot;Heip&quot;,&quot;given&quot;:&quot;C. H. R.&quot;},{&quot;family&quot;:&quot;Herman&quot;,&quot;given&quot;:&quot;P. M. J.&quot;},{&quot;family&quot;:&quot;Soetaert&quot;,&quot;given&quot;:&quot;K.&quot;}],&quot;issued&quot;:{&quot;date-parts&quot;:[[&quot;1998&quot;]]}}}],&quot;schema&quot;:&quot;https://github.com/citation-style-language/schema/raw/master/csl-citation.json&quot;} RND1ZyJj9sNip"/><text:span text:style-name="T40">(Heip et al., 1998)</text:span><text:reference-mark-end text:name="ZOTERO_ITEM CSL_CITATION {&quot;citationID&quot;:&quot;fe1nbjam3&quot;,&quot;properties&quot;:{&quot;formattedCitation&quot;:&quot;(Heip et al., 1998)&quot;,&quot;plainCitation&quot;:&quot;(Heip et al., 1998)&quot;},&quot;citationItems&quot;:[{&quot;id&quot;:1632,&quot;uris&quot;:[&quot;http://zotero.org/users/976121/items/WQDDRW52&quot;],&quot;uri&quot;:[&quot;http://zotero.org/users/976121/items/WQDDRW52&quot;],&quot;itemData&quot;:{&quot;id&quot;:1632,&quot;type&quot;:&quot;article-journal&quot;,&quot;title&quot;:&quot;Indices of diversity and evenness&quot;,&quot;container-title&quot;:&quot;Oceanis&quot;,&quot;page&quot;:&quot;61–87&quot;,&quot;volume&quot;:&quot;24&quot;,&quot;issue&quot;:&quot;4&quot;,&quot;author&quot;:[{&quot;family&quot;:&quot;Heip&quot;,&quot;given&quot;:&quot;C. H. R.&quot;},{&quot;family&quot;:&quot;Herman&quot;,&quot;given&quot;:&quot;P. M. J.&quot;},{&quot;family&quot;:&quot;Soetaert&quot;,&quot;given&quot;:&quot;K.&quot;}],&quot;issued&quot;:{&quot;date-parts&quot;:[[&quot;1998&quot;]]}}}],&quot;schema&quot;:&quot;https://github.com/citation-style-language/schema/raw/master/csl-citation.json&quot;} RND1ZyJj9sNip"/><text:span text:style-name="T118">; </text:span><text:span text:style-name="T123">тази основа е използвана и в настоящето изследване.</text:span></text:p>
      <text:p text:style-name="P60"><text:span text:style-name="T306">H’</text:span><text:span text:style-name="T355"> е непараметричен индекс, който не прави допускания за действителното разпределение на численостите на видовете. Произходът му е от информационната теория, като основната идея на приложението му в екологичните изследвания е, че разнообразието на една естествена система може да се измери по подобен начин на информацията, съдържаща се в код или съобщение. На практика, при използвана основа на логаритъма 2, индексът представлява </text:span><text:span text:style-name="T42">несигурността при</text:span><text:span text:style-name="T355"> определянето на таксономичната принадлежност на даден вид, или средната дълбочина на максимално ефективен дихотомичен таксономичен ключ </text:span><text:reference-mark-start text:name="ZOTERO_ITEM CSL_CITATION {&quot;citationID&quot;:&quot;1a2edknpfd&quot;,&quot;properties&quot;:{&quot;formattedCitation&quot;:&quot;(Jost, 2006)&quot;,&quot;plainCitation&quot;:&quot;(Jost, 2006)&quot;},&quot;citationItems&quot;:[{&quot;id&quot;:2860,&quot;uris&quot;:[&quot;http://zotero.org/users/976121/items/UQU74P8K&quot;],&quot;uri&quot;:[&quot;http://zotero.org/users/976121/items/UQU74P8K&quot;],&quot;itemData&quot;:{&quot;id&quot;:2860,&quot;type&quot;:&quot;article-journal&quot;,&quot;title&quot;:&quot;Entropy and diversity&quot;,&quot;container-title&quot;:&quot;Oikos&quot;,&quot;page&quot;:&quot;363-375&quot;,&quot;volume&quot;:&quot;113&quot;,&quot;issue&quot;:&quot;2&quot;,&quot;source&quot;:&quot;Wiley Online Library&quot;,&quot;abstract&quot;:&quot;Entropies such as the Shannon–Wiener and Gini–Simpson indices are not themselves diversities. Conversion of these to effective number of species is the key to a unified and intuitive interpretation of diversity. Effective numbers of species derived from standard diversity indices share a common set of intuitive mathematical properties and behave as one would expect of a diversity, while raw indices do not. Contrary to Keylock, the lack of concavity of effective numbers of species is irrelevant as long as they are used as transformations of concave alpha, beta, and gamma entropies. The practical importance of this transformation is demonstrated by applying it to a popular community similarity measure based on raw diversity indices or entropies. The standard similarity measure based on untransformed indices is shown to give misleading results, but transforming the indices or entropies to effective numbers of species produces a stable, easily interpreted, sensitive general similarity measure. General overlap measures derived from this transformed similarity measure yield the Jaccard index, Sørensen index, Horn index of overlap, and the Morisita–Horn index as special cases.&quot;,&quot;DOI&quot;:&quot;10.1111/j.2006.0030-1299.14714.x&quot;,&quot;ISSN&quot;:&quot;1600-0706&quot;,&quot;journalAbbreviation&quot;:&quot;Oikos&quot;,&quot;language&quot;:&quot;en&quot;,&quot;author&quot;:[{&quot;family&quot;:&quot;Jost&quot;,&quot;given&quot;:&quot;Lou&quot;}],&quot;issued&quot;:{&quot;date-parts&quot;:[[&quot;2006&quot;]]}}}],&quot;schema&quot;:&quot;https://github.com/citation-style-language/schema/raw/master/csl-citation.json&quot;} RNDeDKJERXMAx"/><text:span text:style-name="T355">(Jost, 2006)</text:span><text:reference-mark-end text:name="ZOTERO_ITEM CSL_CITATION {&quot;citationID&quot;:&quot;1a2edknpfd&quot;,&quot;properties&quot;:{&quot;formattedCitation&quot;:&quot;(Jost, 2006)&quot;,&quot;plainCitation&quot;:&quot;(Jost, 2006)&quot;},&quot;citationItems&quot;:[{&quot;id&quot;:2860,&quot;uris&quot;:[&quot;http://zotero.org/users/976121/items/UQU74P8K&quot;],&quot;uri&quot;:[&quot;http://zotero.org/users/976121/items/UQU74P8K&quot;],&quot;itemData&quot;:{&quot;id&quot;:2860,&quot;type&quot;:&quot;article-journal&quot;,&quot;title&quot;:&quot;Entropy and diversity&quot;,&quot;container-title&quot;:&quot;Oikos&quot;,&quot;page&quot;:&quot;363-375&quot;,&quot;volume&quot;:&quot;113&quot;,&quot;issue&quot;:&quot;2&quot;,&quot;source&quot;:&quot;Wiley Online Library&quot;,&quot;abstract&quot;:&quot;Entropies such as the Shannon–Wiener and Gini–Simpson indices are not themselves diversities. Conversion of these to effective number of species is the key to a unified and intuitive interpretation of diversity. Effective numbers of species derived from standard diversity indices share a common set of intuitive mathematical properties and behave as one would expect of a diversity, while raw indices do not. Contrary to Keylock, the lack of concavity of effective numbers of species is irrelevant as long as they are used as transformations of concave alpha, beta, and gamma entropies. The practical importance of this transformation is demonstrated by applying it to a popular community similarity measure based on raw diversity indices or entropies. The standard similarity measure based on untransformed indices is shown to give misleading results, but transforming the indices or entropies to effective numbers of species produces a stable, easily interpreted, sensitive general similarity measure. General overlap measures derived from this transformed similarity measure yield the Jaccard index, Sørensen index, Horn index of overlap, and the Morisita–Horn index as special cases.&quot;,&quot;DOI&quot;:&quot;10.1111/j.2006.0030-1299.14714.x&quot;,&quot;ISSN&quot;:&quot;1600-0706&quot;,&quot;journalAbbreviation&quot;:&quot;Oikos&quot;,&quot;language&quot;:&quot;en&quot;,&quot;author&quot;:[{&quot;family&quot;:&quot;Jost&quot;,&quot;given&quot;:&quot;Lou&quot;}],&quot;issued&quot;:{&quot;date-parts&quot;:[[&quot;2006&quot;]]}}}],&quot;schema&quot;:&quot;https://github.com/citation-style-language/schema/raw/master/csl-citation.json&quot;} RNDeDKJERXMAx"/><text:span text:style-name="T355">. Това обаче затруднява интерпретацията му, тъй като той не представлява директна мярка за разнообразието на системата (каквато е например видовото богатство). </text:span><text:span text:style-name="T307">H’ </text:span><text:span text:style-name="T43">нараства с увеличаването на броя видове и теоретично може да достигне много високи стойности</text:span><text:span text:style-name="T44">, като теоретичният максимум е </text:span><text:span text:style-name="T308">log(S)</text:span><text:span text:style-name="T44">, където </text:span><text:span text:style-name="T308">S </text:span><text:span text:style-name="T44">е броят видове</text:span><text:span text:style-name="T43">. На практика обаче </text:span><text:span text:style-name="T45">в естествените морски екосистеми максималните </text:span><text:span text:style-name="T46">му </text:span><text:span text:style-name="T45">стойности са 4.5 – 5 (</text:span><text:span text:style-name="T356">РЕФ?</text:span><text:span text:style-name="T45">).</text:span></text:p>
      <text:p text:style-name="P60"><text:span text:style-name="T48">П</text:span><text:span text:style-name="T49">аралелно </text:span><text:span text:style-name="T48">с </text:span><text:span text:style-name="T310">H’ </text:span><text:span text:style-name="T48">често </text:span><text:span text:style-name="T49">се използва и индексът на </text:span><text:span text:style-name="T311">Pielou</text:span><text:span text:style-name="T125"> </text:span><text:span text:style-name="T311">J</text:span><text:span text:style-name="T125">’ </text:span><text:span text:style-name="T49">за изравненост на съобществата, който описва доминирането и кодоминирането на видовете:</text:span></text:p>
      <text:p text:style-name="P21"><draw:frame draw:style-name="fr5" draw:name="Object2" text:anchor-type="as-char" svg:y="-0.386cm" svg:width="2.828cm" svg:height="0.506cm" draw:z-index="1"><draw:object xlink:href="./Object 2" xlink:type="simple" xlink:show="embed" xlink:actuate="onLoad"/><draw:image xlink:href="./ObjectReplacements/Object 2" xlink:type="simple" xlink:show="embed" xlink:actuate="onLoad"/><svg:desc>formula</svg:desc></draw:frame></text:p>
      <text:p text:style-name="P60"><text:span text:style-name="T126">където S e</text:span><text:span text:style-name="T125"> бро</text:span><text:span text:style-name="T126">ят</text:span><text:span text:style-name="T125"> видове в пробата, </text:span><text:span text:style-name="T126">а </text:span><text:span text:style-name="T125">Н’ – индекс</text:span><text:span text:style-name="T126">ът на </text:span><text:span text:style-name="T311">Shannon</text:span><text:span text:style-name="T125">. </text:span><text:span text:style-name="T311">J</text:span><text:span text:style-name="T125">’ варира от 0 (неравномерно съобщество, </text:span><text:span text:style-name="T50">в което </text:span><text:span text:style-name="T125">един или няколко вида силно доминират </text:span><text:span text:style-name="T50">по численост</text:span><text:span text:style-name="T125">) до 1 (напълно равномерно съобщество — нито един вид не доминира; видовете се срещат в равни пропорции).</text:span></text:p>
      <text:p text:style-name="P24"/>
      <text:p text:style-name="P16">Ефективно разнообразие (ефективен брой видове)</text:p>
      <text:p text:style-name="P60"><text:span text:style-name="T361">Трудностите в интерпретацията на </text:span><text:span text:style-name="T318">H’</text:span><text:span text:style-name="T361"> могат да се избегнат чрез превръщането на индекса </text:span><text:span text:style-name="T89">в </text:span><text:span text:style-name="T90">ефективно разнообразие или </text:span><text:span text:style-name="T89">ефективен брой видове – </text:span><text:span text:style-name="T51">броят </text:span><text:span text:style-name="T52">еднакви по честота </text:span><text:span text:style-name="T51">видове, </text:span><text:span text:style-name="T52">които трябва да присъстват в едно теоретично</text:span><text:span text:style-name="T51"> съобщество, </text:span><text:span text:style-name="T52">за да има то</text:span><text:span text:style-name="T51"> същата стойност на индекса за биоразнообразие като изучаваното</text:span><text:span text:style-name="T53"> </text:span><text:reference-mark-start text:name="ZOTERO_ITEM CSL_CITATION {&quot;citationID&quot;:&quot;uq615glaj&quot;,&quot;properties&quot;:{&quot;formattedCitation&quot;:&quot;(Jost, 2006; Jost et al., 2010)&quot;,&quot;plainCitation&quot;:&quot;(Jost, 2006; Jost et al., 2010)&quot;},&quot;citationItems&quot;:[{&quot;id&quot;:2860,&quot;uris&quot;:[&quot;http://zotero.org/users/976121/items/UQU74P8K&quot;],&quot;uri&quot;:[&quot;http://zotero.org/users/976121/items/UQU74P8K&quot;],&quot;itemData&quot;:{&quot;id&quot;:2860,&quot;type&quot;:&quot;article-journal&quot;,&quot;title&quot;:&quot;Entropy and diversity&quot;,&quot;container-title&quot;:&quot;Oikos&quot;,&quot;page&quot;:&quot;363-375&quot;,&quot;volume&quot;:&quot;113&quot;,&quot;issue&quot;:&quot;2&quot;,&quot;source&quot;:&quot;Wiley Online Library&quot;,&quot;abstract&quot;:&quot;Entropies such as the Shannon–Wiener and Gini–Simpson indices are not themselves diversities. Conversion of these to effective number of species is the key to a unified and intuitive interpretation of diversity. Effective numbers of species derived from standard diversity indices share a common set of intuitive mathematical properties and behave as one would expect of a diversity, while raw indices do not. Contrary to Keylock, the lack of concavity of effective numbers of species is irrelevant as long as they are used as transformations of concave alpha, beta, and gamma entropies. The practical importance of this transformation is demonstrated by applying it to a popular community similarity measure based on raw diversity indices or entropies. The standard similarity measure based on untransformed indices is shown to give misleading results, but transforming the indices or entropies to effective numbers of species produces a stable, easily interpreted, sensitive general similarity measure. General overlap measures derived from this transformed similarity measure yield the Jaccard index, Sørensen index, Horn index of overlap, and the Morisita–Horn index as special cases.&quot;,&quot;DOI&quot;:&quot;10.1111/j.2006.0030-1299.14714.x&quot;,&quot;ISSN&quot;:&quot;1600-0706&quot;,&quot;journalAbbreviation&quot;:&quot;Oikos&quot;,&quot;language&quot;:&quot;en&quot;,&quot;author&quot;:[{&quot;family&quot;:&quot;Jost&quot;,&quot;given&quot;:&quot;Lou&quot;}],&quot;issued&quot;:{&quot;date-parts&quot;:[[&quot;2006&quot;]]}}},{&quot;id&quot;:1306,&quot;uris&quot;:[&quot;http://zotero.org/users/976121/items/RVUARVW4&quot;],&quot;uri&quot;:[&quot;http://zotero.org/users/976121/items/RVUARVW4&quot;],&quot;itemData&quot;:{&quot;id&quot;:1306,&quot;type&quot;:&quot;article-journal&quot;,&quot;title&quot;:&quot;Partitioning diversity for conservation analyses&quot;,&quot;container-title&quot;:&quot;Diversity and Distributions&quot;,&quot;page&quot;:&quot;65–76&quot;,&quot;volume&quot;:&quot;16&quot;,&quot;issue&quot;:&quot;1&quot;,&quot;ISSN&quot;:&quot;13669516&quot;,&quot;author&quot;:[{&quot;family&quot;:&quot;Jost&quot;,&quot;given&quot;:&quot;L.&quot;},{&quot;family&quot;:&quot;DeVries&quot;,&quot;given&quot;:&quot;P.&quot;},{&quot;family&quot;:&quot;Walla&quot;,&quot;given&quot;:&quot;T.&quot;},{&quot;family&quot;:&quot;Greeney&quot;,&quot;given&quot;:&quot;H.&quot;},{&quot;family&quot;:&quot;Chao&quot;,&quot;given&quot;:&quot;A.&quot;},{&quot;family&quot;:&quot;Ricotta&quot;,&quot;given&quot;:&quot;C.&quot;}],&quot;issued&quot;:{&quot;date-parts&quot;:[[&quot;2010&quot;]]}}}],&quot;schema&quot;:&quot;https://github.com/citation-style-language/schema/raw/master/csl-citation.json&quot;} RND7NJ5S2QmNm"/><text:span text:style-name="T53">(Jost, 2006; Jost et al., 2010)</text:span><text:reference-mark-end text:name="ZOTERO_ITEM CSL_CITATION {&quot;citationID&quot;:&quot;uq615glaj&quot;,&quot;properties&quot;:{&quot;formattedCitation&quot;:&quot;(Jost, 2006; Jost et al., 2010)&quot;,&quot;plainCitation&quot;:&quot;(Jost, 2006; Jost et al., 2010)&quot;},&quot;citationItems&quot;:[{&quot;id&quot;:2860,&quot;uris&quot;:[&quot;http://zotero.org/users/976121/items/UQU74P8K&quot;],&quot;uri&quot;:[&quot;http://zotero.org/users/976121/items/UQU74P8K&quot;],&quot;itemData&quot;:{&quot;id&quot;:2860,&quot;type&quot;:&quot;article-journal&quot;,&quot;title&quot;:&quot;Entropy and diversity&quot;,&quot;container-title&quot;:&quot;Oikos&quot;,&quot;page&quot;:&quot;363-375&quot;,&quot;volume&quot;:&quot;113&quot;,&quot;issue&quot;:&quot;2&quot;,&quot;source&quot;:&quot;Wiley Online Library&quot;,&quot;abstract&quot;:&quot;Entropies such as the Shannon–Wiener and Gini–Simpson indices are not themselves diversities. Conversion of these to effective number of species is the key to a unified and intuitive interpretation of diversity. Effective numbers of species derived from standard diversity indices share a common set of intuitive mathematical properties and behave as one would expect of a diversity, while raw indices do not. Contrary to Keylock, the lack of concavity of effective numbers of species is irrelevant as long as they are used as transformations of concave alpha, beta, and gamma entropies. The practical importance of this transformation is demonstrated by applying it to a popular community similarity measure based on raw diversity indices or entropies. The standard similarity measure based on untransformed indices is shown to give misleading results, but transforming the indices or entropies to effective numbers of species produces a stable, easily interpreted, sensitive general similarity measure. General overlap measures derived from this transformed similarity measure yield the Jaccard index, Sørensen index, Horn index of overlap, and the Morisita–Horn index as special cases.&quot;,&quot;DOI&quot;:&quot;10.1111/j.2006.0030-1299.14714.x&quot;,&quot;ISSN&quot;:&quot;1600-0706&quot;,&quot;journalAbbreviation&quot;:&quot;Oikos&quot;,&quot;language&quot;:&quot;en&quot;,&quot;author&quot;:[{&quot;family&quot;:&quot;Jost&quot;,&quot;given&quot;:&quot;Lou&quot;}],&quot;issued&quot;:{&quot;date-parts&quot;:[[&quot;2006&quot;]]}}},{&quot;id&quot;:1306,&quot;uris&quot;:[&quot;http://zotero.org/users/976121/items/RVUARVW4&quot;],&quot;uri&quot;:[&quot;http://zotero.org/users/976121/items/RVUARVW4&quot;],&quot;itemData&quot;:{&quot;id&quot;:1306,&quot;type&quot;:&quot;article-journal&quot;,&quot;title&quot;:&quot;Partitioning diversity for conservation analyses&quot;,&quot;container-title&quot;:&quot;Diversity and Distributions&quot;,&quot;page&quot;:&quot;65–76&quot;,&quot;volume&quot;:&quot;16&quot;,&quot;issue&quot;:&quot;1&quot;,&quot;ISSN&quot;:&quot;13669516&quot;,&quot;author&quot;:[{&quot;family&quot;:&quot;Jost&quot;,&quot;given&quot;:&quot;L.&quot;},{&quot;family&quot;:&quot;DeVries&quot;,&quot;given&quot;:&quot;P.&quot;},{&quot;family&quot;:&quot;Walla&quot;,&quot;given&quot;:&quot;T.&quot;},{&quot;family&quot;:&quot;Greeney&quot;,&quot;given&quot;:&quot;H.&quot;},{&quot;family&quot;:&quot;Chao&quot;,&quot;given&quot;:&quot;A.&quot;},{&quot;family&quot;:&quot;Ricotta&quot;,&quot;given&quot;:&quot;C.&quot;}],&quot;issued&quot;:{&quot;date-parts&quot;:[[&quot;2010&quot;]]}}}],&quot;schema&quot;:&quot;https://github.com/citation-style-language/schema/raw/master/csl-citation.json&quot;} RND7NJ5S2QmNm"/><text:span text:style-name="T54">. </text:span><text:span text:style-name="T51">Ефективният брой видове е познат също така като </text:span><text:span text:style-name="T55">едно от </text:span><text:span text:style-name="T51">числ</text:span><text:span text:style-name="T55">ата</text:span><text:span text:style-name="T51"> на </text:span><text:span text:style-name="T312">Hill </text:span><text:reference-mark-start text:name="ZOTERO_ITEM CSL_CITATION {&quot;citationID&quot;:&quot;1rgetviuj&quot;,&quot;properties&quot;:{&quot;formattedCitation&quot;:&quot;(1973)&quot;,&quot;plainCitation&quot;:&quot;(1973)&quot;},&quot;citationItems&quot;:[{&quot;id&quot;:2988,&quot;uris&quot;:[&quot;http://zotero.org/users/976121/items/U3X6PHHP&quot;],&quot;uri&quot;:[&quot;http://zotero.org/users/976121/items/U3X6PHHP&quot;],&quot;itemData&quot;:{&quot;id&quot;:2988,&quot;type&quot;:&quot;article-journal&quot;,&quot;title&quot;:&quot;Diversity and evenness: a unifying notation and its consequences&quot;,&quot;container-title&quot;:&quot;Ecology&quot;,&quot;page&quot;:&quot;427–473&quot;,&quot;volume&quot;:&quot;54&quot;,&quot;author&quot;:[{&quot;family&quot;:&quot;Hill&quot;,&quot;given&quot;:&quot;M. O.&quot;}],&quot;issued&quot;:{&quot;date-parts&quot;:[[&quot;1973&quot;]]}},&quot;suppress-author&quot;:true}],&quot;schema&quot;:&quot;https://github.com/citation-style-language/schema/raw/master/csl-citation.json&quot;} RNDNR3Gozyg0h"/><text:span text:style-name="T312">(1973)</text:span><text:reference-mark-end text:name="ZOTERO_ITEM CSL_CITATION {&quot;citationID&quot;:&quot;1rgetviuj&quot;,&quot;properties&quot;:{&quot;formattedCitation&quot;:&quot;(1973)&quot;,&quot;plainCitation&quot;:&quot;(1973)&quot;},&quot;citationItems&quot;:[{&quot;id&quot;:2988,&quot;uris&quot;:[&quot;http://zotero.org/users/976121/items/U3X6PHHP&quot;],&quot;uri&quot;:[&quot;http://zotero.org/users/976121/items/U3X6PHHP&quot;],&quot;itemData&quot;:{&quot;id&quot;:2988,&quot;type&quot;:&quot;article-journal&quot;,&quot;title&quot;:&quot;Diversity and evenness: a unifying notation and its consequences&quot;,&quot;container-title&quot;:&quot;Ecology&quot;,&quot;page&quot;:&quot;427–473&quot;,&quot;volume&quot;:&quot;54&quot;,&quot;author&quot;:[{&quot;family&quot;:&quot;Hill&quot;,&quot;given&quot;:&quot;M. O.&quot;}],&quot;issued&quot;:{&quot;date-parts&quot;:[[&quot;1973&quot;]]}},&quot;suppress-author&quot;:true}],&quot;schema&quot;:&quot;https://github.com/citation-style-language/schema/raw/master/csl-citation.json&quot;} RNDNR3Gozyg0h"/><text:span text:style-name="T89">. </text:span><text:span text:style-name="T91">Целта на тези числа е да свържат компонентите видово богатство и изравненост на съобществата. </text:span><text:span text:style-name="T92">Те също представляват ентропия (несигурност) и се и</text:span><text:span text:style-name="T91">зчисляват по формулата:</text:span></text:p>
      <text:p text:style-name="P38"><text:soft-page-break/><draw:frame draw:style-name="fr5" draw:name="Object6" text:anchor-type="as-char" svg:y="-0.527cm" svg:width="3.263cm" svg:height="0.956cm" draw:z-index="2"><draw:object xlink:href="./Object 3" xlink:type="simple" xlink:show="embed" xlink:actuate="onLoad"/><draw:image xlink:href="./ObjectReplacements/Object 3" xlink:type="simple" xlink:show="embed" xlink:actuate="onLoad"/><svg:desc>formula</svg:desc></draw:frame></text:p>
      <text:p text:style-name="P11">където:</text:p>
      <text:p text:style-name="P39"><text:span text:style-name="T301">p</text:span><text:span text:style-name="T325">i </text:span><text:span text:style-name="T331">= </text:span><text:span text:style-name="T338">пропорционална численост на вид </text:span><text:span text:style-name="T339">i</text:span><text:span text:style-name="T332"> </text:span><text:span text:style-name="T339">в пробата</text:span></text:p>
      <text:p text:style-name="P40"><text:span text:style-name="T333">q</text:span><text:span text:style-name="T331"> = </text:span><text:span text:style-name="T337">„порядък“ на индекса; </text:span><text:span text:style-name="T340">о</text:span><text:span text:style-name="T337">бозначава зависимостта на индекса </text:span><text:span text:style-name="T341">от</text:span><text:span text:style-name="T337"> редките видове</text:span><text:span text:style-name="T341">. </text:span></text:p>
      <text:p text:style-name="P41"/>
      <text:p text:style-name="P60"><text:span text:style-name="T340">Параметърът </text:span><text:span text:style-name="T342">q</text:span><text:span text:style-name="T334"> </text:span><text:span text:style-name="T340">и честотата </text:span><text:span text:style-name="T343">(пропорцията от общата численост)</text:span><text:span text:style-name="T340"> на видовете са единствените фактори, влияещи върху стойността на индекса. Ефективното разнообразие от порядък 0 е напълно независимо от честотата на видовете – това е видовото богатство. </text:span><text:span text:style-name="T344">В</text:span><text:span text:style-name="T345">сички стойности на </text:span><text:span text:style-name="T335">q</text:span><text:span text:style-name="T345"> </text:span><text:span text:style-name="T336">&lt; 1 </text:span><text:span text:style-name="T345">отдават по-голяма тежест на редките видове, а стойностите на </text:span><text:span text:style-name="T335">q</text:span><text:span text:style-name="T345"> </text:span><text:span text:style-name="T336">&gt; 1 </text:span><text:span text:style-name="T345">отдават по-голяма тежест на най-многобройните видове </text:span><text:reference-mark-start text:name="ZOTERO_ITEM CSL_CITATION {&quot;citationID&quot;:&quot;2iibumvcl&quot;,&quot;properties&quot;:{&quot;formattedCitation&quot;:&quot;(Keylock, 2005)&quot;,&quot;plainCitation&quot;:&quot;(Keylock, 2005)&quot;},&quot;citationItems&quot;:[{&quot;id&quot;:3000,&quot;uris&quot;:[&quot;http://zotero.org/users/976121/items/8MNGSRFF&quot;],&quot;uri&quot;:[&quot;http://zotero.org/users/976121/items/8MNGSRFF&quot;],&quot;itemData&quot;:{&quot;id&quot;:3000,&quot;type&quot;:&quot;article-journal&quot;,&quot;title&quot;:&quot;Simpson diversity and the Shannon-Wiener index as special cases of a generalized entropy&quot;,&quot;container-title&quot;:&quot;Oikos&quot;,&quot;page&quot;:&quot;203-207&quot;,&quot;volume&quot;:&quot;109&quot;,&quot;issue&quot;:&quot;1&quot;,&quot;source&quot;:&quot;CrossRef&quot;,&quot;DOI&quot;:&quot;10.1111/j.0030-1299.2005.13735.x&quot;,&quot;ISSN&quot;:&quot;00301299, 16000706&quot;,&quot;language&quot;:&quot;en&quot;,&quot;author&quot;:[{&quot;family&quot;:&quot;Keylock&quot;,&quot;given&quot;:&quot;C. J.&quot;}],&quot;issued&quot;:{&quot;date-parts&quot;:[[&quot;2005&quot;]]}}}],&quot;schema&quot;:&quot;https://github.com/citation-style-language/schema/raw/master/csl-citation.json&quot;} RNDR1SjrRaSzS"/><text:span text:style-name="T345">(Keylock, 2005)</text:span><text:reference-mark-end text:name="ZOTERO_ITEM CSL_CITATION {&quot;citationID&quot;:&quot;2iibumvcl&quot;,&quot;properties&quot;:{&quot;formattedCitation&quot;:&quot;(Keylock, 2005)&quot;,&quot;plainCitation&quot;:&quot;(Keylock, 2005)&quot;},&quot;citationItems&quot;:[{&quot;id&quot;:3000,&quot;uris&quot;:[&quot;http://zotero.org/users/976121/items/8MNGSRFF&quot;],&quot;uri&quot;:[&quot;http://zotero.org/users/976121/items/8MNGSRFF&quot;],&quot;itemData&quot;:{&quot;id&quot;:3000,&quot;type&quot;:&quot;article-journal&quot;,&quot;title&quot;:&quot;Simpson diversity and the Shannon-Wiener index as special cases of a generalized entropy&quot;,&quot;container-title&quot;:&quot;Oikos&quot;,&quot;page&quot;:&quot;203-207&quot;,&quot;volume&quot;:&quot;109&quot;,&quot;issue&quot;:&quot;1&quot;,&quot;source&quot;:&quot;CrossRef&quot;,&quot;DOI&quot;:&quot;10.1111/j.0030-1299.2005.13735.x&quot;,&quot;ISSN&quot;:&quot;00301299, 16000706&quot;,&quot;language&quot;:&quot;en&quot;,&quot;author&quot;:[{&quot;family&quot;:&quot;Keylock&quot;,&quot;given&quot;:&quot;C. J.&quot;}],&quot;issued&quot;:{&quot;date-parts&quot;:[[&quot;2005&quot;]]}}}],&quot;schema&quot;:&quot;https://github.com/citation-style-language/schema/raw/master/csl-citation.json&quot;} RNDR1SjrRaSzS"/><text:span text:style-name="T345">.</text:span></text:p>
      <text:p text:style-name="P42"><text:span text:style-name="T346">В настоящето изследване е използвано е</text:span><text:span text:style-name="T340">фективното разнообразие от порядък 1, <text:s/></text:span><text:span text:style-name="T346">което </text:span><text:span text:style-name="T340">отговаря на експоненциала на индекса на </text:span><text:span text:style-name="T334">Shannon, </text:span><text:span text:style-name="T340">и </text:span><text:span text:style-name="T56">разглежда </text:span><text:span text:style-name="T57">редките и обичайните </text:span><text:span text:style-name="T58">видове </text:span><text:span text:style-name="T56">като </text:span><text:span text:style-name="T57">напълно </text:span><text:span text:style-name="T56">еквивалентни, </text:span><text:span text:style-name="T57">утежнени само от собствената си честота в </text:span><text:span text:style-name="T59">съобществото</text:span><text:span text:style-name="T56">. </text:span><text:span text:style-name="T60">Това свойство обуславя и централната роля, която индексът </text:span><text:span text:style-name="T313">H’ </text:span><text:span text:style-name="T60">играе в биологичните изследвания.</text:span></text:p>
      <text:p text:style-name="P42"><text:span text:style-name="T61">Ефективното разнообразие е лесно за интерпретация, тъй като </text:span><text:span text:style-name="T62">варира линейно и пропорционално при промяна в разнообразието на съобществат</text:span><text:span text:style-name="T61">а </text:span><text:span text:style-name="T63">и позволява директно сравнение на две съобщества</text:span><text:span text:style-name="T61">. Също така </text:span><text:span text:style-name="T64">от тях може да се получи и информация за изравнеността на съобществата: </text:span><text:span text:style-name="T61">к</text:span><text:span text:style-name="T65">огато в изучаваното съобщество има силно доминиране на един или няколко вида над останалите, ефективният брой видове за </text:span><text:span text:style-name="T314">H’ </text:span><text:span text:style-name="T65">ще е по-малък от действителния брой видове (видовото богатство) на съобществото; </text:span><text:span text:style-name="T66">колкото по-голяма е разликата, толкова по-силно е доминирането.</text:span></text:p>
      <text:p text:style-name="P12"/>
      <text:p text:style-name="P12">Таксономични индекси</text:p>
      <text:p text:style-name="P43"><text:span text:style-name="T47">Таксономичните индекси взимат предвид филогенетичните връзки между видовете в съобществото, т.е. при тях идентичността на всеки вид е от значение. </text:span><text:span text:style-name="T67">Ако две съобщества имат еднакъв брой видове и идентично разпределение на численостите </text:span><text:span text:style-name="T68">им</text:span><text:span text:style-name="T67">, но се различават по </text:span><text:span text:style-name="T69">набора</text:span><text:span text:style-name="T67"> от надвидови таксони, към които принадлежат тези видове, логично е съобществото с повече надвидови таксони да се приеме за по-разнообразно. </text:span><text:span text:style-name="T70">Изчисляването </text:span><text:span text:style-name="T67">на таксономични индекси е възможно, когато таксономичната резолюция на данните е достатъчно висока.</text:span></text:p>
      <text:p text:style-name="P60"><text:span text:style-name="T71">В настоящето изследване </text:span><text:span text:style-name="T72">са</text:span><text:span text:style-name="T71"> приложен</text:span><text:span text:style-name="T72">и</text:span><text:span text:style-name="T71"> </text:span><text:span text:style-name="T73">индекс</text:span><text:span text:style-name="T72">и</text:span><text:span text:style-name="T73">т</text:span><text:span text:style-name="T72">е</text:span><text:span text:style-name="T73"> за таксономична разлика на </text:span><text:span text:style-name="T315">Warwick </text:span><text:span text:style-name="T73">и </text:span><text:span text:style-name="T315">Clarke </text:span><text:reference-mark-start text:name="ZOTERO_ITEM CSL_CITATION {&quot;citationID&quot;:&quot;5AYJ8SiF&quot;,&quot;properties&quot;:{&quot;formattedCitation&quot;:&quot;(1998)&quot;,&quot;plainCitation&quot;:&quot;(1998)&quot;},&quot;citationItems&quot;:[{&quot;id&quot;:2174,&quot;uris&quot;:[&quot;http://zotero.org/users/976121/items/UWGQ2NQR&quot;],&quot;uri&quot;:[&quot;http://zotero.org/users/976121/items/UWGQ2NQR&quot;],&quot;itemData&quot;:{&quot;id&quot;:2174,&quot;type&quot;:&quot;article-journal&quot;,&quot;title&quot;:&quot;A taxonomic distinctness index and its statistical properties&quot;,&quot;container-title&quot;:&quot;Journal of Applied Ecology&quot;,&quot;page&quot;:&quot;523-531&quot;,&quot;volume&quot;:&quot;35&quot;,&quot;issue&quot;:&quot;4&quot;,&quot;source&quot;:&quot;Scopus&quot;,&quot;archive&quot;:&quot;Scopus&quot;,&quot;abstract&quot;:&quot;1. For biological community data (species-by-sample abundance matrices), Warwick and Clarke (1995) defined two biodiversity indices, capturing the structure not only of the distribution of abundances amongst species but also the taxonomic relatedness of the species in each sample. The first index, taxonomic diversity (Δ), can be thought of as the average taxonomic 'distance' between any two organisms, chosen at random from the sample: this distance can be visualized simply as the length of the path connecting these two organisms, traced through (say) a Linnean or phylogenetic classification of the full set of species involved. The second index, taxonomic distinctness (Δ*), is the average path length between any two randomly chosen individuals, conditional on them being from different species. This is equivalent to dividing taxonomic diversity, Δ, by the value it would take were thereto be no taxonomic hierarchy (all species belonging to the same genus). Δ* can therefore be seen as a measure of pure taxonomic relatedness, whereas Δ mixes taxonomic relatedness with the evenness properties of the abundance distribution. 2. This paper explores the statistical sampling properties of Δ and Δ*. Taxonomic diversity is seen to be a natural extension of a form of Simpson's index, incorporating taxonomic (or phylogenetic) information. Importantly for practical comparisons, both * and Δ* are shown not to be dependent, on average, on the degree of sampling effort involved in the data collection; this is in sharp contrast with those diversity measures that are strongly influenced by the number of observed species. 3. The special case where the data consist only of presence/absence information is dealt with in detail: Δ and Δ* converge to the same statistic (Δ+), which is now defined as the average taxonomic path length between any two randomly chosen species. Its lack of dependence, in mean value, on sampling effort implies that Δ+ can be compared across studies with differing and uncontrolled degrees of sampling effort (subject to assumptions concerning comparable taxonomic accuracy). This may be of particular significance for historic (diffusely collected) species lists from different localities or regions, which at first sight may seem unamenable to valid diversity comparison of any sort. 4. Furthermore, a randomization test is possible, to detect a difference in the taxonomic distinctness, for any observed set of species, from the 'expected' Δ+ value derived from a master species list for the relevant group of organisms. The exact randomization procedure requires heavy computation, and an approximation is developed, by deriving an appropriate variance formula. This leads to a 'confidence funnel' against which distinctness values for any specific area, pollution condition, habitat type, etc., can be checked, and formally addresses the question of whether a putatively impacted locality has a 'lower than expected' taxonomic spread. The procedure is illustrated for the UK species list of free-living marine nematodes and sets of samples from intertidal sites in two localities, the Exe estuary and the Firth of Clyde.&quot;,&quot;ISSN&quot;:&quot;0021-8901&quot;,&quot;journalAbbreviation&quot;:&quot;J. Appl. Ecol.&quot;,&quot;language&quot;:&quot;English&quot;,&quot;author&quot;:[{&quot;family&quot;:&quot;Clarke&quot;,&quot;given&quot;:&quot;K.R.&quot;},{&quot;family&quot;:&quot;Warwick&quot;,&quot;given&quot;:&quot;R.M.&quot;}],&quot;issued&quot;:{&quot;date-parts&quot;:[[&quot;1998&quot;]]}},&quot;suppress-author&quot;:true}],&quot;schema&quot;:&quot;https://github.com/citation-style-language/schema/raw/master/csl-citation.json&quot;} RNDZ8T4jaJUac"/><text:span text:style-name="T315">(1998)</text:span><text:reference-mark-end text:name="ZOTERO_ITEM CSL_CITATION {&quot;citationID&quot;:&quot;5AYJ8SiF&quot;,&quot;properties&quot;:{&quot;formattedCitation&quot;:&quot;(1998)&quot;,&quot;plainCitation&quot;:&quot;(1998)&quot;},&quot;citationItems&quot;:[{&quot;id&quot;:2174,&quot;uris&quot;:[&quot;http://zotero.org/users/976121/items/UWGQ2NQR&quot;],&quot;uri&quot;:[&quot;http://zotero.org/users/976121/items/UWGQ2NQR&quot;],&quot;itemData&quot;:{&quot;id&quot;:2174,&quot;type&quot;:&quot;article-journal&quot;,&quot;title&quot;:&quot;A taxonomic distinctness index and its statistical properties&quot;,&quot;container-title&quot;:&quot;Journal of Applied Ecology&quot;,&quot;page&quot;:&quot;523-531&quot;,&quot;volume&quot;:&quot;35&quot;,&quot;issue&quot;:&quot;4&quot;,&quot;source&quot;:&quot;Scopus&quot;,&quot;archive&quot;:&quot;Scopus&quot;,&quot;abstract&quot;:&quot;1. For biological community data (species-by-sample abundance matrices), Warwick and Clarke (1995) defined two biodiversity indices, capturing the structure not only of the distribution of abundances amongst species but also the taxonomic relatedness of the species in each sample. The first index, taxonomic diversity (Δ), can be thought of as the average taxonomic 'distance' between any two organisms, chosen at random from the sample: this distance can be visualized simply as the length of the path connecting these two organisms, traced through (say) a Linnean or phylogenetic classification of the full set of species involved. The second index, taxonomic distinctness (Δ*), is the average path length between any two randomly chosen individuals, conditional on them being from different species. This is equivalent to dividing taxonomic diversity, Δ, by the value it would take were thereto be no taxonomic hierarchy (all species belonging to the same genus). Δ* can therefore be seen as a measure of pure taxonomic relatedness, whereas Δ mixes taxonomic relatedness with the evenness properties of the abundance distribution. 2. This paper explores the statistical sampling properties of Δ and Δ*. Taxonomic diversity is seen to be a natural extension of a form of Simpson's index, incorporating taxonomic (or phylogenetic) information. Importantly for practical comparisons, both * and Δ* are shown not to be dependent, on average, on the degree of sampling effort involved in the data collection; this is in sharp contrast with those diversity measures that are strongly influenced by the number of observed species. 3. The special case where the data consist only of presence/absence information is dealt with in detail: Δ and Δ* converge to the same statistic (Δ+), which is now defined as the average taxonomic path length between any two randomly chosen species. Its lack of dependence, in mean value, on sampling effort implies that Δ+ can be compared across studies with differing and uncontrolled degrees of sampling effort (subject to assumptions concerning comparable taxonomic accuracy). This may be of particular significance for historic (diffusely collected) species lists from different localities or regions, which at first sight may seem unamenable to valid diversity comparison of any sort. 4. Furthermore, a randomization test is possible, to detect a difference in the taxonomic distinctness, for any observed set of species, from the 'expected' Δ+ value derived from a master species list for the relevant group of organisms. The exact randomization procedure requires heavy computation, and an approximation is developed, by deriving an appropriate variance formula. This leads to a 'confidence funnel' against which distinctness values for any specific area, pollution condition, habitat type, etc., can be checked, and formally addresses the question of whether a putatively impacted locality has a 'lower than expected' taxonomic spread. The procedure is illustrated for the UK species list of free-living marine nematodes and sets of samples from intertidal sites in two localities, the Exe estuary and the Firth of Clyde.&quot;,&quot;ISSN&quot;:&quot;0021-8901&quot;,&quot;journalAbbreviation&quot;:&quot;J. Appl. Ecol.&quot;,&quot;language&quot;:&quot;English&quot;,&quot;author&quot;:[{&quot;family&quot;:&quot;Clarke&quot;,&quot;given&quot;:&quot;K.R.&quot;},{&quot;family&quot;:&quot;Warwick&quot;,&quot;given&quot;:&quot;R.M.&quot;}],&quot;issued&quot;:{&quot;date-parts&quot;:[[&quot;1998&quot;]]}},&quot;suppress-author&quot;:true}],&quot;schema&quot;:&quot;https://github.com/citation-style-language/schema/raw/master/csl-citation.json&quot;} RNDZ8T4jaJUac"/><text:span text:style-name="T125">: </text:span><text:span text:style-name="T71">таксономично разнообразие (</text:span><text:span text:style-name="T362">Δ</text:span><text:span text:style-name="T71">) и таксономична разлика (</text:span><text:span text:style-name="T362">Δ</text:span><text:span text:style-name="T364">*</text:span><text:span text:style-name="T71">).</text:span></text:p>
      <text:p text:style-name="P60"><text:span text:style-name="T71">Т</text:span><text:span text:style-name="T72">аксономичното разнообразие показва средното таксономично разстояние между всеки два произволно избрани организми в пробата. Този индекс включва аспекти на таксономична свързаност между видовете и изравненост на съобществото. </text:span><text:span text:style-name="T74">Когато разпределението на видовете между надвидовите таксони е по-равномерно, стойността на индекса е по-висока. </text:span><text:span text:style-name="T72">Разстоянието може да се изрази като дължината на „клоните“ на филогенетичното дърво, свързващи тези организми. </text:span><text:span text:style-name="T75">Обикновено се приема, че разликата между два вида от един и същ род е 1, от едно и също семейство – 2, и т.н.; за улеснение на сравненията между различни набори данни и таксономии обаче таксономичните разстояния често се приравняват към 100. Друга</text:span><text:span text:style-name="T76">та</text:span><text:span text:style-name="T75"> възможност, която беше приложена и в настоящето изследване, е стъпките между таксономичните нива да се утежнят пропорционално на намаляването на броя категории </text:span><text:span text:style-name="T77">при „изкачване“ в </text:span><text:soft-page-break/><text:span text:style-name="T77">таксономичната йерархия</text:span><text:span text:style-name="T75"> </text:span><text:reference-mark-start text:name="ZOTERO_ITEM CSL_CITATION {&quot;citationID&quot;:&quot;11gd1q93gd&quot;,&quot;properties&quot;:{&quot;formattedCitation&quot;:&quot;(Clarke and Warwick, 1999)&quot;,&quot;plainCitation&quot;:&quot;(Clarke and Warwick, 1999)&quot;},&quot;citationItems&quot;:[{&quot;id&quot;:1934,&quot;uris&quot;:[&quot;http://zotero.org/users/976121/items/5378WR6K&quot;],&quot;uri&quot;:[&quot;http://zotero.org/users/976121/items/5378WR6K&quot;],&quot;itemData&quot;:{&quot;id&quot;:1934,&quot;type&quot;:&quot;article-journal&quot;,&quot;title&quot;:&quot;The taxonomic distinctness measure of biodiversity: weighting of step lengths between hierarchical levels&quot;,&quot;container-title&quot;:&quot;Marine Ecology Progress Series&quot;,&quot;page&quot;:&quot;21-29&quot;,&quot;volume&quot;:&quot;184&quot;,&quot;journalAbbreviation&quot;:&quot;Mar. Ecol. Prog. Ser.&quot;,&quot;author&quot;:[{&quot;family&quot;:&quot;Clarke&quot;,&quot;given&quot;:&quot;K. R.&quot;},{&quot;family&quot;:&quot;Warwick&quot;,&quot;given&quot;:&quot;R. M&quot;}],&quot;issued&quot;:{&quot;date-parts&quot;:[[&quot;1999&quot;]]}}}],&quot;schema&quot;:&quot;https://github.com/citation-style-language/schema/raw/master/csl-citation.json&quot;} RNDuFdBCCz3LX"/><text:span text:style-name="T75">(Clarke and Warwick, 1999)</text:span><text:reference-mark-end text:name="ZOTERO_ITEM CSL_CITATION {&quot;citationID&quot;:&quot;11gd1q93gd&quot;,&quot;properties&quot;:{&quot;formattedCitation&quot;:&quot;(Clarke and Warwick, 1999)&quot;,&quot;plainCitation&quot;:&quot;(Clarke and Warwick, 1999)&quot;},&quot;citationItems&quot;:[{&quot;id&quot;:1934,&quot;uris&quot;:[&quot;http://zotero.org/users/976121/items/5378WR6K&quot;],&quot;uri&quot;:[&quot;http://zotero.org/users/976121/items/5378WR6K&quot;],&quot;itemData&quot;:{&quot;id&quot;:1934,&quot;type&quot;:&quot;article-journal&quot;,&quot;title&quot;:&quot;The taxonomic distinctness measure of biodiversity: weighting of step lengths between hierarchical levels&quot;,&quot;container-title&quot;:&quot;Marine Ecology Progress Series&quot;,&quot;page&quot;:&quot;21-29&quot;,&quot;volume&quot;:&quot;184&quot;,&quot;journalAbbreviation&quot;:&quot;Mar. Ecol. Prog. Ser.&quot;,&quot;author&quot;:[{&quot;family&quot;:&quot;Clarke&quot;,&quot;given&quot;:&quot;K. R.&quot;},{&quot;family&quot;:&quot;Warwick&quot;,&quot;given&quot;:&quot;R. M&quot;}],&quot;issued&quot;:{&quot;date-parts&quot;:[[&quot;1999&quot;]]}}}],&quot;schema&quot;:&quot;https://github.com/citation-style-language/schema/raw/master/csl-citation.json&quot;} RNDuFdBCCz3LX"/><text:span text:style-name="T78">. Този подход е логичен, защото ако повечето родове са представени само от един вид, няма голямо значение дали два произволно избрани индивида принадлежат на различни видове или на различни родове.</text:span></text:p>
      <text:p text:style-name="P13">Таксономичната разлика представлява средната дължина на „клоните“, свързващи два произволно избрани, но таксономично различни организми; т.<text:span text:style-name="T378">е.</text:span> това е мярка изключително на таксономичната свързаност на видовете в съобществото.</text:p>
      <text:p text:style-name="P60"><text:span text:style-name="T74">Ако</text:span><text:span text:style-name="T72"> </text:span><text:span text:style-name="T74">количествените </text:span><text:span text:style-name="T72">данни се </text:span><text:span text:style-name="T79">превърнат в</text:span><text:span text:style-name="T72"> присъствие/отсъствие, двата предишни индекса се свеждат до един и същ индекс - </text:span><text:span text:style-name="T362">Δ</text:span><text:span text:style-name="T26">+</text:span><text:span text:style-name="T71"> , </text:span><text:span text:style-name="T72">който може да се разглежда като средната таксономична разлика между които и да е два произволни вида </text:span><text:span text:style-name="T80">в съобществото, </text:span><text:span text:style-name="T75">и чието стандартно отклонение може да бъде изчислено</text:span><text:span text:style-name="T72">. </text:span><text:span text:style-name="T81">Така този индекс по същество представлява мярка за таксономичния обхват на пробата.</text:span></text:p>
      <text:p text:style-name="P60"><text:span text:style-name="T75">На базата на </text:span><text:span text:style-name="T362">Δ</text:span><text:span text:style-name="T26">+ <text:s/></text:span><text:span text:style-name="T347">м</text:span><text:span text:style-name="T75">оже също така да се изчисли индексът на вариация на таксономичната разлика </text:span><text:span text:style-name="T363">Λ</text:span><text:span text:style-name="T27">+</text:span><text:span text:style-name="T365">, </text:span><text:span text:style-name="T366">който изразява неравномерността в таксономичната структура.</text:span></text:p>
      <text:p text:style-name="P60"><text:span text:style-name="T366">За да се тества разликата </text:span><text:span text:style-name="T367">между</text:span><text:span text:style-name="T366"> </text:span><text:span text:style-name="T367">таксономичното разнообразие на </text:span><text:span text:style-name="T366">изучаваните съобщества </text:span><text:span text:style-name="T367">и</text:span><text:span text:style-name="T366"> „очакван</text:span><text:span text:style-name="T367">о</text:span><text:span text:style-name="T366">т</text:span><text:span text:style-name="T367">о</text:span><text:span text:style-name="T366">“ </text:span><text:span text:style-name="T367">разнообразие в района на изследване </text:span><text:span text:style-name="T366">е възможно да се построят вероятностни „фунии“ </text:span><text:span text:style-name="T368">(95 % доверителен интервал на индексите) </text:span><text:span text:style-name="T366">на базата на максимално пълен видов списък на фауната на </text:span><text:span text:style-name="T367">този </text:span><text:span text:style-name="T366">район. Видовете, намерени в проба </text:span><text:span text:style-name="T368">от даден</text:span><text:span text:style-name="T369">а станция</text:span><text:span text:style-name="T368"> в района на изследване</text:span><text:span text:style-name="T366">, се считат за </text:span><text:span text:style-name="T368">случайна извадка</text:span><text:span text:style-name="T367"> от </text:span><text:span text:style-name="T370">пълния</text:span><text:span text:style-name="T367"> набор видове. </text:span><text:span text:style-name="T370">Затова </text:span><text:span text:style-name="T349">се очаква </text:span><text:span text:style-name="T370">с</text:span><text:span text:style-name="T371">редната таксономична разлика </text:span><text:span text:style-name="T362">Δ</text:span><text:span text:style-name="T26">+</text:span><text:span text:style-name="T349"> да е еднаква както за извадката (</text:span><text:span text:style-name="T350">пробата от </text:span><text:span text:style-name="T349">изучаваното съобщество), така и за пълния видов списък за района. Така последната се разглежда като „очакваната“ стойност на </text:span><text:span text:style-name="T354">Δ</text:span><text:span text:style-name="T26">+</text:span><text:span text:style-name="T348"> </text:span><text:span text:style-name="T350">и</text:span><text:span text:style-name="T349"> едно намаляване на стойността </text:span><text:span text:style-name="T351">на </text:span><text:span text:style-name="T354">Δ</text:span><text:span text:style-name="T26">+ </text:span><text:span text:style-name="T349">на дадено място по време на изследването би могл</text:span><text:span text:style-name="T351">о</text:span><text:span text:style-name="T349"> да се дълж</text:span><text:span text:style-name="T351">и</text:span><text:span text:style-name="T349"> на намаляване на биоразнообразието </text:span><text:span text:style-name="T352">там</text:span><text:span text:style-name="T349"> </text:span><text:reference-mark-start text:name="ZOTERO_ITEM CSL_CITATION {&quot;citationID&quot;:&quot;2furfmk4qo&quot;,&quot;properties&quot;:{&quot;formattedCitation&quot;:&quot;(Clarke and Warwick, 2001a)&quot;,&quot;plainCitation&quot;:&quot;(Clarke and Warwick, 2001a)&quot;},&quot;citationItems&quot;:[{&quot;id&quot;:1082,&quot;uris&quot;:[&quot;http://zotero.org/users/976121/items/MMQFKBKT&quot;],&quot;uri&quot;:[&quot;http://zotero.org/users/976121/items/MMQFKBKT&quot;],&quot;itemData&quot;:{&quot;id&quot;:1082,&quot;type&quot;:&quot;article-journal&quot;,&quot;title&quot;:&quot;A further biodiversity index applicable to species lists: variation in taxonomic distinctness&quot;,&quot;container-title&quot;:&quot;Marine Ecology Progress Series&quot;,&quot;page&quot;:&quot;265-278&quot;,&quot;volume&quot;:&quot;216&quot;,&quot;source&quot;:&quot;Inter-Research Science Center&quot;,&quot;abstract&quot;:&quot;ABSTRACT: A further biodiversity index is proposed, based on taxonomic (or phylogenetic) relatedness of species, namely the Œvariation in taxonomic distinctness¹ (VarTD, Λ+) between every pair of species recorded in a study. It complements the previously defined Œaverage taxonomic distinctness¹ (AvTD, Δ+), which is the mean path length through the taxonomic tree connecting every pair of species in the list. VarTD is simply the variance of these pairwise path lengths and reflects the unevenness of the taxonomic tree. For example, a species list in which there are several different orders represented only by a single species, but also some genera which are very species-rich, would give a high Λ+ by comparison with a list (of equivalent Δ+) in which all species tended to be from different families but the same order. VarTD is shown to have the same desirable sampling properties as AvTD, primarily a lack of dependence of its mean value on the sample size (except for unrealistically small samples). Such unbiasedness is of crucial importance in making valid biodiversity comparisons between studies at different locations or times, with differing or uncontrolled degrees of sampling effort. This feature is emphatically not shared by indices related to species richness and also not by properties of the phylogeny adapted from proposals in other, conservation contexts, such as Œaverage phylogenetic diversity¹ (AvPD, Φ+). As with AvTD, the VarTD statistic for any local study can be tested for Œdeparture from expectation¹, based on a master taxonomy for that region, by constructing a simulation distribution from random subsets of the master list. The idea can be extended to summarising the joint distribution of AvTD and VarTD, so that values from real data sets are compared with a fitted simulation Œenvelope¹ in a 2 d (Δ+, Λ+) plot. The methodology is applied to 14 species lists of free-living marine nematodes, and related to a master list for UK waters. The combination of AvTD and VarTD picks out, in different ways, some degraded locations (low Δ+, low to normal Λ+) and the pristine island fauna of the Scillies (normal + , high Λ+). The 2 indices are also demonstrated to be measuring effectively independent features of the taxonomic tree, at least for this faunal group (although it is shown theoretically that this will not always be the case). The combination of Δ+ and Λ+ is therefore seen to provide a statistically robust summary of taxonomic (or phylogenetic) relatedness patterns within an assemblage, which has the potential to be applied to a wide range of historical data in the form of simple species lists.&quot;,&quot;DOI&quot;:&quot;10.3354/meps216265&quot;,&quot;shortTitle&quot;:&quot;A further biodiversity index applicable to species lists&quot;,&quot;journalAbbreviation&quot;:&quot;Mar. Ecol. Prog. Ser.&quot;,&quot;author&quot;:[{&quot;family&quot;:&quot;Clarke&quot;,&quot;given&quot;:&quot;K. R.&quot;},{&quot;family&quot;:&quot;Warwick&quot;,&quot;given&quot;:&quot;R. M.&quot;}],&quot;issued&quot;:{&quot;date-parts&quot;:[[&quot;2001&quot;]]}}}],&quot;schema&quot;:&quot;https://github.com/citation-style-language/schema/raw/master/csl-citation.json&quot;} RND5ODr1W859E"/><text:span text:style-name="T349">(Clarke and Warwick, 2001a)</text:span><text:reference-mark-end text:name="ZOTERO_ITEM CSL_CITATION {&quot;citationID&quot;:&quot;2furfmk4qo&quot;,&quot;properties&quot;:{&quot;formattedCitation&quot;:&quot;(Clarke and Warwick, 2001a)&quot;,&quot;plainCitation&quot;:&quot;(Clarke and Warwick, 2001a)&quot;},&quot;citationItems&quot;:[{&quot;id&quot;:1082,&quot;uris&quot;:[&quot;http://zotero.org/users/976121/items/MMQFKBKT&quot;],&quot;uri&quot;:[&quot;http://zotero.org/users/976121/items/MMQFKBKT&quot;],&quot;itemData&quot;:{&quot;id&quot;:1082,&quot;type&quot;:&quot;article-journal&quot;,&quot;title&quot;:&quot;A further biodiversity index applicable to species lists: variation in taxonomic distinctness&quot;,&quot;container-title&quot;:&quot;Marine Ecology Progress Series&quot;,&quot;page&quot;:&quot;265-278&quot;,&quot;volume&quot;:&quot;216&quot;,&quot;source&quot;:&quot;Inter-Research Science Center&quot;,&quot;abstract&quot;:&quot;ABSTRACT: A further biodiversity index is proposed, based on taxonomic (or phylogenetic) relatedness of species, namely the Œvariation in taxonomic distinctness¹ (VarTD, Λ+) between every pair of species recorded in a study. It complements the previously defined Œaverage taxonomic distinctness¹ (AvTD, Δ+), which is the mean path length through the taxonomic tree connecting every pair of species in the list. VarTD is simply the variance of these pairwise path lengths and reflects the unevenness of the taxonomic tree. For example, a species list in which there are several different orders represented only by a single species, but also some genera which are very species-rich, would give a high Λ+ by comparison with a list (of equivalent Δ+) in which all species tended to be from different families but the same order. VarTD is shown to have the same desirable sampling properties as AvTD, primarily a lack of dependence of its mean value on the sample size (except for unrealistically small samples). Such unbiasedness is of crucial importance in making valid biodiversity comparisons between studies at different locations or times, with differing or uncontrolled degrees of sampling effort. This feature is emphatically not shared by indices related to species richness and also not by properties of the phylogeny adapted from proposals in other, conservation contexts, such as Œaverage phylogenetic diversity¹ (AvPD, Φ+). As with AvTD, the VarTD statistic for any local study can be tested for Œdeparture from expectation¹, based on a master taxonomy for that region, by constructing a simulation distribution from random subsets of the master list. The idea can be extended to summarising the joint distribution of AvTD and VarTD, so that values from real data sets are compared with a fitted simulation Œenvelope¹ in a 2 d (Δ+, Λ+) plot. The methodology is applied to 14 species lists of free-living marine nematodes, and related to a master list for UK waters. The combination of AvTD and VarTD picks out, in different ways, some degraded locations (low Δ+, low to normal Λ+) and the pristine island fauna of the Scillies (normal + , high Λ+). The 2 indices are also demonstrated to be measuring effectively independent features of the taxonomic tree, at least for this faunal group (although it is shown theoretically that this will not always be the case). The combination of Δ+ and Λ+ is therefore seen to provide a statistically robust summary of taxonomic (or phylogenetic) relatedness patterns within an assemblage, which has the potential to be applied to a wide range of historical data in the form of simple species lists.&quot;,&quot;DOI&quot;:&quot;10.3354/meps216265&quot;,&quot;shortTitle&quot;:&quot;A further biodiversity index applicable to species lists&quot;,&quot;journalAbbreviation&quot;:&quot;Mar. Ecol. Prog. Ser.&quot;,&quot;author&quot;:[{&quot;family&quot;:&quot;Clarke&quot;,&quot;given&quot;:&quot;K. R.&quot;},{&quot;family&quot;:&quot;Warwick&quot;,&quot;given&quot;:&quot;R. M.&quot;}],&quot;issued&quot;:{&quot;date-parts&quot;:[[&quot;2001&quot;]]}}}],&quot;schema&quot;:&quot;https://github.com/citation-style-language/schema/raw/master/csl-citation.json&quot;} RND5ODr1W859E"/><text:span text:style-name="T349">.</text:span></text:p>
      <text:p text:style-name="P60"><text:span text:style-name="T349">В </text:span><text:span text:style-name="T353">настоящето изследване инвентарният видов списък на макрозообентоса от българския сектор на Черно море е съставен на базата на Каталога на българската черноморска фауна и двете му допълнения </text:span><text:reference-mark-start text:name="ZOTERO_ITEM CSL_CITATION {&quot;citationID&quot;:&quot;NEDD9ZGP&quot;,&quot;properties&quot;:{&quot;unsorted&quot;:true,&quot;formattedCitation&quot;:&quot;{\\rtf (\\uc0\\u1042{}\\uc0\\u1098{}\\uc0\\u1083{}\\uc0\\u1082{}\\uc0\\u1072{}\\uc0\\u1085{}\\uc0\\u1086{}\\uc0\\u1074{}, 1957; \\uc0\\u1042{}\\uc0\\u1098{}\\uc0\\u1083{}\\uc0\\u1082{}\\uc0\\u1072{}\\uc0\\u1085{}\\uc0\\u1086{}\\uc0\\u1074{} and \\uc0\\u1052{}\\uc0\\u1072{}\\uc0\\u1088{}\\uc0\\u1080{}\\uc0\\u1085{}\\uc0\\u1086{}\\uc0\\u1074{}, 1964; \\uc0\\u1052{}\\uc0\\u1072{}\\uc0\\u1088{}\\uc0\\u1080{}\\uc0\\u1085{}\\uc0\\u1086{}\\uc0\\u1074{} and \\uc0\\u1043{}\\uc0\\u1086{}\\uc0\\u1083{}\\uc0\\u1077{}\\uc0\\u1084{}\\uc0\\u1072{}\\uc0\\u1085{}\\uc0\\u1089{}\\uc0\\u1082{}\\uc0\\u1080{}, 1989)}&quot;,&quot;plainCitation&quot;:&quot;(Вълканов, 1957; Вълканов and Маринов, 1964; Маринов and Големански, 1989)&quot;},&quot;citationItems&quot;:[{&quot;id&quot;:566,&quot;uris&quot;:[&quot;http://zotero.org/users/976121/items/CMBSMA7F&quot;],&quot;uri&quot;:[&quot;http://zotero.org/users/976121/items/CMBSMA7F&quot;],&quot;itemData&quot;:{&quot;id&quot;:566,&quot;type&quot;:&quot;article-journal&quot;,&quot;title&quot;:&quot;Каталог на нашата черноморска фауна&quot;,&quot;container-title&quot;:&quot;Трудове на Морската биологическа станция&quot;,&quot;page&quot;:&quot;1-61&quot;,&quot;volume&quot;:&quot;19&quot;,&quot;journalAbbreviation&quot;:&quot;Тр. Морска биол. ст.&quot;,&quot;language&quot;:&quot;bg&quot;,&quot;author&quot;:[{&quot;family&quot;:&quot;Вълканов&quot;,&quot;given&quot;:&quot;А.&quot;}],&quot;issued&quot;:{&quot;date-parts&quot;:[[&quot;1957&quot;]]}}},{&quot;id&quot;:1055,&quot;uris&quot;:[&quot;http://zotero.org/users/976121/items/M8BPTHBA&quot;],&quot;uri&quot;:[&quot;http://zotero.org/users/976121/items/M8BPTHBA&quot;],&quot;itemData&quot;:{&quot;id&quot;:1055,&quot;type&quot;:&quot;article-journal&quot;,&quot;title&quot;:&quot;Допълнение към каталога на нашата черноморска фауна&quot;,&quot;container-title&quot;:&quot;Известия на Зоологическия институт с музей&quot;,&quot;page&quot;:&quot;51-59&quot;,&quot;volume&quot;:&quot;17&quot;,&quot;language&quot;:&quot;bg&quot;,&quot;author&quot;:[{&quot;family&quot;:&quot;Вълканов&quot;,&quot;given&quot;:&quot;А.&quot;},{&quot;family&quot;:&quot;Маринов&quot;,&quot;given&quot;:&quot;Т. М.&quot;}],&quot;issued&quot;:{&quot;date-parts&quot;:[[&quot;1964&quot;]]}}},{&quot;id&quot;:447,&quot;uris&quot;:[&quot;http://zotero.org/users/976121/items/AP6G2BTG&quot;],&quot;uri&quot;:[&quot;http://zotero.org/users/976121/items/AP6G2BTG&quot;],&quot;itemData&quot;:{&quot;id&quot;:447,&quot;type&quot;:&quot;article-journal&quot;,&quot;title&quot;:&quot;Второ допълнение към каталога на българската черноморска фауна&quot;,&quot;container-title&quot;:&quot;Acta Zoologica Bulgarica&quot;,&quot;page&quot;:&quot;3-33&quot;,&quot;volume&quot;:&quot;37&quot;,&quot;language&quot;:&quot;bg&quot;,&quot;author&quot;:[{&quot;family&quot;:&quot;Маринов&quot;,&quot;given&quot;:&quot;Т. М.&quot;},{&quot;family&quot;:&quot;Големански&quot;,&quot;given&quot;:&quot;В.&quot;}],&quot;issued&quot;:{&quot;date-parts&quot;:[[&quot;1989&quot;]]}}}],&quot;schema&quot;:&quot;https://github.com/citation-style-language/schema/raw/master/csl-citation.json&quot;} RNDOKm4r9WKZt"/><text:span text:style-name="T379">(Вълканов, 1957; Вълканов and Маринов, 1964; Маринов and Големански, 1989)</text:span><text:reference-mark-end text:name="ZOTERO_ITEM CSL_CITATION {&quot;citationID&quot;:&quot;NEDD9ZGP&quot;,&quot;properties&quot;:{&quot;unsorted&quot;:true,&quot;formattedCitation&quot;:&quot;{\\rtf (\\uc0\\u1042{}\\uc0\\u1098{}\\uc0\\u1083{}\\uc0\\u1082{}\\uc0\\u1072{}\\uc0\\u1085{}\\uc0\\u1086{}\\uc0\\u1074{}, 1957; \\uc0\\u1042{}\\uc0\\u1098{}\\uc0\\u1083{}\\uc0\\u1082{}\\uc0\\u1072{}\\uc0\\u1085{}\\uc0\\u1086{}\\uc0\\u1074{} and \\uc0\\u1052{}\\uc0\\u1072{}\\uc0\\u1088{}\\uc0\\u1080{}\\uc0\\u1085{}\\uc0\\u1086{}\\uc0\\u1074{}, 1964; \\uc0\\u1052{}\\uc0\\u1072{}\\uc0\\u1088{}\\uc0\\u1080{}\\uc0\\u1085{}\\uc0\\u1086{}\\uc0\\u1074{} and \\uc0\\u1043{}\\uc0\\u1086{}\\uc0\\u1083{}\\uc0\\u1077{}\\uc0\\u1084{}\\uc0\\u1072{}\\uc0\\u1085{}\\uc0\\u1089{}\\uc0\\u1082{}\\uc0\\u1080{}, 1989)}&quot;,&quot;plainCitation&quot;:&quot;(Вълканов, 1957; Вълканов and Маринов, 1964; Маринов and Големански, 1989)&quot;},&quot;citationItems&quot;:[{&quot;id&quot;:566,&quot;uris&quot;:[&quot;http://zotero.org/users/976121/items/CMBSMA7F&quot;],&quot;uri&quot;:[&quot;http://zotero.org/users/976121/items/CMBSMA7F&quot;],&quot;itemData&quot;:{&quot;id&quot;:566,&quot;type&quot;:&quot;article-journal&quot;,&quot;title&quot;:&quot;Каталог на нашата черноморска фауна&quot;,&quot;container-title&quot;:&quot;Трудове на Морската биологическа станция&quot;,&quot;page&quot;:&quot;1-61&quot;,&quot;volume&quot;:&quot;19&quot;,&quot;journalAbbreviation&quot;:&quot;Тр. Морска биол. ст.&quot;,&quot;language&quot;:&quot;bg&quot;,&quot;author&quot;:[{&quot;family&quot;:&quot;Вълканов&quot;,&quot;given&quot;:&quot;А.&quot;}],&quot;issued&quot;:{&quot;date-parts&quot;:[[&quot;1957&quot;]]}}},{&quot;id&quot;:1055,&quot;uris&quot;:[&quot;http://zotero.org/users/976121/items/M8BPTHBA&quot;],&quot;uri&quot;:[&quot;http://zotero.org/users/976121/items/M8BPTHBA&quot;],&quot;itemData&quot;:{&quot;id&quot;:1055,&quot;type&quot;:&quot;article-journal&quot;,&quot;title&quot;:&quot;Допълнение към каталога на нашата черноморска фауна&quot;,&quot;container-title&quot;:&quot;Известия на Зоологическия институт с музей&quot;,&quot;page&quot;:&quot;51-59&quot;,&quot;volume&quot;:&quot;17&quot;,&quot;language&quot;:&quot;bg&quot;,&quot;author&quot;:[{&quot;family&quot;:&quot;Вълканов&quot;,&quot;given&quot;:&quot;А.&quot;},{&quot;family&quot;:&quot;Маринов&quot;,&quot;given&quot;:&quot;Т. М.&quot;}],&quot;issued&quot;:{&quot;date-parts&quot;:[[&quot;1964&quot;]]}}},{&quot;id&quot;:447,&quot;uris&quot;:[&quot;http://zotero.org/users/976121/items/AP6G2BTG&quot;],&quot;uri&quot;:[&quot;http://zotero.org/users/976121/items/AP6G2BTG&quot;],&quot;itemData&quot;:{&quot;id&quot;:447,&quot;type&quot;:&quot;article-journal&quot;,&quot;title&quot;:&quot;Второ допълнение към каталога на българската черноморска фауна&quot;,&quot;container-title&quot;:&quot;Acta Zoologica Bulgarica&quot;,&quot;page&quot;:&quot;3-33&quot;,&quot;volume&quot;:&quot;37&quot;,&quot;language&quot;:&quot;bg&quot;,&quot;author&quot;:[{&quot;family&quot;:&quot;Маринов&quot;,&quot;given&quot;:&quot;Т. М.&quot;},{&quot;family&quot;:&quot;Големански&quot;,&quot;given&quot;:&quot;В.&quot;}],&quot;issued&quot;:{&quot;date-parts&quot;:[[&quot;1989&quot;]]}}}],&quot;schema&quot;:&quot;https://github.com/citation-style-language/schema/raw/master/csl-citation.json&quot;} RNDOKm4r9WKZt"/><text:span text:style-name="T366">, </text:span><text:span text:style-name="T372">а също и </text:span><text:span text:style-name="T373">Маринов </text:span><text:reference-mark-start text:name="ZOTERO_ITEM CSL_CITATION {&quot;citationID&quot;:&quot;hhjGKEJy&quot;,&quot;properties&quot;:{&quot;unsorted&quot;:true,&quot;formattedCitation&quot;:&quot;(1977, 1990)&quot;,&quot;plainCitation&quot;:&quot;(1977, 1990)&quot;},&quot;citationItems&quot;:[{&quot;id&quot;:2677,&quot;uris&quot;:[&quot;http://zotero.org/users/976121/items/I93WR8I3&quot;],&quot;uri&quot;:[&quot;http://zotero.org/users/976121/items/I93WR8I3&quot;],&quot;itemData&quot;:{&quot;id&quot;:2677,&quot;type&quot;:&quot;book&quot;,&quot;title&quot;:&quot;Фауна на България. Многочетинести червеи (Polychaeta)&quot;,&quot;collection-title&quot;:&quot;Фауна на България&quot;,&quot;publisher&quot;:&quot;Издателство на Българската академия на науките&quot;,&quot;publisher-place&quot;:&quot;София&quot;,&quot;volume&quot;:&quot;6&quot;,&quot;number-of-pages&quot;:&quot;258&quot;,&quot;event-place&quot;:&quot;София&quot;,&quot;language&quot;:&quot;bg&quot;,&quot;author&quot;:[{&quot;family&quot;:&quot;Маринов&quot;,&quot;given&quot;:&quot;Т. М.&quot;}],&quot;issued&quot;:{&quot;date-parts&quot;:[[&quot;1977&quot;]]}},&quot;suppress-author&quot;:true},{&quot;id&quot;:505,&quot;uris&quot;:[&quot;http://zotero.org/users/976121/items/BNJKWATU&quot;],&quot;uri&quot;:[&quot;http://zotero.org/users/976121/items/BNJKWATU&quot;],&quot;itemData&quot;:{&quot;id&quot;:505,&quot;type&quot;:&quot;book&quot;,&quot;title&quot;:&quot;Зообентосът от българския сектор на Черно море&quot;,&quot;publisher&quot;:&quot;Издателство на Българската академия на науките&quot;,&quot;publisher-place&quot;:&quot;София&quot;,&quot;number-of-pages&quot;:&quot;195&quot;,&quot;event-place&quot;:&quot;София&quot;,&quot;author&quot;:[{&quot;family&quot;:&quot;Маринов&quot;,&quot;given&quot;:&quot;Т. М.&quot;}],&quot;issued&quot;:{&quot;date-parts&quot;:[[&quot;1990&quot;]]}},&quot;suppress-author&quot;:true}],&quot;schema&quot;:&quot;https://github.com/citation-style-language/schema/raw/master/csl-citation.json&quot;} RND9MCklJ2oPt"/><text:span text:style-name="T373">(1977, 1990)</text:span><text:reference-mark-end text:name="ZOTERO_ITEM CSL_CITATION {&quot;citationID&quot;:&quot;hhjGKEJy&quot;,&quot;properties&quot;:{&quot;unsorted&quot;:true,&quot;formattedCitation&quot;:&quot;(1977, 1990)&quot;,&quot;plainCitation&quot;:&quot;(1977, 1990)&quot;},&quot;citationItems&quot;:[{&quot;id&quot;:2677,&quot;uris&quot;:[&quot;http://zotero.org/users/976121/items/I93WR8I3&quot;],&quot;uri&quot;:[&quot;http://zotero.org/users/976121/items/I93WR8I3&quot;],&quot;itemData&quot;:{&quot;id&quot;:2677,&quot;type&quot;:&quot;book&quot;,&quot;title&quot;:&quot;Фауна на България. Многочетинести червеи (Polychaeta)&quot;,&quot;collection-title&quot;:&quot;Фауна на България&quot;,&quot;publisher&quot;:&quot;Издателство на Българската академия на науките&quot;,&quot;publisher-place&quot;:&quot;София&quot;,&quot;volume&quot;:&quot;6&quot;,&quot;number-of-pages&quot;:&quot;258&quot;,&quot;event-place&quot;:&quot;София&quot;,&quot;language&quot;:&quot;bg&quot;,&quot;author&quot;:[{&quot;family&quot;:&quot;Маринов&quot;,&quot;given&quot;:&quot;Т. М.&quot;}],&quot;issued&quot;:{&quot;date-parts&quot;:[[&quot;1977&quot;]]}},&quot;suppress-author&quot;:true},{&quot;id&quot;:505,&quot;uris&quot;:[&quot;http://zotero.org/users/976121/items/BNJKWATU&quot;],&quot;uri&quot;:[&quot;http://zotero.org/users/976121/items/BNJKWATU&quot;],&quot;itemData&quot;:{&quot;id&quot;:505,&quot;type&quot;:&quot;book&quot;,&quot;title&quot;:&quot;Зообентосът от българския сектор на Черно море&quot;,&quot;publisher&quot;:&quot;Издателство на Българската академия на науките&quot;,&quot;publisher-place&quot;:&quot;София&quot;,&quot;number-of-pages&quot;:&quot;195&quot;,&quot;event-place&quot;:&quot;София&quot;,&quot;author&quot;:[{&quot;family&quot;:&quot;Маринов&quot;,&quot;given&quot;:&quot;Т. М.&quot;}],&quot;issued&quot;:{&quot;date-parts&quot;:[[&quot;1990&quot;]]}},&quot;suppress-author&quot;:true}],&quot;schema&quot;:&quot;https://github.com/citation-style-language/schema/raw/master/csl-citation.json&quot;} RND9MCklJ2oPt"/><text:span text:style-name="T366">, </text:span><text:span text:style-name="T374">T</text:span><text:span text:style-name="T377">odorova and Konsulova </text:span><text:reference-mark-start text:name="ZOTERO_ITEM CSL_CITATION {&quot;citationID&quot;:&quot;19h399j736&quot;,&quot;properties&quot;:{&quot;formattedCitation&quot;:&quot;(2005)&quot;,&quot;plainCitation&quot;:&quot;(2005)&quot;},&quot;citationItems&quot;:[{&quot;id&quot;:63,&quot;uris&quot;:[&quot;http://zotero.org/users/976121/items/35QJFHU5&quot;],&quot;uri&quot;:[&quot;http://zotero.org/users/976121/items/35QJFHU5&quot;],&quot;itemData&quot;:{&quot;id&quot;:63,&quot;type&quot;:&quot;report&quot;,&quot;title&quot;:&quot;Manual for collection and treatment of soft bottom macrozoobenthos samples&quot;,&quot;page&quot;:&quot;39&quot;,&quot;author&quot;:[{&quot;family&quot;:&quot;Todorova&quot;,&quot;given&quot;:&quot;V.&quot;},{&quot;family&quot;:&quot;Konsulova&quot;,&quot;given&quot;:&quot;T.&quot;}],&quot;issued&quot;:{&quot;date-parts&quot;:[[&quot;2005&quot;]]}},&quot;suppress-author&quot;:true}],&quot;schema&quot;:&quot;https://github.com/citation-style-language/schema/raw/master/csl-citation.json&quot;} RNDUR4h2EFvzu"/><text:span text:style-name="T377">(2005)</text:span><text:reference-mark-end text:name="ZOTERO_ITEM CSL_CITATION {&quot;citationID&quot;:&quot;19h399j736&quot;,&quot;properties&quot;:{&quot;formattedCitation&quot;:&quot;(2005)&quot;,&quot;plainCitation&quot;:&quot;(2005)&quot;},&quot;citationItems&quot;:[{&quot;id&quot;:63,&quot;uris&quot;:[&quot;http://zotero.org/users/976121/items/35QJFHU5&quot;],&quot;uri&quot;:[&quot;http://zotero.org/users/976121/items/35QJFHU5&quot;],&quot;itemData&quot;:{&quot;id&quot;:63,&quot;type&quot;:&quot;report&quot;,&quot;title&quot;:&quot;Manual for collection and treatment of soft bottom macrozoobenthos samples&quot;,&quot;page&quot;:&quot;39&quot;,&quot;author&quot;:[{&quot;family&quot;:&quot;Todorova&quot;,&quot;given&quot;:&quot;V.&quot;},{&quot;family&quot;:&quot;Konsulova&quot;,&quot;given&quot;:&quot;T.&quot;}],&quot;issued&quot;:{&quot;date-parts&quot;:[[&quot;2005&quot;]]}},&quot;suppress-author&quot;:true}],&quot;schema&quot;:&quot;https://github.com/citation-style-language/schema/raw/master/csl-citation.json&quot;} RNDUR4h2EFvzu"/><text:span text:style-name="T366">, </text:span><office:annotation office:name="__Annotation__6407_1416121077"><dc:creator>Unknown Author</dc:creator><dc:date>2016-08-05T13:51:24</dc:date><text:p>Намери и добави! </text:p></office:annotation><text:span text:style-name="T375">доклад натура...</text:span><office:annotation-end office:name="__Annotation__6407_1416121077"/></text:p>
      <text:p text:style-name="P44"><text:span text:style-name="T380">По подобен начин може да се оцени и функционалното разнообразие на съобществата, като за изчисляването на разстоянията между видовете </text:span>вместо <text:span text:style-name="T380">матрица, отговаряща на </text:span>таксономична йерархия, <text:span text:style-name="T380">се използва матрица с биологични (функционални) черти за всеки вид. „Чертите“ са добре дефинирани, измерваеми характеристики на организмите. Обикновено се измерват при всеки индивид и се използват за сравнения между видовете. Функционалните черти са характеристики, които са от голямо значение за оцеляването и развитието на организмите </text:span><text:reference-mark-start text:name="ZOTERO_ITEM CSL_CITATION {&quot;citationID&quot;:&quot;1d60lb6mj2&quot;,&quot;properties&quot;:{&quot;formattedCitation&quot;:&quot;(McGill et al., 2006)&quot;,&quot;plainCitation&quot;:&quot;(McGill et al., 2006)&quot;},&quot;citationItems&quot;:[{&quot;id&quot;:3021,&quot;uris&quot;:[&quot;http://zotero.org/users/976121/items/7FN27434&quot;],&quot;uri&quot;:[&quot;http://zotero.org/users/976121/items/7FN27434&quot;],&quot;itemData&quot;:{&quot;id&quot;:3021,&quot;type&quot;:&quot;article-journal&quot;,&quot;title&quot;:&quot;Rebuilding community ecology from functional traits&quot;,&quot;container-title&quot;:&quot;Trends in Ecology &amp; Evolution&quot;,&quot;page&quot;:&quot;178-185&quot;,&quot;volume&quot;:&quot;21&quot;,&quot;issue&quot;:&quot;4&quot;,&quot;source&quot;:&quot;PubMed&quot;,&quot;abstract&quot;:&quot;There is considerable debate about whether community ecology will ever produce general principles. We suggest here that this can be achieved but that community ecology has lost its way by focusing on pairwise species interactions independent of the environment. We assert that community ecology should return to an emphasis on four themes that are tied together by a two-step process: how the fundamental niche is governed by functional traits within the context of abiotic environmental gradients; and how the interaction between traits and fundamental niches maps onto the realized niche in the context of a biotic interaction milieu. We suggest this approach can create a more quantitative and predictive science that can more readily address issues of global change.&quot;,&quot;DOI&quot;:&quot;10.1016/j.tree.2006.02.002&quot;,&quot;ISSN&quot;:&quot;0169-5347&quot;,&quot;note&quot;:&quot;PMID: 16701083&quot;,&quot;journalAbbreviation&quot;:&quot;Trends Ecol. Evol.&quot;,&quot;language&quot;:&quot;eng&quot;,&quot;author&quot;:[{&quot;family&quot;:&quot;McGill&quot;,&quot;given&quot;:&quot;Brian J.&quot;},{&quot;family&quot;:&quot;Enquist&quot;,&quot;given&quot;:&quot;Brian J.&quot;},{&quot;family&quot;:&quot;Weiher&quot;,&quot;given&quot;:&quot;Evan&quot;},{&quot;family&quot;:&quot;Westoby&quot;,&quot;given&quot;:&quot;Mark&quot;}],&quot;issued&quot;:{&quot;date-parts&quot;:[[&quot;2006&quot;]]},&quot;PMID&quot;:&quot;16701083&quot;}}],&quot;schema&quot;:&quot;https://github.com/citation-style-language/schema/raw/master/csl-citation.json&quot;} RNDwWPspJczW7"/><text:span text:style-name="T380">(McGill et al., 2006)</text:span><text:reference-mark-end text:name="ZOTERO_ITEM CSL_CITATION {&quot;citationID&quot;:&quot;1d60lb6mj2&quot;,&quot;properties&quot;:{&quot;formattedCitation&quot;:&quot;(McGill et al., 2006)&quot;,&quot;plainCitation&quot;:&quot;(McGill et al., 2006)&quot;},&quot;citationItems&quot;:[{&quot;id&quot;:3021,&quot;uris&quot;:[&quot;http://zotero.org/users/976121/items/7FN27434&quot;],&quot;uri&quot;:[&quot;http://zotero.org/users/976121/items/7FN27434&quot;],&quot;itemData&quot;:{&quot;id&quot;:3021,&quot;type&quot;:&quot;article-journal&quot;,&quot;title&quot;:&quot;Rebuilding community ecology from functional traits&quot;,&quot;container-title&quot;:&quot;Trends in Ecology &amp; Evolution&quot;,&quot;page&quot;:&quot;178-185&quot;,&quot;volume&quot;:&quot;21&quot;,&quot;issue&quot;:&quot;4&quot;,&quot;source&quot;:&quot;PubMed&quot;,&quot;abstract&quot;:&quot;There is considerable debate about whether community ecology will ever produce general principles. We suggest here that this can be achieved but that community ecology has lost its way by focusing on pairwise species interactions independent of the environment. We assert that community ecology should return to an emphasis on four themes that are tied together by a two-step process: how the fundamental niche is governed by functional traits within the context of abiotic environmental gradients; and how the interaction between traits and fundamental niches maps onto the realized niche in the context of a biotic interaction milieu. We suggest this approach can create a more quantitative and predictive science that can more readily address issues of global change.&quot;,&quot;DOI&quot;:&quot;10.1016/j.tree.2006.02.002&quot;,&quot;ISSN&quot;:&quot;0169-5347&quot;,&quot;note&quot;:&quot;PMID: 16701083&quot;,&quot;journalAbbreviation&quot;:&quot;Trends Ecol. Evol.&quot;,&quot;language&quot;:&quot;eng&quot;,&quot;author&quot;:[{&quot;family&quot;:&quot;McGill&quot;,&quot;given&quot;:&quot;Brian J.&quot;},{&quot;family&quot;:&quot;Enquist&quot;,&quot;given&quot;:&quot;Brian J.&quot;},{&quot;family&quot;:&quot;Weiher&quot;,&quot;given&quot;:&quot;Evan&quot;},{&quot;family&quot;:&quot;Westoby&quot;,&quot;given&quot;:&quot;Mark&quot;}],&quot;issued&quot;:{&quot;date-parts&quot;:[[&quot;2006&quot;]]},&quot;PMID&quot;:&quot;16701083&quot;}}],&quot;schema&quot;:&quot;https://github.com/citation-style-language/schema/raw/master/csl-citation.json&quot;} RNDwWPspJczW7"/><text:span text:style-name="T380">. Например, за макрозообентосните организми такива могат да са начинът на живот (свободен, прикрепен, паразит по други организми), социалността (изолирани индивиди или живеещи в групи или колонии), характерният начин на хранене (филтратор, растителнояден, детритофаг, хищник), мобилността, честотата и начинът на размножаване, продължителността на живота и др. </text:span><text:reference-mark-start text:name="ZOTERO_ITEM CSL_CITATION {&quot;citationID&quot;:&quot;282hngehh1&quot;,&quot;properties&quot;:{&quot;formattedCitation&quot;:&quot;(MarLIN, 2006)&quot;,&quot;plainCitation&quot;:&quot;(MarLIN, 2006)&quot;},&quot;citationItems&quot;:[{&quot;id&quot;:973,&quot;uris&quot;:[&quot;http://zotero.org/users/976121/items/JRQXPZQK&quot;],&quot;uri&quot;:[&quot;http://zotero.org/users/976121/items/JRQXPZQK&quot;],&quot;itemData&quot;:{&quot;id&quot;:973,&quot;type&quot;:&quot;report&quot;,&quot;title&quot;:&quot;BIOTIC - Biological Traits Information Catalogue&quot;,&quot;publisher&quot;:&quot;Marine Biological Association of the United Kingdom&quot;,&quot;publisher-place&quot;:&quot;Plymouth&quot;,&quot;event-place&quot;:&quot;Plymouth&quot;,&quot;URL&quot;:&quot;www.marlin.ac.uk/biotic&quot;,&quot;author&quot;:[{&quot;family&quot;:&quot;MarLIN&quot;,&quot;given&quot;:&quot;&quot;}],&quot;issued&quot;:{&quot;date-parts&quot;:[[&quot;2006&quot;]]}}}],&quot;schema&quot;:&quot;https://github.com/citation-style-language/schema/raw/master/csl-citation.json&quot;} RNDipxPuCSRaQ"/><text:span text:style-name="T380">(MarLIN, 2006)</text:span><text:reference-mark-end text:name="ZOTERO_ITEM CSL_CITATION {&quot;citationID&quot;:&quot;282hngehh1&quot;,&quot;properties&quot;:{&quot;formattedCitation&quot;:&quot;(MarLIN, 2006)&quot;,&quot;plainCitation&quot;:&quot;(MarLIN, 2006)&quot;},&quot;citationItems&quot;:[{&quot;id&quot;:973,&quot;uris&quot;:[&quot;http://zotero.org/users/976121/items/JRQXPZQK&quot;],&quot;uri&quot;:[&quot;http://zotero.org/users/976121/items/JRQXPZQK&quot;],&quot;itemData&quot;:{&quot;id&quot;:973,&quot;type&quot;:&quot;report&quot;,&quot;title&quot;:&quot;BIOTIC - Biological Traits Information Catalogue&quot;,&quot;publisher&quot;:&quot;Marine Biological Association of the United Kingdom&quot;,&quot;publisher-place&quot;:&quot;Plymouth&quot;,&quot;event-place&quot;:&quot;Plymouth&quot;,&quot;URL&quot;:&quot;www.marlin.ac.uk/biotic&quot;,&quot;author&quot;:[{&quot;family&quot;:&quot;MarLIN&quot;,&quot;given&quot;:&quot;&quot;}],&quot;issued&quot;:{&quot;date-parts&quot;:[[&quot;2006&quot;]]}}}],&quot;schema&quot;:&quot;https://github.com/citation-style-language/schema/raw/master/csl-citation.json&quot;} RNDipxPuCSRaQ"/><text:span text:style-name="T380">. За да бъдат от полза в екологични изследвания на съобществата, тези черти трябва да варират повече между различните видове, отколкото между индивидите от един вид.</text:span></text:p>
      <text:p text:style-name="P45">Съществуват и по-сложни, многомерни статистически методи за анализ на функционалното разнообразие на съобществата, които бяха приложени и в настоящето изследване. Принципите им са описани <text:span text:style-name="T381">при многомерните анализи</text:span> <office:annotation office:name="__Fieldmark__3945_1543247252"><dc:creator>K </dc:creator><dc:date>2016-08-08T13:08:32</dc:date><text:p>в точка … някоя? </text:p></office:annotation>по-долу<office:annotation-end office:name="__Fieldmark__3945_1543247252"/>.</text:p>
      <text:p text:style-name="P60"><text:soft-page-break/></text:p>
      <text:p text:style-name="P60"><text:span text:style-name="T383">Г</text:span><text:span text:style-name="T382">рафични методи за характеризиране на </text:span><text:span text:style-name="T384">разнообразиетио на </text:span><text:span text:style-name="T382">съобществата</text:span></text:p>
      <text:p text:style-name="P47">За допълнително характеризиране на биоразнообразието на зообентосните съобщества бяха приложени също така <text:span text:style-name="T386">г</text:span>рафични аналитични методи.</text:p>
      <text:p text:style-name="P60"><text:span text:style-name="T93">Графичните методи</text:span><text:span text:style-name="T118"> </text:span><text:span text:style-name="T94">могат </text:span><text:span text:style-name="T118">да се определят като междинни между едно- и многомерните методи. Главното </text:span><text:span text:style-name="T142">им</text:span><text:span text:style-name="T118"> предимство е, че доминирането на редките или разпространените видове в съобщесвото може да се определи визуално, а необходимите изчисления са по-прости, </text:span><text:span text:style-name="T142">отколкото при </text:span><text:span text:style-name="T95">останалите методи за анализ</text:span><text:span text:style-name="T118">.</text:span></text:p>
      <text:p text:style-name="P60"><text:span text:style-name="T143">Един </text:span><text:span text:style-name="T118">от най-широко използваните </text:span><text:span text:style-name="T143">графични </text:span><text:span text:style-name="T118">методи за сравнение на биоразнообразието са </text:span><text:span text:style-name="T301">k</text:span><text:span text:style-name="T118">-доминантните криви </text:span><text:reference-mark-start text:name="ZOTERO_ITEM CSL_CITATION {&quot;citationID&quot;:&quot;3g4RcHJP&quot;,&quot;properties&quot;:{&quot;formattedCitation&quot;:&quot;(Lambshead et al., 1983; Warwick et al., 2008)&quot;,&quot;plainCitation&quot;:&quot;(Lambshead et al., 1983; Warwick et al., 2008)&quot;},&quot;citationItems&quot;:[{&quot;id&quot;:1611,&quot;uris&quot;:[&quot;http://zotero.org/users/976121/items/W7NT6UGR&quot;],&quot;uri&quot;:[&quot;http://zotero.org/users/976121/items/W7NT6UGR&quot;],&quot;itemData&quot;:{&quot;id&quot;:1611,&quot;type&quot;:&quot;article-journal&quot;,&quot;title&quot;:&quot;The detection of differences among assemblages of marine benthic species based on an assessment of dominance and diversity&quot;,&quot;container-title&quot;:&quot;Journal of Natural History&quot;,&quot;page&quot;:&quot;859–874&quot;,&quot;volume&quot;:&quot;17&quot;,&quot;issue&quot;:&quot;6&quot;,&quot;ISSN&quot;:&quot;0022-2933&quot;,&quot;author&quot;:[{&quot;family&quot;:&quot;Lambshead&quot;,&quot;given&quot;:&quot;P. J. D.&quot;},{&quot;family&quot;:&quot;Platt&quot;,&quot;given&quot;:&quot;H. M.&quot;},{&quot;family&quot;:&quot;Shaw&quot;,&quot;given&quot;:&quot;K. M.&quot;}],&quot;issued&quot;:{&quot;date-parts&quot;:[[&quot;1983&quot;]]}}},{&quot;id&quot;:1875,&quot;uris&quot;:[&quot;http://zotero.org/users/976121/items/EAVKXVIC&quot;],&quot;uri&quot;:[&quot;http://zotero.org/users/976121/items/EAVKXVIC&quot;],&quot;itemData&quot;:{&quot;id&quot;:1875,&quot;type&quot;:&quot;chapter&quot;,&quot;title&quot;:&quot;k-dominance curves&quot;,&quot;container-title&quot;:&quot;Encyclopedia of Ecology&quot;,&quot;publisher&quot;:&quot;Academic Press&quot;,&quot;publisher-place&quot;:&quot;Oxford&quot;,&quot;page&quot;:&quot;2055-2057&quot;,&quot;source&quot;:&quot;ScienceDirect&quot;,&quot;event-place&quot;:&quot;Oxford&quot;,&quot;abstract&quot;:&quot;Curvilinear or distributional representations extract patterns of relative species abundances in an assemblage, encompassing a range of diversity information from evenness to richness, rather than reducing that information to a single summary statistic, such as a diversity index. In k-dominance curves the cumulative relative abundances of species, ranked in decreasing order of their importance in terms of abundance (or biomass), are plotted against species rank, or more usually log species rank. The higher the curve in a k-dominance plot, and the more quickly it reaches its maximum value (of 100), the lower the evenness and richness components of diversity. A modified logistic transformation of the y- (cumulative abundance) axis brings the values closer to linearity to enable easier visual comparisons. Partial dominance curves overcome the problem that the visual information presented is over-dependent on the single most dominant species. The statistical significance of differences between replicated sets of curves can be tested using multivariate methodologies.&quot;,&quot;URL&quot;:&quot;http://www.sciencedirect.com/science/article/pii/B9780080454054001142&quot;,&quot;ISBN&quot;:&quot;978-0-08-045405-4&quot;,&quot;author&quot;:[{&quot;family&quot;:&quot;Warwick&quot;,&quot;given&quot;:&quot;R. M.&quot;},{&quot;family&quot;:&quot;Clarke&quot;,&quot;given&quot;:&quot;K. R.&quot;},{&quot;family&quot;:&quot;Somerfield&quot;,&quot;given&quot;:&quot;P. J.&quot;}],&quot;editor&quot;:[{&quot;family&quot;:&quot;Fath&quot;,&quot;given&quot;:&quot;Sven Erik JørgensenBrian D.&quot;}],&quot;issued&quot;:{&quot;date-parts&quot;:[[&quot;2008&quot;]]},&quot;accessed&quot;:{&quot;date-parts&quot;:[[&quot;2015&quot;,12,14]]}}}],&quot;schema&quot;:&quot;https://github.com/citation-style-language/schema/raw/master/csl-citation.json&quot;} RNDVzis38B0T7"/><text:span text:style-name="T118">(Lambshead et al., 1983; Warwick et al., 2008)</text:span><text:reference-mark-end text:name="ZOTERO_ITEM CSL_CITATION {&quot;citationID&quot;:&quot;3g4RcHJP&quot;,&quot;properties&quot;:{&quot;formattedCitation&quot;:&quot;(Lambshead et al., 1983; Warwick et al., 2008)&quot;,&quot;plainCitation&quot;:&quot;(Lambshead et al., 1983; Warwick et al., 2008)&quot;},&quot;citationItems&quot;:[{&quot;id&quot;:1611,&quot;uris&quot;:[&quot;http://zotero.org/users/976121/items/W7NT6UGR&quot;],&quot;uri&quot;:[&quot;http://zotero.org/users/976121/items/W7NT6UGR&quot;],&quot;itemData&quot;:{&quot;id&quot;:1611,&quot;type&quot;:&quot;article-journal&quot;,&quot;title&quot;:&quot;The detection of differences among assemblages of marine benthic species based on an assessment of dominance and diversity&quot;,&quot;container-title&quot;:&quot;Journal of Natural History&quot;,&quot;page&quot;:&quot;859–874&quot;,&quot;volume&quot;:&quot;17&quot;,&quot;issue&quot;:&quot;6&quot;,&quot;ISSN&quot;:&quot;0022-2933&quot;,&quot;author&quot;:[{&quot;family&quot;:&quot;Lambshead&quot;,&quot;given&quot;:&quot;P. J. D.&quot;},{&quot;family&quot;:&quot;Platt&quot;,&quot;given&quot;:&quot;H. M.&quot;},{&quot;family&quot;:&quot;Shaw&quot;,&quot;given&quot;:&quot;K. M.&quot;}],&quot;issued&quot;:{&quot;date-parts&quot;:[[&quot;1983&quot;]]}}},{&quot;id&quot;:1875,&quot;uris&quot;:[&quot;http://zotero.org/users/976121/items/EAVKXVIC&quot;],&quot;uri&quot;:[&quot;http://zotero.org/users/976121/items/EAVKXVIC&quot;],&quot;itemData&quot;:{&quot;id&quot;:1875,&quot;type&quot;:&quot;chapter&quot;,&quot;title&quot;:&quot;k-dominance curves&quot;,&quot;container-title&quot;:&quot;Encyclopedia of Ecology&quot;,&quot;publisher&quot;:&quot;Academic Press&quot;,&quot;publisher-place&quot;:&quot;Oxford&quot;,&quot;page&quot;:&quot;2055-2057&quot;,&quot;source&quot;:&quot;ScienceDirect&quot;,&quot;event-place&quot;:&quot;Oxford&quot;,&quot;abstract&quot;:&quot;Curvilinear or distributional representations extract patterns of relative species abundances in an assemblage, encompassing a range of diversity information from evenness to richness, rather than reducing that information to a single summary statistic, such as a diversity index. In k-dominance curves the cumulative relative abundances of species, ranked in decreasing order of their importance in terms of abundance (or biomass), are plotted against species rank, or more usually log species rank. The higher the curve in a k-dominance plot, and the more quickly it reaches its maximum value (of 100), the lower the evenness and richness components of diversity. A modified logistic transformation of the y- (cumulative abundance) axis brings the values closer to linearity to enable easier visual comparisons. Partial dominance curves overcome the problem that the visual information presented is over-dependent on the single most dominant species. The statistical significance of differences between replicated sets of curves can be tested using multivariate methodologies.&quot;,&quot;URL&quot;:&quot;http://www.sciencedirect.com/science/article/pii/B9780080454054001142&quot;,&quot;ISBN&quot;:&quot;978-0-08-045405-4&quot;,&quot;author&quot;:[{&quot;family&quot;:&quot;Warwick&quot;,&quot;given&quot;:&quot;R. M.&quot;},{&quot;family&quot;:&quot;Clarke&quot;,&quot;given&quot;:&quot;K. R.&quot;},{&quot;family&quot;:&quot;Somerfield&quot;,&quot;given&quot;:&quot;P. J.&quot;}],&quot;editor&quot;:[{&quot;family&quot;:&quot;Fath&quot;,&quot;given&quot;:&quot;Sven Erik JørgensenBrian D.&quot;}],&quot;issued&quot;:{&quot;date-parts&quot;:[[&quot;2008&quot;]]},&quot;accessed&quot;:{&quot;date-parts&quot;:[[&quot;2015&quot;,12,14]]}}}],&quot;schema&quot;:&quot;https://github.com/citation-style-language/schema/raw/master/csl-citation.json&quot;} RNDVzis38B0T7"/><text:span text:style-name="T118">. </text:span><text:span text:style-name="T143">Те </text:span><text:span text:style-name="T118">се получават по следния начин: относителната численост на </text:span><text:span text:style-name="T144">всеки</text:span><text:span text:style-name="T118"> вид се представя като процент от общата численост в пробата, </text:span><text:span text:style-name="T144">след което всички видове се подреждат в низходящ ред и получават </text:span><text:span text:style-name="T118">ранг </text:span><text:span text:style-name="T301">k: </text:span><text:span text:style-name="T118">най-многобройният вид </text:span><text:span text:style-name="T144">е с </text:span><text:span text:style-name="T118">ранг 1, следващият – ранг 2, и т. н. </text:span><text:span text:style-name="T144">На графиката п</text:span><text:span text:style-name="T118">о </text:span><text:span text:style-name="T144">оста </text:span><text:span text:style-name="T301">y</text:span><text:span text:style-name="T118"> се представя % кумулативна численост, </text:span><text:span text:style-name="T144">а </text:span><text:span text:style-name="T118">по </text:span><text:span text:style-name="T144">оста </text:span><text:span text:style-name="T301">x</text:span><text:span text:style-name="T118"> – ранг</text:span><text:span text:style-name="T145">а</text:span><text:span text:style-name="T118"> </text:span><text:span text:style-name="T144">на вида </text:span><text:span text:style-name="T118">в логаритмична скала. Получените криви дават представа за биоразнообразието: </text:span><text:span text:style-name="T146">дължината на кривата по х е пропорционална на броя видове, а височината и формата на кривата се определят от степента на доминиране на видовете. П</text:span><text:span text:style-name="T118">робите с по-високо разнообразие </text:span><text:span text:style-name="T146">и по-голяма изравненост </text:span><text:span text:style-name="T118">са разположени по-ниско от пробите с по-малко разнообразие </text:span><text:span text:style-name="T147">(</text:span><text:span text:style-name="T118"><text:sequence-ref text:reference-format="category-and-value" text:ref-name="refФиг.2">Фиг. 3</text:sequence-ref></text:span><text:span text:style-name="T147">)</text:span><text:span text:style-name="T118">.</text:span></text:p>
      <text:p text:style-name="P60"><draw:frame draw:style-name="fr4" draw:name="Frame2" text:anchor-type="paragraph" svg:width="16.073cm" draw:z-index="7"><draw:text-box fo:min-height="9.366cm"><text:p text:style-name="P65">Фиг. <text:sequence text:ref-name="refФиг.2" text:name="Фиг." text:formula="ooow:Фиг.+1" style:num-format="1">3</text:sequence>. k-доминантни криви за зообентосни проби от морски интертидални пясъ<text:span text:style-name="T435">ц</text:span>и; всяка крива се базира на средните числености от 4 репликата. <text:span text:style-name="T436">Всяка крива отговаря на</text:span> определена комбинация от мрежа на ситото и площ на пробонабиране <text:span text:style-name="T437">(от Warwick et al.</text:span> <text:reference-mark-start text:name="ZOTERO_ITEM CSL_CITATION {&quot;citationID&quot;:&quot;bmtCyxJN&quot;,&quot;properties&quot;:{&quot;formattedCitation&quot;:&quot;(2008)&quot;,&quot;plainCitation&quot;:&quot;(2008)&quot;},&quot;citationItems&quot;:[{&quot;id&quot;:1875,&quot;uris&quot;:[&quot;http://zotero.org/users/976121/items/EAVKXVIC&quot;],&quot;uri&quot;:[&quot;http://zotero.org/users/976121/items/EAVKXVIC&quot;],&quot;itemData&quot;:{&quot;id&quot;:1875,&quot;type&quot;:&quot;chapter&quot;,&quot;title&quot;:&quot;k-dominance curves&quot;,&quot;container-title&quot;:&quot;Encyclopedia of Ecology&quot;,&quot;publisher&quot;:&quot;Academic Press&quot;,&quot;publisher-place&quot;:&quot;Oxford&quot;,&quot;page&quot;:&quot;2055-2057&quot;,&quot;source&quot;:&quot;ScienceDirect&quot;,&quot;event-place&quot;:&quot;Oxford&quot;,&quot;abstract&quot;:&quot;Curvilinear or distributional representations extract patterns of relative species abundances in an assemblage, encompassing a range of diversity information from evenness to richness, rather than reducing that information to a single summary statistic, such as a diversity index. In k-dominance curves the cumulative relative abundances of species, ranked in decreasing order of their importance in terms of abundance (or biomass), are plotted against species rank, or more usually log species rank. The higher the curve in a k-dominance plot, and the more quickly it reaches its maximum value (of 100), the lower the evenness and richness components of diversity. A modified logistic transformation of the y- (cumulative abundance) axis brings the values closer to linearity to enable easier visual comparisons. Partial dominance curves overcome the problem that the visual information presented is over-dependent on the single most dominant species. The statistical significance of differences between replicated sets of curves can be tested using multivariate methodologies.&quot;,&quot;URL&quot;:&quot;http://www.sciencedirect.com/science/article/pii/B9780080454054001142&quot;,&quot;ISBN&quot;:&quot;978-0-08-045405-4&quot;,&quot;author&quot;:[{&quot;family&quot;:&quot;Warwick&quot;,&quot;given&quot;:&quot;R. M.&quot;},{&quot;family&quot;:&quot;Clarke&quot;,&quot;given&quot;:&quot;K. R.&quot;},{&quot;family&quot;:&quot;Somerfield&quot;,&quot;given&quot;:&quot;P. J.&quot;}],&quot;editor&quot;:[{&quot;family&quot;:&quot;Fath&quot;,&quot;given&quot;:&quot;Sven Erik JørgensenBrian D.&quot;}],&quot;issued&quot;:{&quot;date-parts&quot;:[[&quot;2008&quot;]]},&quot;accessed&quot;:{&quot;date-parts&quot;:[[&quot;2015&quot;,12,14]]}},&quot;suppress-author&quot;:true}],&quot;schema&quot;:&quot;https://github.com/citation-style-language/schema/raw/master/csl-citation.json&quot;} RND2dIQtnuUXs"/>(2008)<text:reference-mark-end text:name="ZOTERO_ITEM CSL_CITATION {&quot;citationID&quot;:&quot;bmtCyxJN&quot;,&quot;properties&quot;:{&quot;formattedCitation&quot;:&quot;(2008)&quot;,&quot;plainCitation&quot;:&quot;(2008)&quot;},&quot;citationItems&quot;:[{&quot;id&quot;:1875,&quot;uris&quot;:[&quot;http://zotero.org/users/976121/items/EAVKXVIC&quot;],&quot;uri&quot;:[&quot;http://zotero.org/users/976121/items/EAVKXVIC&quot;],&quot;itemData&quot;:{&quot;id&quot;:1875,&quot;type&quot;:&quot;chapter&quot;,&quot;title&quot;:&quot;k-dominance curves&quot;,&quot;container-title&quot;:&quot;Encyclopedia of Ecology&quot;,&quot;publisher&quot;:&quot;Academic Press&quot;,&quot;publisher-place&quot;:&quot;Oxford&quot;,&quot;page&quot;:&quot;2055-2057&quot;,&quot;source&quot;:&quot;ScienceDirect&quot;,&quot;event-place&quot;:&quot;Oxford&quot;,&quot;abstract&quot;:&quot;Curvilinear or distributional representations extract patterns of relative species abundances in an assemblage, encompassing a range of diversity information from evenness to richness, rather than reducing that information to a single summary statistic, such as a diversity index. In k-dominance curves the cumulative relative abundances of species, ranked in decreasing order of their importance in terms of abundance (or biomass), are plotted against species rank, or more usually log species rank. The higher the curve in a k-dominance plot, and the more quickly it reaches its maximum value (of 100), the lower the evenness and richness components of diversity. A modified logistic transformation of the y- (cumulative abundance) axis brings the values closer to linearity to enable easier visual comparisons. Partial dominance curves overcome the problem that the visual information presented is over-dependent on the single most dominant species. The statistical significance of differences between replicated sets of curves can be tested using multivariate methodologies.&quot;,&quot;URL&quot;:&quot;http://www.sciencedirect.com/science/article/pii/B9780080454054001142&quot;,&quot;ISBN&quot;:&quot;978-0-08-045405-4&quot;,&quot;author&quot;:[{&quot;family&quot;:&quot;Warwick&quot;,&quot;given&quot;:&quot;R. M.&quot;},{&quot;family&quot;:&quot;Clarke&quot;,&quot;given&quot;:&quot;K. R.&quot;},{&quot;family&quot;:&quot;Somerfield&quot;,&quot;given&quot;:&quot;P. J.&quot;}],&quot;editor&quot;:[{&quot;family&quot;:&quot;Fath&quot;,&quot;given&quot;:&quot;Sven Erik JørgensenBrian D.&quot;}],&quot;issued&quot;:{&quot;date-parts&quot;:[[&quot;2008&quot;]]},&quot;accessed&quot;:{&quot;date-parts&quot;:[[&quot;2015&quot;,12,14]]}},&quot;suppress-author&quot;:true}],&quot;schema&quot;:&quot;https://github.com/citation-style-language/schema/raw/master/csl-citation.json&quot;} RND2dIQtnuUXs"/><text:span text:style-name="T437">).</text:span> </text:p></draw:text-box></draw:frame></text:p>
      <text:p text:style-name="P60"><text:span text:style-name="T301">ABC</text:span><text:span text:style-name="T118"> (</text:span><text:span text:style-name="T301">abundance</text:span><text:span text:style-name="T118">-</text:span><text:span text:style-name="T301">biomass</text:span><text:span text:style-name="T118"> </text:span><text:span text:style-name="T301">comparison</text:span><text:span text:style-name="T118">) кривите </text:span><text:reference-mark-start text:name="ZOTERO_ITEM CSL_CITATION {&quot;citationID&quot;:&quot;1un8vj8o0c&quot;,&quot;properties&quot;:{&quot;formattedCitation&quot;:&quot;(Warwick and Ruswahyuni, 1987)&quot;,&quot;plainCitation&quot;:&quot;(Warwick and Ruswahyuni, 1987)&quot;},&quot;citationItems&quot;:[{&quot;id&quot;:20,&quot;uris&quot;:[&quot;http://zotero.org/users/976121/items/2AR8VZU3&quot;],&quot;uri&quot;:[&quot;http://zotero.org/users/976121/items/2AR8VZU3&quot;],&quot;itemData&quot;:{&quot;id&quot;:20,&quot;type&quot;:&quot;article-journal&quot;,&quot;title&quot;:&quot;Comparative study of the structure of some tropical and temperate marine soft-bottom macrobenthic communities&quot;,&quot;container-title&quot;:&quot;Marine Biology&quot;,&quot;page&quot;:&quot;641–649&quot;,&quot;volume&quot;:&quot;95&quot;,&quot;DOI&quot;:&quot;10.1038/470444a&quot;,&quot;ISSN&quot;:&quot;1476-4687&quot;,&quot;author&quot;:[{&quot;family&quot;:&quot;Warwick&quot;,&quot;given&quot;:&quot;R. M.&quot;},{&quot;family&quot;:&quot;Ruswahyuni&quot;,&quot;given&quot;:&quot;&quot;}],&quot;issued&quot;:{&quot;date-parts&quot;:[[&quot;1987&quot;]]}}}],&quot;schema&quot;:&quot;https://github.com/citation-style-language/schema/raw/master/csl-citation.json&quot;} RNDzJJ0PggUJq"/><text:span text:style-name="T118">(Warwick and Ruswahyuni, 1987)</text:span><text:reference-mark-end text:name="ZOTERO_ITEM CSL_CITATION {&quot;citationID&quot;:&quot;1un8vj8o0c&quot;,&quot;properties&quot;:{&quot;formattedCitation&quot;:&quot;(Warwick and Ruswahyuni, 1987)&quot;,&quot;plainCitation&quot;:&quot;(Warwick and Ruswahyuni, 1987)&quot;},&quot;citationItems&quot;:[{&quot;id&quot;:20,&quot;uris&quot;:[&quot;http://zotero.org/users/976121/items/2AR8VZU3&quot;],&quot;uri&quot;:[&quot;http://zotero.org/users/976121/items/2AR8VZU3&quot;],&quot;itemData&quot;:{&quot;id&quot;:20,&quot;type&quot;:&quot;article-journal&quot;,&quot;title&quot;:&quot;Comparative study of the structure of some tropical and temperate marine soft-bottom macrobenthic communities&quot;,&quot;container-title&quot;:&quot;Marine Biology&quot;,&quot;page&quot;:&quot;641–649&quot;,&quot;volume&quot;:&quot;95&quot;,&quot;DOI&quot;:&quot;10.1038/470444a&quot;,&quot;ISSN&quot;:&quot;1476-4687&quot;,&quot;author&quot;:[{&quot;family&quot;:&quot;Warwick&quot;,&quot;given&quot;:&quot;R. M.&quot;},{&quot;family&quot;:&quot;Ruswahyuni&quot;,&quot;given&quot;:&quot;&quot;}],&quot;issued&quot;:{&quot;date-parts&quot;:[[&quot;1987&quot;]]}}}],&quot;schema&quot;:&quot;https://github.com/citation-style-language/schema/raw/master/csl-citation.json&quot;} RNDzJJ0PggUJq"/><text:span text:style-name="T118"> </text:span><text:span text:style-name="T148">представляват р</text:span><text:span text:style-name="T118">азширение на този метод: на една графика се представят </text:span><text:span text:style-name="T301">k</text:span><text:span text:style-name="T118">-доминантните криви на биомасата и числеността, като взаимните им позиции показват ефекти</text:span><text:span text:style-name="T149">те</text:span><text:span text:style-name="T118"> </text:span><text:span text:style-name="T149">от</text:span><text:span text:style-name="T118"> евентуално </text:span><text:span text:style-name="T96">увреждане на съобществата</text:span><text:span text:style-name="T118"> </text:span><text:span text:style-name="T124">(</text:span><text:span text:style-name="T124"><text:sequence-ref text:reference-format="category-and-value" text:ref-name="refФиг.3">Фиг. 4</text:sequence-ref></text:span><text:span text:style-name="T124">). При нормални условия (</text:span><text:span text:style-name="T124"><text:sequence-ref text:reference-format="category-and-value" text:ref-name="refФиг.3">Фиг. 4</text:sequence-ref></text:span><text:span text:style-name="T124">а) в съобществата доминират консервативни видове, с големи размери и </text:span><text:span text:style-name="T127">обикновено </text:span><text:span text:style-name="T124">малка численост – затова кривата на биомасата се намира над тази на числеността. При </text:span><text:span text:style-name="T128">средно въздействие</text:span><text:span text:style-name="T124"> (</text:span><text:span text:style-name="T124"><text:sequence-ref text:reference-format="category-and-value" text:ref-name="refФиг.3">Фиг. 4</text:sequence-ref></text:span><text:span text:style-name="T309">b</text:span><text:span text:style-name="T124">) опортюнистичните видове с малки </text:span><text:soft-page-break/><text:span text:style-name="T124">размери, но </text:span><text:span text:style-name="T128">развиващи се в</text:span><text:span text:style-name="T124"> голяма численост, започват да</text:span><text:span text:style-name="T118"> изместват най-чувствителните видове – кривите на биомасата и числеността са близо разположени и/или се пресичат </text:span><text:span text:style-name="T150">един или няколко пъти</text:span><text:span text:style-name="T118">. Когато въздействие</text:span><text:span text:style-name="T151">то</text:span><text:span text:style-name="T118"> </text:span><text:span text:style-name="T152">е много силно</text:span><text:span text:style-name="T118">, в съобществата </text:span><text:span text:style-name="T151">започват да </text:span><text:span text:style-name="T118">доминират само един или няколко </text:span><text:span text:style-name="T152">от тези </text:span><text:span text:style-name="T118">малки </text:span><text:span text:style-name="T151">по размери </text:span><text:span text:style-name="T118">вид</text:span><text:span text:style-name="T151">ове-</text:span><text:span text:style-name="T152">опортюнисти</text:span><text:span text:style-name="T118"> (</text:span><text:span text:style-name="T118"><text:sequence-ref text:reference-format="category-and-value" text:ref-name="refФиг.3">Фиг. 4</text:sequence-ref></text:span><text:span text:style-name="T301">c</text:span><text:span text:style-name="T118">), </text:span><text:span text:style-name="T151">а</text:span><text:span text:style-name="T118"> кривата на числеността се намира над тази на биомасата </text:span><text:span text:style-name="T150">по цялата си дължина</text:span><text:span text:style-name="T118">.</text:span></text:p>
      <text:p text:style-name="P60"><draw:frame draw:style-name="fr1" draw:name="Frame3" text:anchor-type="as-char" svg:width="15.498cm" draw:z-index="3"><draw:text-box fo:min-height="5.002cm"><text:p text:style-name="Thesis_5f_caption">Фиг. <text:sequence text:ref-name="refФиг.3" text:name="Фиг." text:formula="ooow:Фиг.+1" style:num-format="1">4</text:sequence>. ABC криви, показващи позициите на k-доминантните криви на биомасата и числеността при различни нива на замърсяване <text:span text:style-name="T387">(от Clarke and Warwick </text:span><text:reference-mark-start text:name="ZOTERO_ITEM CSL_CITATION {&quot;citationID&quot;:&quot;a2HAi10v&quot;,&quot;properties&quot;:{&quot;formattedCitation&quot;:&quot;(2001b)&quot;,&quot;plainCitation&quot;:&quot;(2001b)&quot;},&quot;citationItems&quot;:[{&quot;id&quot;:1335,&quot;uris&quot;:[&quot;http://zotero.org/users/976121/items/SIU8TNCJ&quot;],&quot;uri&quot;:[&quot;http://zotero.org/users/976121/items/SIU8TNCJ&quot;],&quot;itemData&quot;:{&quot;id&quot;:1335,&quot;type&quot;:&quot;book&quot;,&quot;title&quot;:&quot;Change in marine communities: an approach to statistical analysis and interpretation&quot;,&quot;publisher&quot;:&quot;Plymouth Marine Laboratory&quot;,&quot;publisher-place&quot;:&quot;Plymouth, UK&quot;,&quot;number-of-pages&quot;:&quot;144&quot;,&quot;event-place&quot;:&quot;Plymouth, UK&quot;,&quot;author&quot;:[{&quot;family&quot;:&quot;Clarke&quot;,&quot;given&quot;:&quot;K. R.&quot;},{&quot;family&quot;:&quot;Warwick&quot;,&quot;given&quot;:&quot;R. M.&quot;}],&quot;issued&quot;:{&quot;date-parts&quot;:[[&quot;2001&quot;]]}},&quot;suppress-author&quot;:true}],&quot;schema&quot;:&quot;https://github.com/citation-style-language/schema/raw/master/csl-citation.json&quot;} RND1X5RgV08qS"/><text:span text:style-name="T387">(2001b)</text:span><text:reference-mark-end text:name="ZOTERO_ITEM CSL_CITATION {&quot;citationID&quot;:&quot;a2HAi10v&quot;,&quot;properties&quot;:{&quot;formattedCitation&quot;:&quot;(2001b)&quot;,&quot;plainCitation&quot;:&quot;(2001b)&quot;},&quot;citationItems&quot;:[{&quot;id&quot;:1335,&quot;uris&quot;:[&quot;http://zotero.org/users/976121/items/SIU8TNCJ&quot;],&quot;uri&quot;:[&quot;http://zotero.org/users/976121/items/SIU8TNCJ&quot;],&quot;itemData&quot;:{&quot;id&quot;:1335,&quot;type&quot;:&quot;book&quot;,&quot;title&quot;:&quot;Change in marine communities: an approach to statistical analysis and interpretation&quot;,&quot;publisher&quot;:&quot;Plymouth Marine Laboratory&quot;,&quot;publisher-place&quot;:&quot;Plymouth, UK&quot;,&quot;number-of-pages&quot;:&quot;144&quot;,&quot;event-place&quot;:&quot;Plymouth, UK&quot;,&quot;author&quot;:[{&quot;family&quot;:&quot;Clarke&quot;,&quot;given&quot;:&quot;K. R.&quot;},{&quot;family&quot;:&quot;Warwick&quot;,&quot;given&quot;:&quot;R. M.&quot;}],&quot;issued&quot;:{&quot;date-parts&quot;:[[&quot;2001&quot;]]}},&quot;suppress-author&quot;:true}],&quot;schema&quot;:&quot;https://github.com/citation-style-language/schema/raw/master/csl-citation.json&quot;} RND1X5RgV08qS"/><text:span text:style-name="T387">).</text:span></text:p></draw:text-box></draw:frame></text:p>
      <text:p text:style-name="P60"/>
      <text:p text:style-name="P60"><text:span text:style-name="T388">Clarke </text:span><text:reference-mark-start text:name="ZOTERO_ITEM CSL_CITATION {&quot;citationID&quot;:&quot;1dq7s2o19t&quot;,&quot;properties&quot;:{&quot;formattedCitation&quot;:&quot;(1990)&quot;,&quot;plainCitation&quot;:&quot;(1990)&quot;},&quot;citationItems&quot;:[{&quot;id&quot;:2812,&quot;uris&quot;:[&quot;http://zotero.org/users/976121/items/PSKCK47A&quot;],&quot;uri&quot;:[&quot;http://zotero.org/users/976121/items/PSKCK47A&quot;],&quot;itemData&quot;:{&quot;id&quot;:2812,&quot;type&quot;:&quot;article-journal&quot;,&quot;title&quot;:&quot;Comparisons of dominance curves&quot;,&quot;container-title&quot;:&quot;Journal of Experimental Marine Biology and Ecology&quot;,&quot;page&quot;:&quot;143-157&quot;,&quot;volume&quot;:&quot;138&quot;,&quot;issue&quot;:&quot;1-2&quot;,&quot;source&quot;:&quot;CrossRef&quot;,&quot;DOI&quot;:&quot;10.1016/0022-0981(90)90181-B&quot;,&quot;ISSN&quot;:&quot;00220981&quot;,&quot;language&quot;:&quot;en&quot;,&quot;author&quot;:[{&quot;family&quot;:&quot;Clarke&quot;,&quot;given&quot;:&quot;K. R.&quot;}],&quot;issued&quot;:{&quot;date-parts&quot;:[[&quot;1990&quot;]]}},&quot;suppress-author&quot;:true}],&quot;schema&quot;:&quot;https://github.com/citation-style-language/schema/raw/master/csl-citation.json&quot;} RND9l7bat6byj"/><text:span text:style-name="T388">(1990)</text:span><text:reference-mark-end text:name="ZOTERO_ITEM CSL_CITATION {&quot;citationID&quot;:&quot;1dq7s2o19t&quot;,&quot;properties&quot;:{&quot;formattedCitation&quot;:&quot;(1990)&quot;,&quot;plainCitation&quot;:&quot;(1990)&quot;},&quot;citationItems&quot;:[{&quot;id&quot;:2812,&quot;uris&quot;:[&quot;http://zotero.org/users/976121/items/PSKCK47A&quot;],&quot;uri&quot;:[&quot;http://zotero.org/users/976121/items/PSKCK47A&quot;],&quot;itemData&quot;:{&quot;id&quot;:2812,&quot;type&quot;:&quot;article-journal&quot;,&quot;title&quot;:&quot;Comparisons of dominance curves&quot;,&quot;container-title&quot;:&quot;Journal of Experimental Marine Biology and Ecology&quot;,&quot;page&quot;:&quot;143-157&quot;,&quot;volume&quot;:&quot;138&quot;,&quot;issue&quot;:&quot;1-2&quot;,&quot;source&quot;:&quot;CrossRef&quot;,&quot;DOI&quot;:&quot;10.1016/0022-0981(90)90181-B&quot;,&quot;ISSN&quot;:&quot;00220981&quot;,&quot;language&quot;:&quot;en&quot;,&quot;author&quot;:[{&quot;family&quot;:&quot;Clarke&quot;,&quot;given&quot;:&quot;K. R.&quot;}],&quot;issued&quot;:{&quot;date-parts&quot;:[[&quot;1990&quot;]]}},&quot;suppress-author&quot;:true}],&quot;schema&quot;:&quot;https://github.com/citation-style-language/schema/raw/master/csl-citation.json&quot;} RND9l7bat6byj"/><text:span text:style-name="T388"> предлага също така статистически израз на разстоянието между кривите на биомасата – W статистиката, която представлява стандартизираната сума на разликата между кривите на числеността и биомасата за всеки ранг i. Въпреки че съществуват и други подобни статистики, W има предимството да е правилно стандартизирана спрямо броя видове, така че при пълно доминиране по биомаса и равномерно разпределение на числеността стойността й е 1, а при обратната ситуация </text:span><text:span text:style-name="T153">–</text:span><text:span text:style-name="T388"> -1. W е силно положителна, когато кривата на биомасата се намира над кривата на числеността през цялата им дължина (неповлияни, нормални условия); силно отрицателна, когато кривата на числеността е над тази на биомасата (повлияни условия); близо до 0 в междинни случаи, когато двете криви са близо разположени и се </text:span><text:span text:style-name="T376">пресичат.</text:span></text:p>
      <text:p text:style-name="P60">Тъй като в макрозообентосните съобщества често се случва формата на кривите да се влияе от прекалено силното доминиране на един или няколко вида в съобществата, което понякога затруднява интерпретацията, бяха изчислени и представени също кривите на частично доминиране <text:reference-mark-start text:name="ZOTERO_ITEM CSL_CITATION {&quot;citationID&quot;:&quot;1mvmneg0ae&quot;,&quot;properties&quot;:{&quot;formattedCitation&quot;:&quot;(Clarke, 1990)&quot;,&quot;plainCitation&quot;:&quot;(Clarke, 1990)&quot;},&quot;citationItems&quot;:[{&quot;id&quot;:2812,&quot;uris&quot;:[&quot;http://zotero.org/users/976121/items/PSKCK47A&quot;],&quot;uri&quot;:[&quot;http://zotero.org/users/976121/items/PSKCK47A&quot;],&quot;itemData&quot;:{&quot;id&quot;:2812,&quot;type&quot;:&quot;article-journal&quot;,&quot;title&quot;:&quot;Comparisons of dominance curves&quot;,&quot;container-title&quot;:&quot;Journal of Experimental Marine Biology and Ecology&quot;,&quot;page&quot;:&quot;143-157&quot;,&quot;volume&quot;:&quot;138&quot;,&quot;issue&quot;:&quot;1-2&quot;,&quot;source&quot;:&quot;CrossRef&quot;,&quot;DOI&quot;:&quot;10.1016/0022-0981(90)90181-B&quot;,&quot;ISSN&quot;:&quot;00220981&quot;,&quot;language&quot;:&quot;en&quot;,&quot;author&quot;:[{&quot;family&quot;:&quot;Clarke&quot;,&quot;given&quot;:&quot;K. R.&quot;}],&quot;issued&quot;:{&quot;date-parts&quot;:[[&quot;1990&quot;]]}}}],&quot;schema&quot;:&quot;https://github.com/citation-style-language/schema/raw/master/csl-citation.json&quot;} RNDBT71pOTSSP"/>(Clarke, 1990)<text:reference-mark-end text:name="ZOTERO_ITEM CSL_CITATION {&quot;citationID&quot;:&quot;1mvmneg0ae&quot;,&quot;properties&quot;:{&quot;formattedCitation&quot;:&quot;(Clarke, 1990)&quot;,&quot;plainCitation&quot;:&quot;(Clarke, 1990)&quot;},&quot;citationItems&quot;:[{&quot;id&quot;:2812,&quot;uris&quot;:[&quot;http://zotero.org/users/976121/items/PSKCK47A&quot;],&quot;uri&quot;:[&quot;http://zotero.org/users/976121/items/PSKCK47A&quot;],&quot;itemData&quot;:{&quot;id&quot;:2812,&quot;type&quot;:&quot;article-journal&quot;,&quot;title&quot;:&quot;Comparisons of dominance curves&quot;,&quot;container-title&quot;:&quot;Journal of Experimental Marine Biology and Ecology&quot;,&quot;page&quot;:&quot;143-157&quot;,&quot;volume&quot;:&quot;138&quot;,&quot;issue&quot;:&quot;1-2&quot;,&quot;source&quot;:&quot;CrossRef&quot;,&quot;DOI&quot;:&quot;10.1016/0022-0981(90)90181-B&quot;,&quot;ISSN&quot;:&quot;00220981&quot;,&quot;language&quot;:&quot;en&quot;,&quot;author&quot;:[{&quot;family&quot;:&quot;Clarke&quot;,&quot;given&quot;:&quot;K. R.&quot;}],&quot;issued&quot;:{&quot;date-parts&quot;:[[&quot;1990&quot;]]}}}],&quot;schema&quot;:&quot;https://github.com/citation-style-language/schema/raw/master/csl-citation.json&quot;} RNDBT71pOTSSP"/>. При <text:span text:style-name="T389">изчислението на </text:span>тези криви <text:span text:style-name="T389">се </text:span><text:s/><text:span text:style-name="T389">пресмята </text:span>относителния дял от числеността и<text:span text:style-name="T390">ли</text:span> биомасата <text:span text:style-name="T389">на всеки вид от числеността или биомасата на следващите по ранг, като</text:span> <text:span text:style-name="T389">се изключва </text:span>п<text:span text:style-name="T389">редишния </text:span>вид <text:span text:style-name="T389">с по-висок ранг.</text:span> <text:span text:style-name="T389">П</text:span>о този начин по-ранните стойности не влияят на следващите точки от кривата. При неповлияни съобщества кривата на частично доминиране на биомасата също се намира предимно над тази на числеността по цялата си дължина, като намалява постепенно, преди най-накрая да се издигне (последният вид неизбежно има 100 % доминиране), <text:span text:style-name="T391">а </text:span>кривата на числеността е сравнително гладка. При повлияни <text:span text:style-name="T392">или увредени </text:span>съобщества отново има смяна на позициите на кривите на числеността и биомасата, <text:span text:style-name="T392">а </text:span>кривата на числеността е много по-неравномерна, <text:span text:style-name="T393">тъй като </text:span>негативното въздействие засяга всички видове в съобществото.</text:p>
      <text:p text:style-name="P60"><text:span text:style-name="T394">Също така, бяха изчислени и начертани профили на биоразнообразието на съобществата, утежнени спрямо </text:span><office:annotation office:name="__Fieldmark__4479_1038233140"><dc:creator>K </dc:creator><dc:date>2016-08-13T14:25:11</dc:date><text:p>по-добре да се направи за функционалните черти (?) и да мине изцяло в частта за функционално разнообразие; тук анализите много се припокриват и никаква нова информация не носят... </text:p></office:annotation><text:span text:style-name="T394">таксономичното сходство между видовете</text:span><office:annotation-end office:name="__Fieldmark__4479_1038233140"/><text:span text:style-name="T394"> </text:span><text:reference-mark-start text:name="ZOTERO_ITEM CSL_CITATION {&quot;citationID&quot;:&quot;nrbip761r&quot;,&quot;properties&quot;:{&quot;formattedCitation&quot;:&quot;(Leinster and Cobbold, 2012)&quot;,&quot;plainCitation&quot;:&quot;(Leinster and Cobbold, 2012)&quot;},&quot;citationItems&quot;:[{&quot;id&quot;:2867,&quot;uris&quot;:[&quot;http://zotero.org/users/976121/items/G7T33XXM&quot;],&quot;uri&quot;:[&quot;http://zotero.org/users/976121/items/G7T33XXM&quot;],&quot;itemData&quot;:{&quot;id&quot;:2867,&quot;type&quot;:&quot;article-journal&quot;,&quot;title&quot;:&quot;Measuring diversity: the importance of species similarity&quot;,&quot;container-title&quot;:&quot;Ecology&quot;,&quot;page&quot;:&quot;477-489&quot;,&quot;volume&quot;:&quot;93&quot;,&quot;issue&quot;:&quot;3&quot;,&quot;source&quot;:&quot;Wiley Online Library&quot;,&quot;abstract&quot;:&quot;Realistic measures of biodiversity should reflect not only the relative abundances of species, but also the differences between them. We present a natural family of diversity measures taking both factors into account. This is not just another addition to the already long list of diversity indices. Instead, a single formula subsumes many of the most popular indices, including Shannon's, Simpson's, species richness, and Rao's quadratic entropy. These popular indices can then be used and understood in a unified way, and the relationships between them are made plain. The new measures are, moreover, effective numbers, so that percentage changes and ratio comparisons of diversity value are meaningful. We advocate the use of diversity profiles, which provide a faithful graphical representation of the shape of a community; they show how the perceived diversity changes as the emphasis shifts from rare to common species. Communities can usefully be compared by comparing their diversity profiles. We show by example that this is a far more subtle method than any relying on a single statistic. Some ecologists view diversity indices with suspicion, questioning whether they are biologically meaningful. By dropping the naive assumption that distinct species have nothing in common, working with effective numbers, and using diversity profiles, we arrive at a system of diversity measurement that should lay much of this suspicion to rest.&quot;,&quot;DOI&quot;:&quot;10.1890/10-2402.1&quot;,&quot;ISSN&quot;:&quot;1939-9170&quot;,&quot;shortTitle&quot;:&quot;Measuring diversity&quot;,&quot;language&quot;:&quot;en&quot;,&quot;author&quot;:[{&quot;family&quot;:&quot;Leinster&quot;,&quot;given&quot;:&quot;Tom&quot;},{&quot;family&quot;:&quot;Cobbold&quot;,&quot;given&quot;:&quot;Christina A.&quot;}],&quot;issued&quot;:{&quot;date-parts&quot;:[[&quot;2012&quot;]]}}}],&quot;schema&quot;:&quot;https://github.com/citation-style-language/schema/raw/master/csl-citation.json&quot;} RNDL8QAZVet5Z"/><text:span text:style-name="T394">(Leinster and Cobbold, 2012)</text:span><text:reference-mark-end text:name="ZOTERO_ITEM CSL_CITATION {&quot;citationID&quot;:&quot;nrbip761r&quot;,&quot;properties&quot;:{&quot;formattedCitation&quot;:&quot;(Leinster and Cobbold, 2012)&quot;,&quot;plainCitation&quot;:&quot;(Leinster and Cobbold, 2012)&quot;},&quot;citationItems&quot;:[{&quot;id&quot;:2867,&quot;uris&quot;:[&quot;http://zotero.org/users/976121/items/G7T33XXM&quot;],&quot;uri&quot;:[&quot;http://zotero.org/users/976121/items/G7T33XXM&quot;],&quot;itemData&quot;:{&quot;id&quot;:2867,&quot;type&quot;:&quot;article-journal&quot;,&quot;title&quot;:&quot;Measuring diversity: the importance of species similarity&quot;,&quot;container-title&quot;:&quot;Ecology&quot;,&quot;page&quot;:&quot;477-489&quot;,&quot;volume&quot;:&quot;93&quot;,&quot;issue&quot;:&quot;3&quot;,&quot;source&quot;:&quot;Wiley Online Library&quot;,&quot;abstract&quot;:&quot;Realistic measures of biodiversity should reflect not only the relative abundances of species, but also the differences between them. We present a natural family of diversity measures taking both factors into account. This is not just another addition to the already long list of diversity indices. Instead, a single formula subsumes many of the most popular indices, including Shannon's, Simpson's, species richness, and Rao's quadratic entropy. These popular indices can then be used and understood in a unified way, and the relationships between them are made plain. The new measures are, moreover, effective numbers, so that percentage changes and ratio comparisons of diversity value are meaningful. We advocate the use of diversity profiles, which provide a faithful graphical representation of the shape of a community; they show how the perceived diversity changes as the emphasis shifts from rare to common species. Communities can usefully be compared by comparing their diversity profiles. We show by example that this is a far more subtle method than any relying on a single statistic. Some ecologists view diversity indices with suspicion, questioning whether they are biologically meaningful. By dropping the naive assumption that distinct species have nothing in common, working with effective numbers, and using diversity profiles, we arrive at a system of diversity measurement that should lay much of this suspicion to rest.&quot;,&quot;DOI&quot;:&quot;10.1890/10-2402.1&quot;,&quot;ISSN&quot;:&quot;1939-9170&quot;,&quot;shortTitle&quot;:&quot;Measuring diversity&quot;,&quot;language&quot;:&quot;en&quot;,&quot;author&quot;:[{&quot;family&quot;:&quot;Leinster&quot;,&quot;given&quot;:&quot;Tom&quot;},{&quot;family&quot;:&quot;Cobbold&quot;,&quot;given&quot;:&quot;Christina A.&quot;}],&quot;issued&quot;:{&quot;date-parts&quot;:[[&quot;2012&quot;]]}}}],&quot;schema&quot;:&quot;https://github.com/citation-style-language/schema/raw/master/csl-citation.json&quot;} RNDL8QAZVet5Z"/><text:span text:style-name="T394">. Тези профили представят „отпечатък“ на структурата на съобществата. В основата им са същите уравнения за обща ентропия като числата на Hill. Принципът </text:span><text:soft-page-break/><text:span text:style-name="T394">им е следният: изчислява се ефективното биоразнообразие за спектър от стойности на параметъра q, който определя тежестта на редките видове, като се взима предвид относителната численост на всеки вид и матрица на сходството между видовете – таксономично, морфологично, функционално или друго. Тази стъпка е особено важна, тъй като отличава тази мярка за биоразнообразие от „класическите“ такива, за които идентичността на видовете не е важна. В естествени условия обаче някои видове са по-близки от други, затова методът на профилите на биоразнообразие по-точно представя реалната биологична структура на изучаваните съобщества.</text:span></text:p>
      <text:p text:style-name="P48">Изчислените за всяка стойност на q ефективни биоразнообразия се представят графично – това е профилът на биоразнообразието на съобществото. Лявата част на профила, където стойностите на q са малки, носи информация за видовото богатство в съобществото и за редките видове в него. Дясната част на профила пък информира за доминирането и обичайните видове: при големи стойности на q ефективното разнообразие почти не се влияе от редките видове. С увеличаването на стойността на q ефективното биоразнообразие намалява – профилът винаги представлява спускаща се крива. Профилът на едно съобщество с по-високо биоразнообразие се разполага над този на съобщество с по-ниско такова. Ако профилите се пресичат, мястото на пресичане също може да носи информация за разликите в структурата на съобществата. Тъй като ефективното разнообразие в този случай взима предвид и таксономичното сходство между видовете, информацията, получена от профила на биоразнообразие, е още по-значима.</text:p>
      <text:p text:style-name="P60"/>
      <text:p text:style-name="P18"><text:span text:style-name="T395">М</text:span>ногомерни <text:span text:style-name="T396">статистически </text:span>методи</text:p>
      <text:p text:style-name="P60"><text:span text:style-name="T154">Бяха приложени методи на многомерната статистика, за да </text:span><text:span text:style-name="T155">се анализира </text:span><text:span text:style-name="T97">по-</text:span><text:span text:style-name="T155">задълбочено сходството между макрозообентосните съобщества на изследваните станции, както и </text:span><text:span text:style-name="T118">на </text:span><text:span text:style-name="T155">всяка</text:span><text:span text:style-name="T118"> станция </text:span><text:span text:style-name="T155">във</text:span><text:span text:style-name="T156"> </text:span><text:span text:style-name="T118">време</text:span><text:span text:style-name="T155">то</text:span><text:span text:style-name="T118">. Многомерните методи се използват рутинно за анализ на бентосните съобщества </text:span><text:span text:style-name="T157">в съвременните изследвания</text:span><text:span text:style-name="T118"> </text:span><text:reference-mark-start text:name="ZOTERO_ITEM CSL_CITATION {&quot;citationID&quot;:&quot;2bb114vhe5&quot;,&quot;properties&quot;:{&quot;formattedCitation&quot;:&quot;(Gray and Elliott, 2009)&quot;,&quot;plainCitation&quot;:&quot;(Gray and Elliott, 2009)&quot;},&quot;citationItems&quot;:[{&quot;id&quot;:1295,&quot;uris&quot;:[&quot;http://zotero.org/users/976121/items/RQKKS5P8&quot;],&quot;uri&quot;:[&quot;http://zotero.org/users/976121/items/RQKKS5P8&quot;],&quot;itemData&quot;:{&quot;id&quot;:1295,&quot;type&quot;:&quot;book&quot;,&quot;title&quot;:&quot;Ecology of marine sediments: from science to management&quot;,&quot;publisher&quot;:&quot;Oxford University Press Inc.&quot;,&quot;publisher-place&quot;:&quot;Oxford&quot;,&quot;number-of-pages&quot;:&quot;241&quot;,&quot;edition&quot;:&quot;2nd&quot;,&quot;event-place&quot;:&quot;Oxford&quot;,&quot;author&quot;:[{&quot;family&quot;:&quot;Gray&quot;,&quot;given&quot;:&quot;J. S.&quot;},{&quot;family&quot;:&quot;Elliott&quot;,&quot;given&quot;:&quot;M.&quot;}],&quot;issued&quot;:{&quot;date-parts&quot;:[[&quot;2009&quot;]]}}}],&quot;schema&quot;:&quot;https://github.com/citation-style-language/schema/raw/master/csl-citation.json&quot;} RNDay5uG9RYXa"/><text:span text:style-name="T118">(Gray and Elliott, 2009)</text:span><text:reference-mark-end text:name="ZOTERO_ITEM CSL_CITATION {&quot;citationID&quot;:&quot;2bb114vhe5&quot;,&quot;properties&quot;:{&quot;formattedCitation&quot;:&quot;(Gray and Elliott, 2009)&quot;,&quot;plainCitation&quot;:&quot;(Gray and Elliott, 2009)&quot;},&quot;citationItems&quot;:[{&quot;id&quot;:1295,&quot;uris&quot;:[&quot;http://zotero.org/users/976121/items/RQKKS5P8&quot;],&quot;uri&quot;:[&quot;http://zotero.org/users/976121/items/RQKKS5P8&quot;],&quot;itemData&quot;:{&quot;id&quot;:1295,&quot;type&quot;:&quot;book&quot;,&quot;title&quot;:&quot;Ecology of marine sediments: from science to management&quot;,&quot;publisher&quot;:&quot;Oxford University Press Inc.&quot;,&quot;publisher-place&quot;:&quot;Oxford&quot;,&quot;number-of-pages&quot;:&quot;241&quot;,&quot;edition&quot;:&quot;2nd&quot;,&quot;event-place&quot;:&quot;Oxford&quot;,&quot;author&quot;:[{&quot;family&quot;:&quot;Gray&quot;,&quot;given&quot;:&quot;J. S.&quot;},{&quot;family&quot;:&quot;Elliott&quot;,&quot;given&quot;:&quot;M.&quot;}],&quot;issued&quot;:{&quot;date-parts&quot;:[[&quot;2009&quot;]]}}}],&quot;schema&quot;:&quot;https://github.com/citation-style-language/schema/raw/master/csl-citation.json&quot;} RNDay5uG9RYXa"/><text:span text:style-name="T118"> благодарение на разработката на </text:span><text:span text:style-name="T155">достатъчно </text:span><text:span text:style-name="T158">бързи компютри и </text:span><text:span text:style-name="T118">лесен за употреба статистически софтуер, </text:span><text:span text:style-name="T158">например R </text:span><text:reference-mark-start text:name="ZOTERO_ITEM CSL_CITATION {&quot;citationID&quot;:&quot;rex5LYaJ&quot;,&quot;properties&quot;:{&quot;formattedCitation&quot;:&quot;(R Core Team, 2015)&quot;,&quot;plainCitation&quot;:&quot;(R Core Team, 2015)&quot;},&quot;citationItems&quot;:[{&quot;id&quot;:2771,&quot;uris&quot;:[&quot;http://zotero.org/users/976121/items/2VEU86HK&quot;],&quot;uri&quot;:[&quot;http://zotero.org/users/976121/items/2VEU86HK&quot;],&quot;itemData&quot;:{&quot;id&quot;:2771,&quot;type&quot;:&quot;article&quot;,&quot;title&quot;:&quot;R: A language and environment for statistical computing&quot;,&quot;publisher&quot;:&quot;R foundation for statistical computing&quot;,&quot;URL&quot;:&quot;https://www.R-project.org/&quot;,&quot;author&quot;:[{&quot;family&quot;:&quot;R Core Team&quot;,&quot;given&quot;:&quot;&quot;}],&quot;issued&quot;:{&quot;date-parts&quot;:[[&quot;2015&quot;]]}}}],&quot;schema&quot;:&quot;https://github.com/citation-style-language/schema/raw/master/csl-citation.json&quot;} RNDDj9HkiqJyL"/>(R Core Team, 2015)<text:reference-mark-end text:name="ZOTERO_ITEM CSL_CITATION {&quot;citationID&quot;:&quot;rex5LYaJ&quot;,&quot;properties&quot;:{&quot;formattedCitation&quot;:&quot;(R Core Team, 2015)&quot;,&quot;plainCitation&quot;:&quot;(R Core Team, 2015)&quot;},&quot;citationItems&quot;:[{&quot;id&quot;:2771,&quot;uris&quot;:[&quot;http://zotero.org/users/976121/items/2VEU86HK&quot;],&quot;uri&quot;:[&quot;http://zotero.org/users/976121/items/2VEU86HK&quot;],&quot;itemData&quot;:{&quot;id&quot;:2771,&quot;type&quot;:&quot;article&quot;,&quot;title&quot;:&quot;R: A language and environment for statistical computing&quot;,&quot;publisher&quot;:&quot;R foundation for statistical computing&quot;,&quot;URL&quot;:&quot;https://www.R-project.org/&quot;,&quot;author&quot;:[{&quot;family&quot;:&quot;R Core Team&quot;,&quot;given&quot;:&quot;&quot;}],&quot;issued&quot;:{&quot;date-parts&quot;:[[&quot;2015&quot;]]}}}],&quot;schema&quot;:&quot;https://github.com/citation-style-language/schema/raw/master/csl-citation.json&quot;} RNDDj9HkiqJyL"/><text:span text:style-name="T118">. </text:span><text:span text:style-name="T154">Повечето многомерни методи, които най-често се използват в анализа на биологичните съобщества, са събрани в пакета vegan към R </text:span><text:reference-mark-start text:name="ZOTERO_ITEM CSL_CITATION {&quot;citationID&quot;:&quot;2qodetepcb&quot;,&quot;properties&quot;:{&quot;formattedCitation&quot;:&quot;(Oksanen et al., 2015)&quot;,&quot;plainCitation&quot;:&quot;(Oksanen et al., 2015)&quot;},&quot;citationItems&quot;:[{&quot;id&quot;:2803,&quot;uris&quot;:[&quot;http://zotero.org/users/976121/items/F8CIFH32&quot;],&quot;uri&quot;:[&quot;http://zotero.org/users/976121/items/F8CIFH32&quot;],&quot;itemData&quot;:{&quot;id&quot;:2803,&quot;type&quot;:&quot;book&quot;,&quot;title&quot;:&quot;vegan: Community ecology package&quot;,&quot;publisher&quot;:&quot;R package version 2.3-3&quot;,&quot;version&quot;:&quot;2.3-3&quot;,&quot;URL&quot;:&quot;https://CRAN.R-project.org/package=vegan&quot;,&quot;author&quot;:[{&quot;family&quot;:&quot;Oksanen&quot;,&quot;given&quot;:&quot;J.&quot;},{&quot;family&quot;:&quot;Blanchet&quot;,&quot;given&quot;:&quot;F. G.&quot;},{&quot;family&quot;:&quot;Kindt&quot;,&quot;given&quot;:&quot;R.&quot;},{&quot;family&quot;:&quot;Legendre&quot;,&quot;given&quot;:&quot;P.&quot;},{&quot;family&quot;:&quot;Minchin&quot;,&quot;given&quot;:&quot;P. R.&quot;},{&quot;family&quot;:&quot;O'Hara&quot;,&quot;given&quot;:&quot;R. B.&quot;},{&quot;family&quot;:&quot;Simpson&quot;,&quot;given&quot;:&quot;G. L.&quot;},{&quot;family&quot;:&quot;Solymos&quot;,&quot;given&quot;:&quot;P.&quot;},{&quot;family&quot;:&quot;Stevens&quot;,&quot;given&quot;:&quot;M. H. H.&quot;},{&quot;family&quot;:&quot;Wagner&quot;,&quot;given&quot;:&quot;H.&quot;}],&quot;issued&quot;:{&quot;date-parts&quot;:[[&quot;2015&quot;]]}}}],&quot;schema&quot;:&quot;https://github.com/citation-style-language/schema/raw/master/csl-citation.json&quot;} RNDwyVIvhj8qJ"/><text:span text:style-name="T154">(Oksanen et al., 2015)</text:span><text:reference-mark-end text:name="ZOTERO_ITEM CSL_CITATION {&quot;citationID&quot;:&quot;2qodetepcb&quot;,&quot;properties&quot;:{&quot;formattedCitation&quot;:&quot;(Oksanen et al., 2015)&quot;,&quot;plainCitation&quot;:&quot;(Oksanen et al., 2015)&quot;},&quot;citationItems&quot;:[{&quot;id&quot;:2803,&quot;uris&quot;:[&quot;http://zotero.org/users/976121/items/F8CIFH32&quot;],&quot;uri&quot;:[&quot;http://zotero.org/users/976121/items/F8CIFH32&quot;],&quot;itemData&quot;:{&quot;id&quot;:2803,&quot;type&quot;:&quot;book&quot;,&quot;title&quot;:&quot;vegan: Community ecology package&quot;,&quot;publisher&quot;:&quot;R package version 2.3-3&quot;,&quot;version&quot;:&quot;2.3-3&quot;,&quot;URL&quot;:&quot;https://CRAN.R-project.org/package=vegan&quot;,&quot;author&quot;:[{&quot;family&quot;:&quot;Oksanen&quot;,&quot;given&quot;:&quot;J.&quot;},{&quot;family&quot;:&quot;Blanchet&quot;,&quot;given&quot;:&quot;F. G.&quot;},{&quot;family&quot;:&quot;Kindt&quot;,&quot;given&quot;:&quot;R.&quot;},{&quot;family&quot;:&quot;Legendre&quot;,&quot;given&quot;:&quot;P.&quot;},{&quot;family&quot;:&quot;Minchin&quot;,&quot;given&quot;:&quot;P. R.&quot;},{&quot;family&quot;:&quot;O'Hara&quot;,&quot;given&quot;:&quot;R. B.&quot;},{&quot;family&quot;:&quot;Simpson&quot;,&quot;given&quot;:&quot;G. L.&quot;},{&quot;family&quot;:&quot;Solymos&quot;,&quot;given&quot;:&quot;P.&quot;},{&quot;family&quot;:&quot;Stevens&quot;,&quot;given&quot;:&quot;M. H. H.&quot;},{&quot;family&quot;:&quot;Wagner&quot;,&quot;given&quot;:&quot;H.&quot;}],&quot;issued&quot;:{&quot;date-parts&quot;:[[&quot;2015&quot;]]}}}],&quot;schema&quot;:&quot;https://github.com/citation-style-language/schema/raw/master/csl-citation.json&quot;} RNDwyVIvhj8qJ"/><text:span text:style-name="T154">.</text:span></text:p>
      <text:p text:style-name="P60"><text:span text:style-name="T155">М</text:span><text:span text:style-name="T118">ногомерните методи взимат предвид идентичността на видовете и </text:span><text:span text:style-name="T155">с</text:span><text:span text:style-name="T118">а по-чувствителни в откриването на промени в структурата на съобществата </text:span><text:reference-mark-start text:name="ZOTERO_ITEM CSL_CITATION {&quot;citationID&quot;:&quot;23h9h2ohdp&quot;,&quot;properties&quot;:{&quot;formattedCitation&quot;:&quot;(Gray et al., 1990)&quot;,&quot;plainCitation&quot;:&quot;(Gray et al., 1990)&quot;},&quot;citationItems&quot;:[{&quot;id&quot;:1369,&quot;uris&quot;:[&quot;http://zotero.org/users/976121/items/T3EWHHXV&quot;],&quot;uri&quot;:[&quot;http://zotero.org/users/976121/items/T3EWHHXV&quot;],&quot;itemData&quot;:{&quot;id&quot;:1369,&quot;type&quot;:&quot;article-journal&quot;,&quot;title&quot;:&quot;Detection of initial effects of pollution on marine benthos: an example from the Ekofisk and Eldfisk oilfields, North Sea&quot;,&quot;container-title&quot;:&quot;Marine Ecology Progress Series&quot;,&quot;page&quot;:&quot;285–299&quot;,&quot;volume&quot;:&quot;66&quot;,&quot;ISSN&quot;:&quot;0171-8630&quot;,&quot;journalAbbreviation&quot;:&quot;Mar. Ecol. Prog. Ser.&quot;,&quot;author&quot;:[{&quot;family&quot;:&quot;Gray&quot;,&quot;given&quot;:&quot;J. S.&quot;},{&quot;family&quot;:&quot;Clarke&quot;,&quot;given&quot;:&quot;K. R.&quot;},{&quot;family&quot;:&quot;Warwick&quot;,&quot;given&quot;:&quot;R. M.&quot;},{&quot;family&quot;:&quot;Hobbs&quot;,&quot;given&quot;:&quot;G.&quot;}],&quot;issued&quot;:{&quot;date-parts&quot;:[[&quot;1990&quot;]]}}}],&quot;schema&quot;:&quot;https://github.com/citation-style-language/schema/raw/master/csl-citation.json&quot;} RNDZYyXO9fHnI"/><text:span text:style-name="T118">(Gray et al., 1990)</text:span><text:reference-mark-end text:name="ZOTERO_ITEM CSL_CITATION {&quot;citationID&quot;:&quot;23h9h2ohdp&quot;,&quot;properties&quot;:{&quot;formattedCitation&quot;:&quot;(Gray et al., 1990)&quot;,&quot;plainCitation&quot;:&quot;(Gray et al., 1990)&quot;},&quot;citationItems&quot;:[{&quot;id&quot;:1369,&quot;uris&quot;:[&quot;http://zotero.org/users/976121/items/T3EWHHXV&quot;],&quot;uri&quot;:[&quot;http://zotero.org/users/976121/items/T3EWHHXV&quot;],&quot;itemData&quot;:{&quot;id&quot;:1369,&quot;type&quot;:&quot;article-journal&quot;,&quot;title&quot;:&quot;Detection of initial effects of pollution on marine benthos: an example from the Ekofisk and Eldfisk oilfields, North Sea&quot;,&quot;container-title&quot;:&quot;Marine Ecology Progress Series&quot;,&quot;page&quot;:&quot;285–299&quot;,&quot;volume&quot;:&quot;66&quot;,&quot;ISSN&quot;:&quot;0171-8630&quot;,&quot;journalAbbreviation&quot;:&quot;Mar. Ecol. Prog. Ser.&quot;,&quot;author&quot;:[{&quot;family&quot;:&quot;Gray&quot;,&quot;given&quot;:&quot;J. S.&quot;},{&quot;family&quot;:&quot;Clarke&quot;,&quot;given&quot;:&quot;K. R.&quot;},{&quot;family&quot;:&quot;Warwick&quot;,&quot;given&quot;:&quot;R. M.&quot;},{&quot;family&quot;:&quot;Hobbs&quot;,&quot;given&quot;:&quot;G.&quot;}],&quot;issued&quot;:{&quot;date-parts&quot;:[[&quot;1990&quot;]]}}}],&quot;schema&quot;:&quot;https://github.com/citation-style-language/schema/raw/master/csl-citation.json&quot;} RNDZYyXO9fHnI"/><text:span text:style-name="T118">. Те обаче </text:span><text:span text:style-name="T159">са </text:span><text:span text:style-name="T118">по-сложни са от другите методи, тъй като изискват значителна предварителна обработка на данните. </text:span><text:span text:style-name="T159">Най-често суровите данни се </text:span><text:span text:style-name="T118">трансфор</text:span><text:span text:style-name="T159">мират</text:span><text:span text:style-name="T118">, </text:span><text:span text:style-name="T159">за да </text:span><text:span text:style-name="T160">се намали приносът на доминиращите видове и да се увеличи този на редките </text:span><text:span text:style-name="T161">видове</text:span><text:span text:style-name="T118">. </text:span><text:span text:style-name="T161">От м</text:span><text:span text:style-name="T118">атрицата </text:span><text:span text:style-name="T159">със зообентосни</text:span><text:span text:style-name="T118"> данни също понякога </text:span><text:span text:style-name="T159">се </text:span><text:span text:style-name="T118">премахва</text:span><text:span text:style-name="T159">т</text:span><text:span text:style-name="T118"> на</text:span><text:span text:style-name="T159">й-</text:span><text:span text:style-name="T118">редките видове </text:span><text:span text:style-name="T159">(например т.нар. singletons — видове, срещащи се само </text:span><text:span text:style-name="T98">с </text:span><text:span text:style-name="T99">един</text:span><text:span text:style-name="T98"> екземпляр </text:span><text:span text:style-name="T159">в една проба от целия набор данни, които рядко допринасят значителна информация)</text:span><text:span text:style-name="T118">; или пък </text:span><text:span text:style-name="T159">се </text:span><text:span text:style-name="T118">превръща </text:span><text:span text:style-name="T159">от</text:span><text:span text:style-name="T118"> числени данни в матрица на присъствие и отсъствие на видовете.</text:span></text:p>
      <text:p text:style-name="P60"><text:span text:style-name="T162">Върху макрозообентосните данни от настоящата дисертация бяха приложени </text:span><text:span text:style-name="T118">два</text:span><text:span text:style-name="T162">та</text:span><text:span text:style-name="T118"> </text:span><text:span text:style-name="T162">основни </text:span><text:span text:style-name="T118">типа </text:span><text:span text:style-name="T162">многомерни анализи </text:span><text:span text:style-name="T118">– класификация и ординация (</text:span><text:span text:style-name="T118"><text:sequence-ref text:reference-format="category-and-value" text:ref-name="refФиг.4">Фиг. 5</text:sequence-ref></text:span><text:span text:style-name="T118">). </text:span><text:span text:style-name="T163">Д</text:span><text:span text:style-name="T118">анните </text:span><text:span text:style-name="T162">бяха </text:span><text:span text:style-name="T118">трансформира</text:span><text:span text:style-name="T162">ни чрез </text:span><text:span text:style-name="T163">взимане на </text:span><text:span text:style-name="T162">четвърт</text:span><text:span text:style-name="T163">и</text:span><text:span text:style-name="T164"> корен, </text:span><text:span text:style-name="T163">след което </text:span><text:span text:style-name="T162">беше</text:span><text:span text:style-name="T118"> определ</text:span><text:span text:style-name="T162">ено</text:span><text:span text:style-name="T118"> сходството</text:span><text:span text:style-name="T162">то</text:span><text:span text:style-name="T118"> </text:span><text:span text:style-name="T162">по</text:span><text:span text:style-name="T118"> </text:span><text:span text:style-name="T301">Bray</text:span><text:span text:style-name="T118">-</text:span><text:span text:style-name="T301">Curtis </text:span><text:reference-mark-start text:name="ZOTERO_ITEM CSL_CITATION {&quot;citationID&quot;:&quot;1rca7b1pvh&quot;,&quot;properties&quot;:{&quot;formattedCitation&quot;:&quot;(Bray and Curtis, 1957)&quot;,&quot;plainCitation&quot;:&quot;(Bray and Curtis, 1957)&quot;},&quot;citationItems&quot;:[{&quot;id&quot;:1270,&quot;uris&quot;:[&quot;http://zotero.org/users/976121/items/RD787SAA&quot;],&quot;uri&quot;:[&quot;http://zotero.org/users/976121/items/RD787SAA&quot;],&quot;itemData&quot;:{&quot;id&quot;:1270,&quot;type&quot;:&quot;article-journal&quot;,&quot;title&quot;:&quot;An ordination of the upland forest communities of southern Wisconsin&quot;,&quot;container-title&quot;:&quot;Ecological Monographs&quot;,&quot;page&quot;:&quot;326–349&quot;,&quot;volume&quot;:&quot;27&quot;,&quot;issue&quot;:&quot;4&quot;,&quot;author&quot;:[{&quot;family&quot;:&quot;Bray&quot;,&quot;given&quot;:&quot;J. R.&quot;},{&quot;family&quot;:&quot;Curtis&quot;,&quot;given&quot;:&quot;J. T.&quot;}],&quot;issued&quot;:{&quot;date-parts&quot;:[[&quot;1957&quot;]]}}}],&quot;schema&quot;:&quot;https://github.com/citation-style-language/schema/raw/master/csl-citation.json&quot;} RNDGri7g70yv0"/><text:span text:style-name="T301">(Bray and Curtis, 1957)</text:span><text:reference-mark-end text:name="ZOTERO_ITEM CSL_CITATION {&quot;citationID&quot;:&quot;1rca7b1pvh&quot;,&quot;properties&quot;:{&quot;formattedCitation&quot;:&quot;(Bray and Curtis, 1957)&quot;,&quot;plainCitation&quot;:&quot;(Bray and Curtis, 1957)&quot;},&quot;citationItems&quot;:[{&quot;id&quot;:1270,&quot;uris&quot;:[&quot;http://zotero.org/users/976121/items/RD787SAA&quot;],&quot;uri&quot;:[&quot;http://zotero.org/users/976121/items/RD787SAA&quot;],&quot;itemData&quot;:{&quot;id&quot;:1270,&quot;type&quot;:&quot;article-journal&quot;,&quot;title&quot;:&quot;An ordination of the upland forest communities of southern Wisconsin&quot;,&quot;container-title&quot;:&quot;Ecological Monographs&quot;,&quot;page&quot;:&quot;326–349&quot;,&quot;volume&quot;:&quot;27&quot;,&quot;issue&quot;:&quot;4&quot;,&quot;author&quot;:[{&quot;family&quot;:&quot;Bray&quot;,&quot;given&quot;:&quot;J. R.&quot;},{&quot;family&quot;:&quot;Curtis&quot;,&quot;given&quot;:&quot;J. T.&quot;}],&quot;issued&quot;:{&quot;date-parts&quot;:[[&quot;1957&quot;]]}}}],&quot;schema&quot;:&quot;https://github.com/citation-style-language/schema/raw/master/csl-citation.json&quot;} RNDGri7g70yv0"/><text:span text:style-name="T118"> между всички проби две по две. </text:span><text:span text:style-name="T162">Това е н</text:span><text:span text:style-name="T118">ай-често използваният </text:span><text:span text:style-name="T162">в екологични изследвания </text:span><text:span text:style-name="T118">коефициент за прилика; изчислява </text:span><text:span text:style-name="T162">се </text:span><text:span text:style-name="T118">като съотношението на броя видове, открити само в едната или другата от </text:span><text:soft-page-break/><text:span text:style-name="T118">сравняваните проби, и общия брой видове в двете проби. Варира между 0 и 1 (0 – двете проби имат еднакъв видов състав; 1 – двете проби нямат общи видове). Недостатъкът му е, че придава повече тежест на разпространените видове; </text:span><text:span text:style-name="T163">затова и е необходима предварителната трансформация на данните</text:span><text:span text:style-name="T118">.</text:span></text:p>
      <text:p text:style-name="P60"><draw:frame draw:style-name="fr3" draw:name="Frame4" text:anchor-type="paragraph" svg:width="16.002cm" draw:z-index="6"><draw:text-box fo:min-height="7.01cm"><text:p text:style-name="P64">Фиг. <text:sequence text:ref-name="refФиг.4" text:name="Фиг." text:formula="ooow:Фиг.+1" style:num-format="1">5</text:sequence>. Етапи на многомерния анализ <text:span text:style-name="T434">(от Field et al. </text:span><text:reference-mark-start text:name="ZOTERO_ITEM CSL_CITATION {&quot;citationID&quot;:&quot;gMrpfZUI&quot;,&quot;properties&quot;:{&quot;formattedCitation&quot;:&quot;(1982)&quot;,&quot;plainCitation&quot;:&quot;(1982)&quot;},&quot;citationItems&quot;:[{&quot;id&quot;:1563,&quot;uris&quot;:[&quot;http://zotero.org/users/976121/items/VBRUJQ4A&quot;],&quot;uri&quot;:[&quot;http://zotero.org/users/976121/items/VBRUJQ4A&quot;],&quot;itemData&quot;:{&quot;id&quot;:1563,&quot;type&quot;:&quot;article-journal&quot;,&quot;title&quot;:&quot;A practical strategy for analysing multispecies distribution patterns&quot;,&quot;container-title&quot;:&quot;Marine Ecology Progress Series&quot;,&quot;page&quot;:&quot;37–52&quot;,&quot;volume&quot;:&quot;8&quot;,&quot;issue&quot;:&quot;2&quot;,&quot;ISSN&quot;:&quot;0171-8630&quot;,&quot;journalAbbreviation&quot;:&quot;Mar. Ecol. Prog. Ser.&quot;,&quot;author&quot;:[{&quot;family&quot;:&quot;Field&quot;,&quot;given&quot;:&quot;J. G.&quot;},{&quot;family&quot;:&quot;Clarke&quot;,&quot;given&quot;:&quot;K. R.&quot;},{&quot;family&quot;:&quot;Warwick&quot;,&quot;given&quot;:&quot;R. M.&quot;}],&quot;issued&quot;:{&quot;date-parts&quot;:[[&quot;1982&quot;]]}},&quot;suppress-author&quot;:true}],&quot;schema&quot;:&quot;https://github.com/citation-style-language/schema/raw/master/csl-citation.json&quot;} RNDykv7Jp5TTI"/><text:span text:style-name="T434">(1982)</text:span><text:reference-mark-end text:name="ZOTERO_ITEM CSL_CITATION {&quot;citationID&quot;:&quot;gMrpfZUI&quot;,&quot;properties&quot;:{&quot;formattedCitation&quot;:&quot;(1982)&quot;,&quot;plainCitation&quot;:&quot;(1982)&quot;},&quot;citationItems&quot;:[{&quot;id&quot;:1563,&quot;uris&quot;:[&quot;http://zotero.org/users/976121/items/VBRUJQ4A&quot;],&quot;uri&quot;:[&quot;http://zotero.org/users/976121/items/VBRUJQ4A&quot;],&quot;itemData&quot;:{&quot;id&quot;:1563,&quot;type&quot;:&quot;article-journal&quot;,&quot;title&quot;:&quot;A practical strategy for analysing multispecies distribution patterns&quot;,&quot;container-title&quot;:&quot;Marine Ecology Progress Series&quot;,&quot;page&quot;:&quot;37–52&quot;,&quot;volume&quot;:&quot;8&quot;,&quot;issue&quot;:&quot;2&quot;,&quot;ISSN&quot;:&quot;0171-8630&quot;,&quot;journalAbbreviation&quot;:&quot;Mar. Ecol. Prog. Ser.&quot;,&quot;author&quot;:[{&quot;family&quot;:&quot;Field&quot;,&quot;given&quot;:&quot;J. G.&quot;},{&quot;family&quot;:&quot;Clarke&quot;,&quot;given&quot;:&quot;K. R.&quot;},{&quot;family&quot;:&quot;Warwick&quot;,&quot;given&quot;:&quot;R. M.&quot;}],&quot;issued&quot;:{&quot;date-parts&quot;:[[&quot;1982&quot;]]}},&quot;suppress-author&quot;:true}],&quot;schema&quot;:&quot;https://github.com/citation-style-language/schema/raw/master/csl-citation.json&quot;} RNDykv7Jp5TTI"/><text:span text:style-name="T434">).</text:span></text:p></draw:text-box></draw:frame> </text:p>
      <text:p text:style-name="P60"><text:span text:style-name="T118">При класификацията (клъстерен анализ) се прави обобщение, за всяка проба, на информацията от численостите на всеки вид в една стойност - стойността на дадения клъстер. Има много алгоритми за определяне на начина на групиране на станциите в клъстери и на клъстерите помежду им. Най-често се използва йерархично агломеративно групиране (</text:span><text:span text:style-name="T301">hierarchical</text:span><text:span text:style-name="T118"> </text:span><text:span text:style-name="T301">agglomerative</text:span><text:span text:style-name="T118"> </text:span><text:span text:style-name="T301">clustering</text:span><text:span text:style-name="T118">), при което първо двете най-сходни проби/станции се групират в един клъстер, след това анализът последователно групира сходните места. Групирането използва коефициента на </text:span><text:span text:style-name="T301">Bray</text:span><text:span text:style-name="T118">-</text:span><text:span text:style-name="T301">Curtis</text:span><text:span text:style-name="T118"> като мярка за сходство. Крайният резултат се представя като една обща дендрограма.</text:span></text:p>
      <text:p text:style-name="P60"><text:span text:style-name="T118">Дендрограмите имат някои недостатъци </text:span><text:reference-mark-start text:name="ZOTERO_ITEM CSL_CITATION {&quot;citationID&quot;:&quot;13s7388nes&quot;,&quot;properties&quot;:{&quot;formattedCitation&quot;:&quot;(Field et al., 1982)&quot;,&quot;plainCitation&quot;:&quot;(Field et al., 1982)&quot;},&quot;citationItems&quot;:[{&quot;id&quot;:1563,&quot;uris&quot;:[&quot;http://zotero.org/users/976121/items/VBRUJQ4A&quot;],&quot;uri&quot;:[&quot;http://zotero.org/users/976121/items/VBRUJQ4A&quot;],&quot;itemData&quot;:{&quot;id&quot;:1563,&quot;type&quot;:&quot;article-journal&quot;,&quot;title&quot;:&quot;A practical strategy for analysing multispecies distribution patterns&quot;,&quot;container-title&quot;:&quot;Marine Ecology Progress Series&quot;,&quot;page&quot;:&quot;37–52&quot;,&quot;volume&quot;:&quot;8&quot;,&quot;issue&quot;:&quot;2&quot;,&quot;ISSN&quot;:&quot;0171-8630&quot;,&quot;journalAbbreviation&quot;:&quot;Mar. Ecol. Prog. Ser.&quot;,&quot;author&quot;:[{&quot;family&quot;:&quot;Field&quot;,&quot;given&quot;:&quot;J. G.&quot;},{&quot;family&quot;:&quot;Clarke&quot;,&quot;given&quot;:&quot;K. R.&quot;},{&quot;family&quot;:&quot;Warwick&quot;,&quot;given&quot;:&quot;R. M.&quot;}],&quot;issued&quot;:{&quot;date-parts&quot;:[[&quot;1982&quot;]]}}}],&quot;schema&quot;:&quot;https://github.com/citation-style-language/schema/raw/master/csl-citation.json&quot;} RNDwUZK5UcnO3"/><text:span text:style-name="T118">(Field et al., 1982)</text:span><text:reference-mark-end text:name="ZOTERO_ITEM CSL_CITATION {&quot;citationID&quot;:&quot;13s7388nes&quot;,&quot;properties&quot;:{&quot;formattedCitation&quot;:&quot;(Field et al., 1982)&quot;,&quot;plainCitation&quot;:&quot;(Field et al., 1982)&quot;},&quot;citationItems&quot;:[{&quot;id&quot;:1563,&quot;uris&quot;:[&quot;http://zotero.org/users/976121/items/VBRUJQ4A&quot;],&quot;uri&quot;:[&quot;http://zotero.org/users/976121/items/VBRUJQ4A&quot;],&quot;itemData&quot;:{&quot;id&quot;:1563,&quot;type&quot;:&quot;article-journal&quot;,&quot;title&quot;:&quot;A practical strategy for analysing multispecies distribution patterns&quot;,&quot;container-title&quot;:&quot;Marine Ecology Progress Series&quot;,&quot;page&quot;:&quot;37–52&quot;,&quot;volume&quot;:&quot;8&quot;,&quot;issue&quot;:&quot;2&quot;,&quot;ISSN&quot;:&quot;0171-8630&quot;,&quot;journalAbbreviation&quot;:&quot;Mar. Ecol. Prog. Ser.&quot;,&quot;author&quot;:[{&quot;family&quot;:&quot;Field&quot;,&quot;given&quot;:&quot;J. G.&quot;},{&quot;family&quot;:&quot;Clarke&quot;,&quot;given&quot;:&quot;K. R.&quot;},{&quot;family&quot;:&quot;Warwick&quot;,&quot;given&quot;:&quot;R. M.&quot;}],&quot;issued&quot;:{&quot;date-parts&quot;:[[&quot;1982&quot;]]}}}],&quot;schema&quot;:&quot;https://github.com/citation-style-language/schema/raw/master/csl-citation.json&quot;} RNDwUZK5UcnO3"/><text:span text:style-name="T118">. </text:span><text:span text:style-name="T100">К</text:span><text:span text:style-name="T118">ласификацията е необратима — веднъж поставена в една група, пробата губи „идентичността” си; дендрограмите налагат организация в отделни класове — т.е. накъсват серии, които в действителност са непрекъснати; последователността на групиране е произволна — две съседни проби, принадлежащи на различни клъстери, не са непременно най-сходните. <text:s text:c="2"/></text:span></text:p>
      <text:p text:style-name="P60"><text:span text:style-name="T118">Целта на ординацията е да представи станциите в пространство с </text:span><text:span text:style-name="T301">n</text:span><text:span text:style-name="T118"> измерения, като относителното разстояние между тях съответства на разликата помежду им. Методите на ординация се различават по критерия оптималност (най-добро представяне) и по алгоритъма, който определя новите измерения (т.е. представянето на новите променливи). Изборът на метод зависи от лични предпочитания, наличието на подходящи програми за изчисление и др.</text:span></text:p>
      <text:p text:style-name="P60"><text:span text:style-name="T100">За настоящето изследване б</text:span><text:span text:style-name="T165">еше </text:span><text:span text:style-name="T166">направена</text:span><text:span text:style-name="T165"> </text:span><text:span text:style-name="T167">не</text:span><text:span text:style-name="T166">метрична многомерна ординация (non-metric multidimensional scaling, </text:span><text:span text:style-name="T168">n</text:span><text:span text:style-name="T301">MDS</text:span><text:span text:style-name="T319">)</text:span><text:span text:style-name="T118"> </text:span><text:span text:style-name="T165">на </text:span><text:span text:style-name="T166">базата на </text:span><text:span text:style-name="T165">макрозообентосните данни. Този анализ </text:span><text:span text:style-name="T118">съставя „карта” на станциите/пробите, на която две проби </text:span><text:span text:style-name="T169">са толкова </text:span><text:span text:style-name="T118">по-близо </text:span><text:span text:style-name="T170">една до друга, </text:span><text:span text:style-name="T169">колкото по-сходна е структурата на съобществата им</text:span><text:span text:style-name="T118">. Степента на точност, с която тези връзки се представят двуизмерно, се изразява чрез коефициента на стрес: ниските стойности (напр. &lt;0.1) означават успешно представяне.</text:span></text:p>
      <text:p text:style-name="P60"><text:soft-page-break/><text:span text:style-name="T171">З</text:span><text:span text:style-name="T118">а </text:span><text:span text:style-name="T171">да се установи </text:span><text:span text:style-name="T118">връзката на </text:span><text:span text:style-name="T172">наблюдаваното разпределение на пробите/станциите </text:span><text:span text:style-name="T171">(промените в </text:span><text:span text:style-name="T118">структурата на </text:span><text:span text:style-name="T171">макрозообентосните </text:span><text:span text:style-name="T118">съобщества</text:span><text:span text:style-name="T171">)</text:span><text:span text:style-name="T118"> с </text:span><text:span text:style-name="T173">параметрите</text:span><text:span text:style-name="T118"> на околната среда, които </text:span><text:span text:style-name="T171">биха </text:span><text:span text:style-name="T118">мог</text:span><text:span text:style-name="T171">ли</text:span><text:span text:style-name="T118"> да </text:span><text:span text:style-name="T171">го </text:span><text:span text:style-name="T118">обяснят</text:span><text:span text:style-name="T172">,</text:span><text:span text:style-name="T118"> </text:span><text:span text:style-name="T129">беше използвана функцията envfit от пакета vegan към R</text:span><text:span text:style-name="T124">.</text:span><text:span text:style-name="T118"> </text:span><text:span text:style-name="T174">Тази функция налага върху ординацията вектори</text:span><text:span text:style-name="T175">, </text:span><text:span text:style-name="T176">чиято посока показва посоката на увеличаване на градиента и чиято дължина е пропорционална на корелацията </text:span><text:span text:style-name="T177">между променливата и ординацията. </text:span><text:span text:style-name="T178">Ако </text:span><text:span text:style-name="T101">променливата е</text:span><text:span text:style-name="T178"> качествена, </text:span><text:span text:style-name="T173">функцията изчислява </text:span><text:span text:style-name="T179">средната стойност на </text:span><text:span text:style-name="T180">ординационните координати за всяко ниво на променливата</text:span><text:span text:style-name="T189">.</text:span><text:span text:style-name="T173"> </text:span><text:span text:style-name="T190">Тъй като осите на nMDS ординацията </text:span><text:span text:style-name="T191">са произволни, не може да се говори за директна корелация </text:span><text:span text:style-name="T192">на позициите на станциите </text:span><text:span text:style-name="T193">с векторите, както е например при PCA; </text:span><text:span text:style-name="T192">в случая проекцията на станциите върху </text:span><text:span text:style-name="T178">всеки </text:span><text:span text:style-name="T192">вектор </text:span><text:span text:style-name="T178">е максимално корелирана със съответния </text:span><text:span text:style-name="T189">параметър</text:span><text:span text:style-name="T178"> на средата</text:span><text:span text:style-name="T193">.</text:span></text:p>
      <text:p text:style-name="P60"><text:span text:style-name="T173">„Значимостта“ на напаснатите вектори или фактори се </text:span><text:span text:style-name="T189">определя чрез пермутации</text:span><text:span text:style-name="T173"> </text:span><text:span text:style-name="T189">на параметрите на средата; </text:span><text:span text:style-name="T194">степента й се определя от квадратен коефициент на корелация (r</text:span><text:span text:style-name="T28">2</text:span><text:span text:style-name="T194">)</text:span><text:span text:style-name="T189">.</text:span></text:p>
      <text:p text:style-name="P60"><text:span text:style-name="T195">Тъй като </text:span><text:span text:style-name="T196">ординация</text:span><text:span text:style-name="T195">та е</text:span><text:span text:style-name="T196"> </text:span><text:span text:style-name="T181">неограничена</text:span><text:span text:style-name="T196"> (unconstrained</text:span><text:span text:style-name="T195">)</text:span><text:span text:style-name="T196"> </text:span><text:span text:style-name="T197">няма причина да се предполага, че </text:span><text:span text:style-name="T195">параметрите на средата</text:span><text:span text:style-name="T197"> варират линейно </text:span><text:span text:style-name="T196">на </text:span><text:span text:style-name="T198">ординационната </text:span><text:span text:style-name="T196">графика, </text:span><text:span text:style-name="T199">т. е. </text:span><text:span text:style-name="T200">векторът най-често не дава най-добрата представа за реалния градиент </text:span><text:span text:style-name="T102">от стойности на променливата</text:span><text:span text:style-name="T191">. </text:span><text:span text:style-name="T201">Затова беше приложена друга процедура — ordisurf, която </text:span><text:span text:style-name="T103">напасва</text:span><text:span text:style-name="T201"> повърхности, изчисл</text:span><text:span text:style-name="T198">ени</text:span><text:span text:style-name="T201"> чрез генерализиран адитивен модел (generalized additive model, GAM), </text:span><text:span text:style-name="T198">които </text:span><text:span text:style-name="T201">отговаря</text:span><text:span text:style-name="T198">т</text:span><text:span text:style-name="T201"> на промяната на всеки фактор. </text:span><text:span text:style-name="T202">Целта е максимално добре да се представи </text:span><text:span text:style-name="T203">вариацията в стойностите на фактора на средата на станциите на изследване</text:span><text:span text:style-name="T204"> </text:span><text:span text:style-name="T198">спрямо</text:span><text:span text:style-name="T204"> промените във видовия състав, </text:span><text:span text:style-name="T166">наблюдавани на</text:span><text:span text:style-name="T204"> </text:span><text:span text:style-name="T205">о</text:span><text:span text:style-name="T204">рдинацията</text:span><text:span text:style-name="T206">. </text:span><text:span text:style-name="T201">На ординационната графика тази повърхност се </text:span><text:span text:style-name="T205">представя чрез изолинии.</text:span></text:p>
      <text:p text:style-name="P60"><text:span text:style-name="T104">В рамките на настоящето изследване бяха изчислени </text:span><text:span text:style-name="T320">o</text:span><text:span text:style-name="T207">rdisurf повърхности само за параметрите на средата, определени като значими от envfit, тъй като те </text:span><text:span text:style-name="T104">най-вероятно </text:span><text:span text:style-name="T207">обясняват най-добре наблюдаваните промени в структурата на съобществата.</text:span></text:p>
      <text:p text:style-name="P60"><text:span text:style-name="T208">Следващата логична стъпка в анализа на структурата на съобществата е определянето на видовете, които </text:span><text:span text:style-name="T118">допринасят най-много за </text:span><text:span text:style-name="T208">наблюдаваното </text:span><text:span text:style-name="T118">разделяне на станциите. </text:span><text:span text:style-name="T208">Най-често се прилага Analysis of Similarities (ANOSIM) анализ, за да се провери статистическата значимост на наблюдаваното групиране на станциите или пробите; най-силно допринасящите видове</text:span><text:span text:style-name="T118"> се определят чрез </text:span><text:span text:style-name="T105">анализа </text:span><text:span text:style-name="T321">S</text:span><text:span text:style-name="T118">imilarity </text:span><text:span text:style-name="T321">P</text:span><text:span text:style-name="T118">ercentages (SIMPER</text:span><text:span text:style-name="T105">)</text:span><text:span text:style-name="T118"> </text:span><text:reference-mark-start text:name="ZOTERO_ITEM CSL_CITATION {&quot;citationID&quot;:&quot;4gcaff1i9&quot;,&quot;properties&quot;:{&quot;formattedCitation&quot;:&quot;(Warwick and Clarke, 1991)&quot;,&quot;plainCitation&quot;:&quot;(Warwick and Clarke, 1991)&quot;},&quot;citationItems&quot;:[{&quot;id&quot;:1188,&quot;uris&quot;:[&quot;http://zotero.org/users/976121/items/PINTZQHB&quot;],&quot;uri&quot;:[&quot;http://zotero.org/users/976121/items/PINTZQHB&quot;],&quot;itemData&quot;:{&quot;id&quot;:1188,&quot;type&quot;:&quot;article-journal&quot;,&quot;title&quot;:&quot;A comparison of some methods for analysing changes in benthic community structure&quot;,&quot;container-title&quot;:&quot;Journal of the Marine Biological Association of the United Kingdom&quot;,&quot;page&quot;:&quot;225–244&quot;,&quot;volume&quot;:&quot;71&quot;,&quot;ISSN&quot;:&quot;0025-3154&quot;,&quot;author&quot;:[{&quot;family&quot;:&quot;Warwick&quot;,&quot;given&quot;:&quot;R. M.&quot;},{&quot;family&quot;:&quot;Clarke&quot;,&quot;given&quot;:&quot;K. R.&quot;}],&quot;issued&quot;:{&quot;date-parts&quot;:[[&quot;1991&quot;]]}}}],&quot;schema&quot;:&quot;https://github.com/citation-style-language/schema/raw/master/csl-citation.json&quot;} RNDHJ9ehAYa8o"/><text:span text:style-name="T118">(Warwick and Clarke, 1991)</text:span><text:reference-mark-end text:name="ZOTERO_ITEM CSL_CITATION {&quot;citationID&quot;:&quot;4gcaff1i9&quot;,&quot;properties&quot;:{&quot;formattedCitation&quot;:&quot;(Warwick and Clarke, 1991)&quot;,&quot;plainCitation&quot;:&quot;(Warwick and Clarke, 1991)&quot;},&quot;citationItems&quot;:[{&quot;id&quot;:1188,&quot;uris&quot;:[&quot;http://zotero.org/users/976121/items/PINTZQHB&quot;],&quot;uri&quot;:[&quot;http://zotero.org/users/976121/items/PINTZQHB&quot;],&quot;itemData&quot;:{&quot;id&quot;:1188,&quot;type&quot;:&quot;article-journal&quot;,&quot;title&quot;:&quot;A comparison of some methods for analysing changes in benthic community structure&quot;,&quot;container-title&quot;:&quot;Journal of the Marine Biological Association of the United Kingdom&quot;,&quot;page&quot;:&quot;225–244&quot;,&quot;volume&quot;:&quot;71&quot;,&quot;ISSN&quot;:&quot;0025-3154&quot;,&quot;author&quot;:[{&quot;family&quot;:&quot;Warwick&quot;,&quot;given&quot;:&quot;R. M.&quot;},{&quot;family&quot;:&quot;Clarke&quot;,&quot;given&quot;:&quot;K. R.&quot;}],&quot;issued&quot;:{&quot;date-parts&quot;:[[&quot;1991&quot;]]}}}],&quot;schema&quot;:&quot;https://github.com/citation-style-language/schema/raw/master/csl-citation.json&quot;} RNDHJ9ehAYa8o"/><text:span text:style-name="T118">). </text:span><text:span text:style-name="T208">Тези анализи обаче се базират на </text:span><office:annotation office:name="__Fieldmark__7095_614782620"><dc:creator>K </dc:creator><dc:date>2016-08-15T13:40:55</dc:date><text:p>nMDS също е distance-based — защо е запазен в анализите, а другите не са?? - може би защото <text:s/></text:p></office:annotation><text:span text:style-name="T208">матрицата от разстояния</text:span><office:annotation-end office:name="__Fieldmark__7095_614782620"/><text:span text:style-name="T208">, изчислена по-рано, т. е. на обобщение на изходните данни. Това е било необходима стъпка по времето на разработване на тези статистически процедури, тъй като използването на суровите данни изисква значителна изчислителна способност, която не е съществувала при тогавашните компютри. </text:span><text:span text:style-name="T209">Обобщаването на многомерния масив данни (числености на видовете, записани за различните места) </text:span><text:span text:style-name="T210">улеснява изчисленията, но</text:span><text:span text:style-name="T209"> не </text:span><text:span text:style-name="T210">взима предвид едно от най-важните свойства на този тип данни — връзката между средните стойности </text:span><text:span text:style-name="T211">(локацията) </text:span><text:span text:style-name="T210">и </text:span><text:span text:style-name="T212">дисперсията</text:span><text:span text:style-name="T210"> на видовете. </text:span><text:span text:style-name="T213">Типични такива връзки за различни многомерни масиви данни от екологични изследвания са представени на </text:span><office:annotation office:name="__Fieldmark__4219_614782620"><dc:creator>K </dc:creator><dc:date>2016-08-15T12:53:02</dc:date><text:p>фиг. 1 - Warton et al 2012</text:p></office:annotation><text:span text:style-name="T213">….</text:span><office:annotation-end office:name="__Fieldmark__4219_614782620"/><text:span text:style-name="T213"> <text:s text:c="2"/></text:span><text:reference-mark-start text:name="ZOTERO_ITEM CSL_CITATION {&quot;citationID&quot;:&quot;soe986q57&quot;,&quot;properties&quot;:{&quot;formattedCitation&quot;:&quot;(Warton et al., 2012)&quot;,&quot;plainCitation&quot;:&quot;(Warton et al., 2012)&quot;},&quot;citationItems&quot;:[{&quot;id&quot;:2931,&quot;uris&quot;:[&quot;http://zotero.org/users/976121/items/73E3BKNF&quot;],&quot;uri&quot;:[&quot;http://zotero.org/users/976121/items/73E3BKNF&quot;],&quot;itemData&quot;:{&quot;id&quot;:2931,&quot;type&quot;:&quot;article-journal&quot;,&quot;title&quot;:&quot;Distance-based multivariate analyses confound location and dispersion effects&quot;,&quot;container-title&quot;:&quot;Methods in Ecology and Evolution&quot;,&quot;page&quot;:&quot;89-101&quot;,&quot;volume&quot;:&quot;3&quot;,&quot;issue&quot;:&quot;1&quot;,&quot;source&quot;:&quot;Wiley Online Library&quot;,&quot;abstract&quot;:&quot;1. A critical property of count data is its mean–variance relationship, yet this is rarely considered in multivariate analysis in ecology. 2. This study considers what is being implicitly assumed about the mean–variance relationship in distance-based analyses – multivariate analyses based on a matrix of pairwise distances – and what the effect is of any misspecification of the mean–variance relationship. 3. It is shown that distance-based analyses make implicit assumptions that are typically out-of-step with what is observed in real data, which has major consequences. 4. Potential consequences of this mean–variance misspecification are: confounding location and dispersion effects in ordinations; misleading results when trying to identify taxa in which an effect is expressed; failure to detect a multivariate effect unless it is expressed in high-variance taxa. 5. Data transformation does not solve the problem. 6. A solution is to use generalised linear models and their recent multivariate generalisations, which is shown here to have desirable properties.&quot;,&quot;DOI&quot;:&quot;10.1111/j.2041-210X.2011.00127.x&quot;,&quot;ISSN&quot;:&quot;2041-210X&quot;,&quot;language&quot;:&quot;en&quot;,&quot;author&quot;:[{&quot;family&quot;:&quot;Warton&quot;,&quot;given&quot;:&quot;David I.&quot;},{&quot;family&quot;:&quot;Wright&quot;,&quot;given&quot;:&quot;Stephen T.&quot;},{&quot;family&quot;:&quot;Wang&quot;,&quot;given&quot;:&quot;Yi&quot;}],&quot;issued&quot;:{&quot;date-parts&quot;:[[&quot;2012&quot;]]}}}],&quot;schema&quot;:&quot;https://github.com/citation-style-language/schema/raw/master/csl-citation.json&quot;} RNDl3tqCjQ7y0"/>(Warton et al., 2012)<text:reference-mark-end text:name="ZOTERO_ITEM CSL_CITATION {&quot;citationID&quot;:&quot;soe986q57&quot;,&quot;properties&quot;:{&quot;formattedCitation&quot;:&quot;(Warton et al., 2012)&quot;,&quot;plainCitation&quot;:&quot;(Warton et al., 2012)&quot;},&quot;citationItems&quot;:[{&quot;id&quot;:2931,&quot;uris&quot;:[&quot;http://zotero.org/users/976121/items/73E3BKNF&quot;],&quot;uri&quot;:[&quot;http://zotero.org/users/976121/items/73E3BKNF&quot;],&quot;itemData&quot;:{&quot;id&quot;:2931,&quot;type&quot;:&quot;article-journal&quot;,&quot;title&quot;:&quot;Distance-based multivariate analyses confound location and dispersion effects&quot;,&quot;container-title&quot;:&quot;Methods in Ecology and Evolution&quot;,&quot;page&quot;:&quot;89-101&quot;,&quot;volume&quot;:&quot;3&quot;,&quot;issue&quot;:&quot;1&quot;,&quot;source&quot;:&quot;Wiley Online Library&quot;,&quot;abstract&quot;:&quot;1. A critical property of count data is its mean–variance relationship, yet this is rarely considered in multivariate analysis in ecology. 2. This study considers what is being implicitly assumed about the mean–variance relationship in distance-based analyses – multivariate analyses based on a matrix of pairwise distances – and what the effect is of any misspecification of the mean–variance relationship. 3. It is shown that distance-based analyses make implicit assumptions that are typically out-of-step with what is observed in real data, which has major consequences. 4. Potential consequences of this mean–variance misspecification are: confounding location and dispersion effects in ordinations; misleading results when trying to identify taxa in which an effect is expressed; failure to detect a multivariate effect unless it is expressed in high-variance taxa. 5. Data transformation does not solve the problem. 6. A solution is to use generalised linear models and their recent multivariate generalisations, which is shown here to have desirable properties.&quot;,&quot;DOI&quot;:&quot;10.1111/j.2041-210X.2011.00127.x&quot;,&quot;ISSN&quot;:&quot;2041-210X&quot;,&quot;language&quot;:&quot;en&quot;,&quot;author&quot;:[{&quot;family&quot;:&quot;Warton&quot;,&quot;given&quot;:&quot;David I.&quot;},{&quot;family&quot;:&quot;Wright&quot;,&quot;given&quot;:&quot;Stephen T.&quot;},{&quot;family&quot;:&quot;Wang&quot;,&quot;given&quot;:&quot;Yi&quot;}],&quot;issued&quot;:{&quot;date-parts&quot;:[[&quot;2012&quot;]]}}}],&quot;schema&quot;:&quot;https://github.com/citation-style-language/schema/raw/master/csl-citation.json&quot;} RNDl3tqCjQ7y0"/><text:span text:style-name="T214">.</text:span></text:p>
      <text:p text:style-name="P60"><text:span text:style-name="T214">Когато се тества </text:span><text:span text:style-name="T215">за </text:span><text:span text:style-name="T214">разлика между </text:span><text:span text:style-name="T215">групи от многомерни наблюдения, различаваме </text:span><text:span text:style-name="T216">два типа ефекти: на локацията (ефект върху средната численост на някои видове) и на дисперсията (ефект върху </text:span><text:span text:style-name="T106">изменч</text:span><office:annotation office:name="__Fieldmark__4034_614782620"><dc:creator>K </dc:creator><dc:date>2016-08-15T12:38:16</dc:date><text:p>variability??</text:p></office:annotation><text:span text:style-name="T217">ивостта</text:span><office:annotation-end office:name="__Fieldmark__4034_614782620"/><text:span text:style-name="T216">)</text:span><text:span text:style-name="T214">. </text:span><text:span text:style-name="T217">Връзката между тези две характеристики обаче </text:span><text:span text:style-name="T218">предполага, че промяна в средната стойност винаги ще води и до съответна промяна в дисперсията; затова по-скоро трябва да се говори за </text:span><text:span text:style-name="T219">ефекти на дисперсията, </text:span><text:soft-page-break/><text:span text:style-name="T219">които не могат да бъдат обяснени от връзката средна-дисперсия на многомерните данни. </text:span><text:span text:style-name="T220">Повечето от методите, разработени за откриване на разлики между групи, </text:span><text:span text:style-name="T221">обаче </text:span><text:span text:style-name="T220">не могат да различат тези два типа ефекти </text:span><text:reference-mark-start text:name="ZOTERO_ITEM CSL_CITATION {&quot;citationID&quot;:&quot;1m54u87712&quot;,&quot;properties&quot;:{&quot;unsorted&quot;:true,&quot;formattedCitation&quot;:&quot;(Anderson, 2001; Clarke et al., 1993)&quot;,&quot;plainCitation&quot;:&quot;(Anderson, 2001; Clarke et al., 1993)&quot;},&quot;citationItems&quot;:[{&quot;id&quot;:92,&quot;uris&quot;:[&quot;http://zotero.org/users/976121/items/3V85A52U&quot;],&quot;uri&quot;:[&quot;http://zotero.org/users/976121/items/3V85A52U&quot;],&quot;itemData&quot;:{&quot;id&quot;:92,&quot;type&quot;:&quot;article-journal&quot;,&quot;title&quot;:&quot;A new method for non-parametric multivariate analysis of variance&quot;,&quot;container-title&quot;:&quot;Austral Ecology&quot;,&quot;page&quot;:&quot;32–46&quot;,&quot;volume&quot;:&quot;26&quot;,&quot;issue&quot;:&quot;1&quot;,&quot;ISSN&quot;:&quot;1442-9985&quot;,&quot;author&quot;:[{&quot;family&quot;:&quot;Anderson&quot;,&quot;given&quot;:&quot;M. J.&quot;}],&quot;issued&quot;:{&quot;date-parts&quot;:[[&quot;2001&quot;]]}}},{&quot;id&quot;:2182,&quot;uris&quot;:[&quot;http://zotero.org/users/976121/items/VQJIV6RS&quot;],&quot;uri&quot;:[&quot;http://zotero.org/users/976121/items/VQJIV6RS&quot;],&quot;itemData&quot;:{&quot;id&quot;:2182,&quot;type&quot;:&quot;article-journal&quot;,&quot;title&quot;:&quot;An index showing breakdown of seriation, related to disturbance, in a coral-reef assemblage&quot;,&quot;container-title&quot;:&quot;Marine Ecology Progress Series&quot;,&quot;page&quot;:&quot;153-160&quot;,&quot;volume&quot;:&quot;102&quot;,&quot;issue&quot;:&quot;1-2&quot;,&quot;source&quot;:&quot;Scopus&quot;,&quot;archive&quot;:&quot;Scopus&quot;,&quot;ISSN&quot;:&quot;0171-8630&quot;,&quot;journalAbbreviation&quot;:&quot;Mar. Ecol. Prog. Ser.&quot;,&quot;language&quot;:&quot;English&quot;,&quot;author&quot;:[{&quot;family&quot;:&quot;Clarke&quot;,&quot;given&quot;:&quot;K. R.&quot;},{&quot;family&quot;:&quot;Warwick&quot;,&quot;given&quot;:&quot;R. M.&quot;},{&quot;family&quot;:&quot;Brown&quot;,&quot;given&quot;:&quot;B. E.&quot;}],&quot;issued&quot;:{&quot;date-parts&quot;:[[&quot;1993&quot;]]}}}],&quot;schema&quot;:&quot;https://github.com/citation-style-language/schema/raw/master/csl-citation.json&quot;} RND2NCKAxpkHt"/><text:span text:style-name="T220">(Anderson, 2001; Clarke et al., 1993)</text:span><text:reference-mark-end text:name="ZOTERO_ITEM CSL_CITATION {&quot;citationID&quot;:&quot;1m54u87712&quot;,&quot;properties&quot;:{&quot;unsorted&quot;:true,&quot;formattedCitation&quot;:&quot;(Anderson, 2001; Clarke et al., 1993)&quot;,&quot;plainCitation&quot;:&quot;(Anderson, 2001; Clarke et al., 1993)&quot;},&quot;citationItems&quot;:[{&quot;id&quot;:92,&quot;uris&quot;:[&quot;http://zotero.org/users/976121/items/3V85A52U&quot;],&quot;uri&quot;:[&quot;http://zotero.org/users/976121/items/3V85A52U&quot;],&quot;itemData&quot;:{&quot;id&quot;:92,&quot;type&quot;:&quot;article-journal&quot;,&quot;title&quot;:&quot;A new method for non-parametric multivariate analysis of variance&quot;,&quot;container-title&quot;:&quot;Austral Ecology&quot;,&quot;page&quot;:&quot;32–46&quot;,&quot;volume&quot;:&quot;26&quot;,&quot;issue&quot;:&quot;1&quot;,&quot;ISSN&quot;:&quot;1442-9985&quot;,&quot;author&quot;:[{&quot;family&quot;:&quot;Anderson&quot;,&quot;given&quot;:&quot;M. J.&quot;}],&quot;issued&quot;:{&quot;date-parts&quot;:[[&quot;2001&quot;]]}}},{&quot;id&quot;:2182,&quot;uris&quot;:[&quot;http://zotero.org/users/976121/items/VQJIV6RS&quot;],&quot;uri&quot;:[&quot;http://zotero.org/users/976121/items/VQJIV6RS&quot;],&quot;itemData&quot;:{&quot;id&quot;:2182,&quot;type&quot;:&quot;article-journal&quot;,&quot;title&quot;:&quot;An index showing breakdown of seriation, related to disturbance, in a coral-reef assemblage&quot;,&quot;container-title&quot;:&quot;Marine Ecology Progress Series&quot;,&quot;page&quot;:&quot;153-160&quot;,&quot;volume&quot;:&quot;102&quot;,&quot;issue&quot;:&quot;1-2&quot;,&quot;source&quot;:&quot;Scopus&quot;,&quot;archive&quot;:&quot;Scopus&quot;,&quot;ISSN&quot;:&quot;0171-8630&quot;,&quot;journalAbbreviation&quot;:&quot;Mar. Ecol. Prog. Ser.&quot;,&quot;language&quot;:&quot;English&quot;,&quot;author&quot;:[{&quot;family&quot;:&quot;Clarke&quot;,&quot;given&quot;:&quot;K. R.&quot;},{&quot;family&quot;:&quot;Warwick&quot;,&quot;given&quot;:&quot;R. M.&quot;},{&quot;family&quot;:&quot;Brown&quot;,&quot;given&quot;:&quot;B. E.&quot;}],&quot;issued&quot;:{&quot;date-parts&quot;:[[&quot;1993&quot;]]}}}],&quot;schema&quot;:&quot;https://github.com/citation-style-language/schema/raw/master/csl-citation.json&quot;} RND2NCKAxpkHt"/><text:span text:style-name="T220">, </text:span><text:span text:style-name="T222">което</text:span><text:span text:style-name="T220"> </text:span><text:span text:style-name="T222">може да доведе до погрешна интерпретация на резултатите от анализите </text:span><text:span text:style-name="T223">или да „маскира“ </text:span><text:span text:style-name="T224">тенденции в структурата на данните</text:span><text:span text:style-name="T222">. </text:span><text:span text:style-name="T225">Така например SIMPER има тенденция да определя за значими по-скоро видове с висока дисперсия, отколкото такива, които всъщност са различни между сравняваните групи, а </text:span><text:span text:style-name="T226">ANOSIM и PERMANOVA не успяват да открият значима разлика между групите, освен ако тя не е при видове </text:span><text:span text:style-name="T227">със </text:span><text:span text:style-name="T226">с</text:span><text:span text:style-name="T227">равнително</text:span><text:span text:style-name="T226"> висока дисперсия </text:span><text:reference-mark-start text:name="ZOTERO_ITEM CSL_CITATION {&quot;citationID&quot;:&quot;1m64cdq39c&quot;,&quot;properties&quot;:{&quot;formattedCitation&quot;:&quot;(Warton et al., 2012)&quot;,&quot;plainCitation&quot;:&quot;(Warton et al., 2012)&quot;},&quot;citationItems&quot;:[{&quot;id&quot;:2931,&quot;uris&quot;:[&quot;http://zotero.org/users/976121/items/73E3BKNF&quot;],&quot;uri&quot;:[&quot;http://zotero.org/users/976121/items/73E3BKNF&quot;],&quot;itemData&quot;:{&quot;id&quot;:2931,&quot;type&quot;:&quot;article-journal&quot;,&quot;title&quot;:&quot;Distance-based multivariate analyses confound location and dispersion effects&quot;,&quot;container-title&quot;:&quot;Methods in Ecology and Evolution&quot;,&quot;page&quot;:&quot;89-101&quot;,&quot;volume&quot;:&quot;3&quot;,&quot;issue&quot;:&quot;1&quot;,&quot;source&quot;:&quot;Wiley Online Library&quot;,&quot;abstract&quot;:&quot;1. A critical property of count data is its mean–variance relationship, yet this is rarely considered in multivariate analysis in ecology. 2. This study considers what is being implicitly assumed about the mean–variance relationship in distance-based analyses – multivariate analyses based on a matrix of pairwise distances – and what the effect is of any misspecification of the mean–variance relationship. 3. It is shown that distance-based analyses make implicit assumptions that are typically out-of-step with what is observed in real data, which has major consequences. 4. Potential consequences of this mean–variance misspecification are: confounding location and dispersion effects in ordinations; misleading results when trying to identify taxa in which an effect is expressed; failure to detect a multivariate effect unless it is expressed in high-variance taxa. 5. Data transformation does not solve the problem. 6. A solution is to use generalised linear models and their recent multivariate generalisations, which is shown here to have desirable properties.&quot;,&quot;DOI&quot;:&quot;10.1111/j.2041-210X.2011.00127.x&quot;,&quot;ISSN&quot;:&quot;2041-210X&quot;,&quot;language&quot;:&quot;en&quot;,&quot;author&quot;:[{&quot;family&quot;:&quot;Warton&quot;,&quot;given&quot;:&quot;David I.&quot;},{&quot;family&quot;:&quot;Wright&quot;,&quot;given&quot;:&quot;Stephen T.&quot;},{&quot;family&quot;:&quot;Wang&quot;,&quot;given&quot;:&quot;Yi&quot;}],&quot;issued&quot;:{&quot;date-parts&quot;:[[&quot;2012&quot;]]}}}],&quot;schema&quot;:&quot;https://github.com/citation-style-language/schema/raw/master/csl-citation.json&quot;} RND6m2LS78siC"/><text:span text:style-name="T226">(Warton et al., 2012)</text:span><text:reference-mark-end text:name="ZOTERO_ITEM CSL_CITATION {&quot;citationID&quot;:&quot;1m64cdq39c&quot;,&quot;properties&quot;:{&quot;formattedCitation&quot;:&quot;(Warton et al., 2012)&quot;,&quot;plainCitation&quot;:&quot;(Warton et al., 2012)&quot;},&quot;citationItems&quot;:[{&quot;id&quot;:2931,&quot;uris&quot;:[&quot;http://zotero.org/users/976121/items/73E3BKNF&quot;],&quot;uri&quot;:[&quot;http://zotero.org/users/976121/items/73E3BKNF&quot;],&quot;itemData&quot;:{&quot;id&quot;:2931,&quot;type&quot;:&quot;article-journal&quot;,&quot;title&quot;:&quot;Distance-based multivariate analyses confound location and dispersion effects&quot;,&quot;container-title&quot;:&quot;Methods in Ecology and Evolution&quot;,&quot;page&quot;:&quot;89-101&quot;,&quot;volume&quot;:&quot;3&quot;,&quot;issue&quot;:&quot;1&quot;,&quot;source&quot;:&quot;Wiley Online Library&quot;,&quot;abstract&quot;:&quot;1. A critical property of count data is its mean–variance relationship, yet this is rarely considered in multivariate analysis in ecology. 2. This study considers what is being implicitly assumed about the mean–variance relationship in distance-based analyses – multivariate analyses based on a matrix of pairwise distances – and what the effect is of any misspecification of the mean–variance relationship. 3. It is shown that distance-based analyses make implicit assumptions that are typically out-of-step with what is observed in real data, which has major consequences. 4. Potential consequences of this mean–variance misspecification are: confounding location and dispersion effects in ordinations; misleading results when trying to identify taxa in which an effect is expressed; failure to detect a multivariate effect unless it is expressed in high-variance taxa. 5. Data transformation does not solve the problem. 6. A solution is to use generalised linear models and their recent multivariate generalisations, which is shown here to have desirable properties.&quot;,&quot;DOI&quot;:&quot;10.1111/j.2041-210X.2011.00127.x&quot;,&quot;ISSN&quot;:&quot;2041-210X&quot;,&quot;language&quot;:&quot;en&quot;,&quot;author&quot;:[{&quot;family&quot;:&quot;Warton&quot;,&quot;given&quot;:&quot;David I.&quot;},{&quot;family&quot;:&quot;Wright&quot;,&quot;given&quot;:&quot;Stephen T.&quot;},{&quot;family&quot;:&quot;Wang&quot;,&quot;given&quot;:&quot;Yi&quot;}],&quot;issued&quot;:{&quot;date-parts&quot;:[[&quot;2012&quot;]]}}}],&quot;schema&quot;:&quot;https://github.com/citation-style-language/schema/raw/master/csl-citation.json&quot;} RND6m2LS78siC"/><text:span text:style-name="T226">.</text:span></text:p>
      <text:p text:style-name="P60"><text:span text:style-name="T228">Едно възможно решение на тези проблеми е да се приложи тестов </text:span><text:span text:style-name="T229">метод</text:span><text:span text:style-name="T228">, ко</text:span><text:span text:style-name="T229">й</text:span><text:span text:style-name="T228">то е съобразен с тези характеристики на данните. </text:span><text:span text:style-name="T229">Такъв метод са</text:span><text:span text:style-name="T228"> </text:span><text:span text:style-name="T229">например </text:span><text:span text:style-name="T182">генерализираните линейни модели</text:span><text:span text:style-name="T229"> (generalized linear models, GLM) </text:span><text:span text:style-name="T230">и техните многомерни модификации</text:span><text:span text:style-name="T229">. </text:span><text:span text:style-name="T231">Например GLM, </text:span><text:span text:style-name="T232">комбиниран</text:span><text:span text:style-name="T231"> </text:span><text:span text:style-name="T232">със сходния </text:span><text:span text:style-name="T231">метод отрицателна биномиална регресия, </text:span><text:span text:style-name="T233">прави приложима</text:span><text:span text:style-name="T232"> </text:span><text:span text:style-name="T234">линейната регресия </text:span><text:span text:style-name="T233">и за случая, когато </text:span><text:span text:style-name="T235">формата на </text:span><text:span text:style-name="T233">mean-variance </text:span><text:span text:style-name="T235">функцията</text:span><text:span text:style-name="T233"> на данните </text:span><text:span text:style-name="T235">е</text:span><text:span text:style-name="T233"> </text:span><text:span text:style-name="T235">известна</text:span><text:span text:style-name="T233">. </text:span><text:span text:style-name="T236">Отрицателната биномиална регресия е </text:span><text:span text:style-name="T237">особено подходяща за данните от екологични изследвания (матрици от числености на голям брой видове), </text:span><text:span text:style-name="T238">защото функцията, описваща тяхната mean-variance връзка, е по-скоро квадратна, отколкото линейна</text:span><text:span text:style-name="T237">.</text:span></text:p>
      <text:p text:style-name="P49">Така проблемът за определянето на видовете, които най-силно допринасят за разликите между групите станции, се опростява значително: <text:span text:style-name="T397">към численостите на всеки вид се напасват едномерни отрицателни биномиални регресии, а впоследствие се използва статистиката likelihood ratio като мярка за степента на междугрупов ефект.</text:span></text:p>
      <text:p text:style-name="P3"><text:span text:style-name="T237">М</text:span><text:span text:style-name="T118">атрицата на числеността на видовете на различните станции, получена в резултат на изследването, по същество представлява многомерен набор данни, върху който може да се напаснат модели и да се тестват хипотези за ефекта на различни параметри на средата. </text:span><text:span text:style-name="T239">Основните въпроси, които най-често се задават, са:</text:span></text:p>
      <text:p text:style-name="P3"><text:span text:style-name="T239">- има ли промяна </text:span><text:span text:style-name="T240">в структурата на съобществата на макрозообентоса?</text:span></text:p>
      <text:p text:style-name="P25">- каква е промяната?</text:p>
      <text:p text:style-name="P25"><text:tab/>- има ли интеракция със станциите?</text:p>
      <text:p text:style-name="P25"><text:tab/>- при кои видове се наблюдава ефектът?</text:p>
      <text:p text:style-name="P25"><text:tab/>- как се променя числеността на тези видове?</text:p>
      <text:p text:style-name="P60"><text:span text:style-name="T183">М</text:span><text:span text:style-name="T184">оделни</text:span><text:span text:style-name="T185">я</text:span><text:span text:style-name="T184">т подход за анализа на </text:span><text:span text:style-name="T185">многомерни данни за численост, и особено генерализираните линейни модели </text:span><text:span text:style-name="T186">(generalized linear models, GLMs)</text:span><text:span text:style-name="T185">, </text:span><text:span text:style-name="T187">се счита за </text:span><text:span text:style-name="T241">най-подходящия метод за анализ </text:span><text:span text:style-name="T242">на </text:span><office:annotation office:name="__Fieldmark__10536_614782620"><dc:creator>K </dc:creator><dc:date>2016-08-15T15:53:27</dc:date><text:p>count data? </text:p></office:annotation><text:span text:style-name="T242">числови данни</text:span><office:annotation-end office:name="__Fieldmark__10536_614782620"/><text:span text:style-name="T243">, </text:span><text:span text:style-name="T244">тъй </text:span><text:span text:style-name="T243">като </text:span><text:span text:style-name="T244">при прилагането им трябва да се прецизира връзката на средния отговор с </text:span><text:span text:style-name="T245">набора предиктори, както и как се очаква да се променя дисперсията, когато се променя средната стойност (</text:span><office:annotation office:name="__Fieldmark__10831_614782620"><dc:creator>K </dc:creator><dc:date>2016-08-15T16:08:22</dc:date><text:p>на бг?</text:p></office:annotation><text:span text:style-name="T245">mean-variance relationship</text:span><office:annotation-end office:name="__Fieldmark__10831_614782620"/><text:span text:style-name="T245">)</text:span><text:span text:style-name="T242">.</text:span></text:p>
      <text:p text:style-name="P50"><text:span text:style-name="T246">Най-разпространените, </text:span><text:span text:style-name="T118">„</text:span><text:span text:style-name="T246">к</text:span><text:span text:style-name="T118">ласически“ методи за анализ на многомерни данни като PERMANOVA, ANOSIM, CCA </text:span><text:span text:style-name="T247">са създадени, </text:span><text:span text:style-name="T246">за да откриват дали даден параметър има ефект върху съобществата, но не са предназначени да отгов</text:span><text:span text:style-name="T248">о</text:span><text:span text:style-name="T246">рят на въпроса какъв е този ефект. Т</text:span><text:span text:style-name="T248">ъй като тези анализи са разработени по времето, когато компютрите не са имали възможност и изчислителни ресурси да анализират цялата матрица от </text:span><text:span text:style-name="T249">числени </text:span><text:span text:style-name="T248">данни едновременно, </text:span><text:span text:style-name="T249">те работят чрез първоначалното й редуциране</text:span><text:span text:style-name="T246"> </text:span><text:span text:style-name="T249">до матрица на разстоянията между всички двойки станции или проби, върху която после могат да се прилагат едномерни анализи. Основният проблем идва от факта, че тестовете, базирани на разстояния, се фокусират върху видовете с висока дисперсия, </text:span><text:span text:style-name="T250">но не могат да открият </text:span><text:soft-page-break/><text:span text:style-name="T250">разлики при тези с малка дисперсия. Предварителната трансформация на изходните данни подобрява </text:span><text:span text:style-name="T251">статистическата мощност на класическите методи </text:span><text:span text:style-name="T250">до известна степен, </text:span><text:span text:style-name="T251">но не решава изцяло проблема.</text:span></text:p>
      <text:p text:style-name="P51"><text:span text:style-name="T249">Т</text:span><text:span text:style-name="T118">ова се случва </text:span><text:span text:style-name="T252">заради характеристиките на данните. Типичните многомерни числени данни в екологичните изследвания се състоят от голям брой корелирани променливи (видовете, всеки със своята численост). </text:span><text:span text:style-name="T253">С</text:span><text:span text:style-name="T252">ъщо така, </text:span><text:span text:style-name="T253">при тях се наблюдава</text:span><text:span text:style-name="T252"> много силна връзка между средната и дисперсията </text:span><text:span text:style-name="T254">(mean-variance relationship) </text:span><text:span text:style-name="T252">заради големия брой редки видове. </text:span><text:span text:style-name="T255">Поради тази причина,</text:span><text:span text:style-name="T253"> когато средната численост се увеличи, дисперсията също се увеличава, като често размахът й е много голям </text:span><text:span text:style-name="T256">(</text:span><text:span text:style-name="T188">ФИГ</text:span><text:span text:style-name="T256">)</text:span><text:span text:style-name="T252">.</text:span></text:p>
      <text:p text:style-name="P37"><text:s/></text:p>
      <text:p text:style-name="P26"><text:span text:style-name="T398">Т</text:span>естването на многомерни хипотези в екологичните изследвания може да стане чрез прилагането на моделен подход.</text:p>
      <text:p text:style-name="P37"/>
      <text:p text:style-name="P60"><text:span text:style-name="T107">Ф</text:span><text:span text:style-name="T108">ункционално разнообразие </text:span><text:span text:style-name="T109">на съобществата</text:span></text:p>
      <text:p text:style-name="P60"><text:span text:style-name="T110">Загубата на биоразнообразие в резултат </text:span><text:span text:style-name="T111">на</text:span><text:span text:style-name="T110"> различни човешки дейности оказва отрицателно влияние върху различни екосистемни процеси, особено продуктивността </text:span><text:reference-mark-start text:name="ZOTERO_ITEM CSL_CITATION {&quot;citationID&quot;:&quot;13kc87f14r&quot;,&quot;properties&quot;:{&quot;formattedCitation&quot;:&quot;(Snelgrove, 1999)&quot;,&quot;plainCitation&quot;:&quot;(Snelgrove, 1999)&quot;},&quot;citationItems&quot;:[{&quot;id&quot;:1468,&quot;uris&quot;:[&quot;http://zotero.org/users/976121/items/TV5DPBVI&quot;],&quot;uri&quot;:[&quot;http://zotero.org/users/976121/items/TV5DPBVI&quot;],&quot;itemData&quot;:{&quot;id&quot;:1468,&quot;type&quot;:&quot;article-journal&quot;,&quot;title&quot;:&quot;Getting to the bottom of marine biodiversity: sedimentary habitats&quot;,&quot;container-title&quot;:&quot;BioScience&quot;,&quot;page&quot;:&quot;129–138&quot;,&quot;volume&quot;:&quot;49&quot;,&quot;issue&quot;:&quot;2&quot;,&quot;author&quot;:[{&quot;family&quot;:&quot;Snelgrove&quot;,&quot;given&quot;:&quot;P.&quot;}],&quot;issued&quot;:{&quot;date-parts&quot;:[[&quot;1999&quot;]]}}}],&quot;schema&quot;:&quot;https://github.com/citation-style-language/schema/raw/master/csl-citation.json&quot;} RNDMtNw0UuYdO"/><text:span text:style-name="T110">(Snelgrove, 1999)</text:span><text:reference-mark-end text:name="ZOTERO_ITEM CSL_CITATION {&quot;citationID&quot;:&quot;13kc87f14r&quot;,&quot;properties&quot;:{&quot;formattedCitation&quot;:&quot;(Snelgrove, 1999)&quot;,&quot;plainCitation&quot;:&quot;(Snelgrove, 1999)&quot;},&quot;citationItems&quot;:[{&quot;id&quot;:1468,&quot;uris&quot;:[&quot;http://zotero.org/users/976121/items/TV5DPBVI&quot;],&quot;uri&quot;:[&quot;http://zotero.org/users/976121/items/TV5DPBVI&quot;],&quot;itemData&quot;:{&quot;id&quot;:1468,&quot;type&quot;:&quot;article-journal&quot;,&quot;title&quot;:&quot;Getting to the bottom of marine biodiversity: sedimentary habitats&quot;,&quot;container-title&quot;:&quot;BioScience&quot;,&quot;page&quot;:&quot;129–138&quot;,&quot;volume&quot;:&quot;49&quot;,&quot;issue&quot;:&quot;2&quot;,&quot;author&quot;:[{&quot;family&quot;:&quot;Snelgrove&quot;,&quot;given&quot;:&quot;P.&quot;}],&quot;issued&quot;:{&quot;date-parts&quot;:[[&quot;1999&quot;]]}}}],&quot;schema&quot;:&quot;https://github.com/citation-style-language/schema/raw/master/csl-citation.json&quot;} RNDMtNw0UuYdO"/><text:span text:style-name="T110">(</text:span><text:span text:style-name="T112">+ </text:span><text:span text:style-name="T357">РЕФ?</text:span><text:span text:style-name="T110">). </text:span><text:span text:style-name="T113">Основната цел на РДМС е да запази функционирането на морските и крайбрежни екосистеми </text:span><text:span text:style-name="T114">(екосистемен подход </text:span><text:span text:style-name="T115">към опазването на морската среда</text:span><text:span text:style-name="T114">)</text:span><text:span text:style-name="T113">; </text:span><text:span text:style-name="T111">п</text:span><text:span text:style-name="T113">оради тази причина, изучаването, описанието и оценката на функционалното разнообразие на съобществата са актуални проблеми. </text:span><text:span text:style-name="T110">Връзката между структурното биоразнообразие и функционирането на екосистемите е </text:span><text:span text:style-name="T111">сложна и е </text:span><text:span text:style-name="T110">обект на все повече съвременни изследвания </text:span><text:reference-mark-start text:name="ZOTERO_ITEM CSL_CITATION {&quot;citationID&quot;:&quot;gKJOhYEm&quot;,&quot;properties&quot;:{&quot;unsorted&quot;:true,&quot;formattedCitation&quot;:&quot;(Bremner et al., 2006; Bremner, 2008; Bolam and Eggleton, 2014; Paganelli et al., 2012)&quot;,&quot;plainCitation&quot;:&quot;(Bremner et al., 2006; Bremner, 2008; Bolam and Eggleton, 2014; Paganelli et al., 2012)&quot;},&quot;citationItems&quot;:[{&quot;id&quot;:1234,&quot;uris&quot;:[&quot;http://zotero.org/users/976121/items/QNWAIQRG&quot;],&quot;uri&quot;:[&quot;http://zotero.org/users/976121/items/QNWAIQRG&quot;],&quot;itemData&quot;:{&quot;id&quot;:1234,&quot;type&quot;:&quot;article-journal&quot;,&quot;title&quot;:&quot;Matching biological traits to environmental conditions in marine benthic ecosystems&quot;,&quot;container-title&quot;:&quot;Journal of Marine Systems&quot;,&quot;page&quot;:&quot;302–316&quot;,&quot;volume&quot;:&quot;60&quot;,&quot;issue&quot;:&quot;3-4&quot;,&quot;ISSN&quot;:&quot;09247963&quot;,&quot;author&quot;:[{&quot;family&quot;:&quot;Bremner&quot;,&quot;given&quot;:&quot;J.&quot;},{&quot;family&quot;:&quot;Rogers&quot;,&quot;given&quot;:&quot;S. I.&quot;},{&quot;family&quot;:&quot;Frid&quot;,&quot;given&quot;:&quot;C.&quot;}],&quot;issued&quot;:{&quot;date-parts&quot;:[[&quot;2006&quot;]]}}},{&quot;id&quot;:2114,&quot;uris&quot;:[&quot;http://zotero.org/users/976121/items/NWUDRAZI&quot;],&quot;uri&quot;:[&quot;http://zotero.org/users/976121/items/NWUDRAZI&quot;],&quot;itemData&quot;:{&quot;id&quot;:2114,&quot;type&quot;:&quot;article-journal&quot;,&quot;title&quot;:&quot;Species' traits and ecological functioning in marine conservation and management&quot;,&quot;container-title&quot;:&quot;Journal of Experimental Marine Biology and Ecology&quot;,&quot;collection-title&quot;:&quot;Marine ecology: A tribute to the life and work of John S. Gray&quot;,&quot;page&quot;:&quot;37-47&quot;,&quot;volume&quot;:&quot;366&quot;,&quot;issue&quot;:&quot;1–2&quot;,&quot;source&quot;:&quot;ScienceDirect&quot;,&quot;abstract&quot;:&quot;Marine conservation increasingly focuses on describing and maintaining ecosystem functioning. However, it is difficult to find suitable measures for whole-ecosystem functioning because the concept incorporates many different processes and includes physical, chemical and biological phenomena. An approach is presented here for describing functioning based on traits exhibited by members of biological assemblages. Species' traits determine how they contribute to ecosystem processes, so the presence and distribution of such traits can be utilised to indicate aspects of functioning. This multi-trait approach is relatively new to marine ecology and the few studies to-date have mainly described patterns of functioning with respect to environmental variability and investigated the impacts of bottom trawling. Areas where the approach can make a significant contribution to conservation and marine management are discussed, such as monitoring the effects of human activities and success of subsequent management strategies, identifying species likely to become invasive or those particularly vulnerable to extinction and predicting the effects of future disturbance such as climate change.&quot;,&quot;DOI&quot;:&quot;10.1016/j.jembe.2008.07.007&quot;,&quot;ISSN&quot;:&quot;0022-0981&quot;,&quot;journalAbbreviation&quot;:&quot;J. Exp. Mar. Biol. Ecol.&quot;,&quot;author&quot;:[{&quot;family&quot;:&quot;Bremner&quot;,&quot;given&quot;:&quot;J.&quot;}],&quot;issued&quot;:{&quot;date-parts&quot;:[[&quot;2008&quot;]]}}},{&quot;id&quot;:2836,&quot;uris&quot;:[&quot;http://zotero.org/users/976121/items/N6XNMSHV&quot;],&quot;uri&quot;:[&quot;http://zotero.org/users/976121/items/N6XNMSHV&quot;],&quot;itemData&quot;:{&quot;id&quot;:2836,&quot;type&quot;:&quot;article-journal&quot;,&quot;title&quot;:&quot;Macrofaunal production and biological traits: Spatial relationships along the UK continental shelf&quot;,&quot;container-title&quot;:&quot;Journal of Sea Research&quot;,&quot;page&quot;:&quot;47-58&quot;,&quot;volume&quot;:&quot;88&quot;,&quot;source&quot;:&quot;CrossRef&quot;,&quot;DOI&quot;:&quot;10.1016/j.seares.2014.01.001&quot;,&quot;ISSN&quot;:&quot;13851101&quot;,&quot;shortTitle&quot;:&quot;Macrofaunal production and biological traits&quot;,&quot;language&quot;:&quot;en&quot;,&quot;author&quot;:[{&quot;family&quot;:&quot;Bolam&quot;,&quot;given&quot;:&quot;S.G.&quot;},{&quot;family&quot;:&quot;Eggleton&quot;,&quot;given&quot;:&quot;J.D.&quot;}],&quot;issued&quot;:{&quot;date-parts&quot;:[[&quot;2014&quot;]]}}},{&quot;id&quot;:301,&quot;uris&quot;:[&quot;http://zotero.org/users/976121/items/7Z2V42DA&quot;],&quot;uri&quot;:[&quot;http://zotero.org/users/976121/items/7Z2V42DA&quot;],&quot;itemData&quot;:{&quot;id&quot;:301,&quot;type&quot;:&quot;article-journal&quot;,&quot;title&quot;:&quot;Functional structure of marine benthic assemblages using Biological Traits Analysis (BTA): A study along the Emilia-Romagna coastline (Italy, North-West Adriatic Sea)&quot;,&quot;container-title&quot;:&quot;Estuarine, Coastal and Shelf Science&quot;,&quot;page&quot;:&quot;245-256&quot;,&quot;volume&quot;:&quot;96&quot;,&quot;source&quot;:&quot;ScienceDirect&quot;,&quot;abstract&quot;:&quot;The functional diversity index has shown that the functional diversity of the macrobenthic community increased along a spatial gradient of distance from the Po river delta (Emilia-Romagna coast, Italy, North-Adriatic Sea), which suggests that riverine inputs have a detrimental effect on community functioning. This study focuses on two different depths along a southward gradient of increasing distance from the Po river delta where the Po river is the main source of freshwater and nutrient inputs in the North-Adriatic Sea. A Biological Traits Analysis (BTA) was used to examine a dataset of 156 soft-bottom macrobenthic species that were collected at eight stations in this area. Instead of comparing communities on the basis of their taxonomic composition, BTA uses a series of life history, morphological and behavioural characteristics of species to indicate aspects of their ecological functioning. The variability of the Emilia-Romagna dataset was governed by relatively few biological traits: growth form, trophic group, type of movement, habit, adult mobility and bioturbation activity. The community closer to the coastline was mainly composed of moderately mobile vermiform organisms with burrowing or tube-dwelling behaviour, and deposit feeding behaviour. However, the offshore community was mainly characterized by organisms with a laterally compressed or globose body and tube-dwelling behaviour; filter feeders and deposit feeders were dominant.&quot;,&quot;DOI&quot;:&quot;10.1016/j.ecss.2011.11.014&quot;,&quot;ISSN&quot;:&quot;0272-7714&quot;,&quot;shortTitle&quot;:&quot;Functional structure of marine benthic assemblages using Biological Traits Analysis (BTA)&quot;,&quot;journalAbbreviation&quot;:&quot;Estuarine, Coastal and Shelf Science&quot;,&quot;author&quot;:[{&quot;family&quot;:&quot;Paganelli&quot;,&quot;given&quot;:&quot;Daniele&quot;},{&quot;family&quot;:&quot;Marchini&quot;,&quot;given&quot;:&quot;Agnese&quot;},{&quot;family&quot;:&quot;Occhipinti-Ambrogi&quot;,&quot;given&quot;:&quot;Anna&quot;}],&quot;issued&quot;:{&quot;date-parts&quot;:[[&quot;2012&quot;]]}}}],&quot;schema&quot;:&quot;https://github.com/citation-style-language/schema/raw/master/csl-citation.json&quot;} RNDkrT0hkyG76"/>(Bremner et al., 2006; Bremner, 2008; Bolam and Eggleton, 2014; Paganelli et al., 2012)<text:reference-mark-end text:name="ZOTERO_ITEM CSL_CITATION {&quot;citationID&quot;:&quot;gKJOhYEm&quot;,&quot;properties&quot;:{&quot;unsorted&quot;:true,&quot;formattedCitation&quot;:&quot;(Bremner et al., 2006; Bremner, 2008; Bolam and Eggleton, 2014; Paganelli et al., 2012)&quot;,&quot;plainCitation&quot;:&quot;(Bremner et al., 2006; Bremner, 2008; Bolam and Eggleton, 2014; Paganelli et al., 2012)&quot;},&quot;citationItems&quot;:[{&quot;id&quot;:1234,&quot;uris&quot;:[&quot;http://zotero.org/users/976121/items/QNWAIQRG&quot;],&quot;uri&quot;:[&quot;http://zotero.org/users/976121/items/QNWAIQRG&quot;],&quot;itemData&quot;:{&quot;id&quot;:1234,&quot;type&quot;:&quot;article-journal&quot;,&quot;title&quot;:&quot;Matching biological traits to environmental conditions in marine benthic ecosystems&quot;,&quot;container-title&quot;:&quot;Journal of Marine Systems&quot;,&quot;page&quot;:&quot;302–316&quot;,&quot;volume&quot;:&quot;60&quot;,&quot;issue&quot;:&quot;3-4&quot;,&quot;ISSN&quot;:&quot;09247963&quot;,&quot;author&quot;:[{&quot;family&quot;:&quot;Bremner&quot;,&quot;given&quot;:&quot;J.&quot;},{&quot;family&quot;:&quot;Rogers&quot;,&quot;given&quot;:&quot;S. I.&quot;},{&quot;family&quot;:&quot;Frid&quot;,&quot;given&quot;:&quot;C.&quot;}],&quot;issued&quot;:{&quot;date-parts&quot;:[[&quot;2006&quot;]]}}},{&quot;id&quot;:2114,&quot;uris&quot;:[&quot;http://zotero.org/users/976121/items/NWUDRAZI&quot;],&quot;uri&quot;:[&quot;http://zotero.org/users/976121/items/NWUDRAZI&quot;],&quot;itemData&quot;:{&quot;id&quot;:2114,&quot;type&quot;:&quot;article-journal&quot;,&quot;title&quot;:&quot;Species' traits and ecological functioning in marine conservation and management&quot;,&quot;container-title&quot;:&quot;Journal of Experimental Marine Biology and Ecology&quot;,&quot;collection-title&quot;:&quot;Marine ecology: A tribute to the life and work of John S. Gray&quot;,&quot;page&quot;:&quot;37-47&quot;,&quot;volume&quot;:&quot;366&quot;,&quot;issue&quot;:&quot;1–2&quot;,&quot;source&quot;:&quot;ScienceDirect&quot;,&quot;abstract&quot;:&quot;Marine conservation increasingly focuses on describing and maintaining ecosystem functioning. However, it is difficult to find suitable measures for whole-ecosystem functioning because the concept incorporates many different processes and includes physical, chemical and biological phenomena. An approach is presented here for describing functioning based on traits exhibited by members of biological assemblages. Species' traits determine how they contribute to ecosystem processes, so the presence and distribution of such traits can be utilised to indicate aspects of functioning. This multi-trait approach is relatively new to marine ecology and the few studies to-date have mainly described patterns of functioning with respect to environmental variability and investigated the impacts of bottom trawling. Areas where the approach can make a significant contribution to conservation and marine management are discussed, such as monitoring the effects of human activities and success of subsequent management strategies, identifying species likely to become invasive or those particularly vulnerable to extinction and predicting the effects of future disturbance such as climate change.&quot;,&quot;DOI&quot;:&quot;10.1016/j.jembe.2008.07.007&quot;,&quot;ISSN&quot;:&quot;0022-0981&quot;,&quot;journalAbbreviation&quot;:&quot;J. Exp. Mar. Biol. Ecol.&quot;,&quot;author&quot;:[{&quot;family&quot;:&quot;Bremner&quot;,&quot;given&quot;:&quot;J.&quot;}],&quot;issued&quot;:{&quot;date-parts&quot;:[[&quot;2008&quot;]]}}},{&quot;id&quot;:2836,&quot;uris&quot;:[&quot;http://zotero.org/users/976121/items/N6XNMSHV&quot;],&quot;uri&quot;:[&quot;http://zotero.org/users/976121/items/N6XNMSHV&quot;],&quot;itemData&quot;:{&quot;id&quot;:2836,&quot;type&quot;:&quot;article-journal&quot;,&quot;title&quot;:&quot;Macrofaunal production and biological traits: Spatial relationships along the UK continental shelf&quot;,&quot;container-title&quot;:&quot;Journal of Sea Research&quot;,&quot;page&quot;:&quot;47-58&quot;,&quot;volume&quot;:&quot;88&quot;,&quot;source&quot;:&quot;CrossRef&quot;,&quot;DOI&quot;:&quot;10.1016/j.seares.2014.01.001&quot;,&quot;ISSN&quot;:&quot;13851101&quot;,&quot;shortTitle&quot;:&quot;Macrofaunal production and biological traits&quot;,&quot;language&quot;:&quot;en&quot;,&quot;author&quot;:[{&quot;family&quot;:&quot;Bolam&quot;,&quot;given&quot;:&quot;S.G.&quot;},{&quot;family&quot;:&quot;Eggleton&quot;,&quot;given&quot;:&quot;J.D.&quot;}],&quot;issued&quot;:{&quot;date-parts&quot;:[[&quot;2014&quot;]]}}},{&quot;id&quot;:301,&quot;uris&quot;:[&quot;http://zotero.org/users/976121/items/7Z2V42DA&quot;],&quot;uri&quot;:[&quot;http://zotero.org/users/976121/items/7Z2V42DA&quot;],&quot;itemData&quot;:{&quot;id&quot;:301,&quot;type&quot;:&quot;article-journal&quot;,&quot;title&quot;:&quot;Functional structure of marine benthic assemblages using Biological Traits Analysis (BTA): A study along the Emilia-Romagna coastline (Italy, North-West Adriatic Sea)&quot;,&quot;container-title&quot;:&quot;Estuarine, Coastal and Shelf Science&quot;,&quot;page&quot;:&quot;245-256&quot;,&quot;volume&quot;:&quot;96&quot;,&quot;source&quot;:&quot;ScienceDirect&quot;,&quot;abstract&quot;:&quot;The functional diversity index has shown that the functional diversity of the macrobenthic community increased along a spatial gradient of distance from the Po river delta (Emilia-Romagna coast, Italy, North-Adriatic Sea), which suggests that riverine inputs have a detrimental effect on community functioning. This study focuses on two different depths along a southward gradient of increasing distance from the Po river delta where the Po river is the main source of freshwater and nutrient inputs in the North-Adriatic Sea. A Biological Traits Analysis (BTA) was used to examine a dataset of 156 soft-bottom macrobenthic species that were collected at eight stations in this area. Instead of comparing communities on the basis of their taxonomic composition, BTA uses a series of life history, morphological and behavioural characteristics of species to indicate aspects of their ecological functioning. The variability of the Emilia-Romagna dataset was governed by relatively few biological traits: growth form, trophic group, type of movement, habit, adult mobility and bioturbation activity. The community closer to the coastline was mainly composed of moderately mobile vermiform organisms with burrowing or tube-dwelling behaviour, and deposit feeding behaviour. However, the offshore community was mainly characterized by organisms with a laterally compressed or globose body and tube-dwelling behaviour; filter feeders and deposit feeders were dominant.&quot;,&quot;DOI&quot;:&quot;10.1016/j.ecss.2011.11.014&quot;,&quot;ISSN&quot;:&quot;0272-7714&quot;,&quot;shortTitle&quot;:&quot;Functional structure of marine benthic assemblages using Biological Traits Analysis (BTA)&quot;,&quot;journalAbbreviation&quot;:&quot;Estuarine, Coastal and Shelf Science&quot;,&quot;author&quot;:[{&quot;family&quot;:&quot;Paganelli&quot;,&quot;given&quot;:&quot;Daniele&quot;},{&quot;family&quot;:&quot;Marchini&quot;,&quot;given&quot;:&quot;Agnese&quot;},{&quot;family&quot;:&quot;Occhipinti-Ambrogi&quot;,&quot;given&quot;:&quot;Anna&quot;}],&quot;issued&quot;:{&quot;date-parts&quot;:[[&quot;2012&quot;]]}}}],&quot;schema&quot;:&quot;https://github.com/citation-style-language/schema/raw/master/csl-citation.json&quot;} RNDkrT0hkyG76"/><text:span text:style-name="T116">, като </text:span><text:span text:style-name="T111">фокусът на повечето е върху т.нар. функционални черти на организмите</text:span><text:span text:style-name="T110">.</text:span></text:p>
      <text:p text:style-name="P14">Функционалният подход позволява да се обяснят механизмите, определящи наблюдаваната количествена и качествена структура на съобществата: или защо дадени видове се срещат на определено място в определена численост. Тези механизми са представени от функционалните черти на видовете.</text:p>
      <text:p text:style-name="P60"><text:span text:style-name="T82">Ф</text:span><text:span text:style-name="T83">ункционалният анализ </text:span><text:span text:style-name="T82">представлява</text:span><text:span text:style-name="T83"> многомерен анализ, който цели да свърже матрицата с числености на видовете на определени места, с матрица от функционални черти за същите </text:span><office:annotation office:name="__Annotation__9836_1416121077"><dc:creator>Unknown Author</dc:creator><dc:date>2016-08-05T16:39:55</dc:date><text:p>Други източници – защото говоря за много сайтове...</text:p></office:annotation><text:span text:style-name="T83">видове</text:span><office:annotation-end office:name="__Annotation__9836_1416121077"/><text:span text:style-name="T83"> </text:span><text:reference-mark-start text:name="ZOTERO_ITEM CSL_CITATION {&quot;citationID&quot;:&quot;EaDxBycx&quot;,&quot;properties&quot;:{&quot;unsorted&quot;:true,&quot;formattedCitation&quot;:&quot;(Shipley et al., 2006; Warton et al., 2015)&quot;,&quot;plainCitation&quot;:&quot;(Shipley et al., 2006; Warton et al., 2015)&quot;},&quot;citationItems&quot;:[{&quot;id&quot;:3022,&quot;uris&quot;:[&quot;http://zotero.org/users/976121/items/F7XSRF6H&quot;],&quot;uri&quot;:[&quot;http://zotero.org/users/976121/items/F7XSRF6H&quot;],&quot;itemData&quot;:{&quot;id&quot;:3022,&quot;type&quot;:&quot;article-journal&quot;,&quot;title&quot;:&quot;From plant traits to plant communities: A statistical mechanistic approach to biodiversity&quot;,&quot;container-title&quot;:&quot;Science&quot;,&quot;page&quot;:&quot;812-814&quot;,&quot;volume&quot;:&quot;314&quot;,&quot;issue&quot;:&quot;5800&quot;,&quot;source&quot;:&quot;CrossRef&quot;,&quot;DOI&quot;:&quot;10.1126/science.1131344&quot;,&quot;ISSN&quot;:&quot;0036-8075, 1095-9203&quot;,&quot;shortTitle&quot;:&quot;From Plant Traits to Plant Communities&quot;,&quot;language&quot;:&quot;en&quot;,&quot;author&quot;:[{&quot;family&quot;:&quot;Shipley&quot;,&quot;given&quot;:&quot;B.&quot;},{&quot;family&quot;:&quot;Vile&quot;,&quot;given&quot;:&quot;D.&quot;},{&quot;family&quot;:&quot;Garnier&quot;,&quot;given&quot;:&quot;E.&quot;}],&quot;issued&quot;:{&quot;date-parts&quot;:[[&quot;2006&quot;]]}}},{&quot;id&quot;:2942,&quot;uris&quot;:[&quot;http://zotero.org/users/976121/items/A4S6GHIR&quot;],&quot;uri&quot;:[&quot;http://zotero.org/users/976121/items/A4S6GHIR&quot;],&quot;itemData&quot;:{&quot;id&quot;:2942,&quot;type&quot;:&quot;article-journal&quot;,&quot;title&quot;:&quot;So many variables: joint modeling in community ecology&quot;,&quot;container-title&quot;:&quot;Trends in Ecology &amp; Evolution&quot;,&quot;page&quot;:&quot;766-779&quot;,&quot;volume&quot;:&quot;30&quot;,&quot;issue&quot;:&quot;12&quot;,&quot;source&quot;:&quot;www.cell.com&quot;,&quot;DOI&quot;:&quot;10.1016/j.tree.2015.09.007&quot;,&quot;ISSN&quot;:&quot;0169-5347&quot;,&quot;shortTitle&quot;:&quot;So Many Variables&quot;,&quot;journalAbbreviation&quot;:&quot;Trends in Ecology &amp; Evolution&quot;,&quot;language&quot;:&quot;English&quot;,&quot;author&quot;:[{&quot;family&quot;:&quot;Warton&quot;,&quot;given&quot;:&quot;David I.&quot;},{&quot;family&quot;:&quot;Blanchet&quot;,&quot;given&quot;:&quot;F. Guillaume&quot;},{&quot;family&quot;:&quot;O’Hara&quot;,&quot;given&quot;:&quot;Robert B.&quot;},{&quot;family&quot;:&quot;Ovaskainen&quot;,&quot;given&quot;:&quot;Otso&quot;},{&quot;family&quot;:&quot;Taskinen&quot;,&quot;given&quot;:&quot;Sara&quot;},{&quot;family&quot;:&quot;Walker&quot;,&quot;given&quot;:&quot;Steven C.&quot;},{&quot;family&quot;:&quot;Hui&quot;,&quot;given&quot;:&quot;Francis K. C.&quot;}],&quot;issued&quot;:{&quot;date-parts&quot;:[[&quot;2015&quot;]]}}}],&quot;schema&quot;:&quot;https://github.com/citation-style-language/schema/raw/master/csl-citation.json&quot;} RNDWIkxUrRM2y"/><text:span text:style-name="T83">(Shipley et al., 2006; Warton et al., 2015)</text:span><text:reference-mark-end text:name="ZOTERO_ITEM CSL_CITATION {&quot;citationID&quot;:&quot;EaDxBycx&quot;,&quot;properties&quot;:{&quot;unsorted&quot;:true,&quot;formattedCitation&quot;:&quot;(Shipley et al., 2006; Warton et al., 2015)&quot;,&quot;plainCitation&quot;:&quot;(Shipley et al., 2006; Warton et al., 2015)&quot;},&quot;citationItems&quot;:[{&quot;id&quot;:3022,&quot;uris&quot;:[&quot;http://zotero.org/users/976121/items/F7XSRF6H&quot;],&quot;uri&quot;:[&quot;http://zotero.org/users/976121/items/F7XSRF6H&quot;],&quot;itemData&quot;:{&quot;id&quot;:3022,&quot;type&quot;:&quot;article-journal&quot;,&quot;title&quot;:&quot;From plant traits to plant communities: A statistical mechanistic approach to biodiversity&quot;,&quot;container-title&quot;:&quot;Science&quot;,&quot;page&quot;:&quot;812-814&quot;,&quot;volume&quot;:&quot;314&quot;,&quot;issue&quot;:&quot;5800&quot;,&quot;source&quot;:&quot;CrossRef&quot;,&quot;DOI&quot;:&quot;10.1126/science.1131344&quot;,&quot;ISSN&quot;:&quot;0036-8075, 1095-9203&quot;,&quot;shortTitle&quot;:&quot;From Plant Traits to Plant Communities&quot;,&quot;language&quot;:&quot;en&quot;,&quot;author&quot;:[{&quot;family&quot;:&quot;Shipley&quot;,&quot;given&quot;:&quot;B.&quot;},{&quot;family&quot;:&quot;Vile&quot;,&quot;given&quot;:&quot;D.&quot;},{&quot;family&quot;:&quot;Garnier&quot;,&quot;given&quot;:&quot;E.&quot;}],&quot;issued&quot;:{&quot;date-parts&quot;:[[&quot;2006&quot;]]}}},{&quot;id&quot;:2942,&quot;uris&quot;:[&quot;http://zotero.org/users/976121/items/A4S6GHIR&quot;],&quot;uri&quot;:[&quot;http://zotero.org/users/976121/items/A4S6GHIR&quot;],&quot;itemData&quot;:{&quot;id&quot;:2942,&quot;type&quot;:&quot;article-journal&quot;,&quot;title&quot;:&quot;So many variables: joint modeling in community ecology&quot;,&quot;container-title&quot;:&quot;Trends in Ecology &amp; Evolution&quot;,&quot;page&quot;:&quot;766-779&quot;,&quot;volume&quot;:&quot;30&quot;,&quot;issue&quot;:&quot;12&quot;,&quot;source&quot;:&quot;www.cell.com&quot;,&quot;DOI&quot;:&quot;10.1016/j.tree.2015.09.007&quot;,&quot;ISSN&quot;:&quot;0169-5347&quot;,&quot;shortTitle&quot;:&quot;So Many Variables&quot;,&quot;journalAbbreviation&quot;:&quot;Trends in Ecology &amp; Evolution&quot;,&quot;language&quot;:&quot;English&quot;,&quot;author&quot;:[{&quot;family&quot;:&quot;Warton&quot;,&quot;given&quot;:&quot;David I.&quot;},{&quot;family&quot;:&quot;Blanchet&quot;,&quot;given&quot;:&quot;F. Guillaume&quot;},{&quot;family&quot;:&quot;O’Hara&quot;,&quot;given&quot;:&quot;Robert B.&quot;},{&quot;family&quot;:&quot;Ovaskainen&quot;,&quot;given&quot;:&quot;Otso&quot;},{&quot;family&quot;:&quot;Taskinen&quot;,&quot;given&quot;:&quot;Sara&quot;},{&quot;family&quot;:&quot;Walker&quot;,&quot;given&quot;:&quot;Steven C.&quot;},{&quot;family&quot;:&quot;Hui&quot;,&quot;given&quot;:&quot;Francis K. C.&quot;}],&quot;issued&quot;:{&quot;date-parts&quot;:[[&quot;2015&quot;]]}}}],&quot;schema&quot;:&quot;https://github.com/citation-style-language/schema/raw/master/csl-citation.json&quot;} RNDWIkxUrRM2y"/><text:span text:style-name="T83">. </text:span><text:span text:style-name="T82">Най-ч</text:span><text:span text:style-name="T84">есто </text:span><text:span text:style-name="T82">разполагаме</text:span><text:span text:style-name="T84"> и </text:span><text:span text:style-name="T82">с </text:span><text:span text:style-name="T84">трета матрица с параметри на околната среда, </text:span><text:span text:style-name="T82">измерени</text:span><text:span text:style-name="T84"> </text:span><text:span text:style-name="T82">н</text:span><text:span text:style-name="T84">а изследваните </text:span><office:annotation office:name="__Annotation__8729_1416121077"><dc:creator>Unknown Author</dc:creator><dc:date>2016-08-05T16:24:15</dc:date><text:p>Схема...</text:p></office:annotation><text:span text:style-name="T84">места</text:span><office:annotation-end office:name="__Annotation__8729_1416121077"/><text:span text:style-name="T84">. Целта на анализа е да опише как численостите на видовете се променят между различните места - </text:span><text:span text:style-name="T82">от една страна </text:span><text:span text:style-name="T84">спрямо измерените там параметри на средата, </text:span><text:span text:style-name="T82">а от друга - </text:span><text:span text:style-name="T84">спрямо чертите на видовете. </text:span><text:span text:style-name="T85">С други думи, целта е да разберем кои черти най-добре обясняват наблюдаваните вариации в численостите на видовете (т.е. техния отговор на промените в параметрите на околната среда). </text:span><text:span text:style-name="T84">Този проблем е известен като „четвърти ъгъл“ (</text:span><text:span text:style-name="T316">fourth corner problem, </text:span><text:span text:style-name="T317">Legendre et al.</text:span><text:span text:style-name="T316"> </text:span><text:reference-mark-start text:name="ZOTERO_ITEM CSL_CITATION {&quot;citationID&quot;:&quot;ZClIK28c&quot;,&quot;properties&quot;:{&quot;formattedCitation&quot;:&quot;(1997)&quot;,&quot;plainCitation&quot;:&quot;(1997)&quot;},&quot;citationItems&quot;:[{&quot;id&quot;:3023,&quot;uris&quot;:[&quot;http://zotero.org/users/976121/items/KHIUZGS4&quot;],&quot;uri&quot;:[&quot;http://zotero.org/users/976121/items/KHIUZGS4&quot;],&quot;itemData&quot;:{&quot;id&quot;:3023,&quot;type&quot;:&quot;article-journal&quot;,&quot;title&quot;:&quot;Relating behavior to habitat: solutions to the fourth-corner problem&quot;,&quot;container-title&quot;:&quot;Ecology&quot;,&quot;page&quot;:&quot;547-562&quot;,&quot;volume&quot;:&quot;78&quot;,&quot;issue&quot;:&quot;2&quot;,&quot;source&quot;:&quot;JSTOR&quot;,&quot;abstract&quot;:&quot;This paper addresses the following question: how does one relate the biological and behavioral characteristics of animals to habitat characteristics of the locations at which they are found? Ecologists often assemble data on species composition at different localities, habitat descriptions of these localities, and biological or behavioral traits of the species. These data tables are usually analyzed two by two: species composition against habitat characteristics, or against behavioral data, using such methods as canonical analysis. We propose a solution to the problem of estimating the parameters describing the relationship between habitat characteristics and biology or behavior, and of testing the statistical significance of these parameters; this problem is referred to as the fourth-corner problem, from its matrix formulation. In other words, the fourth-corner method offers a way of analyzing the relationships between the supplementary variables associated with the rows and columns of a binary (presence or absence) data table. The test case that motivated this study concerns a coral reef fish assemblage (280 species). Biological and behavioral characteristics of the species were used as supplementary variables for the rows, and characteristics of the environment for the columns. Parameters of the association between habitat characteristics (distance from beach, water depth, and substrate variables) and biological and behavioral traits of the species (feeding habits, ecological niche categories, size classes, egg types, activity rhythms) were estimated and tested for significance using permutations. Permutations can be performed in different ways, corresponding to different ecological hypotheses. Results were compared to predictions made independently by reef fish ecologists, in order to assess the method as well as the pertinence of the variables subjected to the analysis. The new method is shown to be applicable to a wide class of ecological problems.&quot;,&quot;DOI&quot;:&quot;10.2307/2266029&quot;,&quot;ISSN&quot;:&quot;0012-9658&quot;,&quot;shortTitle&quot;:&quot;Relating Behavior to Habitat&quot;,&quot;journalAbbreviation&quot;:&quot;Ecology&quot;,&quot;author&quot;:[{&quot;family&quot;:&quot;Legendre&quot;,&quot;given&quot;:&quot;Pierre&quot;},{&quot;family&quot;:&quot;Galzin&quot;,&quot;given&quot;:&quot;René&quot;},{&quot;family&quot;:&quot;Harmelin-Vivien&quot;,&quot;given&quot;:&quot;Mireille L.&quot;}],&quot;issued&quot;:{&quot;date-parts&quot;:[[&quot;1997&quot;]]}},&quot;suppress-author&quot;:true}],&quot;schema&quot;:&quot;https://github.com/citation-style-language/schema/raw/master/csl-citation.json&quot;} RND8kmiZwJoaU"/><text:span text:style-name="T316">(1997)</text:span><text:reference-mark-end text:name="ZOTERO_ITEM CSL_CITATION {&quot;citationID&quot;:&quot;ZClIK28c&quot;,&quot;properties&quot;:{&quot;formattedCitation&quot;:&quot;(1997)&quot;,&quot;plainCitation&quot;:&quot;(1997)&quot;},&quot;citationItems&quot;:[{&quot;id&quot;:3023,&quot;uris&quot;:[&quot;http://zotero.org/users/976121/items/KHIUZGS4&quot;],&quot;uri&quot;:[&quot;http://zotero.org/users/976121/items/KHIUZGS4&quot;],&quot;itemData&quot;:{&quot;id&quot;:3023,&quot;type&quot;:&quot;article-journal&quot;,&quot;title&quot;:&quot;Relating behavior to habitat: solutions to the fourth-corner problem&quot;,&quot;container-title&quot;:&quot;Ecology&quot;,&quot;page&quot;:&quot;547-562&quot;,&quot;volume&quot;:&quot;78&quot;,&quot;issue&quot;:&quot;2&quot;,&quot;source&quot;:&quot;JSTOR&quot;,&quot;abstract&quot;:&quot;This paper addresses the following question: how does one relate the biological and behavioral characteristics of animals to habitat characteristics of the locations at which they are found? Ecologists often assemble data on species composition at different localities, habitat descriptions of these localities, and biological or behavioral traits of the species. These data tables are usually analyzed two by two: species composition against habitat characteristics, or against behavioral data, using such methods as canonical analysis. We propose a solution to the problem of estimating the parameters describing the relationship between habitat characteristics and biology or behavior, and of testing the statistical significance of these parameters; this problem is referred to as the fourth-corner problem, from its matrix formulation. In other words, the fourth-corner method offers a way of analyzing the relationships between the supplementary variables associated with the rows and columns of a binary (presence or absence) data table. The test case that motivated this study concerns a coral reef fish assemblage (280 species). Biological and behavioral characteristics of the species were used as supplementary variables for the rows, and characteristics of the environment for the columns. Parameters of the association between habitat characteristics (distance from beach, water depth, and substrate variables) and biological and behavioral traits of the species (feeding habits, ecological niche categories, size classes, egg types, activity rhythms) were estimated and tested for significance using permutations. Permutations can be performed in different ways, corresponding to different ecological hypotheses. Results were compared to predictions made independently by reef fish ecologists, in order to assess the method as well as the pertinence of the variables subjected to the analysis. The new method is shown to be applicable to a wide class of ecological problems.&quot;,&quot;DOI&quot;:&quot;10.2307/2266029&quot;,&quot;ISSN&quot;:&quot;0012-9658&quot;,&quot;shortTitle&quot;:&quot;Relating Behavior to Habitat&quot;,&quot;journalAbbreviation&quot;:&quot;Ecology&quot;,&quot;author&quot;:[{&quot;family&quot;:&quot;Legendre&quot;,&quot;given&quot;:&quot;Pierre&quot;},{&quot;family&quot;:&quot;Galzin&quot;,&quot;given&quot;:&quot;René&quot;},{&quot;family&quot;:&quot;Harmelin-Vivien&quot;,&quot;given&quot;:&quot;Mireille L.&quot;}],&quot;issued&quot;:{&quot;date-parts&quot;:[[&quot;1997&quot;]]}},&quot;suppress-author&quot;:true}],&quot;schema&quot;:&quot;https://github.com/citation-style-language/schema/raw/master/csl-citation.json&quot;} RND8kmiZwJoaU"/><text:span text:style-name="T85">)</text:span><text:span text:style-name="T317">, </text:span><text:span text:style-name="T85">заради това, че </text:span><text:span text:style-name="T86">се </text:span><text:span text:style-name="T85">изхожда от три различни матрици, а се интересуваме от четвъртата – тази, която свързва параметрите на средата с функционалните черти на видовете.</text:span></text:p>
      <text:p text:style-name="P60"><text:span text:style-name="T85">Т</text:span><text:span text:style-name="T87">ози проблем може да бъде решен чрез регресия, където целта е да се предвиди числеността на видовете с помощта на два типа предиктори – околна среда и функционални черти. </text:span><text:span text:style-name="T88">Особено важно в случая е взаимодействието на параметрите на средата и чертите, тъй като то показва как се променя реакцията на видовете към средата, когато се променят функционалните им черти </text:span><text:reference-mark-start text:name="ZOTERO_ITEM CSL_CITATION {&quot;citationID&quot;:&quot;nEri9p4X&quot;,&quot;properties&quot;:{&quot;unsorted&quot;:true,&quot;formattedCitation&quot;:&quot;(Brown et al., 2014; Warton et al., 2015)&quot;,&quot;plainCitation&quot;:&quot;(Brown et al., 2014; Warton et al., 2015)&quot;},&quot;citationItems&quot;:[{&quot;id&quot;:3025,&quot;uris&quot;:[&quot;http://zotero.org/users/976121/items/XQ8ANRJN&quot;],&quot;uri&quot;:[&quot;http://zotero.org/users/976121/items/XQ8ANRJN&quot;],&quot;itemData&quot;:{&quot;id&quot;:3025,&quot;type&quot;:&quot;article-journal&quot;,&quot;title&quot;:&quot;The fourth-corner solution - using predictive models to understand how species traits interact with the environment&quot;,&quot;container-title&quot;:&quot;Methods in Ecology and Evolution&quot;,&quot;page&quot;:&quot;344-352&quot;,&quot;volume&quot;:&quot;5&quot;,&quot;issue&quot;:&quot;4&quot;,&quot;source&quot;:&quot;CrossRef&quot;,&quot;DOI&quot;:&quot;10.1111/2041-210X.12163&quot;,&quot;ISSN&quot;:&quot;2041210X&quot;,&quot;language&quot;:&quot;en&quot;,&quot;author&quot;:[{&quot;family&quot;:&quot;Brown&quot;,&quot;given&quot;:&quot;Alexandra M.&quot;},{&quot;family&quot;:&quot;Warton&quot;,&quot;given&quot;:&quot;David I.&quot;},{&quot;family&quot;:&quot;Andrew&quot;,&quot;given&quot;:&quot;Nigel R.&quot;},{&quot;family&quot;:&quot;Binns&quot;,&quot;given&quot;:&quot;Matthew&quot;},{&quot;family&quot;:&quot;Cassis&quot;,&quot;given&quot;:&quot;Gerasimos&quot;},{&quot;family&quot;:&quot;Gibb&quot;,&quot;given&quot;:&quot;Heloise&quot;}],&quot;editor&quot;:[{&quot;family&quot;:&quot;Yoccoz&quot;,&quot;given&quot;:&quot;Nigel&quot;}],&quot;issued&quot;:{&quot;date-parts&quot;:[[&quot;2014&quot;]]}}},{&quot;id&quot;:2942,&quot;uris&quot;:[&quot;http://zotero.org/users/976121/items/A4S6GHIR&quot;],&quot;uri&quot;:[&quot;http://zotero.org/users/976121/items/A4S6GHIR&quot;],&quot;itemData&quot;:{&quot;id&quot;:2942,&quot;type&quot;:&quot;article-journal&quot;,&quot;title&quot;:&quot;So many variables: joint modeling in community ecology&quot;,&quot;container-title&quot;:&quot;Trends in Ecology &amp; Evolution&quot;,&quot;page&quot;:&quot;766-779&quot;,&quot;volume&quot;:&quot;30&quot;,&quot;issue&quot;:&quot;12&quot;,&quot;source&quot;:&quot;www.cell.com&quot;,&quot;DOI&quot;:&quot;10.1016/j.tree.2015.09.007&quot;,&quot;ISSN&quot;:&quot;0169-5347&quot;,&quot;shortTitle&quot;:&quot;So Many Variables&quot;,&quot;journalAbbreviation&quot;:&quot;Trends in Ecology &amp; Evolution&quot;,&quot;language&quot;:&quot;English&quot;,&quot;author&quot;:[{&quot;family&quot;:&quot;Warton&quot;,&quot;given&quot;:&quot;David I.&quot;},{&quot;family&quot;:&quot;Blanchet&quot;,&quot;given&quot;:&quot;F. Guillaume&quot;},{&quot;family&quot;:&quot;O’Hara&quot;,&quot;given&quot;:&quot;Robert B.&quot;},{&quot;family&quot;:&quot;Ovaskainen&quot;,&quot;given&quot;:&quot;Otso&quot;},{&quot;family&quot;:&quot;Taskinen&quot;,&quot;given&quot;:&quot;Sara&quot;},{&quot;family&quot;:&quot;Walker&quot;,&quot;given&quot;:&quot;Steven C.&quot;},{&quot;family&quot;:&quot;Hui&quot;,&quot;given&quot;:&quot;Francis K. C.&quot;}],&quot;issued&quot;:{&quot;date-parts&quot;:[[&quot;2015&quot;]]}}}],&quot;schema&quot;:&quot;https://github.com/citation-style-language/schema/raw/master/csl-citation.json&quot;} RNDYTy9RmBoCo"/><text:span text:style-name="T88">(Brown et al., 2014; Warton et al., 2015)</text:span><text:reference-mark-end text:name="ZOTERO_ITEM CSL_CITATION {&quot;citationID&quot;:&quot;nEri9p4X&quot;,&quot;properties&quot;:{&quot;unsorted&quot;:true,&quot;formattedCitation&quot;:&quot;(Brown et al., 2014; Warton et al., 2015)&quot;,&quot;plainCitation&quot;:&quot;(Brown et al., 2014; Warton et al., 2015)&quot;},&quot;citationItems&quot;:[{&quot;id&quot;:3025,&quot;uris&quot;:[&quot;http://zotero.org/users/976121/items/XQ8ANRJN&quot;],&quot;uri&quot;:[&quot;http://zotero.org/users/976121/items/XQ8ANRJN&quot;],&quot;itemData&quot;:{&quot;id&quot;:3025,&quot;type&quot;:&quot;article-journal&quot;,&quot;title&quot;:&quot;The fourth-corner solution - using predictive models to understand how species traits interact with the environment&quot;,&quot;container-title&quot;:&quot;Methods in Ecology and Evolution&quot;,&quot;page&quot;:&quot;344-352&quot;,&quot;volume&quot;:&quot;5&quot;,&quot;issue&quot;:&quot;4&quot;,&quot;source&quot;:&quot;CrossRef&quot;,&quot;DOI&quot;:&quot;10.1111/2041-210X.12163&quot;,&quot;ISSN&quot;:&quot;2041210X&quot;,&quot;language&quot;:&quot;en&quot;,&quot;author&quot;:[{&quot;family&quot;:&quot;Brown&quot;,&quot;given&quot;:&quot;Alexandra M.&quot;},{&quot;family&quot;:&quot;Warton&quot;,&quot;given&quot;:&quot;David I.&quot;},{&quot;family&quot;:&quot;Andrew&quot;,&quot;given&quot;:&quot;Nigel R.&quot;},{&quot;family&quot;:&quot;Binns&quot;,&quot;given&quot;:&quot;Matthew&quot;},{&quot;family&quot;:&quot;Cassis&quot;,&quot;given&quot;:&quot;Gerasimos&quot;},{&quot;family&quot;:&quot;Gibb&quot;,&quot;given&quot;:&quot;Heloise&quot;}],&quot;editor&quot;:[{&quot;family&quot;:&quot;Yoccoz&quot;,&quot;given&quot;:&quot;Nigel&quot;}],&quot;issued&quot;:{&quot;date-parts&quot;:[[&quot;2014&quot;]]}}},{&quot;id&quot;:2942,&quot;uris&quot;:[&quot;http://zotero.org/users/976121/items/A4S6GHIR&quot;],&quot;uri&quot;:[&quot;http://zotero.org/users/976121/items/A4S6GHIR&quot;],&quot;itemData&quot;:{&quot;id&quot;:2942,&quot;type&quot;:&quot;article-journal&quot;,&quot;title&quot;:&quot;So many variables: joint modeling in community ecology&quot;,&quot;container-title&quot;:&quot;Trends in Ecology &amp; Evolution&quot;,&quot;page&quot;:&quot;766-779&quot;,&quot;volume&quot;:&quot;30&quot;,&quot;issue&quot;:&quot;12&quot;,&quot;source&quot;:&quot;www.cell.com&quot;,&quot;DOI&quot;:&quot;10.1016/j.tree.2015.09.007&quot;,&quot;ISSN&quot;:&quot;0169-5347&quot;,&quot;shortTitle&quot;:&quot;So Many Variables&quot;,&quot;journalAbbreviation&quot;:&quot;Trends in Ecology &amp; Evolution&quot;,&quot;language&quot;:&quot;English&quot;,&quot;author&quot;:[{&quot;family&quot;:&quot;Warton&quot;,&quot;given&quot;:&quot;David I.&quot;},{&quot;family&quot;:&quot;Blanchet&quot;,&quot;given&quot;:&quot;F. Guillaume&quot;},{&quot;family&quot;:&quot;O’Hara&quot;,&quot;given&quot;:&quot;Robert B.&quot;},{&quot;family&quot;:&quot;Ovaskainen&quot;,&quot;given&quot;:&quot;Otso&quot;},{&quot;family&quot;:&quot;Taskinen&quot;,&quot;given&quot;:&quot;Sara&quot;},{&quot;family&quot;:&quot;Walker&quot;,&quot;given&quot;:&quot;Steven C.&quot;},{&quot;family&quot;:&quot;Hui&quot;,&quot;given&quot;:&quot;Francis K. C.&quot;}],&quot;issued&quot;:{&quot;date-parts&quot;:[[&quot;2015&quot;]]}}}],&quot;schema&quot;:&quot;https://github.com/citation-style-language/schema/raw/master/csl-citation.json&quot;} RNDYTy9RmBoCo"/><text:span text:style-name="T88">.</text:span></text:p>
      <text:p text:style-name="P60"><text:soft-page-break/><text:span text:style-name="T399">Тъй като в Черно море експерименталните изследвания на процесите (функциите) на макрозообентосните организми са малко, за построяването на матрицата от функционални черти бяха използвани съществуващи бази данни </text:span><text:reference-mark-start text:name="ZOTERO_ITEM CSL_CITATION {&quot;citationID&quot;:&quot;arvh3hetd&quot;,&quot;properties&quot;:{&quot;formattedCitation&quot;:&quot;(Faulwetter et al., 2014; MarLIN, 2006)&quot;,&quot;plainCitation&quot;:&quot;(Faulwetter et al., 2014; MarLIN, 2006)&quot;},&quot;citationItems&quot;:[{&quot;id&quot;:2824,&quot;uris&quot;:[&quot;http://zotero.org/users/976121/items/KCNQVDSH&quot;],&quot;uri&quot;:[&quot;http://zotero.org/users/976121/items/KCNQVDSH&quot;],&quot;itemData&quot;:{&quot;id&quot;:2824,&quot;type&quot;:&quot;article-journal&quot;,&quot;title&quot;:&quot;Polytraits: A database on biological traits of marine polychaetes&quot;,&quot;container-title&quot;:&quot;Biodiversity Data Journal&quot;,&quot;page&quot;:&quot;e1024&quot;,&quot;volume&quot;:&quot;2&quot;,&quot;source&quot;:&quot;CrossRef&quot;,&quot;DOI&quot;:&quot;10.3897/BDJ.2.e1024&quot;,&quot;ISSN&quot;:&quot;1314-2828, 1314-2836&quot;,&quot;shortTitle&quot;:&quot;Polytraits&quot;,&quot;author&quot;:[{&quot;family&quot;:&quot;Faulwetter&quot;,&quot;given&quot;:&quot;Sarah&quot;},{&quot;family&quot;:&quot;Markantonatou&quot;,&quot;given&quot;:&quot;Vasiliki&quot;},{&quot;family&quot;:&quot;Pavloudi&quot;,&quot;given&quot;:&quot;Christina&quot;},{&quot;family&quot;:&quot;Papageorgiou&quot;,&quot;given&quot;:&quot;Nafsika&quot;},{&quot;family&quot;:&quot;Keklikoglou&quot;,&quot;given&quot;:&quot;Kleoniki&quot;},{&quot;family&quot;:&quot;Chatzinikolaou&quot;,&quot;given&quot;:&quot;Eva&quot;},{&quot;family&quot;:&quot;Pafilis&quot;,&quot;given&quot;:&quot;Evangelos&quot;},{&quot;family&quot;:&quot;Chatzigeorgiou&quot;,&quot;given&quot;:&quot;Georgios&quot;},{&quot;family&quot;:&quot;Vasileiadou&quot;,&quot;given&quot;:&quot;Katerina&quot;},{&quot;family&quot;:&quot;Dailianis&quot;,&quot;given&quot;:&quot;Thanos&quot;},{&quot;family&quot;:&quot;Fanini&quot;,&quot;given&quot;:&quot;Lucia&quot;},{&quot;family&quot;:&quot;Koulouri&quot;,&quot;given&quot;:&quot;Panayota&quot;},{&quot;family&quot;:&quot;Arvanitidis&quot;,&quot;given&quot;:&quot;Christos&quot;}],&quot;issued&quot;:{&quot;date-parts&quot;:[[&quot;2014&quot;]]}}},{&quot;id&quot;:973,&quot;uris&quot;:[&quot;http://zotero.org/users/976121/items/JRQXPZQK&quot;],&quot;uri&quot;:[&quot;http://zotero.org/users/976121/items/JRQXPZQK&quot;],&quot;itemData&quot;:{&quot;id&quot;:973,&quot;type&quot;:&quot;report&quot;,&quot;title&quot;:&quot;BIOTIC - Biological Traits Information Catalogue&quot;,&quot;publisher&quot;:&quot;Marine Biological Association of the United Kingdom&quot;,&quot;publisher-place&quot;:&quot;Plymouth&quot;,&quot;event-place&quot;:&quot;Plymouth&quot;,&quot;URL&quot;:&quot;www.marlin.ac.uk/biotic&quot;,&quot;author&quot;:[{&quot;family&quot;:&quot;MarLIN&quot;,&quot;given&quot;:&quot;&quot;}],&quot;issued&quot;:{&quot;date-parts&quot;:[[&quot;2006&quot;]]}}}],&quot;schema&quot;:&quot;https://github.com/citation-style-language/schema/raw/master/csl-citation.json&quot;} RNDA74gdg9pBS"/><text:span text:style-name="T399">(Faulwetter et al., 2014; MarLIN, 2006)</text:span><text:reference-mark-end text:name="ZOTERO_ITEM CSL_CITATION {&quot;citationID&quot;:&quot;arvh3hetd&quot;,&quot;properties&quot;:{&quot;formattedCitation&quot;:&quot;(Faulwetter et al., 2014; MarLIN, 2006)&quot;,&quot;plainCitation&quot;:&quot;(Faulwetter et al., 2014; MarLIN, 2006)&quot;},&quot;citationItems&quot;:[{&quot;id&quot;:2824,&quot;uris&quot;:[&quot;http://zotero.org/users/976121/items/KCNQVDSH&quot;],&quot;uri&quot;:[&quot;http://zotero.org/users/976121/items/KCNQVDSH&quot;],&quot;itemData&quot;:{&quot;id&quot;:2824,&quot;type&quot;:&quot;article-journal&quot;,&quot;title&quot;:&quot;Polytraits: A database on biological traits of marine polychaetes&quot;,&quot;container-title&quot;:&quot;Biodiversity Data Journal&quot;,&quot;page&quot;:&quot;e1024&quot;,&quot;volume&quot;:&quot;2&quot;,&quot;source&quot;:&quot;CrossRef&quot;,&quot;DOI&quot;:&quot;10.3897/BDJ.2.e1024&quot;,&quot;ISSN&quot;:&quot;1314-2828, 1314-2836&quot;,&quot;shortTitle&quot;:&quot;Polytraits&quot;,&quot;author&quot;:[{&quot;family&quot;:&quot;Faulwetter&quot;,&quot;given&quot;:&quot;Sarah&quot;},{&quot;family&quot;:&quot;Markantonatou&quot;,&quot;given&quot;:&quot;Vasiliki&quot;},{&quot;family&quot;:&quot;Pavloudi&quot;,&quot;given&quot;:&quot;Christina&quot;},{&quot;family&quot;:&quot;Papageorgiou&quot;,&quot;given&quot;:&quot;Nafsika&quot;},{&quot;family&quot;:&quot;Keklikoglou&quot;,&quot;given&quot;:&quot;Kleoniki&quot;},{&quot;family&quot;:&quot;Chatzinikolaou&quot;,&quot;given&quot;:&quot;Eva&quot;},{&quot;family&quot;:&quot;Pafilis&quot;,&quot;given&quot;:&quot;Evangelos&quot;},{&quot;family&quot;:&quot;Chatzigeorgiou&quot;,&quot;given&quot;:&quot;Georgios&quot;},{&quot;family&quot;:&quot;Vasileiadou&quot;,&quot;given&quot;:&quot;Katerina&quot;},{&quot;family&quot;:&quot;Dailianis&quot;,&quot;given&quot;:&quot;Thanos&quot;},{&quot;family&quot;:&quot;Fanini&quot;,&quot;given&quot;:&quot;Lucia&quot;},{&quot;family&quot;:&quot;Koulouri&quot;,&quot;given&quot;:&quot;Panayota&quot;},{&quot;family&quot;:&quot;Arvanitidis&quot;,&quot;given&quot;:&quot;Christos&quot;}],&quot;issued&quot;:{&quot;date-parts&quot;:[[&quot;2014&quot;]]}}},{&quot;id&quot;:973,&quot;uris&quot;:[&quot;http://zotero.org/users/976121/items/JRQXPZQK&quot;],&quot;uri&quot;:[&quot;http://zotero.org/users/976121/items/JRQXPZQK&quot;],&quot;itemData&quot;:{&quot;id&quot;:973,&quot;type&quot;:&quot;report&quot;,&quot;title&quot;:&quot;BIOTIC - Biological Traits Information Catalogue&quot;,&quot;publisher&quot;:&quot;Marine Biological Association of the United Kingdom&quot;,&quot;publisher-place&quot;:&quot;Plymouth&quot;,&quot;event-place&quot;:&quot;Plymouth&quot;,&quot;URL&quot;:&quot;www.marlin.ac.uk/biotic&quot;,&quot;author&quot;:[{&quot;family&quot;:&quot;MarLIN&quot;,&quot;given&quot;:&quot;&quot;}],&quot;issued&quot;:{&quot;date-parts&quot;:[[&quot;2006&quot;]]}}}],&quot;schema&quot;:&quot;https://github.com/citation-style-language/schema/raw/master/csl-citation.json&quot;} RNDA74gdg9pBS"/><text:span text:style-name="T399">, допълнени с други литературни източници (</text:span><text:span text:style-name="T358">РЕФ</text:span><text:span text:style-name="T400">).</text:span></text:p>
      <text:p text:style-name="P60"/>
      <text:p text:style-name="P52"><office:annotation office:name="__Fieldmark__6013_826624822"><dc:creator>K </dc:creator><dc:date>2016-08-10T17:08:56</dc:date><text:p>къде? може би най-отпред на статистиките, за да са заедно анализите на зообентоса.. </text:p><text:p>+ envfit, ordisurf трябва да са след това! </text:p></office:annotation><text:span text:style-name="T258">Статистически а</text:span><text:span text:style-name="T257">нализи на параметрите на околната среда</text:span><office:annotation-end office:name="__Fieldmark__6013_826624822"/></text:p>
      <text:p text:style-name="P52">В рамките на тази дисертация бяха събирани също данни за параметрите на околната среда на станциите на пробовзимане.</text:p>
      <text:p text:style-name="P52"><text:span text:style-name="T401">На всяка станция бяха измервани параметри на </text:span>водния стълб: <text:span text:style-name="T402">концентрации на биогенни елементи: нитрати (NO</text:span><text:span text:style-name="T328">3</text:span><text:span text:style-name="T29">-</text:span><text:span text:style-name="T402">), нитрити (NO</text:span><text:span text:style-name="T329">2</text:span><text:span text:style-name="T29">-</text:span><text:span text:style-name="T402">), амоний (NH</text:span><text:span text:style-name="T329">4</text:span><text:span text:style-name="T30">+</text:span><text:span text:style-name="T402">), общ азот, неорганичен азот, фосфати (PO</text:span><text:span text:style-name="T328">4</text:span><text:span text:style-name="T29">-3</text:span><text:span text:style-name="T402">), хлорофил-</text:span><text:span text:style-name="T385">а</text:span><text:span text:style-name="T402">, суспендирана материя (сестон), прозрачност на водата (дълбочина по диск на Секи), разтворен кислород, температура, соленост. Тъй като не беше предвиден и провеждан систематичен мониторинг на тези параметри, а те <text:s/>проявяват силна сезонна вариация, измерените по време на настоящите изследвания стойности представляват по-скоро моментна „снимка“ на състоянието на средата и не са непременно показателни за реалните условия на станциите. Затова при анализите тези данни бяха допълнени с дългосрочни данни от месечния мониторинг, извършван на същите станции през периода 2009-2011 г. (</text:span><text:span text:style-name="T359">реф – дисертация Митко</text:span><text:span text:style-name="T402">). Дългосрочни данни на повечето станции има за следните параметри: биогенни елементи, хлорофил-</text:span><text:span text:style-name="T385">а</text:span><text:span text:style-name="T402">, сестон и прозрачност на водата. Някои от станциите обаче са нови, посещавани само в рамките на настоящето изследване, и за тях наличните данни са по-малко.</text:span></text:p>
      <text:p text:style-name="P53">Седиментните параметри - гранулометричен състав на пясъка, среден размер на пясъчните частици, съдържание на органична материя, съдържание на тежки метали, както и разтворения във водния стълб кислород, бяха измервани само в рамките на изследванията по тази дисертация.</text:p>
      <text:p text:style-name="P60"><text:span text:style-name="T403">В някои от случаите, особено за седиментните параметри, има значително количество липсващи стойности, възникнали по различни причини. При статистическите анализи наблюденията, съдържащи такива стойности, следва или да се изключат, или да се изчислят вероятни техни стойности, използвайки различни статистически процедури (</text:span><office:annotation office:name="__Fieldmark__4387_826624822"><dc:creator>K </dc:creator><dc:date>2016-08-10T13:31:15</dc:date><text:p>може би да се мине без това – излишно сложно в този случай? и освен това после и без това ги усреднявам, което противоречи на принципа... </text:p></office:annotation><text:span text:style-name="T403">imputation</text:span><office:annotation-end office:name="__Fieldmark__4387_826624822"/><text:span text:style-name="T403">). Тъй като </text:span><office:annotation office:name="__Fieldmark__3642_826624822"><dc:creator>K </dc:creator><dc:date>2016-08-10T12:49:16</dc:date><text:p>фигура...</text:p></office:annotation><text:span text:style-name="T403">липсващите стойности</text:span><office:annotation-end office:name="__Fieldmark__3642_826624822"/><text:span text:style-name="T403"> в този случай са най-много при параметри като съдържанието на органична материя в седиментите, които са от голямо значение и често са определящи за разпределението, състава и структурата на зообентоса, беше решено, че изключването на тези наблюдения ще доведе до значително изкривяване на резултатите. </text:span><text:span text:style-name="T404">Затова за запълването на липсващите стойности беше приложен алгоритъм MICE (Multiple Imputation by Chained Equations) за предвиждане </text:span><text:reference-mark-start text:name="ZOTERO_ITEM CSL_CITATION {&quot;citationID&quot;:&quot;1t8smim1kn&quot;,&quot;properties&quot;:{&quot;formattedCitation&quot;:&quot;(van Buuren and Groothuis-Oudshoorn, 2011)&quot;,&quot;plainCitation&quot;:&quot;(van Buuren and Groothuis-Oudshoorn, 2011)&quot;},&quot;citationItems&quot;:[{&quot;id&quot;:2905,&quot;uris&quot;:[&quot;http://zotero.org/users/976121/items/8GI3HGQF&quot;],&quot;uri&quot;:[&quot;http://zotero.org/users/976121/items/8GI3HGQF&quot;],&quot;itemData&quot;:{&quot;id&quot;:2905,&quot;type&quot;:&quot;article-journal&quot;,&quot;title&quot;:&quot;mice: Multivariate imputation by chained equations in R&quot;,&quot;container-title&quot;:&quot;Journal of Statistical Software&quot;,&quot;page&quot;:&quot;1-67&quot;,&quot;volume&quot;:&quot;45&quot;,&quot;issue&quot;:&quot;3&quot;,&quot;abstract&quot;:&quot;The R package mice imputes incomplete multivariate data by  chained equations.  The software mice 1.0  appeared  in  the  year  2000  as  an S-PLUS library,  and  in  2001  as  an R package. mice 1.0  introduced  predictor  selection,  passive  imputation  and  automatic\npooling.   This  article  documents\nmice 2.9,  which  extends  the  functionality  of mice 1.0 in several ways.  In mice 2.9,  the analysis of imputed data is made completely general, whereas the range of models under which pooling works is substantially extended. mice 2.9 adds new functionality for imputing multilevel data, automatic predictor selection, data handling,  post-processing  imputed  values,  specialized  pooling  routines, model  selection tools, and diagnostic graphs. Imputation of categorical data is improved in order to bypass\nproblems caused by perfect prediction.  Special attention is paid to transformations, sum scores,  indices  and  interactions  using  passive  imputation,  and  to  the proper  setup  of the  predictor  matrix. mice 2.9  can  be  downloaded  from  the  Comprehensive R Archive Network.  This article provides a hands-on, stepwise approach to solve applied incomplete data problems.&quot;,&quot;author&quot;:[{&quot;family&quot;:&quot;Buuren&quot;,&quot;given&quot;:&quot;S.&quot;,&quot;non-dropping-particle&quot;:&quot;van&quot;},{&quot;family&quot;:&quot;Groothuis-Oudshoorn&quot;,&quot;given&quot;:&quot;K.&quot;}],&quot;issued&quot;:{&quot;date-parts&quot;:[[&quot;2011&quot;]]}}}],&quot;schema&quot;:&quot;https://github.com/citation-style-language/schema/raw/master/csl-citation.json&quot;} RNDQNPJ4HLpJG"/><text:span text:style-name="T404">(van Buuren and Groothuis-Oudshoorn, 2011)</text:span><text:reference-mark-end text:name="ZOTERO_ITEM CSL_CITATION {&quot;citationID&quot;:&quot;1t8smim1kn&quot;,&quot;properties&quot;:{&quot;formattedCitation&quot;:&quot;(van Buuren and Groothuis-Oudshoorn, 2011)&quot;,&quot;plainCitation&quot;:&quot;(van Buuren and Groothuis-Oudshoorn, 2011)&quot;},&quot;citationItems&quot;:[{&quot;id&quot;:2905,&quot;uris&quot;:[&quot;http://zotero.org/users/976121/items/8GI3HGQF&quot;],&quot;uri&quot;:[&quot;http://zotero.org/users/976121/items/8GI3HGQF&quot;],&quot;itemData&quot;:{&quot;id&quot;:2905,&quot;type&quot;:&quot;article-journal&quot;,&quot;title&quot;:&quot;mice: Multivariate imputation by chained equations in R&quot;,&quot;container-title&quot;:&quot;Journal of Statistical Software&quot;,&quot;page&quot;:&quot;1-67&quot;,&quot;volume&quot;:&quot;45&quot;,&quot;issue&quot;:&quot;3&quot;,&quot;abstract&quot;:&quot;The R package mice imputes incomplete multivariate data by  chained equations.  The software mice 1.0  appeared  in  the  year  2000  as  an S-PLUS library,  and  in  2001  as  an R package. mice 1.0  introduced  predictor  selection,  passive  imputation  and  automatic\npooling.   This  article  documents\nmice 2.9,  which  extends  the  functionality  of mice 1.0 in several ways.  In mice 2.9,  the analysis of imputed data is made completely general, whereas the range of models under which pooling works is substantially extended. mice 2.9 adds new functionality for imputing multilevel data, automatic predictor selection, data handling,  post-processing  imputed  values,  specialized  pooling  routines, model  selection tools, and diagnostic graphs. Imputation of categorical data is improved in order to bypass\nproblems caused by perfect prediction.  Special attention is paid to transformations, sum scores,  indices  and  interactions  using  passive  imputation,  and  to  the proper  setup  of the  predictor  matrix. mice 2.9  can  be  downloaded  from  the  Comprehensive R Archive Network.  This article provides a hands-on, stepwise approach to solve applied incomplete data problems.&quot;,&quot;author&quot;:[{&quot;family&quot;:&quot;Buuren&quot;,&quot;given&quot;:&quot;S.&quot;,&quot;non-dropping-particle&quot;:&quot;van&quot;},{&quot;family&quot;:&quot;Groothuis-Oudshoorn&quot;,&quot;given&quot;:&quot;K.&quot;}],&quot;issued&quot;:{&quot;date-parts&quot;:[[&quot;2011&quot;]]}}}],&quot;schema&quot;:&quot;https://github.com/citation-style-language/schema/raw/master/csl-citation.json&quot;} RNDQNPJ4HLpJG"/><text:span text:style-name="T404">. Тази процедура запълва липсващите данни, като замества всяка празнина с възможна нейна стойност, изчислена на базата на теоретично разпределение. Всички останали променливи в набора данни участват в матрицата от предиктори за липсващите данни; по желание някои от тях може да се изключат. Процедурата се повтаря определен брой пъти, като всеки от новите запълнени набори данни се състои от обща част – наличните в началото данни, и от специфична част – предвидените от алгоритъма липсващи стойности. Така предвидените стойности за една променлива максимално съответстват на наблюдаваното разпределение на стойностите й, като също така се взима предвид и възможната корелация със стойностите на другите променливи в набора данни.</text:span></text:p>
      <text:p text:style-name="P4"><text:soft-page-break/>По принцип авторите препоръчват последващите анализи да се прилагат последователно върху всички нови запълнени набори данни, като крайния резултат се комбинира в една стойност. В конкретния случай това не беше възможно поради характера на анализите, за които бяха необходими данните за параметрите на средата. Затова процедурата беше повторена 100 пъти, а после данните бяха усреднени: дългосрочните данни за водния стълб - по станции, а останалите – по станции и години, за да се запази максимално наблюдаваната вариация. Тези данни бяха използвани в последващите анализи.</text:p>
      <text:p text:style-name="P60"><text:span text:style-name="T259">В</text:span><text:span text:style-name="T260">ърху параметрите на околната среда на станциите на изследване </text:span><text:span text:style-name="T259">б</text:span><text:span text:style-name="T260">еше приложен </text:span><text:span text:style-name="T259">анализ на главните компоненти (Principal Component Analysis, </text:span><text:span text:style-name="T260">PCA</text:span><text:span text:style-name="T259">)</text:span><text:span text:style-name="T260"> </text:span><text:span text:style-name="T130">с цел </text:span><text:span text:style-name="T131">определяне на </text:span><text:span text:style-name="T132">факторите, които </text:span><text:span text:style-name="T133">най-добре обясняват разликите между станциите, а съответно </text:span><text:span text:style-name="T132">вероятно оказват </text:span><text:span text:style-name="T134">най-голямо влияние върху макрозообентосните съобщества и </text:span><text:span text:style-name="T135">е най-рационално</text:span><text:span text:style-name="T134"> да бъдат използвани в последващите анализи</text:span><text:span text:style-name="T131">. </text:span><text:span text:style-name="T136">PCA декомпозира независимите променливи (параметрите на средата) на ортогонална основа (представена от главните компоненти); след това се избира</text:span><text:span text:style-name="T137">т</text:span><text:span text:style-name="T136"> част от тези компоненти, които </text:span><text:span text:style-name="T137">най-</text:span><text:span text:style-name="T136">д</text:span><text:span text:style-name="T137">обре</text:span><text:span text:style-name="T136"> </text:span><text:span text:style-name="T137">могат да</text:span><text:span text:style-name="T136"> обясн</text:span><text:span text:style-name="T137">ят</text:span><text:span text:style-name="T136"> </text:span><text:span text:style-name="T137">наблюдаваното разпределение</text:span><text:span text:style-name="T136"> на зависимата променлива (станциите). </text:span><text:span text:style-name="T138">Обикновено се избират компонентите с най-гол</text:span><text:span text:style-name="T139">е</text:span><text:span text:style-name="T138">м</text:span><text:span text:style-name="T139">ите единични стойности</text:span><text:span text:style-name="T138">, тъй като се приема, че </text:span><text:span text:style-name="T139">пространството, определено от тях, обяснява по-голямата част от наблюдаваната вариация и следователно </text:span><text:span text:style-name="T140">успява да представи повечето от характеристиките на набора данни</text:span><text:span text:style-name="T139">.</text:span></text:p>
      <text:p text:style-name="P60"><text:span text:style-name="T134">Параметрите на средата бяха </text:span><office:annotation office:name="__Fieldmark__6146_826624822"><dc:creator>K </dc:creator><dc:date>2016-08-10T17:11:51</dc:date><text:p>кое кое е? и така ли се казват? </text:p></office:annotation><text:span text:style-name="T134">нормализирани и стандартизирани</text:span><office:annotation-end office:name="__Fieldmark__6146_826624822"/><text:span text:style-name="T134"> преди факторния анализ чрез изваждане на средната стойност и разделяне на стандартното отклонение</text:span><text:span text:style-name="T141">, тъй като се измерват в различни мерни единици (</text:span><text:span text:style-name="T360">РЕФ?</text:span><text:span text:style-name="T141">)</text:span><text:span text:style-name="T134">.</text:span><text:span text:style-name="T260"> </text:span><text:span text:style-name="T261">Беше проверена корелацията между различните параметри и от анализа бяха изключени най-силно корелираните (</text:span><text:span text:style-name="T262">Pearson's </text:span><text:span text:style-name="T261">r &gt; 0.</text:span><text:span text:style-name="T263">75</text:span><text:span text:style-name="T261">), тъй като това изкривява крайния резултат, придавайки изкуствено по-голяма тежест на първите няколко главни компоненти, </text:span><text:span text:style-name="T264">а реално не допринася за целта на анализа — редуцирането на измеренията</text:span><text:span text:style-name="T261">.</text:span></text:p>
      <text:p text:style-name="P54"><text:span text:style-name="T261">Б</text:span><text:span text:style-name="T118">еше направен PCA на три </text:span><office:annotation office:name="__Fieldmark__5884_826624822"><dc:creator>K </dc:creator><dc:date>2016-08-10T17:05:49</dc:date><text:p>понеже едните са по-скоро причина (еутрофикация), другите — по-скоро следствие (натоварване с органика, затиняване итн), а тежките метали са друг тип натиск — токсично замърсяване.. ??</text:p></office:annotation><text:span text:style-name="T118">отделни</text:span><office:annotation-end office:name="__Fieldmark__5884_826624822"/><text:span text:style-name="T118"> набора параметри: на водния стълб, на седиментите и на тежките метали в седиментите.</text:span></text:p>
      <text:p text:style-name="P55"><text:span text:style-name="T118">Най-добре корелираните с осите на PC </text:span><text:span text:style-name="T265">п</text:span><text:span text:style-name="T118">араметри на средата бяха </text:span><text:span text:style-name="T265">използвани в последващите допълнителни анализи.</text:span></text:p>
      <text:p text:style-name="P55"/>
      <text:p text:style-name="P27"><text:span text:style-name="T405">Land Use Simplified Index (</text:span>LUSI<text:span text:style-name="T405">)</text:span></text:p>
      <text:p text:style-name="P60"><text:span text:style-name="T266">С цел </text:span><text:span text:style-name="T267">да се оцени</text:span><text:span text:style-name="T266"> </text:span><text:span text:style-name="T267">количествено </text:span><text:span text:style-name="T266">степента на антропогенен натиск върху крайбрежните морски екосистеми беше изчислен индексът LUSI (Land Use Simplified Index) </text:span><text:reference-mark-start text:name="ZOTERO_ITEM CSL_CITATION {&quot;citationID&quot;:&quot;13v7eg6iae&quot;,&quot;properties&quot;:{&quot;formattedCitation&quot;:&quot;(Flo et al., 2011)&quot;,&quot;plainCitation&quot;:&quot;(Flo et al., 2011)&quot;},&quot;citationItems&quot;:[{&quot;id&quot;:2855,&quot;uris&quot;:[&quot;http://zotero.org/users/976121/items/UQ46WUD6&quot;],&quot;uri&quot;:[&quot;http://zotero.org/users/976121/items/UQ46WUD6&quot;],&quot;itemData&quot;:{&quot;id&quot;:2855,&quot;type&quot;:&quot;chapter&quot;,&quot;title&quot;:&quot;Assessment pressure methodology: land uses simplified indeks (LUSI)&quot;,&quot;container-title&quot;:&quot;BQE Phytoplankton, Work document MEDGIG meeting, Rome&quot;,&quot;publisher-place&quot;:&quot;Catalonia, Spain&quot;,&quot;event-place&quot;:&quot;Catalonia, Spain&quot;,&quot;author&quot;:[{&quot;family&quot;:&quot;Flo&quot;,&quot;given&quot;:&quot;E.&quot;},{&quot;family&quot;:&quot;Camp&quot;,&quot;given&quot;:&quot;Jordi&quot;},{&quot;family&quot;:&quot;Garces&quot;,&quot;given&quot;:&quot;E.&quot;}],&quot;issued&quot;:{&quot;date-parts&quot;:[[&quot;2011&quot;]]}}}],&quot;schema&quot;:&quot;https://github.com/citation-style-language/schema/raw/master/csl-citation.json&quot;} RNDJXNfbpWuSx"/><text:span text:style-name="T266">(Flo et al., 2011)</text:span><text:reference-mark-end text:name="ZOTERO_ITEM CSL_CITATION {&quot;citationID&quot;:&quot;13v7eg6iae&quot;,&quot;properties&quot;:{&quot;formattedCitation&quot;:&quot;(Flo et al., 2011)&quot;,&quot;plainCitation&quot;:&quot;(Flo et al., 2011)&quot;},&quot;citationItems&quot;:[{&quot;id&quot;:2855,&quot;uris&quot;:[&quot;http://zotero.org/users/976121/items/UQ46WUD6&quot;],&quot;uri&quot;:[&quot;http://zotero.org/users/976121/items/UQ46WUD6&quot;],&quot;itemData&quot;:{&quot;id&quot;:2855,&quot;type&quot;:&quot;chapter&quot;,&quot;title&quot;:&quot;Assessment pressure methodology: land uses simplified indeks (LUSI)&quot;,&quot;container-title&quot;:&quot;BQE Phytoplankton, Work document MEDGIG meeting, Rome&quot;,&quot;publisher-place&quot;:&quot;Catalonia, Spain&quot;,&quot;event-place&quot;:&quot;Catalonia, Spain&quot;,&quot;author&quot;:[{&quot;family&quot;:&quot;Flo&quot;,&quot;given&quot;:&quot;E.&quot;},{&quot;family&quot;:&quot;Camp&quot;,&quot;given&quot;:&quot;Jordi&quot;},{&quot;family&quot;:&quot;Garces&quot;,&quot;given&quot;:&quot;E.&quot;}],&quot;issued&quot;:{&quot;date-parts&quot;:[[&quot;2011&quot;]]}}}],&quot;schema&quot;:&quot;https://github.com/citation-style-language/schema/raw/master/csl-citation.json&quot;} RNDJXNfbpWuSx"/><text:span text:style-name="T266">. Тъй като крайбрежните зони се характеризират с голяма гъстота на населението и концентрация на антропогенни дейности, коиго са основните двигатели (drivers) на натиска върху крайбрежните морски екосистеими, такава оценка е особено необходима.</text:span></text:p>
      <text:p text:style-name="P28">Индексът LUSI <text:span text:style-name="T406">комбинира в една проста числова оценка натиските от различни типове въздейтвия върху едно водно тяло в крайбрежната зона.</text:span></text:p>
      <text:p text:style-name="P28"><text:span text:style-name="T406">LUSI може да </text:span>се базира <text:span text:style-name="T407">както </text:span>на <text:span text:style-name="T408">официални</text:span> количествени статистически данни за населението и икономиката, <text:span text:style-name="T407">така </text:span>и на сателитни снимки, <text:span text:style-name="T407">на</text:span> които може да се различи типа земеползване в даден район <text:span text:style-name="T409">и да се изчисли заеманата от него площ</text:span>. <text:span text:style-name="T410">За крайбрежната зона на Бургаския залив площите на различните земеползвания бяха определени, използвайки базата данни</text:span><office:annotation office:name="__Fieldmark__7692_1101223808"><dc:creator>K </dc:creator><dc:date>2016-08-14T15:22:17</dc:date><text:p>цитат??</text:p></office:annotation><text:span text:style-name="T410"> CORINE Land Cover (CLC) (2012)</text:span><office:annotation-end office:name="__Fieldmark__7692_1101223808"/><text:span text:style-name="T410">.</text:span></text:p>
      <text:p text:style-name="P29"><text:soft-page-break/>Индексът се базира на идеята, че различните видове земеползване влияят в различна степен на качеството на речните води, които от своя страна оказват влияние върху крайбрежните морски води: за най-силно замърсени се считат водите от градските райони; след това — индустриалните и жилищните; след тях - земеделските. Степента на въздействието се определя и от допълнителни фактори като вливането на големи реки в изследвания район и морфологията на бреговата линия, от която зависи времето на престой, а съответно и на въздействие, на водите.</text:p>
      <text:p text:style-name="P28"><text:span text:style-name="T411">LUSI взима предвид всички тези принципи и отразява натиските, които оказват въздействие върху едно водно тяло. Индексът взима предвид % площ, заемана от три типа земеползване (градове, напоително земеделие и индустрия), в зоната, намираща се между бреговата линия и </text:span><office:annotation office:name="__Fieldmark__5117_1101223808"><dc:creator>K </dc:creator><dc:date>2016-08-14T14:02:59</dc:date><text:p>3?</text:p></office:annotation><text:span text:style-name="T411">1.5 km</text:span><office:annotation-end office:name="__Fieldmark__5117_1101223808"/><text:span text:style-name="T411"> към вътрешността на сушата. Всеки от тези натиски получава оценка от 0 до 3 в зависимост от заеманата от него площ в тази зона (</text:span><text:span text:style-name="T411"><text:sequence-ref text:reference-format="category-and-value" text:ref-name="refТаблица0">Таблица 1</text:sequence-ref></text:span><text:span text:style-name="T411">).</text:span></text:p>
      <text:p text:style-name="P66">Таблица <text:sequence text:ref-name="refТаблица0" text:name="Таблица" text:formula="ooow:Таблица+1" style:num-format="1">1</text:sequence>. Категории земеползване, взимани предвид от LUSI, и техните оценки според заеманата площ в крайбрежната зона. <text:s text:c="2"/></text:p>
      <table:table table:name="Table1" table:style-name="Table1">
        <table:table-column table:style-name="Table1.A" table:number-columns-repeated="5"/>
        <table:table-row>
          <table:table-cell table:style-name="Table1.A1" office:value-type="string">
            <text:p text:style-name="P67">Градове</text:p>
          </table:table-cell>
          <table:table-cell table:style-name="Table1.A1" office:value-type="string">
            <text:p text:style-name="P67">Земеделие (напоително)</text:p>
          </table:table-cell>
          <table:table-cell table:style-name="Table1.A1" office:value-type="string">
            <text:p text:style-name="P67">Индустри<text:span text:style-name="T412">я</text:span></text:p>
          </table:table-cell>
          <table:table-cell table:style-name="Table1.A1" office:value-type="string">
            <text:p text:style-name="P67">Реки (тип)</text:p>
          </table:table-cell>
          <table:table-cell table:style-name="Table1.E1" office:value-type="string">
            <text:p text:style-name="P67">Оценка</text:p>
          </table:table-cell>
        </table:table-row>
        <table:table-row>
          <table:table-cell table:style-name="Table1.A2" office:value-type="string">
            <text:p text:style-name="P68"/>
          </table:table-cell>
          <table:table-cell table:style-name="Table1.A2" office:value-type="string">
            <text:p text:style-name="P69">&lt; 10 %</text:p>
          </table:table-cell>
          <table:table-cell table:style-name="Table1.A2" office:value-type="string">
            <text:p text:style-name="P69">&lt; 10 %</text:p>
          </table:table-cell>
          <table:table-cell table:style-name="Table1.A2" office:value-type="string">
            <text:p text:style-name="P69">тип III</text:p>
          </table:table-cell>
          <table:table-cell table:style-name="Table1.E2" office:value-type="string">
            <text:p text:style-name="P69">0</text:p>
          </table:table-cell>
        </table:table-row>
        <table:table-row>
          <table:table-cell table:style-name="Table1.A2" office:value-type="string">
            <text:p text:style-name="P69">&lt; 33 %</text:p>
          </table:table-cell>
          <table:table-cell table:style-name="Table1.A2" office:value-type="string">
            <text:p text:style-name="P69">10 – 40 %</text:p>
          </table:table-cell>
          <table:table-cell table:style-name="Table1.A2" office:value-type="string">
            <text:p text:style-name="P69">&gt; 10 %</text:p>
          </table:table-cell>
          <table:table-cell table:style-name="Table1.A2" office:value-type="string">
            <text:p text:style-name="P69">тип II</text:p>
          </table:table-cell>
          <table:table-cell table:style-name="Table1.E2" office:value-type="string">
            <text:p text:style-name="P69">1</text:p>
          </table:table-cell>
        </table:table-row>
        <table:table-row>
          <table:table-cell table:style-name="Table1.A2" office:value-type="string">
            <text:p text:style-name="P69">33 – 66 %</text:p>
          </table:table-cell>
          <table:table-cell table:style-name="Table1.A2" office:value-type="string">
            <text:p text:style-name="P69">&gt; 40 %</text:p>
          </table:table-cell>
          <table:table-cell table:style-name="Table1.A2" office:value-type="string">
            <text:p text:style-name="P68"/>
          </table:table-cell>
          <table:table-cell table:style-name="Table1.A2" office:value-type="string">
            <text:p text:style-name="P69">тип I</text:p>
          </table:table-cell>
          <table:table-cell table:style-name="Table1.E2" office:value-type="string">
            <text:p text:style-name="P69">2</text:p>
          </table:table-cell>
        </table:table-row>
        <table:table-row>
          <table:table-cell table:style-name="Table1.A2" office:value-type="string">
            <text:p text:style-name="P69">&gt; 66 % </text:p>
          </table:table-cell>
          <table:table-cell table:style-name="Table1.A2" office:value-type="string">
            <text:p text:style-name="P68"/>
          </table:table-cell>
          <table:table-cell table:style-name="Table1.A2" office:value-type="string">
            <text:p text:style-name="P68"/>
          </table:table-cell>
          <table:table-cell table:style-name="Table1.A2" office:value-type="string">
            <text:p text:style-name="P69"/>
          </table:table-cell>
          <table:table-cell table:style-name="Table1.E2" office:value-type="string">
            <text:p text:style-name="P69">3</text:p>
          </table:table-cell>
        </table:table-row>
      </table:table>
      <text:p text:style-name="P30"><text:s/></text:p>
      <text:p text:style-name="P31">Оценките на типовете земеползване за всяко водно тяло се събират; сумата се коригира спрямо морфологията на бреговата линия <text:span text:style-name="T413">(</text:span><text:sequence-ref text:reference-format="category-and-value" text:ref-name="refТаблица1">Таблица 2</text:sequence-ref><text:span text:style-name="T413">)</text:span>.</text:p>
      <text:p text:style-name="P66">Таблица <text:sequence text:ref-name="refТаблица1" text:name="Таблица" text:formula="ooow:Таблица+1" style:num-format="1">2</text:sequence>. Корекци<text:span text:style-name="T413">и</text:span> на LUSI спрямо формата на бреговата линия</text:p>
      <table:table table:name="Table2" table:style-name="Table2">
        <table:table-column table:style-name="Table2.A"/>
        <table:table-column table:style-name="Table2.B"/>
        <table:table-row>
          <table:table-cell table:style-name="Table2.A1" office:value-type="string">
            <text:p text:style-name="P71">Брегова линия</text:p>
          </table:table-cell>
          <table:table-cell table:style-name="Table2.B1" office:value-type="string">
            <text:p text:style-name="P71">Корекция</text:p>
          </table:table-cell>
        </table:table-row>
        <table:table-row>
          <table:table-cell table:style-name="Table2.A2" office:value-type="string">
            <text:p text:style-name="P70">вдлъбната</text:p>
          </table:table-cell>
          <table:table-cell table:style-name="Table2.B2" office:value-type="string">
            <text:p text:style-name="P70">1.25</text:p>
          </table:table-cell>
        </table:table-row>
        <table:table-row>
          <table:table-cell table:style-name="Table2.A2" office:value-type="string">
            <text:p text:style-name="P70">права</text:p>
          </table:table-cell>
          <table:table-cell table:style-name="Table2.B2" office:value-type="string">
            <text:p text:style-name="P70">1</text:p>
          </table:table-cell>
        </table:table-row>
        <table:table-row>
          <table:table-cell table:style-name="Table2.A2" office:value-type="string">
            <text:p text:style-name="P70">изпъкнала</text:p>
          </table:table-cell>
          <table:table-cell table:style-name="Table2.B2" office:value-type="string">
            <text:p text:style-name="P70">0.75</text:p>
          </table:table-cell>
        </table:table-row>
      </table:table>
      <text:p text:style-name="P31"><text:s/></text:p>
      <text:p text:style-name="P60"><text:span text:style-name="T268">Тъй като </text:span><text:span text:style-name="T269">и други </text:span><text:span text:style-name="T270">фактори</text:span><text:span text:style-name="T269"> могат да оказват значително въздействие върху крайбрежните екосистеми, беше приложена </text:span><office:annotation office:name="__Fieldmark__6399_1101223808"><dc:creator>K </dc:creator><dc:date>2016-08-14T14:44:52</dc:date><text:p>Romero 2011 Valencia LUSI?</text:p></office:annotation><text:span text:style-name="T269">модификация</text:span><office:annotation-end office:name="__Fieldmark__6399_1101223808"/><text:span text:style-name="T269"> на LUSI, </text:span><text:span text:style-name="T270">при която се добавя оценка и за тях </text:span><text:span text:style-name="T271">(</text:span><text:span text:style-name="T270"><text:sequence-ref text:reference-format="category-and-value" text:ref-name="refТаблица2">Таблица 3</text:sequence-ref></text:span><text:span text:style-name="T271">)</text:span><text:span text:style-name="T270">.</text:span></text:p>
      <text:p text:style-name="P66">Таблица <text:sequence text:ref-name="refТаблица2" text:name="Таблица" text:formula="ooow:Таблица+1" style:num-format="1">3</text:sequence>. Оценки на допълнителните фактори, оказващи въздействия върху крайбрежната зона (РЕФ).</text:p>
      <table:table table:name="Table3" table:style-name="Table3">
        <table:table-column table:style-name="Table3.A"/>
        <table:table-column table:style-name="Table3.B"/>
        <table:table-row>
          <table:table-cell table:style-name="Table3.A1" office:value-type="string">
            <text:p text:style-name="P72">Фактор</text:p>
          </table:table-cell>
          <table:table-cell table:style-name="Table3.B1" office:value-type="string">
            <text:p text:style-name="P72">Оценка</text:p>
          </table:table-cell>
        </table:table-row>
        <table:table-row>
          <table:table-cell table:style-name="Table3.A2" office:value-type="string">
            <text:p text:style-name="P46">реки, канали и влажни зони</text:p>
          </table:table-cell>
          <table:table-cell table:style-name="Table3.B2" office:value-type="string">
            <text:p text:style-name="P73">1</text:p>
          </table:table-cell>
        </table:table-row>
        <table:table-row>
          <table:table-cell table:style-name="Table3.A2" office:value-type="string">
            <text:p text:style-name="P73">пристанища</text:p>
          </table:table-cell>
          <table:table-cell table:style-name="Table3.B2" office:value-type="string">
            <text:p text:style-name="P73">1</text:p>
          </table:table-cell>
        </table:table-row>
        <table:table-row>
          <table:table-cell table:style-name="Table3.A2" office:value-type="string">
            <text:p text:style-name="P74">влияние от съседни водни тела</text:p>
          </table:table-cell>
          <table:table-cell table:style-name="Table3.B2" office:value-type="string">
            <text:p text:style-name="P73">1</text:p>
          </table:table-cell>
        </table:table-row>
      </table:table>
      <text:p text:style-name="P32"><text:soft-page-break/></text:p>
      <text:p text:style-name="P60"><text:span text:style-name="T272">Така крайната формула за изчисляване на </text:span><text:span text:style-name="T273">LUSI </text:span><text:span text:style-name="T272">е</text:span><text:span text:style-name="T273">:</text:span></text:p>
      <text:p text:style-name="P33"/>
      <text:p text:style-name="P21"><text:span text:style-name="T274">LUSI = (оценка градове + оценка земеделие + оценка индустрия + оценка реки + оценки допълнителни въздействия) * корекция брегова линия</text:span><text:span text:style-name="T273"> </text:span><text:span text:style-name="T270"><text:s/></text:span></text:p>
      <text:p text:style-name="P34"><text:s/></text:p>
      <text:list xml:id="list105345237641675" text:continue-numbering="true" text:style-name="Thesis_5f_numbering">
        <text:list-item>
          <text:list>
            <text:list-item>
              <text:list>
                <text:list-item>
                  <text:p text:style-name="P61"><text:span text:style-name="T415">Б</text:span><text:span text:style-name="T414">иотични индекси за оценка на </text:span><text:span text:style-name="T416">екологичното </text:span><text:span text:style-name="T414">състояние </text:span><text:span text:style-name="T416">на съобществата</text:span></text:p>
                </text:list-item>
              </text:list>
            </text:list-item>
          </text:list>
        </text:list-item>
      </text:list>
      <text:p text:style-name="P56">Част от описаните по-горе и приложени методи реагират на нарушения и промени в структурата и функционирането на съобществата, предизвикани от антропогенно или естествено въздействие, <text:span text:style-name="T417">и съответно могат да служат за първоначална индикация за влошаване на екологичното състояние на съобществата</text:span>. <text:span text:style-name="T417">Това се дължи на факта, че въздействията обикновено предизвикват загуба на биоразнообразие и/или функционално разнообразие, като първи от съобществата изчезват най-чувствителните видове.</text:span></text:p>
      <text:p text:style-name="P60"><text:span text:style-name="T275">В рамките на настоящ</text:span><text:span text:style-name="T276">е</text:span><text:span text:style-name="T275">т</text:span><text:span text:style-name="T276">о</text:span><text:span text:style-name="T275"> </text:span><text:span text:style-name="T276">изследване</text:span><text:span text:style-name="T275"> са приложени няколко различни биотични индекси, </text:span><text:span text:style-name="T277">разработени за целите на директивите на ЕС, </text:span><text:span text:style-name="T278">чиято цел е да дадат числена оценка на състоянието на съобществата, както и на тенденциите в </text:span><text:span text:style-name="T276">евентуалнте промени на това състояние</text:span><text:span text:style-name="T278">.</text:span></text:p>
      <text:p text:style-name="P60"><text:span text:style-name="T278">Беше </text:span><text:span text:style-name="T275">провер</text:span><text:span text:style-name="T278">ена</text:span><text:span text:style-name="T275"> чувствителност</text:span><text:span text:style-name="T278">та на избраните индекси</text:span><text:span text:style-name="T275"> към промените в състава и структурата на зообентосните съобщества, изложени на антропогенно въздействие, в плитката крайбрежна зона </text:span><text:span text:style-name="T278">на българското Черно море</text:span><text:span text:style-name="T275">. </text:span><text:span text:style-name="T279">Сравнено</text:span><text:span text:style-name="T275"> </text:span><text:span text:style-name="T278">беше</text:span><text:span text:style-name="T275"> функционирането на методите от националния екологичен мониторинг </text:span><text:span text:style-name="T279">(H', AMBI и M-AMBI)</text:span><text:span text:style-name="T275">, както и това на индекс, разработен и прилаган в </text:span><text:span text:style-name="T280">източната част на </text:span><text:span text:style-name="T275">Средиземно море.</text:span></text:p>
      <text:p text:style-name="P60"><text:span text:style-name="T281">По-долу </text:span><text:span text:style-name="T282">накратко са </text:span><text:span text:style-name="T281">описани особеностите на </text:span><text:span text:style-name="T283">сравн</text:span><text:span text:style-name="T284">ява</text:span><text:span text:style-name="T283">ните</text:span><text:span text:style-name="T285"> </text:span><text:span text:style-name="T281">биотични индекси.</text:span></text:p>
      <text:p text:style-name="P35"/>
      <text:p text:style-name="P17">Индекс на Shannon-Wiener H'</text:p>
      <text:p text:style-name="P60"><text:span text:style-name="T117">Характеристиките на H' са описани подробно в т. </text:span><text:span text:style-name="T117"><text:bookmark-ref text:reference-format="number" text:ref-name="__RefHeading__13188_1543247252">Error: Reference source not found</text:bookmark-ref></text:span><text:span text:style-name="T117">. </text:span>H’ <text:span text:style-name="T418">е един от най-широко прилаганите в екологичния мониторинг индекси, който се използва и </text:span><text:span text:style-name="T36">като индикатор за промяна в съобществата, подложени на антропогенен или естествен натиск. </text:span><text:span text:style-name="T117">Въпреки това, свойствата на този индекс, споменати по-горе, затрудняват употребата и интерпретацията му. </text:span><text:span text:style-name="T118">Редица изследвания показват, че H' не реагира монотонно на промени </text:span><text:span text:style-name="T286">в съобществата, подложени на въздействие </text:span><text:span text:style-name="T118">— стойностите му </text:span><text:span text:style-name="T36">имат тенденция да </text:span><text:span text:style-name="T118">се повишават в началото на въздействието, когато зообентосните съобщества все още са стимулирани или когато въздействието е още </text:span><office:annotation office:name="__Fieldmark__13762_1543247252"><dc:creator>K </dc:creator><dc:date>2016-08-08T16:46:24</dc:date><text:p>още някакви статии... </text:p></office:annotation><text:span text:style-name="T118">слабо </text:span><office:annotation-end office:name="__Fieldmark__13762_1543247252"/><text:reference-mark-start text:name="ZOTERO_ITEM CSL_CITATION {&quot;citationID&quot;:&quot;21d229c53e&quot;,&quot;properties&quot;:{&quot;formattedCitation&quot;:&quot;(Subida et al., 2012)&quot;,&quot;plainCitation&quot;:&quot;(Subida et al., 2012)&quot;},&quot;citationItems&quot;:[{&quot;id&quot;:1562,&quot;uris&quot;:[&quot;http://zotero.org/users/976121/items/VBGAFGXT&quot;],&quot;uri&quot;:[&quot;http://zotero.org/users/976121/items/VBGAFGXT&quot;],&quot;itemData&quot;:{&quot;id&quot;:1562,&quot;type&quot;:&quot;article-journal&quot;,&quot;title&quot;:&quot;Response of different biotic indices to gradients of organic enrichment in Mediterranean coastal waters: Implications of non-monotonic responses of diversity measures&quot;,&quot;container-title&quot;:&quot;Ecological Indicators&quot;,&quot;page&quot;:&quot;106-117&quot;,&quot;volume&quot;:&quot;19&quot;,&quot;source&quot;:&quot;ScienceDirect&quot;,&quot;abstract&quot;:&quot;According to the Water Framework Directive (Directive 2000/60/CE), assessment methods for the biological quality element benthic invertebrates must include diversity, abundance and proportion of pollution sensitive/indicator taxa as indicative parameters. By one hand, the use of pollution sensitive/indicator taxa (indicator taxa indices) is criticized due to the lack of a reliable methodology to know the level at which indicator species can be well represented in unaffected communities. By the other hand, it is often remarked in the literature that the response of diversity measures may be biased by several methodological constraints. In the last few years, several multimetrics, combining both types of indices, have been proposed with the aim of providing a better picture of the response of benthic communities to disturbance gradients. In order to understand how different responses of diversity measures may affect the responses of multimetric indices, several biotic indices, including diversity measures, indicator taxa indices and multimetrics, were calculated for a set of Mediterranean coastal ecosystems affected by different ranges of organic matter content. Diversity measures did not show monotonic patterns of response to the gradient of organic content, particularly at the low end of its range, while strong correlations were found between indicator taxa indices and this pressure indicator gradient. The multimetric used in the study (M-AMBI) was more correlated with its diversity components (H′ and S) than with its indicator taxa component (AMBI) and, consequently, M-AMBI was always less correlated with the gradient of organic content than AMBI. In Mediterranean coastal water ecosystems naturally poor in sediment organic matter content, indicator taxa indices, such as MEDOCC, BOPA, AMBI or BENTIX, seem to give a more reliable picture of the response of benthic communities to moderate increments of organic content than diversity indices.&quot;,&quot;DOI&quot;:&quot;10.1016/j.ecolind.2011.07.021&quot;,&quot;ISSN&quot;:&quot;1470-160X&quot;,&quot;shortTitle&quot;:&quot;Assessing ecological quality in estuarine and coastal ecosystems&quot;,&quot;journalAbbreviation&quot;:&quot;Ecological Indicators&quot;,&quot;author&quot;:[{&quot;family&quot;:&quot;Subida&quot;,&quot;given&quot;:&quot;M. D.&quot;},{&quot;family&quot;:&quot;Drake&quot;,&quot;given&quot;:&quot;P.&quot;},{&quot;family&quot;:&quot;Jordana&quot;,&quot;given&quot;:&quot;E.&quot;},{&quot;family&quot;:&quot;Mavrič&quot;,&quot;given&quot;:&quot;B.&quot;},{&quot;family&quot;:&quot;Pinedo&quot;,&quot;given&quot;:&quot;S.&quot;},{&quot;family&quot;:&quot;Simboura&quot;,&quot;given&quot;:&quot;N.&quot;},{&quot;family&quot;:&quot;Torres&quot;,&quot;given&quot;:&quot;J.&quot;},{&quot;family&quot;:&quot;Salas&quot;,&quot;given&quot;:&quot;F.&quot;}],&quot;issued&quot;:{&quot;date-parts&quot;:[[&quot;2012&quot;]]}}}],&quot;schema&quot;:&quot;https://github.com/citation-style-language/schema/raw/master/csl-citation.json&quot;} RND9mvNPS8TDC"/><text:span text:style-name="T118">(Subida et al., 2012)</text:span><text:reference-mark-end text:name="ZOTERO_ITEM CSL_CITATION {&quot;citationID&quot;:&quot;21d229c53e&quot;,&quot;properties&quot;:{&quot;formattedCitation&quot;:&quot;(Subida et al., 2012)&quot;,&quot;plainCitation&quot;:&quot;(Subida et al., 2012)&quot;},&quot;citationItems&quot;:[{&quot;id&quot;:1562,&quot;uris&quot;:[&quot;http://zotero.org/users/976121/items/VBGAFGXT&quot;],&quot;uri&quot;:[&quot;http://zotero.org/users/976121/items/VBGAFGXT&quot;],&quot;itemData&quot;:{&quot;id&quot;:1562,&quot;type&quot;:&quot;article-journal&quot;,&quot;title&quot;:&quot;Response of different biotic indices to gradients of organic enrichment in Mediterranean coastal waters: Implications of non-monotonic responses of diversity measures&quot;,&quot;container-title&quot;:&quot;Ecological Indicators&quot;,&quot;page&quot;:&quot;106-117&quot;,&quot;volume&quot;:&quot;19&quot;,&quot;source&quot;:&quot;ScienceDirect&quot;,&quot;abstract&quot;:&quot;According to the Water Framework Directive (Directive 2000/60/CE), assessment methods for the biological quality element benthic invertebrates must include diversity, abundance and proportion of pollution sensitive/indicator taxa as indicative parameters. By one hand, the use of pollution sensitive/indicator taxa (indicator taxa indices) is criticized due to the lack of a reliable methodology to know the level at which indicator species can be well represented in unaffected communities. By the other hand, it is often remarked in the literature that the response of diversity measures may be biased by several methodological constraints. In the last few years, several multimetrics, combining both types of indices, have been proposed with the aim of providing a better picture of the response of benthic communities to disturbance gradients. In order to understand how different responses of diversity measures may affect the responses of multimetric indices, several biotic indices, including diversity measures, indicator taxa indices and multimetrics, were calculated for a set of Mediterranean coastal ecosystems affected by different ranges of organic matter content. Diversity measures did not show monotonic patterns of response to the gradient of organic content, particularly at the low end of its range, while strong correlations were found between indicator taxa indices and this pressure indicator gradient. The multimetric used in the study (M-AMBI) was more correlated with its diversity components (H′ and S) than with its indicator taxa component (AMBI) and, consequently, M-AMBI was always less correlated with the gradient of organic content than AMBI. In Mediterranean coastal water ecosystems naturally poor in sediment organic matter content, indicator taxa indices, such as MEDOCC, BOPA, AMBI or BENTIX, seem to give a more reliable picture of the response of benthic communities to moderate increments of organic content than diversity indices.&quot;,&quot;DOI&quot;:&quot;10.1016/j.ecolind.2011.07.021&quot;,&quot;ISSN&quot;:&quot;1470-160X&quot;,&quot;shortTitle&quot;:&quot;Assessing ecological quality in estuarine and coastal ecosystems&quot;,&quot;journalAbbreviation&quot;:&quot;Ecological Indicators&quot;,&quot;author&quot;:[{&quot;family&quot;:&quot;Subida&quot;,&quot;given&quot;:&quot;M. D.&quot;},{&quot;family&quot;:&quot;Drake&quot;,&quot;given&quot;:&quot;P.&quot;},{&quot;family&quot;:&quot;Jordana&quot;,&quot;given&quot;:&quot;E.&quot;},{&quot;family&quot;:&quot;Mavrič&quot;,&quot;given&quot;:&quot;B.&quot;},{&quot;family&quot;:&quot;Pinedo&quot;,&quot;given&quot;:&quot;S.&quot;},{&quot;family&quot;:&quot;Simboura&quot;,&quot;given&quot;:&quot;N.&quot;},{&quot;family&quot;:&quot;Torres&quot;,&quot;given&quot;:&quot;J.&quot;},{&quot;family&quot;:&quot;Salas&quot;,&quot;given&quot;:&quot;F.&quot;}],&quot;issued&quot;:{&quot;date-parts&quot;:[[&quot;2012&quot;]]}}}],&quot;schema&quot;:&quot;https://github.com/citation-style-language/schema/raw/master/csl-citation.json&quot;} RND9mvNPS8TDC"/><text:span text:style-name="T118">.</text:span></text:p>
      <text:p text:style-name="P60"><office:annotation office:name="__Fieldmark__13925_1543247252"><dc:creator>K </dc:creator><dc:date>2016-08-08T16:52:01</dc:date><text:p>може би не в м&amp;м...</text:p></office:annotation><text:span text:style-name="T287">Тъй като H' се използва в повечето класически изследвания, стойностите му от такива изследвания могат да са показателни за състоянието на макрозообентосните съобщества от референтни периоди или периоди на по-слабо антропогенно въздействие.</text:span></text:p>
      <text:p text:style-name="P60"><text:span text:style-name="T288">При прилагането на този индекс е добре да се </text:span><text:span text:style-name="T289">имат предвид неговите особености, а най-добре е </text:span><text:span text:style-name="T290">винаги</text:span><text:span text:style-name="T289"> да се използва в комбинация с други индекси.</text:span><office:annotation-end office:name="__Fieldmark__13925_1543247252"/></text:p>
      <text:p text:style-name="P36"/>
      <text:p text:style-name="P18"><text:span text:style-name="T281">AZTI Marine Biotic Index (AMBI) </text:span><text:reference-mark-start text:name="ZOTERO_ITEM CSL_CITATION {&quot;citationID&quot;:&quot;1jtg45jcsj&quot;,&quot;properties&quot;:{&quot;formattedCitation&quot;:&quot;(Borja et al., 2000)&quot;,&quot;plainCitation&quot;:&quot;(Borja et al., 2000)&quot;},&quot;citationItems&quot;:[{&quot;id&quot;:332,&quot;uris&quot;:[&quot;http://zotero.org/users/976121/items/8PRNBBXC&quot;],&quot;uri&quot;:[&quot;http://zotero.org/users/976121/items/8PRNBBXC&quot;],&quot;itemData&quot;:{&quot;id&quot;:332,&quot;type&quot;:&quot;article-journal&quot;,&quot;title&quot;:&quot;A marine biotic index to establish the ecological quality of soft-bottom benthos within European estuarine and coastal environments&quot;,&quot;container-title&quot;:&quot;Marine Pollution Bulletin&quot;,&quot;page&quot;:&quot;1100–1114&quot;,&quot;volume&quot;:&quot;40&quot;,&quot;issue&quot;:&quot;12&quot;,&quot;ISSN&quot;:&quot;0025326X&quot;,&quot;author&quot;:[{&quot;family&quot;:&quot;Borja&quot;,&quot;given&quot;:&quot;A.&quot;},{&quot;family&quot;:&quot;Franco&quot;,&quot;given&quot;:&quot;J.&quot;},{&quot;family&quot;:&quot;Perez&quot;,&quot;given&quot;:&quot;V.&quot;}],&quot;issued&quot;:{&quot;date-parts&quot;:[[&quot;2000&quot;]]}}}],&quot;schema&quot;:&quot;https://github.com/citation-style-language/schema/raw/master/csl-citation.json&quot;} RNDGdo8EjSaK7"/><text:span text:style-name="T281">(Borja et al., 2000)</text:span><text:reference-mark-end text:name="ZOTERO_ITEM CSL_CITATION {&quot;citationID&quot;:&quot;1jtg45jcsj&quot;,&quot;properties&quot;:{&quot;formattedCitation&quot;:&quot;(Borja et al., 2000)&quot;,&quot;plainCitation&quot;:&quot;(Borja et al., 2000)&quot;},&quot;citationItems&quot;:[{&quot;id&quot;:332,&quot;uris&quot;:[&quot;http://zotero.org/users/976121/items/8PRNBBXC&quot;],&quot;uri&quot;:[&quot;http://zotero.org/users/976121/items/8PRNBBXC&quot;],&quot;itemData&quot;:{&quot;id&quot;:332,&quot;type&quot;:&quot;article-journal&quot;,&quot;title&quot;:&quot;A marine biotic index to establish the ecological quality of soft-bottom benthos within European estuarine and coastal environments&quot;,&quot;container-title&quot;:&quot;Marine Pollution Bulletin&quot;,&quot;page&quot;:&quot;1100–1114&quot;,&quot;volume&quot;:&quot;40&quot;,&quot;issue&quot;:&quot;12&quot;,&quot;ISSN&quot;:&quot;0025326X&quot;,&quot;author&quot;:[{&quot;family&quot;:&quot;Borja&quot;,&quot;given&quot;:&quot;A.&quot;},{&quot;family&quot;:&quot;Franco&quot;,&quot;given&quot;:&quot;J.&quot;},{&quot;family&quot;:&quot;Perez&quot;,&quot;given&quot;:&quot;V.&quot;}],&quot;issued&quot;:{&quot;date-parts&quot;:[[&quot;2000&quot;]]}}}],&quot;schema&quot;:&quot;https://github.com/citation-style-language/schema/raw/master/csl-citation.json&quot;} RNDGdo8EjSaK7"/></text:p>
      <text:p text:style-name="P60"><text:soft-page-break/>Индексът AMBI се базира на класифицирането на <text:span text:style-name="T419">макро</text:span>зообентосните видове в 5 групи по чувствителност:</text:p>
      <text:list xml:id="list621539604" text:style-name="L1">
        <text:list-item>
          <text:p text:style-name="P57">група I – <text:span text:style-name="T420">силно чувствителни видове, присъстващи и доминиращи в съобществата при нормални и референтни условия.</text:span></text:p>
        </text:list-item>
        <text:list-item>
          <text:p text:style-name="P57">група II – <text:span text:style-name="T420">безразлични видове, които присъстват в съобществата винаги, но с малка численост.</text:span></text:p>
        </text:list-item>
        <text:list-item>
          <text:p text:style-name="P57">група III – <text:span text:style-name="T420">толерантни видове, които може да се срещат при нормални условия, но се развиват особено масово при обогатяване на средата с органична материя. </text:span></text:p>
        </text:list-item>
        <text:list-item>
          <text:p text:style-name="P57">група IV – <text:span text:style-name="T420">опортюнисти от втори порядък. Малки по размери видове с къс жизнен цикъл, адаптирани към живот в силно</text:span><office:annotation office:name="__Fieldmark__3566_1101223808"><dc:creator>K </dc:creator><dc:date>2016-08-14T11:22:09</dc:date><text:p>reduced sediments?</text:p></office:annotation><text:span text:style-name="T420"> редуцирани седименти</text:span><office:annotation-end office:name="__Fieldmark__3566_1101223808"/><text:span text:style-name="T420">.</text:span></text:p>
        </text:list-item>
        <text:list-item>
          <text:p text:style-name="P57">група V – <text:span text:style-name="T420">опортюнисти от първи порядък, които се развиват при много влошени условия благодарение на толерантността си към хипоксия и замърсяване.</text:span></text:p>
        </text:list-item>
      </text:list>
      <text:p text:style-name="P58">AMBI се изчислява като сумата от пропорциите на всяка група в пробата. Всяка група получава специфична тежест при изчисляването на индекса, като тежестта на толерантните групи е по-голяма от тази на чувствителните, т.е. по-високите стойности на AMBI отговарят на влошаване на екологичното състояние. Предимството на тази формула е това, че индексът представлява непрекъсната променлива, което позволява прилагането на статистически тестове за валидност върху стойностите, а също и го прави силно чувствителен даже към малки промени в състава на съобществата.</text:p>
      <text:p text:style-name="P60"><text:span text:style-name="T421">Индексът е тестван в различни среди, както и спрямо различни типове въздействие; също така изследванията показват, че той реагира добре при пространствени и времеви градиенти на въздействие </text:span><text:reference-mark-start text:name="ZOTERO_ITEM CSL_CITATION {&quot;citationID&quot;:&quot;2bqeelg6lp&quot;,&quot;properties&quot;:{&quot;formattedCitation&quot;:&quot;(Muniz et al., 2005; Muxika et al., 2005)&quot;,&quot;plainCitation&quot;:&quot;(Muniz et al., 2005; Muxika et al., 2005)&quot;},&quot;citationItems&quot;:[{&quot;id&quot;:892,&quot;uris&quot;:[&quot;http://zotero.org/users/976121/items/I2F8RIFU&quot;],&quot;uri&quot;:[&quot;http://zotero.org/users/976121/items/I2F8RIFU&quot;],&quot;itemData&quot;:{&quot;id&quot;:892,&quot;type&quot;:&quot;article-journal&quot;,&quot;title&quot;:&quot;Testing the applicability of a marine biotic index (AMBI) to assessing the ecological quality of soft-bottom benthic communities, in the South America Atlantic region&quot;,&quot;container-title&quot;:&quot;Marine Pollution Bulletin&quot;,&quot;page&quot;:&quot;624–637&quot;,&quot;volume&quot;:&quot;50&quot;,&quot;issue&quot;:&quot;6&quot;,&quot;ISSN&quot;:&quot;0025-326X&quot;,&quot;author&quot;:[{&quot;family&quot;:&quot;Muniz&quot;,&quot;given&quot;:&quot;P.&quot;},{&quot;family&quot;:&quot;Venturini&quot;,&quot;given&quot;:&quot;N.&quot;},{&quot;family&quot;:&quot;Pires-Vanin&quot;,&quot;given&quot;:&quot;A. M. S.&quot;},{&quot;family&quot;:&quot;Tommasi&quot;,&quot;given&quot;:&quot;L. R.&quot;},{&quot;family&quot;:&quot;Borja&quot;,&quot;given&quot;:&quot;A.&quot;}],&quot;issued&quot;:{&quot;date-parts&quot;:[[&quot;2005&quot;]]}}},{&quot;id&quot;:2286,&quot;uris&quot;:[&quot;http://zotero.org/users/976121/items/PW9T2M4D&quot;],&quot;uri&quot;:[&quot;http://zotero.org/users/976121/items/PW9T2M4D&quot;],&quot;itemData&quot;:{&quot;id&quot;:2286,&quot;type&quot;:&quot;article-journal&quot;,&quot;title&quot;:&quot;The suitability of the marine biotic index (AMBI) to new impact sources along European coasts&quot;,&quot;container-title&quot;:&quot;Ecological Indicators&quot;,&quot;page&quot;:&quot;19-31&quot;,&quot;volume&quot;:&quot;5&quot;,&quot;issue&quot;:&quot;1&quot;,&quot;source&quot;:&quot;CrossRef&quot;,&quot;DOI&quot;:&quot;10.1016/j.ecolind.2004.08.004&quot;,&quot;ISSN&quot;:&quot;1470160X&quot;,&quot;journalAbbreviation&quot;:&quot;Ecol. Indic.&quot;,&quot;language&quot;:&quot;en&quot;,&quot;author&quot;:[{&quot;family&quot;:&quot;Muxika&quot;,&quot;given&quot;:&quot;I&quot;},{&quot;family&quot;:&quot;Borja&quot;,&quot;given&quot;:&quot;A&quot;},{&quot;family&quot;:&quot;Bonne&quot;,&quot;given&quot;:&quot;W&quot;}],&quot;issued&quot;:{&quot;date-parts&quot;:[[&quot;2005&quot;]]}}}],&quot;schema&quot;:&quot;https://github.com/citation-style-language/schema/raw/master/csl-citation.json&quot;} RNDZy6io6OSXS"/><text:span text:style-name="T421">(Muniz et al., 2005; Muxika et al., 2005)</text:span><text:reference-mark-end text:name="ZOTERO_ITEM CSL_CITATION {&quot;citationID&quot;:&quot;2bqeelg6lp&quot;,&quot;properties&quot;:{&quot;formattedCitation&quot;:&quot;(Muniz et al., 2005; Muxika et al., 2005)&quot;,&quot;plainCitation&quot;:&quot;(Muniz et al., 2005; Muxika et al., 2005)&quot;},&quot;citationItems&quot;:[{&quot;id&quot;:892,&quot;uris&quot;:[&quot;http://zotero.org/users/976121/items/I2F8RIFU&quot;],&quot;uri&quot;:[&quot;http://zotero.org/users/976121/items/I2F8RIFU&quot;],&quot;itemData&quot;:{&quot;id&quot;:892,&quot;type&quot;:&quot;article-journal&quot;,&quot;title&quot;:&quot;Testing the applicability of a marine biotic index (AMBI) to assessing the ecological quality of soft-bottom benthic communities, in the South America Atlantic region&quot;,&quot;container-title&quot;:&quot;Marine Pollution Bulletin&quot;,&quot;page&quot;:&quot;624–637&quot;,&quot;volume&quot;:&quot;50&quot;,&quot;issue&quot;:&quot;6&quot;,&quot;ISSN&quot;:&quot;0025-326X&quot;,&quot;author&quot;:[{&quot;family&quot;:&quot;Muniz&quot;,&quot;given&quot;:&quot;P.&quot;},{&quot;family&quot;:&quot;Venturini&quot;,&quot;given&quot;:&quot;N.&quot;},{&quot;family&quot;:&quot;Pires-Vanin&quot;,&quot;given&quot;:&quot;A. M. S.&quot;},{&quot;family&quot;:&quot;Tommasi&quot;,&quot;given&quot;:&quot;L. R.&quot;},{&quot;family&quot;:&quot;Borja&quot;,&quot;given&quot;:&quot;A.&quot;}],&quot;issued&quot;:{&quot;date-parts&quot;:[[&quot;2005&quot;]]}}},{&quot;id&quot;:2286,&quot;uris&quot;:[&quot;http://zotero.org/users/976121/items/PW9T2M4D&quot;],&quot;uri&quot;:[&quot;http://zotero.org/users/976121/items/PW9T2M4D&quot;],&quot;itemData&quot;:{&quot;id&quot;:2286,&quot;type&quot;:&quot;article-journal&quot;,&quot;title&quot;:&quot;The suitability of the marine biotic index (AMBI) to new impact sources along European coasts&quot;,&quot;container-title&quot;:&quot;Ecological Indicators&quot;,&quot;page&quot;:&quot;19-31&quot;,&quot;volume&quot;:&quot;5&quot;,&quot;issue&quot;:&quot;1&quot;,&quot;source&quot;:&quot;CrossRef&quot;,&quot;DOI&quot;:&quot;10.1016/j.ecolind.2004.08.004&quot;,&quot;ISSN&quot;:&quot;1470160X&quot;,&quot;journalAbbreviation&quot;:&quot;Ecol. Indic.&quot;,&quot;language&quot;:&quot;en&quot;,&quot;author&quot;:[{&quot;family&quot;:&quot;Muxika&quot;,&quot;given&quot;:&quot;I&quot;},{&quot;family&quot;:&quot;Borja&quot;,&quot;given&quot;:&quot;A&quot;},{&quot;family&quot;:&quot;Bonne&quot;,&quot;given&quot;:&quot;W&quot;}],&quot;issued&quot;:{&quot;date-parts&quot;:[[&quot;2005&quot;]]}}}],&quot;schema&quot;:&quot;https://github.com/citation-style-language/schema/raw/master/csl-citation.json&quot;} RNDZy6io6OSXS"/><text:span text:style-name="T421">.</text:span></text:p>
      <text:p text:style-name="P60">При малък брой видове и/или индивиди точността на оценката обаче е по-малка, както и когато в съобществата има силно доминиране на видове. Друг проблем може да <text:span text:style-name="T422">възникне при</text:span> класификацията на видовете в екологичните групи <text:span text:style-name="T423">по чувствителност</text:span>, която трябва да се съобрази с евентуални местни вариации в техните екологични особености и предпочитания.</text:p>
      <text:p text:style-name="P59"/>
      <text:p text:style-name="P18"><text:span text:style-name="T424">BENTIX </text:span><text:reference-mark-start text:name="ZOTERO_ITEM CSL_CITATION {&quot;citationID&quot;:&quot;mqkdt7vbk&quot;,&quot;properties&quot;:{&quot;formattedCitation&quot;:&quot;(Simboura and Zenetos, 2002)&quot;,&quot;plainCitation&quot;:&quot;(Simboura and Zenetos, 2002)&quot;},&quot;citationItems&quot;:[{&quot;id&quot;:956,&quot;uris&quot;:[&quot;http://zotero.org/users/976121/items/JEMGV9T8&quot;],&quot;uri&quot;:[&quot;http://zotero.org/users/976121/items/JEMGV9T8&quot;],&quot;itemData&quot;:{&quot;id&quot;:956,&quot;type&quot;:&quot;article-journal&quot;,&quot;title&quot;:&quot;Benthic indicators to use in ecological quality classification of Mediterranean soft bottom marine ecosystems, including a new biotic index&quot;,&quot;container-title&quot;:&quot;Mediterranean Marine Science&quot;,&quot;page&quot;:&quot;77–111&quot;,&quot;volume&quot;:&quot;3&quot;,&quot;author&quot;:[{&quot;family&quot;:&quot;Simboura&quot;,&quot;given&quot;:&quot;N.&quot;},{&quot;family&quot;:&quot;Zenetos&quot;,&quot;given&quot;:&quot;A.&quot;}],&quot;issued&quot;:{&quot;date-parts&quot;:[[&quot;2002&quot;]]}}}],&quot;schema&quot;:&quot;https://github.com/citation-style-language/schema/raw/master/csl-citation.json&quot;} RND3eOvl76C8N"/><text:span text:style-name="T424">(Simboura and Zenetos, 2002)</text:span><text:reference-mark-end text:name="ZOTERO_ITEM CSL_CITATION {&quot;citationID&quot;:&quot;mqkdt7vbk&quot;,&quot;properties&quot;:{&quot;formattedCitation&quot;:&quot;(Simboura and Zenetos, 2002)&quot;,&quot;plainCitation&quot;:&quot;(Simboura and Zenetos, 2002)&quot;},&quot;citationItems&quot;:[{&quot;id&quot;:956,&quot;uris&quot;:[&quot;http://zotero.org/users/976121/items/JEMGV9T8&quot;],&quot;uri&quot;:[&quot;http://zotero.org/users/976121/items/JEMGV9T8&quot;],&quot;itemData&quot;:{&quot;id&quot;:956,&quot;type&quot;:&quot;article-journal&quot;,&quot;title&quot;:&quot;Benthic indicators to use in ecological quality classification of Mediterranean soft bottom marine ecosystems, including a new biotic index&quot;,&quot;container-title&quot;:&quot;Mediterranean Marine Science&quot;,&quot;page&quot;:&quot;77–111&quot;,&quot;volume&quot;:&quot;3&quot;,&quot;author&quot;:[{&quot;family&quot;:&quot;Simboura&quot;,&quot;given&quot;:&quot;N.&quot;},{&quot;family&quot;:&quot;Zenetos&quot;,&quot;given&quot;:&quot;A.&quot;}],&quot;issued&quot;:{&quot;date-parts&quot;:[[&quot;2002&quot;]]}}}],&quot;schema&quot;:&quot;https://github.com/citation-style-language/schema/raw/master/csl-citation.json&quot;} RND3eOvl76C8N"/></text:p>
      <text:p text:style-name="P60"><text:span text:style-name="T425">Индексът BENTIX представлява адаптация на AMBI, разработена и прилагана в източната част на Средиземно море. В изчислението му зообентосните организми се поделят само на две групи – толерантна (включва групите III, IV и V на AMBI); и чувствителна (включва групи I и II на AMBI). По този начин се намалява влиянието на грешки в класификацията върху крайната оценка, не се надценява тежестта на определени групи при изчислението, като и самото то се опростява </text:span><text:reference-mark-start text:name="ZOTERO_ITEM CSL_CITATION {&quot;citationID&quot;:&quot;2dcu9cugj&quot;,&quot;properties&quot;:{&quot;formattedCitation&quot;:&quot;(Simboura and Zenetos, 2002)&quot;,&quot;plainCitation&quot;:&quot;(Simboura and Zenetos, 2002)&quot;},&quot;citationItems&quot;:[{&quot;id&quot;:956,&quot;uris&quot;:[&quot;http://zotero.org/users/976121/items/JEMGV9T8&quot;],&quot;uri&quot;:[&quot;http://zotero.org/users/976121/items/JEMGV9T8&quot;],&quot;itemData&quot;:{&quot;id&quot;:956,&quot;type&quot;:&quot;article-journal&quot;,&quot;title&quot;:&quot;Benthic indicators to use in ecological quality classification of Mediterranean soft bottom marine ecosystems, including a new biotic index&quot;,&quot;container-title&quot;:&quot;Mediterranean Marine Science&quot;,&quot;page&quot;:&quot;77–111&quot;,&quot;volume&quot;:&quot;3&quot;,&quot;author&quot;:[{&quot;family&quot;:&quot;Simboura&quot;,&quot;given&quot;:&quot;N.&quot;},{&quot;family&quot;:&quot;Zenetos&quot;,&quot;given&quot;:&quot;A.&quot;}],&quot;issued&quot;:{&quot;date-parts&quot;:[[&quot;2002&quot;]]}}}],&quot;schema&quot;:&quot;https://github.com/citation-style-language/schema/raw/master/csl-citation.json&quot;} RNDucvE2YXV1l"/><text:span text:style-name="T425">(Simboura and Zenetos, 2002)</text:span><text:reference-mark-end text:name="ZOTERO_ITEM CSL_CITATION {&quot;citationID&quot;:&quot;2dcu9cugj&quot;,&quot;properties&quot;:{&quot;formattedCitation&quot;:&quot;(Simboura and Zenetos, 2002)&quot;,&quot;plainCitation&quot;:&quot;(Simboura and Zenetos, 2002)&quot;},&quot;citationItems&quot;:[{&quot;id&quot;:956,&quot;uris&quot;:[&quot;http://zotero.org/users/976121/items/JEMGV9T8&quot;],&quot;uri&quot;:[&quot;http://zotero.org/users/976121/items/JEMGV9T8&quot;],&quot;itemData&quot;:{&quot;id&quot;:956,&quot;type&quot;:&quot;article-journal&quot;,&quot;title&quot;:&quot;Benthic indicators to use in ecological quality classification of Mediterranean soft bottom marine ecosystems, including a new biotic index&quot;,&quot;container-title&quot;:&quot;Mediterranean Marine Science&quot;,&quot;page&quot;:&quot;77–111&quot;,&quot;volume&quot;:&quot;3&quot;,&quot;author&quot;:[{&quot;family&quot;:&quot;Simboura&quot;,&quot;given&quot;:&quot;N.&quot;},{&quot;family&quot;:&quot;Zenetos&quot;,&quot;given&quot;:&quot;A.&quot;}],&quot;issued&quot;:{&quot;date-parts&quot;:[[&quot;2002&quot;]]}}}],&quot;schema&quot;:&quot;https://github.com/citation-style-language/schema/raw/master/csl-citation.json&quot;} RNDucvE2YXV1l"/><text:span text:style-name="T425">. Най-голяма тежест във формулата има чувствителната група, така че стойностите на индекса се повишават, когато екологичното състояние се подобрява.</text:span></text:p>
      <text:p text:style-name="P60">BENTIX също изпитва колебания, когато броят видове <text:span text:style-name="T426">и индивиди </text:span>в пробата е ограничен; това може също така да влоши ефекта от евентуална погрешна класификация на видовете.</text:p>
      <text:p text:style-name="P60"/>
      <text:p text:style-name="P19"><text:span text:style-name="T427">M-AMBI </text:span><text:span text:style-name="T322">(multivariate AMBI)</text:span><text:span text:style-name="T427"> </text:span><text:reference-mark-start text:name="ZOTERO_ITEM CSL_CITATION {&quot;citationID&quot;:&quot;nhQQfkv5&quot;,&quot;properties&quot;:{&quot;formattedCitation&quot;:&quot;(Muxika et al., 2007)&quot;,&quot;plainCitation&quot;:&quot;(Muxika et al., 2007)&quot;},&quot;citationItems&quot;:[{&quot;id&quot;:2080,&quot;uris&quot;:[&quot;http://zotero.org/users/976121/items/JE3NHB59&quot;],&quot;uri&quot;:[&quot;http://zotero.org/users/976121/items/JE3NHB59&quot;],&quot;itemData&quot;:{&quot;id&quot;:2080,&quot;type&quot;:&quot;article-journal&quot;,&quot;title&quot;:&quot;Using historical data, expert judgement and multivariate analysis in assessing reference conditions and benthic ecological status, according to the European Water Framework Directive&quot;,&quot;container-title&quot;:&quot;Marine Pollution Bulletin&quot;,&quot;collection-title&quot;:&quot;Implementation of the Water Framework Directive in European marine waters&quot;,&quot;page&quot;:&quot;16-29&quot;,&quot;volume&quot;:&quot;55&quot;,&quot;issue&quot;:&quot;1–6&quot;,&quot;source&quot;:&quot;ScienceDirect&quot;,&quot;abstract&quot;:&quot;The European Water Framework Directive (WFD) establishes a framework for the protection and improvement of estuarine and coastal waters, trying to achieve ‘good surface water status at the latest 15 years after the date of entry into force of this Directive’. One of the biological elements that should be analysed is the benthos and, as such, the WFD normative definitions describe the aspects of the benthic communities that must be included in the ecological status assessment of a water body. Therefore, it is essential to include, in the assessment, the different metrics that address those parameters identified in the normative definitions for each of the ecological status classes. In this contribution the use of the AMBI, richness and diversity, combined with the use, in a further development, of factor analysis together with discriminant analysis, is presented as an objective tool (named here M-AMBI) in assessing ecological quality status. This assessment requires previous classification of water bodies and typologies, together with the definition of reference conditions; this is undertaken in this contribution using historical data, expert judgement and multivariate analysis. The study has been undertaken by examining changes in benthic communities in the Basque Country, over the last decade, as a case-study, to demonstrate the accuracy and potential of these methodologies.&quot;,&quot;DOI&quot;:&quot;10.1016/j.marpolbul.2006.05.025&quot;,&quot;ISSN&quot;:&quot;0025-326X&quot;,&quot;journalAbbreviation&quot;:&quot;Mar. Pollut. Bull.&quot;,&quot;author&quot;:[{&quot;family&quot;:&quot;Muxika&quot;,&quot;given&quot;:&quot;Iñigo&quot;},{&quot;family&quot;:&quot;Borja&quot;,&quot;given&quot;:&quot;Ángel&quot;},{&quot;family&quot;:&quot;Bald&quot;,&quot;given&quot;:&quot;Juan&quot;}],&quot;issued&quot;:{&quot;date-parts&quot;:[[&quot;2007&quot;]]}}}],&quot;schema&quot;:&quot;https://github.com/citation-style-language/schema/raw/master/csl-citation.json&quot;} RNDKy1ImLUCPH"/><text:span text:style-name="T427">(Muxika et al., 2007)</text:span><text:reference-mark-end text:name="ZOTERO_ITEM CSL_CITATION {&quot;citationID&quot;:&quot;nhQQfkv5&quot;,&quot;properties&quot;:{&quot;formattedCitation&quot;:&quot;(Muxika et al., 2007)&quot;,&quot;plainCitation&quot;:&quot;(Muxika et al., 2007)&quot;},&quot;citationItems&quot;:[{&quot;id&quot;:2080,&quot;uris&quot;:[&quot;http://zotero.org/users/976121/items/JE3NHB59&quot;],&quot;uri&quot;:[&quot;http://zotero.org/users/976121/items/JE3NHB59&quot;],&quot;itemData&quot;:{&quot;id&quot;:2080,&quot;type&quot;:&quot;article-journal&quot;,&quot;title&quot;:&quot;Using historical data, expert judgement and multivariate analysis in assessing reference conditions and benthic ecological status, according to the European Water Framework Directive&quot;,&quot;container-title&quot;:&quot;Marine Pollution Bulletin&quot;,&quot;collection-title&quot;:&quot;Implementation of the Water Framework Directive in European marine waters&quot;,&quot;page&quot;:&quot;16-29&quot;,&quot;volume&quot;:&quot;55&quot;,&quot;issue&quot;:&quot;1–6&quot;,&quot;source&quot;:&quot;ScienceDirect&quot;,&quot;abstract&quot;:&quot;The European Water Framework Directive (WFD) establishes a framework for the protection and improvement of estuarine and coastal waters, trying to achieve ‘good surface water status at the latest 15 years after the date of entry into force of this Directive’. One of the biological elements that should be analysed is the benthos and, as such, the WFD normative definitions describe the aspects of the benthic communities that must be included in the ecological status assessment of a water body. Therefore, it is essential to include, in the assessment, the different metrics that address those parameters identified in the normative definitions for each of the ecological status classes. In this contribution the use of the AMBI, richness and diversity, combined with the use, in a further development, of factor analysis together with discriminant analysis, is presented as an objective tool (named here M-AMBI) in assessing ecological quality status. This assessment requires previous classification of water bodies and typologies, together with the definition of reference conditions; this is undertaken in this contribution using historical data, expert judgement and multivariate analysis. The study has been undertaken by examining changes in benthic communities in the Basque Country, over the last decade, as a case-study, to demonstrate the accuracy and potential of these methodologies.&quot;,&quot;DOI&quot;:&quot;10.1016/j.marpolbul.2006.05.025&quot;,&quot;ISSN&quot;:&quot;0025-326X&quot;,&quot;journalAbbreviation&quot;:&quot;Mar. Pollut. Bull.&quot;,&quot;author&quot;:[{&quot;family&quot;:&quot;Muxika&quot;,&quot;given&quot;:&quot;Iñigo&quot;},{&quot;family&quot;:&quot;Borja&quot;,&quot;given&quot;:&quot;Ángel&quot;},{&quot;family&quot;:&quot;Bald&quot;,&quot;given&quot;:&quot;Juan&quot;}],&quot;issued&quot;:{&quot;date-parts&quot;:[[&quot;2007&quot;]]}}}],&quot;schema&quot;:&quot;https://github.com/citation-style-language/schema/raw/master/csl-citation.json&quot;} RNDKy1ImLUCPH"/></text:p>
      <text:p text:style-name="P60">Индексът <text:span text:style-name="T428">M-AMBI принадлежи към групата на многомерните биотични индекси. Разработен е с цел да покрива изискванията на Водната директива за оценка на зообентосните съобщества. Формулата му интегрира чрез факторен анализ три метрики, характеризиращи съобществата: видовото богатство, индекса H' и биотичния </text:span><text:soft-page-break/><text:span text:style-name="T428">индекс AMBI. M-AMBI успешно се прилага в мониторинговите програми по Водната директива на няколко европейски държави, включително България.</text:span></text:p>
      <text:p text:style-name="P60"/>
      <text:p text:style-name="P60">Стойностите на тези индекси са приведени към класовете за качество на Водната директива в рамките на процеса на интеркалибрация, за да се осигури сравнимост и съвместимост на оценките на различните страни <text:span text:style-name="T429">от Европейския Съюз</text:span>. <text:span text:style-name="T430">За да могат индексите, които според дизайна си варират в различни граници, да се сравняват директно, е въведено понятието „екологичен коефициент на качство“ (Ecological Quality Ratio, EQR). Това е стандартна единица, която приема стойности от 0 до 1 и се изчислява за всеки индекс като съотношението на наблюдаваната стойност към стойността на индекса при референтни условия. В настоящото изследване са приложени официално приетите </text:span><field:fieldmark-start text:name="__Fieldmark__17133_346835920" field:type=""/><field:fieldmark-start text:name="__Fieldmark__17133_346835920" field:type=""/><field:fieldmark-start text:name="__Fieldmark__17133_346835920" field:type=""/><text:span text:style-name="T430">гранични стойности</text:span><field:fieldmark-end/><field:fieldmark-end/><field:fieldmark-end/><text:span text:style-name="T430"><office:annotation><dc:creator>K </dc:creator><dc:date>2015-12-14T17:22:52</dc:date><text:p text:style-name="P75"><text:span text:style-name="T440">старите стойности – за сравнение с оценките на БД?</text:span></text:p></office:annotation></text:span><text:span text:style-name="T430"> на класовете за качество при индексите, използвани в Черно море от България и Румъния. За другите индекси са използвани стойностите, разработени за сходни субстрати в съответните райони. </text:span>Използваните граници <text:span text:style-name="T431">на екологичните класове за качество (като EQR) </text:span>са посочени в <text:sequence-ref text:reference-format="category-and-value" text:ref-name="refТаблица3">Таблица 4</text:sequence-ref>.</text:p>
      <text:p text:style-name="P60"><draw:frame draw:style-name="fr2" draw:name="Frame8" text:anchor-type="as-char" svg:y="-2.611cm" svg:width="14.739cm" draw:z-index="4"><draw:text-box fo:min-height="5.329cm"><text:p text:style-name="Thesis_5f_caption"><draw:frame draw:style-name="fr6" draw:name="Object3" text:anchor-type="paragraph" svg:x="0cm" svg:y="1.953cm" svg:width="14.739cm" style:rel-width="100%" svg:height="3.679cm" style:rel-height="scale" draw:z-index="5"><draw:object xlink:href="./Object 4" xlink:type="simple" xlink:show="embed" xlink:actuate="onLoad"/><draw:image xlink:href="./ObjectReplacements/Object 4" xlink:type="simple" xlink:show="embed" xlink:actuate="onLoad"/><svg:desc>OLE-object</svg:desc></draw:frame>Таблица <text:sequence text:ref-name="refТаблица3" text:name="Таблица" text:formula="ooow:Таблица+1" style:num-format="1">4</text:sequence>. Гранични стойности на екологичните класове за качество на зообентосните индекси, приложени в настоящото изследване. <text:span text:style-name="T432">EQR стойности: AMBI, M-AMBI и H' – <text:s/>Trayanova et al. </text:span><text:reference-mark-start text:name="ZOTERO_ITEM CSL_CITATION {&quot;citationID&quot;:&quot;Qf1SLOiF&quot;,&quot;properties&quot;:{&quot;formattedCitation&quot;:&quot;(2008)&quot;,&quot;plainCitation&quot;:&quot;(2008)&quot;},&quot;citationItems&quot;:[{&quot;id&quot;:2682,&quot;uris&quot;:[&quot;http://zotero.org/users/976121/items/9I65INDW&quot;],&quot;uri&quot;:[&quot;http://zotero.org/users/976121/items/9I65INDW&quot;],&quot;itemData&quot;:{&quot;id&quot;:2682,&quot;type&quot;:&quot;chapter&quot;,&quot;title&quot;:&quot;Bulgaria&quot;,&quot;container-title&quot;:&quot;Water Framework Directive Intercalibration Technical Report, Part 3: Coastal and transitional waters&quot;,&quot;collection-title&quot;:&quot;JRC Scientific and Technical Reports&quot;,&quot;publisher&quot;:&quot;JRC&quot;,&quot;page&quot;:&quot;35-43&quot;,&quot;language&quot;:&quot;en&quot;,&quot;author&quot;:[{&quot;family&quot;:&quot;Trayanova&quot;,&quot;given&quot;:&quot;A.&quot;},{&quot;family&quot;:&quot;Todorova&quot;,&quot;given&quot;:&quot;V.&quot;},{&quot;family&quot;:&quot;Konsulova&quot;,&quot;given&quot;:&quot;T.&quot;}],&quot;editor&quot;:[{&quot;family&quot;:&quot;Carletti&quot;,&quot;given&quot;:&quot;A.&quot;},{&quot;family&quot;:&quot;Heiskanen&quot;,&quot;given&quot;:&quot;A. S.&quot;}],&quot;issued&quot;:{&quot;date-parts&quot;:[[&quot;2008&quot;]]}},&quot;suppress-author&quot;:true}],&quot;schema&quot;:&quot;https://github.com/citation-style-language/schema/raw/master/csl-citation.json&quot;} RNDawzOZAIwXA"/><text:span text:style-name="T432">(2008)</text:span><text:reference-mark-end text:name="ZOTERO_ITEM CSL_CITATION {&quot;citationID&quot;:&quot;Qf1SLOiF&quot;,&quot;properties&quot;:{&quot;formattedCitation&quot;:&quot;(2008)&quot;,&quot;plainCitation&quot;:&quot;(2008)&quot;},&quot;citationItems&quot;:[{&quot;id&quot;:2682,&quot;uris&quot;:[&quot;http://zotero.org/users/976121/items/9I65INDW&quot;],&quot;uri&quot;:[&quot;http://zotero.org/users/976121/items/9I65INDW&quot;],&quot;itemData&quot;:{&quot;id&quot;:2682,&quot;type&quot;:&quot;chapter&quot;,&quot;title&quot;:&quot;Bulgaria&quot;,&quot;container-title&quot;:&quot;Water Framework Directive Intercalibration Technical Report, Part 3: Coastal and transitional waters&quot;,&quot;collection-title&quot;:&quot;JRC Scientific and Technical Reports&quot;,&quot;publisher&quot;:&quot;JRC&quot;,&quot;page&quot;:&quot;35-43&quot;,&quot;language&quot;:&quot;en&quot;,&quot;author&quot;:[{&quot;family&quot;:&quot;Trayanova&quot;,&quot;given&quot;:&quot;A.&quot;},{&quot;family&quot;:&quot;Todorova&quot;,&quot;given&quot;:&quot;V.&quot;},{&quot;family&quot;:&quot;Konsulova&quot;,&quot;given&quot;:&quot;T.&quot;}],&quot;editor&quot;:[{&quot;family&quot;:&quot;Carletti&quot;,&quot;given&quot;:&quot;A.&quot;},{&quot;family&quot;:&quot;Heiskanen&quot;,&quot;given&quot;:&quot;A. S.&quot;}],&quot;issued&quot;:{&quot;date-parts&quot;:[[&quot;2008&quot;]]}},&quot;suppress-author&quot;:true}],&quot;schema&quot;:&quot;https://github.com/citation-style-language/schema/raw/master/csl-citation.json&quot;} RNDawzOZAIwXA"/><text:span text:style-name="T432">; </text:span><office:annotation office:name="__Fieldmark__14038_1543247252"><dc:creator>K </dc:creator><dc:date>2016-08-08T16:54:35</dc:date><text:p>без MEDOCC!</text:p></office:annotation><text:span text:style-name="T432">MEDOCC – Pinedo and Jordana </text:span><text:reference-mark-start text:name="ZOTERO_ITEM CSL_CITATION {&quot;citationID&quot;:&quot;kOQ54f7t&quot;,&quot;properties&quot;:{&quot;formattedCitation&quot;:&quot;(2007)&quot;,&quot;plainCitation&quot;:&quot;(2007)&quot;},&quot;citationItems&quot;:[{&quot;id&quot;:2681,&quot;uris&quot;:[&quot;http://zotero.org/users/976121/items/72WB4X4E&quot;],&quot;uri&quot;:[&quot;http://zotero.org/users/976121/items/72WB4X4E&quot;],&quot;itemData&quot;:{&quot;id&quot;:2681,&quot;type&quot;:&quot;chapter&quot;,&quot;title&quot;:&quot;Spain (Catalonia and Balearic Islands)&quot;,&quot;container-title&quot;:&quot;Water Framework Directive Intercalibration Technical Report, Part 3: Coastal and transitional waters&quot;,&quot;collection-title&quot;:&quot;JRC Scientific and Technical Reports&quot;,&quot;publisher&quot;:&quot;JRC&quot;,&quot;page&quot;:&quot;62–70&quot;,&quot;language&quot;:&quot;en&quot;,&quot;author&quot;:[{&quot;family&quot;:&quot;Pinedo&quot;,&quot;given&quot;:&quot;S.&quot;},{&quot;family&quot;:&quot;Jordana&quot;,&quot;given&quot;:&quot;E.&quot;}],&quot;editor&quot;:[{&quot;family&quot;:&quot;Carletti&quot;,&quot;given&quot;:&quot;A.&quot;},{&quot;family&quot;:&quot;Heiskanen&quot;,&quot;given&quot;:&quot;A. S.&quot;}],&quot;issued&quot;:{&quot;date-parts&quot;:[[&quot;2007&quot;]]}},&quot;suppress-author&quot;:true}],&quot;schema&quot;:&quot;https://github.com/citation-style-language/schema/raw/master/csl-citation.json&quot;} RNDaUl0pSB7Ql"/><text:span text:style-name="T432">(2007)</text:span><text:reference-mark-end text:name="ZOTERO_ITEM CSL_CITATION {&quot;citationID&quot;:&quot;kOQ54f7t&quot;,&quot;properties&quot;:{&quot;formattedCitation&quot;:&quot;(2007)&quot;,&quot;plainCitation&quot;:&quot;(2007)&quot;},&quot;citationItems&quot;:[{&quot;id&quot;:2681,&quot;uris&quot;:[&quot;http://zotero.org/users/976121/items/72WB4X4E&quot;],&quot;uri&quot;:[&quot;http://zotero.org/users/976121/items/72WB4X4E&quot;],&quot;itemData&quot;:{&quot;id&quot;:2681,&quot;type&quot;:&quot;chapter&quot;,&quot;title&quot;:&quot;Spain (Catalonia and Balearic Islands)&quot;,&quot;container-title&quot;:&quot;Water Framework Directive Intercalibration Technical Report, Part 3: Coastal and transitional waters&quot;,&quot;collection-title&quot;:&quot;JRC Scientific and Technical Reports&quot;,&quot;publisher&quot;:&quot;JRC&quot;,&quot;page&quot;:&quot;62–70&quot;,&quot;language&quot;:&quot;en&quot;,&quot;author&quot;:[{&quot;family&quot;:&quot;Pinedo&quot;,&quot;given&quot;:&quot;S.&quot;},{&quot;family&quot;:&quot;Jordana&quot;,&quot;given&quot;:&quot;E.&quot;}],&quot;editor&quot;:[{&quot;family&quot;:&quot;Carletti&quot;,&quot;given&quot;:&quot;A.&quot;},{&quot;family&quot;:&quot;Heiskanen&quot;,&quot;given&quot;:&quot;A. S.&quot;}],&quot;issued&quot;:{&quot;date-parts&quot;:[[&quot;2007&quot;]]}},&quot;suppress-author&quot;:true}],&quot;schema&quot;:&quot;https://github.com/citation-style-language/schema/raw/master/csl-citation.json&quot;} RNDaUl0pSB7Ql"/><text:span text:style-name="T432">;</text:span><office:annotation-end office:name="__Fieldmark__14038_1543247252"/><text:span text:style-name="T432"> BENTIX – Simbora and Zenetos </text:span><text:reference-mark-start text:name="ZOTERO_ITEM CSL_CITATION {&quot;citationID&quot;:&quot;orRWTxgD&quot;,&quot;properties&quot;:{&quot;formattedCitation&quot;:&quot;(2002)&quot;,&quot;plainCitation&quot;:&quot;(2002)&quot;},&quot;citationItems&quot;:[{&quot;id&quot;:956,&quot;uris&quot;:[&quot;http://zotero.org/users/976121/items/JEMGV9T8&quot;],&quot;uri&quot;:[&quot;http://zotero.org/users/976121/items/JEMGV9T8&quot;],&quot;itemData&quot;:{&quot;id&quot;:956,&quot;type&quot;:&quot;article-journal&quot;,&quot;title&quot;:&quot;Benthic indicators to use in ecological quality classification of Mediterranean soft bottom marine ecosystems, including a new biotic index&quot;,&quot;container-title&quot;:&quot;Mediterranean Marine Science&quot;,&quot;page&quot;:&quot;77–111&quot;,&quot;volume&quot;:&quot;3&quot;,&quot;author&quot;:[{&quot;family&quot;:&quot;Simboura&quot;,&quot;given&quot;:&quot;N.&quot;},{&quot;family&quot;:&quot;Zenetos&quot;,&quot;given&quot;:&quot;A.&quot;}],&quot;issued&quot;:{&quot;date-parts&quot;:[[&quot;2002&quot;]]}},&quot;suppress-author&quot;:true}],&quot;schema&quot;:&quot;https://github.com/citation-style-language/schema/raw/master/csl-citation.json&quot;} RNDwf059Y5QDY"/><text:span text:style-name="T432">(2002)</text:span><text:reference-mark-end text:name="ZOTERO_ITEM CSL_CITATION {&quot;citationID&quot;:&quot;orRWTxgD&quot;,&quot;properties&quot;:{&quot;formattedCitation&quot;:&quot;(2002)&quot;,&quot;plainCitation&quot;:&quot;(2002)&quot;},&quot;citationItems&quot;:[{&quot;id&quot;:956,&quot;uris&quot;:[&quot;http://zotero.org/users/976121/items/JEMGV9T8&quot;],&quot;uri&quot;:[&quot;http://zotero.org/users/976121/items/JEMGV9T8&quot;],&quot;itemData&quot;:{&quot;id&quot;:956,&quot;type&quot;:&quot;article-journal&quot;,&quot;title&quot;:&quot;Benthic indicators to use in ecological quality classification of Mediterranean soft bottom marine ecosystems, including a new biotic index&quot;,&quot;container-title&quot;:&quot;Mediterranean Marine Science&quot;,&quot;page&quot;:&quot;77–111&quot;,&quot;volume&quot;:&quot;3&quot;,&quot;author&quot;:[{&quot;family&quot;:&quot;Simboura&quot;,&quot;given&quot;:&quot;N.&quot;},{&quot;family&quot;:&quot;Zenetos&quot;,&quot;given&quot;:&quot;A.&quot;}],&quot;issued&quot;:{&quot;date-parts&quot;:[[&quot;2002&quot;]]}},&quot;suppress-author&quot;:true}],&quot;schema&quot;:&quot;https://github.com/citation-style-language/schema/raw/master/csl-citation.json&quot;} RNDwf059Y5QDY"/>.</text:p></draw:text-box></draw:frame></text:p>
      <text:p text:style-name="P60"/>
      <text:p text:style-name="P60"/>
      <text:p text:style-name="P60"><text:span text:style-name="T433">През 2015 г. приключи следващият етап на интеркалибрацията между България и Румъния, при който бяха приети нови гранични стойности за индексите от националния мониторинг, както и нова опростена формула за изчисление на M-AMBI, независеща от факторен анализ </text:span><text:reference-mark-start text:name="ZOTERO_ITEM CSL_CITATION {&quot;citationID&quot;:&quot;il3os4ig6&quot;,&quot;properties&quot;:{&quot;formattedCitation&quot;:&quot;(Sigovini et al., 2013)&quot;,&quot;plainCitation&quot;:&quot;(Sigovini et al., 2013)&quot;},&quot;citationItems&quot;:[{&quot;id&quot;:2683,&quot;uris&quot;:[&quot;http://zotero.org/users/976121/items/8JNPPGGI&quot;],&quot;uri&quot;:[&quot;http://zotero.org/users/976121/items/8JNPPGGI&quot;],&quot;itemData&quot;:{&quot;id&quot;:2683,&quot;type&quot;:&quot;article-journal&quot;,&quot;title&quot;:&quot;M-AMBI revisited: looking inside a widely-used benthic index&quot;,&quot;container-title&quot;:&quot;Hydrobiologia&quot;,&quot;page&quot;:&quot;41-50&quot;,&quot;volume&quot;:&quot;717&quot;,&quot;issue&quot;:&quot;1&quot;,&quot;source&quot;:&quot;CrossRef&quot;,&quot;DOI&quot;:&quot;10.1007/s10750-013-1565-y&quot;,&quot;ISSN&quot;:&quot;0018-8158, 1573-5117&quot;,&quot;shortTitle&quot;:&quot;M-AMBI revisited&quot;,&quot;language&quot;:&quot;en&quot;,&quot;author&quot;:[{&quot;family&quot;:&quot;Sigovini&quot;,&quot;given&quot;:&quot;Marco&quot;},{&quot;family&quot;:&quot;Keppel&quot;,&quot;given&quot;:&quot;Erica&quot;},{&quot;family&quot;:&quot;Tagliapietra&quot;,&quot;given&quot;:&quot;Davide&quot;}],&quot;issued&quot;:{&quot;date-parts&quot;:[[&quot;2013&quot;]]}}}],&quot;schema&quot;:&quot;https://github.com/citation-style-language/schema/raw/master/csl-citation.json&quot;} RND9d9LwTTCLh"/><text:span text:style-name="T433">(Sigovini et al., 2013)</text:span><text:reference-mark-end text:name="ZOTERO_ITEM CSL_CITATION {&quot;citationID&quot;:&quot;il3os4ig6&quot;,&quot;properties&quot;:{&quot;formattedCitation&quot;:&quot;(Sigovini et al., 2013)&quot;,&quot;plainCitation&quot;:&quot;(Sigovini et al., 2013)&quot;},&quot;citationItems&quot;:[{&quot;id&quot;:2683,&quot;uris&quot;:[&quot;http://zotero.org/users/976121/items/8JNPPGGI&quot;],&quot;uri&quot;:[&quot;http://zotero.org/users/976121/items/8JNPPGGI&quot;],&quot;itemData&quot;:{&quot;id&quot;:2683,&quot;type&quot;:&quot;article-journal&quot;,&quot;title&quot;:&quot;M-AMBI revisited: looking inside a widely-used benthic index&quot;,&quot;container-title&quot;:&quot;Hydrobiologia&quot;,&quot;page&quot;:&quot;41-50&quot;,&quot;volume&quot;:&quot;717&quot;,&quot;issue&quot;:&quot;1&quot;,&quot;source&quot;:&quot;CrossRef&quot;,&quot;DOI&quot;:&quot;10.1007/s10750-013-1565-y&quot;,&quot;ISSN&quot;:&quot;0018-8158, 1573-5117&quot;,&quot;shortTitle&quot;:&quot;M-AMBI revisited&quot;,&quot;language&quot;:&quot;en&quot;,&quot;author&quot;:[{&quot;family&quot;:&quot;Sigovini&quot;,&quot;given&quot;:&quot;Marco&quot;},{&quot;family&quot;:&quot;Keppel&quot;,&quot;given&quot;:&quot;Erica&quot;},{&quot;family&quot;:&quot;Tagliapietra&quot;,&quot;given&quot;:&quot;Davide&quot;}],&quot;issued&quot;:{&quot;date-parts&quot;:[[&quot;2013&quot;]]}}}],&quot;schema&quot;:&quot;https://github.com/citation-style-language/schema/raw/master/csl-citation.json&quot;} RND9d9LwTTCLh"/><text:span text:style-name="T433">.</text:span></text:p>
      <text:p text:style-name="P1">таблица нови стойности + защо в анализите старите – басейнова дирекция итн...</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New Roman4" svg:font-family="'Times New Roman'" style:font-adornments="Regular" style:font-family-generic="roman"/>
    <style:font-face style:name="DejaVu Sans" svg:font-family="'DejaVu Sans'" style:font-family-generic="swiss"/>
    <style:font-face style:name="FreeSans1" svg:font-family="FreeSans" style:font-family-generic="swiss"/>
    <style:font-face style:name="Liberation Serif" svg:font-family="'Liberation Serif'"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Bold Italic" style:font-family-generic="roman" style:font-pitch="variable"/>
    <style:font-face style:name="Times New Roman3" svg:font-family="'Times New Roman'" style:font-adornments="Italic"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fo:color="#808080" style:font-name="Liberation Sans1" fo:font-family="'Liberation Sans'" style:font-style-name="Bold" style:font-family-generic="swiss" style:font-pitch="variable" fo:font-size="14pt" fo:font-weight="bold" style:font-size-asian="14pt" style:font-weight-asian="bold" style:font-size-complex="14pt" style:font-weight-complex="600"/>
    </style:style>
    <style:style style:name="Thesis_5f_body" style:display-name="Thesis_body" style:family="paragraph" style:parent-style-name="Standard" style:default-outline-level="" style:list-style-name="" style:master-page-name="">
      <loext:graphic-properties draw:fill="none" draw:fill-color="#729fcf"/>
      <style:paragraph-properties fo:text-align="justify" style:justify-single-word="false" fo:orphans="2" fo:widows="2" style:page-number="auto" fo:background-color="transparent" style:shadow="none" text:number-lines="false" text:line-number="0">
        <style:tab-stops/>
      </style:paragraph-properties>
      <style:text-properties style:font-name="Times New Roman" fo:font-family="'Times New Roman'" style:font-style-name="Regular" style:font-family-generic="roman" style:font-pitch="variable" fo:language="bg" fo:country="BG" style:font-size-asian="10.5pt"/>
    </style:style>
    <style:style style:name="Thesis_5f_Heading1" style:display-name="Thesis_Heading1" style:family="paragraph" style:parent-style-name="Heading_20_1" style:default-outline-level="" style:list-style-name="Thesis_5f_numbering" style:master-page-name="">
      <style:paragraph-properties fo:text-align="justify" style:justify-single-word="false" fo:orphans="2" fo:widows="2" style:page-number="auto"/>
      <style:text-properties style:font-name="Times New Roman1" fo:font-family="'Times New Roman'" style:font-style-name="Bold" style:font-family-generic="roman" style:font-pitch="variable" fo:font-size="18pt" fo:language="bg" fo:country="BG" style:font-weight-complex="600"/>
    </style:style>
    <style:style style:name="Thesis_5f_Title" style:display-name="Thesis_Title" style:family="paragraph" style:parent-style-name="Title" style:master-page-name="">
      <loext:graphic-properties draw:fill="none" draw:fill-color="#729fcf"/>
      <style:paragraph-properties style:page-number="auto" fo:background-color="transparent">
        <style:tab-stops/>
      </style:paragraph-properties>
      <style:text-properties style:font-name="Times New Roman1" fo:font-family="'Times New Roman'" style:font-style-name="Bold" style:font-family-generic="roman" style:font-pitch="variable" fo:font-size="20pt" style:font-weight-complex="600"/>
    </style:style>
    <style:style style:name="Thesis_5f_Heading2" style:display-name="Thesis_Heading2" style:family="paragraph" style:parent-style-name="Heading_20_2" style:default-outline-level="" style:list-style-name="Thesis_5f_numbering" style:master-page-name="">
      <style:paragraph-properties fo:text-align="justify" style:justify-single-word="false" fo:orphans="2" fo:widows="2" style:page-number="auto"/>
      <style:text-properties style:font-name="Times New Roman1" fo:font-family="'Times New Roman'" style:font-style-name="Bold" style:font-family-generic="roman" style:font-pitch="variable" fo:font-size="16pt" fo:language="bg" fo:country="BG" style:font-weight-complex="600"/>
    </style:style>
    <style:style style:name="Thesis_5f_Heading3" style:display-name="Thesis_Heading3" style:family="paragraph" style:parent-style-name="Heading_20_3" style:default-outline-level="" style:list-style-name="Thesis_5f_numbering" style:master-page-name="">
      <style:paragraph-properties fo:text-align="justify" style:justify-single-word="false" fo:orphans="2" fo:widows="2" style:page-number="auto"/>
      <style:text-properties style:use-window-font-color="true" style:font-name="Times New Roman1" fo:font-family="'Times New Roman'" style:font-style-name="Bold" style:font-family-generic="roman" style:font-pitch="variable" fo:font-size="14pt" fo:language="bg" fo:country="BG"/>
    </style:style>
    <style:style style:name="Thesis_5f_Heading4" style:display-name="Thesis_Heading4" style:family="paragraph" style:parent-style-name="Heading_20_4" style:default-outline-level="" style:list-style-name="Thesis_5f_numbering" style:master-page-name="">
      <style:paragraph-properties fo:text-align="justify" style:justify-single-word="false" fo:orphans="2" fo:widows="2" style:page-number="auto"/>
      <style:text-properties style:use-window-font-color="true" style:font-name="Times New Roman2" fo:font-family="'Times New Roman'" style:font-style-name="Bold Italic" style:font-family-generic="roman" style:font-pitch="variable" fo:font-size="13pt" fo:font-style="normal" style:font-weight-complex="normal"/>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Illustration" style:family="paragraph" style:parent-style-name="Caption" style:class="extra"/>
    <style:style style:name="Thesis_5f_caption" style:display-name="Thesis_caption" style:family="paragraph" style:parent-style-name="Caption" style:master-page-name="">
      <loext:graphic-properties draw:fill="none" draw:fill-color="#729fcf"/>
      <style:paragraph-properties fo:text-align="justify" style:justify-single-word="false" style:page-number="auto" fo:background-color="transparent" style:shadow="none">
        <style:tab-stops/>
      </style:paragraph-properties>
      <style:text-properties style:font-name="Times New Roman3" fo:font-family="'Times New Roman'" style:font-style-name="Italic" style:font-family-generic="roman" style:font-pitch="variable" fo:font-size="10pt" fo:language="bg" fo:country="BG" fo:font-style="normal" fo:font-weight="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Head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4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4cm" style:type="right" style:leader-style="dotted" style:leader-tex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Thesis_5f_bibliography" style:display-name="Thesis_bibliography" style:family="paragraph" style:parent-style-name="Bibliography_20_1" style:master-page-name="">
      <loext:graphic-properties draw:fill="none" draw:fill-color="#729fcf"/>
      <style:paragraph-properties fo:text-align="justify" style:justify-single-word="false" fo:orphans="2" fo:widows="2" style:page-number="auto" fo:background-color="transparent" style:shadow="none"/>
      <style:text-properties style:font-name="Times New Roman" fo:font-family="'Times New Roman'" style:font-style-name="Regular" style:font-family-generic="roman" style:font-pitch="variable" fo:language="bg" fo:country="BG"/>
    </style:style>
    <style:style style:name="Thesis_5f_contents1" style:display-name="Thesis_contents1" style:family="paragraph" style:parent-style-name="Contents_20_2" style:master-page-name="">
      <style:paragraph-properties style:page-number="auto"/>
      <style:text-properties style:font-name="Times New Roman" fo:font-family="'Times New Roman'" style:font-style-name="Regular" style:font-family-generic="roman" style:font-pitch="variable" fo:font-size="14pt" fo:language="bg" fo:country="BG" fo:font-weight="bold"/>
    </style:style>
    <style:style style:name="Thesis_5f_contents2" style:display-name="Thesis_contents2" style:family="paragraph" style:parent-style-name="Contents_20_2" style:master-page-name="">
      <style:paragraph-properties style:page-number="auto"/>
      <style:text-properties style:font-name="Times New Roman" fo:font-family="'Times New Roman'" style:font-style-name="Regular" style:font-family-generic="roman" style:font-pitch="variable" fo:language="bg" fo:country="BG"/>
    </style:style>
    <style:style style:name="Thesis_5f_contents3" style:display-name="Thesis_contents3" style:family="paragraph" style:parent-style-name="Contents_20_3">
      <style:text-properties style:font-name="Times New Roman" fo:font-family="'Times New Roman'" style:font-style-name="Regular" style:font-family-generic="roman" style:font-pitch="variable" fo:language="bg" fo:country="BG"/>
    </style:style>
    <style:style style:name="Thesis_5f_contents4" style:display-name="Thesis_contents4" style:family="paragraph" style:parent-style-name="Contents_20_4" style:master-page-name="">
      <style:paragraph-properties style:page-number="auto"/>
      <style:text-properties style:font-name="Times New Roman" fo:font-family="'Times New Roman'" style:font-style-name="Regular" style:font-family-generic="roman" style:font-pitch="variable" fo:language="bg" fo:country="BG"/>
    </style:style>
    <style:style style:name="Thesis_5f_TOC_5f_heading" style:display-name="Thesis_TOC_heading" style:family="paragraph" style:parent-style-name="Contents_20_Heading" style:master-page-name="">
      <style:paragraph-properties style:page-number="auto"/>
      <style:text-properties style:font-name="Times New Roman1" fo:font-family="'Times New Roman'" style:font-style-name="Bold" style:font-family-generic="roman" style:font-pitch="variable" fo:font-size="18pt" style:font-weight-complex="600"/>
    </style:style>
    <style:style style:name="Thesis_5f_subtitle" style:display-name="Thesis_subtitle" style:family="paragraph" style:parent-style-name="Subtitle" style:master-page-name="">
      <style:paragraph-properties style:page-number="auto"/>
      <style:text-properties style:font-name="Times New Roman" fo:font-family="'Times New Roman'" style:font-style-name="Regular" style:font-family-generic="roman" style:font-pitch="variable" fo:font-size="16pt"/>
    </style:style>
    <style:style style:name="Thesis_5f_headerRight" style:display-name="Thesis_headerRight" style:family="paragraph" style:parent-style-name="Header_20_right" style:master-page-name="">
      <style:paragraph-properties fo:text-align="end" style:justify-single-word="false" style:page-number="auto" fo:padding="0.049cm" fo:border-left="none" fo:border-right="none" fo:border-top="none" fo:border-bottom="0.06pt solid #000000" style:shadow="none" style:writing-mode="page"/>
      <style:text-properties style:font-name="Times New Roman1" fo:font-family="'Times New Roman'" style:font-style-name="Bold" style:font-family-generic="roman" style:font-pitch="variable" fo:font-size="11pt" fo:language="bg" fo:country="BG" fo:font-weight="bold" style:font-size-asian="10.5pt"/>
    </style:style>
    <style:style style:name="Header_20_right" style:display-name="Header right"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Drawing" style:family="paragraph" style:parent-style-name="Caption" style:class="extra"/>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hesis_5f_footer" style:display-name="Thesis_footer" style:family="paragraph" style:parent-style-name="Footer">
      <style:paragraph-properties fo:text-align="center" style:justify-single-word="false" fo:padding="0cm" fo:border="none" style:shadow="none" style:writing-mode="page"/>
      <style:text-properties style:font-name="Times New Roman1" fo:font-family="'Times New Roman'" style:font-style-name="Bold" style:font-family-generic="roman" style:font-pitch="variable" fo:font-size="11pt" fo:font-weight="bold" style:font-size-asian="10.5pt"/>
    </style:style>
    <style:style style:name="Table_20_Contents" style:display-name="Tabl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abels" style:family="graphic" style:auto-update="true">
      <style:graphic-properties text:anchor-type="as-char" svg:y="0cm" fo:margin-left="0.201cm" fo:margin-right="0.201cm" style:protect="size position" style:vertical-pos="top" style:vertical-rel="base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Thesis_5f_graphics" style:display-name="Thesis_graphics" style:family="graphic" style:parent-style-name="Graphics">
      <style:graphic-properties text:anchor-type="paragraph" svg:x="0cm" style:protect="position" style:wrap="none" style:horizontal-pos="left" style:horizontal-rel="paragraph-content" fo:background-color="transparent" draw:fill="none" draw:fill-color="#729fcf" style:shadow="none" draw:shadow-opacity="100%" style:flow-with-text="true">
        <style:columns fo:column-count="1" fo:column-gap="0cm"/>
      </style:graphic-properties>
    </style:style>
    <style:style style:name="Untitled1" style:family="graphic" style:parent-style-name="Fram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Untitled2" style:family="graphic" style:parent-style-name="Graphics"/>
    <style:style style:name="Untitled3" style:family="graphic" style:parent-style-name="Untitled1"/>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Thesis_5f_numbering" style:display-name="Thesis_numbering">
      <text:list-level-style-number text:level="1" style:num-prefix=" " style:num-suffix="." style:num-format="1">
        <style:list-level-properties text:list-level-position-and-space-mode="label-alignment" fo:text-align="end">
          <style:list-level-label-alignment text:label-followed-by="listtab" text:list-tab-stop-position="1cm" fo:text-indent="-0.635cm" fo:margin-left="1.27cm"/>
        </style:list-level-properties>
      </text:list-level-style-number>
      <text:list-level-style-number text:level="2" style:num-prefix=" " style:num-suffix=". " style:num-format="1" text:display-levels="2">
        <style:list-level-properties text:list-level-position-and-space-mode="label-alignment" fo:text-align="end">
          <style:list-level-label-alignment text:label-followed-by="listtab" text:list-tab-stop-position="1cm" fo:text-indent="-0.199cm" fo:margin-left="1.499cm"/>
        </style:list-level-properties>
      </text:list-level-style-number>
      <text:list-level-style-number text:level="3" style:num-prefix=" " style:num-suffix="." style:num-format="1" text:display-levels="3">
        <style:list-level-properties text:list-level-position-and-space-mode="label-alignment" fo:text-align="end">
          <style:list-level-label-alignment text:label-followed-by="listtab" text:list-tab-stop-position="1cm" fo:text-indent="-0.4cm" fo:margin-left="2cm"/>
        </style:list-level-properties>
      </text:list-level-style-number>
      <text:list-level-style-number text:level="4" style:num-prefix=" " style:num-suffix="." style:num-format="1" text:display-levels="4">
        <style:list-level-properties text:list-level-position-and-space-mode="label-alignment" fo:text-align="end">
          <style:list-level-label-alignment text:label-followed-by="listtab" text:list-tab-stop-position="2.499cm" fo:text-indent="0.199cm" fo:margin-left="2cm"/>
        </style:list-level-properties>
      </text:list-level-style-number>
      <text:list-level-style-number text:level="5" text:style-name="Numbering_20_Symbols" style:num-prefix=" " style:num-suffix=" " style:num-format="1" text:display-levels="5">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fo:text-align="end">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fo:text-align="end">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fo:text-align="end">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fo:text-align="end">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fo:text-align="end">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499cm" fo:margin-left="2.499cm" fo:margin-right="2.499cm" style:shadow="none" fo:background-color="transparent" style:writing-mode="lr-tb" draw:fill="none" draw:fill-color="#729fcf" style:footnote-max-height="0cm">
        <style:columns fo:column-count="1" fo:column-gap="0cm"/>
        <style:footnote-sep style:width="0.018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3">
      <style:page-layout-properties fo:page-width="21.001cm" fo:page-height="29.7cm" style:num-format="1" style:print-orientation="portrait" fo:margin-top="2.499cm" fo:margin-bottom="2.499cm" fo:margin-left="2.499cm" fo:margin-right="2.499cm" style:shadow="none" fo:background-color="transparent" style:writing-mode="lr-tb" draw:fill="none" draw:fill-color="#729fcf" style:footnote-max-height="0cm">
        <style:columns fo:column-count="1" fo:column-gap="0cm"/>
        <style:footnote-sep style:width="0.018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Thesis_5f_bodyPage" style:display-name="Thesis_bodyPage" style:page-layout-name="Mpm2">
      <style:header>
        <text:p text:style-name="Header"/>
      </style:header>
      <style:footer>
        <text:p text:style-name="Footer"/>
      </style:footer>
    </style:master-page>
    <style:master-page style:name="Thesis_5f_titlePage" style:display-name="Thesis_titlePage" style:page-layout-name="Mpm3" style:next-style-name="Thesis_5f_body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6T10:53:28.299356731</meta:creation-date>
    <meta:editing-duration>PT16S</meta:editing-duration>
    <meta:editing-cycles>2</meta:editing-cycles>
    <meta:generator>LibreOffice/5.3.2.2$Linux_X86_64 LibreOffice_project/6cd4f1ef626f15116896b1d8e1398b56da0d0ee1</meta:generator>
    <meta:initial-creator>K</meta:initial-creator>
    <dc:date>2017-04-26T10:53:44.592225449</dc:date>
    <dc:creator>K</dc:creator>
    <meta:document-statistic meta:table-count="3" meta:image-count="0" meta:object-count="4" meta:page-count="21" meta:paragraph-count="202" meta:word-count="8054" meta:character-count="55916" meta:non-whitespace-character-count="47978"/>
    <meta:template xlink:type="simple" xlink:actuate="onRequest" xlink:title="thesis_styles" xlink:href="../../thesis_working/styles_templates/thesis_styles.ott" meta:date="2017-04-26T10:53:28.043424549"/>
  </office:meta>
</office:document-meta>
</file>

<file path=Object 1/content.xml><?xml version="1.0" encoding="utf-8"?>
<math xmlns="http://www.w3.org/1998/Math/MathML" display="block">
  <semantics>
    <mrow>
      <mi>H</mi>
      <mrow>
        <mi>'</mi>
        <mo stretchy="false">=</mo>
        <mrow>
          <mrow>
            <mo stretchy="false">−</mo>
            <mrow>
              <mo stretchy="false">∑</mo>
              <msubsup>
                <mi>p</mi>
                <mi>i</mi>
                <mn>2</mn>
              </msubsup>
            </mrow>
          </mrow>
          <mo stretchy="false">∗</mo>
          <mi>log</mi>
        </mrow>
      </mrow>
      <mrow>
        <mo fence="true" stretchy="false">(</mo>
        <mrow>
          <msub>
            <mi>p</mi>
            <mi>i</mi>
          </msub>
        </mrow>
        <mo fence="true" stretchy="false">)</mo>
      </mrow>
    </mrow>
    <annotation encoding="StarMath 5.0">H' = - sum p_i^2 * log(p_i) </annotation>
  </semantics>
</math>
</file>

<file path=Object 2/content.xml><?xml version="1.0" encoding="utf-8"?>
<math xmlns="http://www.w3.org/1998/Math/MathML" display="block">
  <semantics>
    <mrow>
      <mi>J</mi>
      <mrow>
        <mi>'</mi>
        <mo stretchy="false">=</mo>
        <mi>H</mi>
      </mrow>
      <mrow>
        <mi>'</mi>
        <mo stretchy="false">/</mo>
        <mi>log</mi>
      </mrow>
      <mrow>
        <mo fence="true" stretchy="false">(</mo>
        <mrow>
          <mi>S</mi>
        </mrow>
        <mo fence="true" stretchy="false">)</mo>
      </mrow>
    </mrow>
    <annotation encoding="StarMath 5.0">J' = H' / log(S) </annotation>
  </semantics>
</math>
</file>

<file path=Object 3/content.xml><?xml version="1.0" encoding="utf-8"?>
<math xmlns="http://www.w3.org/1998/Math/MathML" display="block">
  <semantics>
    <mrow>
      <msub>
        <mi>H</mi>
        <mi>q</mi>
      </msub>
      <mo stretchy="false">=</mo>
      <msup>
        <mrow>
          <mo fence="true" stretchy="false">(</mo>
          <mrow>
            <mrow>
              <munder>
                <mo stretchy="false">∑</mo>
                <mi>i</mi>
              </munder>
              <msubsup>
                <mi>p</mi>
                <mi>i</mi>
                <mi>q</mi>
              </msubsup>
            </mrow>
          </mrow>
          <mo fence="true" stretchy="false">)</mo>
        </mrow>
        <mrow>
          <mn>1</mn>
          <mo stretchy="false">/</mo>
          <mrow>
            <mo fence="true" stretchy="false">(</mo>
            <mrow>
              <mrow>
                <mn>1</mn>
                <mo stretchy="false">−</mo>
                <mi>q</mi>
              </mrow>
            </mrow>
            <mo fence="true" stretchy="false">)</mo>
          </mrow>
        </mrow>
      </msup>
    </mrow>
    <annotation encoding="StarMath 5.0">H_{q} = (sum from{i} p_{i}^{q})^{1 / (1 - q)}</annotation>
  </semantics>
</math>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64.01pt"/>
    </style:style>
    <style:style style:name="ro1" style:family="table-row">
      <style:table-row-properties style:row-height="34.95pt" fo:break-before="auto" style:use-optimal-row-height="true"/>
    </style:style>
    <style:style style:name="ro2"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6pt solid #000000" fo:wrap-option="wrap" fo:border-left="none" fo:border-right="none" fo:border-top="0.06pt solid #000000"/>
      <style:text-properties fo:font-weight="bold" style:font-weight-asian="bold" style:font-weight-complex="bold"/>
    </style:style>
    <style:style style:name="ce2" style:family="table-cell" style:parent-style-name="Default">
      <style:table-cell-properties fo:background-color="#00ccff"/>
      <style:text-properties fo:font-weight="bold" style:font-weight-asian="bold" style:font-weight-complex="bold"/>
    </style:style>
    <style:style style:name="ce3" style:family="table-cell" style:parent-style-name="Default">
      <style:table-cell-properties fo:background-color="#00cc00"/>
      <style:text-properties fo:font-weight="bold" style:font-weight-asian="bold" style:font-weight-complex="bold"/>
    </style:style>
    <style:style style:name="ce4" style:family="table-cell" style:parent-style-name="Default">
      <style:table-cell-properties fo:background-color="#ffff00"/>
      <style:text-properties fo:font-weight="bold" style:font-weight-asian="bold" style:font-weight-complex="bold"/>
    </style:style>
    <style:style style:name="ce5" style:family="table-cell" style:parent-style-name="Default">
      <style:table-cell-properties fo:background-color="#ff9900"/>
      <style:text-properties fo:font-weight="bold" style:font-weight-asian="bold" style:font-weight-complex="bold"/>
    </style:style>
    <style:style style:name="ce6" style:family="table-cell" style:parent-style-name="Default">
      <style:table-cell-properties fo:border-bottom="0.06pt solid #000000" fo:background-color="#ff0000" fo:border-left="none" fo:border-right="none" fo:border-top="none"/>
      <style:text-properties fo:font-weight="bold" style:font-weight-asian="bold" style:font-weight-complex="bold"/>
    </style:style>
    <style:style style:name="ce7" style:family="table-cell" style:parent-style-name="Default">
      <style:table-cell-properties fo:border-bottom="0.06pt solid #000000" style:text-align-source="fix" style:repeat-content="false" fo:border-left="none" fo:border-right="none" fo:border-top="0.06pt solid #000000"/>
      <style:paragraph-properties fo:text-align="center" fo:margin-left="0pt"/>
      <style:text-properties fo:font-weight="bold" style:font-weight-asian="bold" style:font-weight-complex="bold"/>
    </style:style>
    <style:style style:name="ce8" style:family="table-cell" style:parent-style-name="Default">
      <style:table-cell-properties style:text-align-source="fix" style:repeat-content="false"/>
      <style:paragraph-properties fo:text-align="center" fo:margin-left="0pt"/>
    </style:style>
    <style:style style:name="ce9" style:family="table-cell" style:parent-style-name="Default">
      <style:table-cell-properties fo:border-bottom="0.06pt solid #000000" style:text-align-source="fix" style:repeat-content="false" fo:border-left="none" fo:border-right="none" fo:border-top="none"/>
      <style:paragraph-properties fo:text-align="center" fo:margin-left="0pt"/>
    </style:style>
  </office:automatic-styles>
  <office:body>
    <office:spreadsheet>
      <table:calculation-settings table:case-sensitive="false" table:search-criteria-must-apply-to-whole-cell="false" table:automatic-find-labels="false">
        <table:iteration table:maximum-difference="0.0001"/>
      </table:calculation-settings>
      <table:table table:name="Sheet1" table:style-name="ta1">
        <table:table-column table:style-name="co1" table:default-cell-style-name="ce1"/>
        <table:table-column table:style-name="co1" table:number-columns-repeated="5" table:default-cell-style-name="ce8"/>
        <table:table-row table:style-name="ro1">
          <table:table-cell office:value-type="string" calcext:value-type="string">
            <text:p>Екологично състояние (EQR)</text:p>
          </table:table-cell>
          <table:table-cell table:style-name="ce7" office:value-type="string" calcext:value-type="string">
            <text:p>AMBI</text:p>
          </table:table-cell>
          <table:table-cell table:style-name="ce7" office:value-type="string" calcext:value-type="string">
            <text:p>BENTIX</text:p>
          </table:table-cell>
          <table:table-cell table:style-name="ce7" office:value-type="string" calcext:value-type="string">
            <text:p>MEDOCC</text:p>
          </table:table-cell>
          <table:table-cell table:style-name="ce7" office:value-type="string" calcext:value-type="string">
            <text:p>M-AMBI</text:p>
          </table:table-cell>
          <table:table-cell table:style-name="ce7" office:value-type="string" calcext:value-type="string">
            <text:p>H'</text:p>
          </table:table-cell>
        </table:table-row>
        <table:table-row table:style-name="ro2">
          <table:table-cell table:style-name="ce2" office:value-type="string" calcext:value-type="string">
            <text:p>отлично</text:p>
          </table:table-cell>
          <table:table-cell office:value-type="float" office:value="0.83" calcext:value-type="float">
            <text:p>0.83</text:p>
          </table:table-cell>
          <table:table-cell office:value-type="float" office:value="0.75" calcext:value-type="float">
            <text:p>0.75</text:p>
          </table:table-cell>
          <table:table-cell office:value-type="float" office:value="0.73" calcext:value-type="float">
            <text:p>0.73</text:p>
          </table:table-cell>
          <table:table-cell office:value-type="float" office:value="0.85" calcext:value-type="float">
            <text:p>0.85</text:p>
          </table:table-cell>
          <table:table-cell office:value-type="float" office:value="0.89" calcext:value-type="float">
            <text:p>0.89</text:p>
          </table:table-cell>
        </table:table-row>
        <table:table-row table:style-name="ro2">
          <table:table-cell table:style-name="ce3" office:value-type="string" calcext:value-type="string">
            <text:p>добро</text:p>
          </table:table-cell>
          <table:table-cell office:value-type="float" office:value="0.53" calcext:value-type="float">
            <text:p>0.53</text:p>
          </table:table-cell>
          <table:table-cell office:value-type="float" office:value="0.58" calcext:value-type="float">
            <text:p>0.58</text:p>
          </table:table-cell>
          <table:table-cell office:value-type="float" office:value="0.47" calcext:value-type="float">
            <text:p>0.47</text:p>
          </table:table-cell>
          <table:table-cell office:value-type="float" office:value="0.55" calcext:value-type="float">
            <text:p>0.55</text:p>
          </table:table-cell>
          <table:table-cell office:value-type="float" office:value="0.69" calcext:value-type="float">
            <text:p>0.69</text:p>
          </table:table-cell>
        </table:table-row>
        <table:table-row table:style-name="ro2">
          <table:table-cell table:style-name="ce4" office:value-type="string" calcext:value-type="string">
            <text:p>умерено</text:p>
          </table:table-cell>
          <table:table-cell office:value-type="float" office:value="0.39" calcext:value-type="float">
            <text:p>0.39</text:p>
          </table:table-cell>
          <table:table-cell office:value-type="float" office:value="0.42" calcext:value-type="float">
            <text:p>0.42</text:p>
          </table:table-cell>
          <table:table-cell office:value-type="float" office:value="0.2" calcext:value-type="float">
            <text:p>0.2</text:p>
          </table:table-cell>
          <table:table-cell office:value-type="float" office:value="0.39" calcext:value-type="float">
            <text:p>0.39</text:p>
          </table:table-cell>
          <table:table-cell office:value-type="float" office:value="0.49" calcext:value-type="float">
            <text:p>0.49</text:p>
          </table:table-cell>
        </table:table-row>
        <table:table-row table:style-name="ro2">
          <table:table-cell table:style-name="ce5" office:value-type="string" calcext:value-type="string">
            <text:p>лошо</text:p>
          </table:table-cell>
          <table:table-cell office:value-type="float" office:value="0.21" calcext:value-type="float">
            <text:p>0.21</text:p>
          </table:table-cell>
          <table:table-cell office:value-type="float" office:value="0" calcext:value-type="float">
            <text:p>0</text:p>
          </table:table-cell>
          <table:table-cell office:value-type="float" office:value="0.08" calcext:value-type="float">
            <text:p>0.08</text:p>
          </table:table-cell>
          <table:table-cell office:value-type="float" office:value="0.2" calcext:value-type="float">
            <text:p>0.2</text:p>
          </table:table-cell>
          <table:table-cell office:value-type="float" office:value="0.29" calcext:value-type="float">
            <text:p>0.29</text:p>
          </table:table-cell>
        </table:table-row>
        <table:table-row table:style-name="ro2">
          <table:table-cell table:style-name="ce6" office:value-type="string" calcext:value-type="string">
            <text:p>много лошо</text:p>
          </table:table-cell>
          <table:table-cell table:style-name="ce9" office:value-type="string" calcext:value-type="string">
            <text:p>&lt; 0.21</text:p>
          </table:table-cell>
          <table:table-cell table:style-name="ce9" office:value-type="float" office:value="0" calcext:value-type="float">
            <text:p>0</text:p>
          </table:table-cell>
          <table:table-cell table:style-name="ce9" office:value-type="string" calcext:value-type="string">
            <text:p>&lt; 0.08</text:p>
          </table:table-cell>
          <table:table-cell table:style-name="ce9" office:value-type="string" calcext:value-type="string">
            <text:p>&lt; 0.2</text:p>
          </table:table-cell>
          <table:table-cell table:style-name="ce9" office:value-type="string" calcext:value-type="string">
            <text:p>&lt; 0.29</text:p>
          </table:table-cell>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25">00/00/0000</text:date>, <text:time style:data-style-name="N2" text:time-value="14:53:12.006404279">00:00:00</text:time></text:p>
        </style:region-right>
      </style:header>
      <style:header-left style:display="false"/>
      <style:footer>
        <text:p>Page <text:page-number>1</text:page-number> / <text:page-count>99</text:page-count></text:p>
      </style:footer>
      <style:footer-left style:display="false"/>
    </style:master-page>
  </office:master-styles>
</office:document-styles>
</file>